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31.86pt"/>
    </style:style>
    <style:style style:name="co4" style:family="table-column">
      <style:table-column-properties fo:break-before="auto" style:column-width="16.44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17.21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35.74pt"/>
    </style:style>
    <style:style style:name="co9" style:family="table-column">
      <style:table-column-properties fo:break-before="auto" style:column-width="40.34pt"/>
    </style:style>
    <style:style style:name="co10" style:family="table-column">
      <style:table-column-properties fo:break-before="auto" style:column-width="36.51pt"/>
    </style:style>
    <style:style style:name="co11" style:family="table-column">
      <style:table-column-properties fo:break-before="auto" style:column-width="47.31pt"/>
    </style:style>
    <style:style style:name="co12" style:family="table-column">
      <style:table-column-properties fo:break-before="auto" style:column-width="45.01pt"/>
    </style:style>
    <style:style style:name="co13" style:family="table-column">
      <style:table-column-properties fo:break-before="auto" style:column-width="28.01pt"/>
    </style:style>
    <style:style style:name="co14" style:family="table-column">
      <style:table-column-properties fo:break-before="auto" style:column-width="29.54pt"/>
    </style:style>
    <style:style style:name="co15" style:family="table-column">
      <style:table-column-properties fo:break-before="auto" style:column-width="20.3pt"/>
    </style:style>
    <style:style style:name="co16" style:family="table-column">
      <style:table-column-properties fo:break-before="auto" style:column-width="61.2pt"/>
    </style:style>
    <style:style style:name="co17" style:family="table-column">
      <style:table-column-properties fo:break-before="auto" style:column-width="55.05pt"/>
    </style:style>
    <style:style style:name="co18" style:family="table-column">
      <style:table-column-properties fo:break-before="auto" style:column-width="61.99pt"/>
    </style:style>
    <style:style style:name="co19" style:family="table-column">
      <style:table-column-properties fo:break-before="auto" style:column-width="55.81pt"/>
    </style:style>
    <style:style style:name="co20" style:family="table-column">
      <style:table-column-properties fo:break-before="auto" style:column-width="50.4pt"/>
    </style:style>
    <style:style style:name="co21" style:family="table-column">
      <style:table-column-properties fo:break-before="auto" style:column-width="51.14pt"/>
    </style:style>
    <style:style style:name="co22" style:family="table-column">
      <style:table-column-properties fo:break-before="auto" style:column-width="24.89pt"/>
    </style:style>
    <style:style style:name="co23" style:family="table-column">
      <style:table-column-properties fo:break-before="auto" style:column-width="34.21pt"/>
    </style:style>
    <style:style style:name="co24" style:family="table-column">
      <style:table-column-properties fo:break-before="auto" style:column-width="49.66pt"/>
    </style:style>
    <style:style style:name="co25" style:family="table-column">
      <style:table-column-properties fo:break-before="auto" style:column-width="51.96pt"/>
    </style:style>
    <style:style style:name="co26" style:family="table-column">
      <style:table-column-properties fo:break-before="auto" style:column-width="44.19pt"/>
    </style:style>
    <style:style style:name="co27" style:family="table-column">
      <style:table-column-properties fo:break-before="auto" style:column-width="32.66pt"/>
    </style:style>
    <style:style style:name="co28" style:family="table-column">
      <style:table-column-properties fo:break-before="auto" style:column-width="38.04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13.44pt"/>
    </style:style>
    <style:style style:name="co31" style:family="table-column">
      <style:table-column-properties fo:break-before="auto" style:column-width="11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riginal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Default"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table:style-name="Default"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 table:style-name="Default"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style-name="Default"/>
          <table:table-cell table:number-columns-repeated="42"/>
        </table:table-row>
        <table:table-row table:style-name="ro1">
          <table:table-cell office:value-type="date" office:date-value="2019-11-11T09:57:49" calcext:value-type="date">
            <text:p>11/11/19 09:57 AM</text:p>
          </table:table-cell>
          <table:table-cell office:value-type="float" office:value="14512088" calcext:value-type="float">
            <text:p>145120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6942296" calcext:value-type="float">
            <text:p>6942296</text:p>
          </table:table-cell>
          <table:table-cell office:value-type="float" office:value="34004" calcext:value-type="float">
            <text:p>34004</text:p>
          </table:table-cell>
          <table:table-cell office:value-type="float" office:value="10160" calcext:value-type="float">
            <text:p>10160</text:p>
          </table:table-cell>
          <table:table-cell office:value-type="float" office:value="23844" calcext:value-type="float">
            <text:p>238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58048" calcext:value-type="float">
            <text:p>258048</text:p>
          </table:table-cell>
          <table:table-cell office:value-type="float" office:value="1807" calcext:value-type="float">
            <text:p>1807</text:p>
          </table:table-cell>
          <table:table-cell office:value-type="float" office:value="4480" calcext:value-type="float">
            <text:p>4480</text:p>
          </table:table-cell>
          <table:table-cell office:value-type="float" office:value="108" calcext:value-type="float">
            <text:p>108</text:p>
          </table:table-cell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21296" calcext:value-type="float">
            <text:p>21296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date" office:date-value="2019-11-11T09:57:50" calcext:value-type="date">
            <text:p>11/11/19 09:57 AM</text:p>
          </table:table-cell>
          <table:table-cell office:value-type="float" office:value="14482580" calcext:value-type="float">
            <text:p>14482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85472" calcext:value-type="float">
            <text:p>7485472</text:p>
          </table:table-cell>
          <table:table-cell office:value-type="float" office:value="74020" calcext:value-type="float">
            <text:p>74020</text:p>
          </table:table-cell>
          <table:table-cell office:value-type="float" office:value="37912" calcext:value-type="float">
            <text:p>37912</text:p>
          </table:table-cell>
          <table:table-cell office:value-type="float" office:value="36108" calcext:value-type="float">
            <text:p>36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0480" calcext:value-type="float">
            <text:p>20480</text:p>
          </table:table-cell>
          <table:table-cell office:value-type="float" office:value="4009" calcext:value-type="float">
            <text:p>4009</text:p>
          </table:table-cell>
          <table:table-cell office:value-type="float" office:value="13312" calcext:value-type="float">
            <text:p>13312</text:p>
          </table:table-cell>
          <table:table-cell office:value-type="float" office:value="11155" calcext:value-type="float">
            <text:p>11155</text:p>
          </table:table-cell>
          <table:table-cell office:value-type="float" office:value="1536" calcext:value-type="float">
            <text:p>1536</text:p>
          </table:table-cell>
          <table:table-cell office:value-type="float" office:value="1301" calcext:value-type="float">
            <text:p>1301</text:p>
          </table:table-cell>
          <table:table-cell office:value-type="float" office:value="22188" calcext:value-type="float">
            <text:p>22188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648" calcext:value-type="float">
            <text:p>2564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office:value-type="float" office:value="2585" calcext:value-type="float">
            <text:p>2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51" calcext:value-type="date">
            <text:p>11/11/19 09:57 AM</text:p>
          </table:table-cell>
          <table:table-cell office:value-type="float" office:value="14482580" calcext:value-type="float">
            <text:p>14482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85472" calcext:value-type="float">
            <text:p>7485472</text:p>
          </table:table-cell>
          <table:table-cell office:value-type="float" office:value="74020" calcext:value-type="float">
            <text:p>74020</text:p>
          </table:table-cell>
          <table:table-cell office:value-type="float" office:value="37912" calcext:value-type="float">
            <text:p>37912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0480" calcext:value-type="float">
            <text:p>20480</text:p>
          </table:table-cell>
          <table:table-cell office:value-type="float" office:value="4009" calcext:value-type="float">
            <text:p>4009</text:p>
          </table:table-cell>
          <table:table-cell office:value-type="float" office:value="13312" calcext:value-type="float">
            <text:p>13312</text:p>
          </table:table-cell>
          <table:table-cell office:value-type="float" office:value="11155" calcext:value-type="float">
            <text:p>11155</text:p>
          </table:table-cell>
          <table:table-cell office:value-type="float" office:value="1536" calcext:value-type="float">
            <text:p>1536</text:p>
          </table:table-cell>
          <table:table-cell office:value-type="float" office:value="1301" calcext:value-type="float">
            <text:p>1301</text:p>
          </table:table-cell>
          <table:table-cell office:value-type="float" office:value="22188" calcext:value-type="float">
            <text:p>22188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8" calcext:value-type="float">
            <text:p>2564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52" calcext:value-type="date">
            <text:p>11/11/19 09:57 AM</text:p>
          </table:table-cell>
          <table:table-cell office:value-type="float" office:value="14482580" calcext:value-type="float">
            <text:p>14482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85472" calcext:value-type="float">
            <text:p>7485472</text:p>
          </table:table-cell>
          <table:table-cell office:value-type="float" office:value="74020" calcext:value-type="float">
            <text:p>74020</text:p>
          </table:table-cell>
          <table:table-cell office:value-type="float" office:value="37912" calcext:value-type="float">
            <text:p>37912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0480" calcext:value-type="float">
            <text:p>20480</text:p>
          </table:table-cell>
          <table:table-cell office:value-type="float" office:value="4009" calcext:value-type="float">
            <text:p>4009</text:p>
          </table:table-cell>
          <table:table-cell office:value-type="float" office:value="13312" calcext:value-type="float">
            <text:p>13312</text:p>
          </table:table-cell>
          <table:table-cell office:value-type="float" office:value="11155" calcext:value-type="float">
            <text:p>11155</text:p>
          </table:table-cell>
          <table:table-cell office:value-type="float" office:value="1536" calcext:value-type="float">
            <text:p>1536</text:p>
          </table:table-cell>
          <table:table-cell office:value-type="float" office:value="1301" calcext:value-type="float">
            <text:p>1301</text:p>
          </table:table-cell>
          <table:table-cell office:value-type="float" office:value="22188" calcext:value-type="float">
            <text:p>22188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8" calcext:value-type="float">
            <text:p>2564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53" calcext:value-type="date">
            <text:p>11/11/19 09:57 AM</text:p>
          </table:table-cell>
          <table:table-cell office:value-type="float" office:value="14482580" calcext:value-type="float">
            <text:p>14482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85472" calcext:value-type="float">
            <text:p>7485472</text:p>
          </table:table-cell>
          <table:table-cell office:value-type="float" office:value="74020" calcext:value-type="float">
            <text:p>74020</text:p>
          </table:table-cell>
          <table:table-cell office:value-type="float" office:value="37912" calcext:value-type="float">
            <text:p>37912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0480" calcext:value-type="float">
            <text:p>20480</text:p>
          </table:table-cell>
          <table:table-cell office:value-type="float" office:value="4009" calcext:value-type="float">
            <text:p>4009</text:p>
          </table:table-cell>
          <table:table-cell office:value-type="float" office:value="13312" calcext:value-type="float">
            <text:p>13312</text:p>
          </table:table-cell>
          <table:table-cell office:value-type="float" office:value="11155" calcext:value-type="float">
            <text:p>11155</text:p>
          </table:table-cell>
          <table:table-cell office:value-type="float" office:value="1536" calcext:value-type="float">
            <text:p>1536</text:p>
          </table:table-cell>
          <table:table-cell office:value-type="float" office:value="1301" calcext:value-type="float">
            <text:p>1301</text:p>
          </table:table-cell>
          <table:table-cell office:value-type="float" office:value="22188" calcext:value-type="float">
            <text:p>22188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8" calcext:value-type="float">
            <text:p>2564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54" calcext:value-type="date">
            <text:p>11/11/19 09:57 AM</text:p>
          </table:table-cell>
          <table:table-cell office:value-type="float" office:value="14365532" calcext:value-type="float">
            <text:p>14365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42816" calcext:value-type="float">
            <text:p>7542816</text:p>
          </table:table-cell>
          <table:table-cell office:value-type="float" office:value="191824" calcext:value-type="float">
            <text:p>191824</text:p>
          </table:table-cell>
          <table:table-cell office:value-type="float" office:value="155716" calcext:value-type="float">
            <text:p>155716</text:p>
          </table:table-cell>
          <table:table-cell office:value-type="float" office:value="36108" calcext:value-type="float">
            <text:p>36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13153" calcext:value-type="float">
            <text:p>13153</text:p>
          </table:table-cell>
          <table:table-cell office:value-type="float" office:value="79640" calcext:value-type="float">
            <text:p>79640</text:p>
          </table:table-cell>
          <table:table-cell office:value-type="float" office:value="70687" calcext:value-type="float">
            <text:p>70687</text:p>
          </table:table-cell>
          <table:table-cell office:value-type="float" office:value="11032" calcext:value-type="float">
            <text:p>11032</text:p>
          </table:table-cell>
          <table:table-cell office:value-type="float" office:value="4886" calcext:value-type="float">
            <text:p>4886</text:p>
          </table:table-cell>
          <table:table-cell office:value-type="float" office:value="89856" calcext:value-type="float">
            <text:p>8985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943" calcext:value-type="float">
            <text:p>4943</text:p>
          </table:table-cell>
          <table:table-cell office:value-type="float" office:value="208" calcext:value-type="float">
            <text:p>208</text:p>
          </table:table-cell>
          <table:table-cell office:value-type="float" office:value="7718" calcext:value-type="float">
            <text:p>7718</text:p>
          </table:table-cell>
          <table:table-cell office:value-type="float" office:value="4732" calcext:value-type="float">
            <text:p>4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55" calcext:value-type="date">
            <text:p>11/11/19 09:57 AM</text:p>
          </table:table-cell>
          <table:table-cell office:value-type="float" office:value="14188468" calcext:value-type="float">
            <text:p>14188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15876" calcext:value-type="float">
            <text:p>7715876</text:p>
          </table:table-cell>
          <table:table-cell office:value-type="float" office:value="367548" calcext:value-type="float">
            <text:p>367548</text:p>
          </table:table-cell>
          <table:table-cell office:value-type="float" office:value="331440" calcext:value-type="float">
            <text:p>331440</text:p>
          </table:table-cell>
          <table:table-cell office:value-type="float" office:value="36108" calcext:value-type="float">
            <text:p>36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8368" calcext:value-type="float">
            <text:p>58368</text:p>
          </table:table-cell>
          <table:table-cell office:value-type="float" office:value="33923" calcext:value-type="float">
            <text:p>33923</text:p>
          </table:table-cell>
          <table:table-cell office:value-type="float" office:value="203008" calcext:value-type="float">
            <text:p>203008</text:p>
          </table:table-cell>
          <table:table-cell office:value-type="float" office:value="181395" calcext:value-type="float">
            <text:p>181395</text:p>
          </table:table-cell>
          <table:table-cell office:value-type="float" office:value="28672" calcext:value-type="float">
            <text:p>28672</text:p>
          </table:table-cell>
          <table:table-cell office:value-type="float" office:value="11561" calcext:value-type="float">
            <text:p>11561</text:p>
          </table:table-cell>
          <table:table-cell office:value-type="float" office:value="270720" calcext:value-type="float">
            <text:p>270720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672" calcext:value-type="float">
            <text:p>26672</text:p>
          </table:table-cell>
          <table:table-cell office:value-type="float" office:value="13750" calcext:value-type="float">
            <text:p>13750</text:p>
          </table:table-cell>
          <table:table-cell office:value-type="float" office:value="208" calcext:value-type="float">
            <text:p>208</text:p>
          </table:table-cell>
          <table:table-cell office:value-type="float" office:value="16525" calcext:value-type="float">
            <text:p>16525</text:p>
          </table:table-cell>
          <table:table-cell office:value-type="float" office:value="8807" calcext:value-type="float">
            <text:p>8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56" calcext:value-type="date">
            <text:p>11/11/19 09:57 AM</text:p>
          </table:table-cell>
          <table:table-cell office:value-type="float" office:value="14006436" calcext:value-type="float">
            <text:p>14006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7908" calcext:value-type="float">
            <text:p>7887908</text:p>
          </table:table-cell>
          <table:table-cell office:value-type="float" office:value="549808" calcext:value-type="float">
            <text:p>549808</text:p>
          </table:table-cell>
          <table:table-cell office:value-type="float" office:value="513700" calcext:value-type="float">
            <text:p>513700</text:p>
          </table:table-cell>
          <table:table-cell office:value-type="float" office:value="36108" calcext:value-type="float">
            <text:p>36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6560" calcext:value-type="float">
            <text:p>66560</text:p>
          </table:table-cell>
          <table:table-cell office:value-type="float" office:value="30985" calcext:value-type="float">
            <text:p>30985</text:p>
          </table:table-cell>
          <table:table-cell office:value-type="float" office:value="328396" calcext:value-type="float">
            <text:p>328396</text:p>
          </table:table-cell>
          <table:table-cell office:value-type="float" office:value="293911" calcext:value-type="float">
            <text:p>293911</text:p>
          </table:table-cell>
          <table:table-cell office:value-type="float" office:value="46540" calcext:value-type="float">
            <text:p>46540</text:p>
          </table:table-cell>
          <table:table-cell office:value-type="float" office:value="18344" calcext:value-type="float">
            <text:p>18344</text:p>
          </table:table-cell>
          <table:table-cell office:value-type="float" office:value="535596" calcext:value-type="float">
            <text:p>53559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72" calcext:value-type="float">
            <text:p>26672</text:p>
          </table:table-cell>
          <table:table-cell office:value-type="float" office:value="22701" calcext:value-type="float">
            <text:p>22701</text:p>
          </table:table-cell>
          <table:table-cell office:value-type="float" office:value="208" calcext:value-type="float">
            <text:p>208</text:p>
          </table:table-cell>
          <table:table-cell office:value-type="float" office:value="25476" calcext:value-type="float">
            <text:p>25476</text:p>
          </table:table-cell>
          <table:table-cell office:value-type="float" office:value="8951" calcext:value-type="float">
            <text:p>8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57" calcext:value-type="date">
            <text:p>11/11/19 09:57 AM</text:p>
          </table:table-cell>
          <table:table-cell office:value-type="float" office:value="13803696" calcext:value-type="float">
            <text:p>13803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98500" calcext:value-type="float">
            <text:p>7998500</text:p>
          </table:table-cell>
          <table:table-cell office:value-type="float" office:value="752424" calcext:value-type="float">
            <text:p>752424</text:p>
          </table:table-cell>
          <table:table-cell office:value-type="float" office:value="716316" calcext:value-type="float">
            <text:p>716316</text:p>
          </table:table-cell>
          <table:table-cell office:value-type="float" office:value="36108" calcext:value-type="float">
            <text:p>36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2640" calcext:value-type="float">
            <text:p>112640</text:p>
          </table:table-cell>
          <table:table-cell office:value-type="float" office:value="71386" calcext:value-type="float">
            <text:p>71386</text:p>
          </table:table-cell>
          <table:table-cell office:value-type="float" office:value="456908" calcext:value-type="float">
            <text:p>456908</text:p>
          </table:table-cell>
          <table:table-cell office:value-type="float" office:value="409259" calcext:value-type="float">
            <text:p>409259</text:p>
          </table:table-cell>
          <table:table-cell office:value-type="float" office:value="64972" calcext:value-type="float">
            <text:p>64972</text:p>
          </table:table-cell>
          <table:table-cell office:value-type="float" office:value="25298" calcext:value-type="float">
            <text:p>25298</text:p>
          </table:table-cell>
          <table:table-cell office:value-type="float" office:value="535596" calcext:value-type="float">
            <text:p>5355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1877" calcext:value-type="float">
            <text:p>31877</text:p>
          </table:table-cell>
          <table:table-cell office:value-type="float" office:value="208" calcext:value-type="float">
            <text:p>208</text:p>
          </table:table-cell>
          <table:table-cell office:value-type="float" office:value="34652" calcext:value-type="float">
            <text:p>34652</text:p>
          </table:table-cell>
          <table:table-cell office:value-type="float" office:value="9176" calcext:value-type="float">
            <text:p>9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58" calcext:value-type="date">
            <text:p>11/11/19 09:57 AM</text:p>
          </table:table-cell>
          <table:table-cell office:value-type="float" office:value="13646588" calcext:value-type="float">
            <text:p>13646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910332" calcext:value-type="float">
            <text:p>910332</text:p>
          </table:table-cell>
          <table:table-cell office:value-type="float" office:value="874224" calcext:value-type="float">
            <text:p>874224</text:p>
          </table:table-cell>
          <table:table-cell office:value-type="float" office:value="36108" calcext:value-type="float">
            <text:p>36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2640" calcext:value-type="float">
            <text:p>112640</text:p>
          </table:table-cell>
          <table:table-cell office:value-type="float" office:value="42052" calcext:value-type="float">
            <text:p>42052</text:p>
          </table:table-cell>
          <table:table-cell office:value-type="float" office:value="573436" calcext:value-type="float">
            <text:p>573436</text:p>
          </table:table-cell>
          <table:table-cell office:value-type="float" office:value="514021" calcext:value-type="float">
            <text:p>514021</text:p>
          </table:table-cell>
          <table:table-cell office:value-type="float" office:value="81660" calcext:value-type="float">
            <text:p>81660</text:p>
          </table:table-cell>
          <table:table-cell office:value-type="float" office:value="31614" calcext:value-type="float">
            <text:p>3161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office:value-type="float" office:value="8334" calcext:value-type="float">
            <text:p>8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59" calcext:value-type="date">
            <text:p>11/11/19 09:57 AM</text:p>
          </table:table-cell>
          <table:table-cell office:value-type="float" office:value="13644232" calcext:value-type="float">
            <text:p>13644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912444" calcext:value-type="float">
            <text:p>912444</text:p>
          </table:table-cell>
          <table:table-cell office:value-type="float" office:value="876336" calcext:value-type="float">
            <text:p>876336</text:p>
          </table:table-cell>
          <table:table-cell office:value-type="float" office:value="36108" calcext:value-type="float">
            <text:p>36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2640" calcext:value-type="float">
            <text:p>112640</text:p>
          </table:table-cell>
          <table:table-cell office:value-type="float" office:value="42564" calcext:value-type="float">
            <text:p>42564</text:p>
          </table:table-cell>
          <table:table-cell office:value-type="float" office:value="573436" calcext:value-type="float">
            <text:p>573436</text:p>
          </table:table-cell>
          <table:table-cell office:value-type="float" office:value="514021" calcext:value-type="float">
            <text:p>514021</text:p>
          </table:table-cell>
          <table:table-cell office:value-type="float" office:value="81660" calcext:value-type="float">
            <text:p>81660</text:p>
          </table:table-cell>
          <table:table-cell office:value-type="float" office:value="31614" calcext:value-type="float">
            <text:p>3161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00" calcext:value-type="date">
            <text:p>11/11/19 09:58 AM</text:p>
          </table:table-cell>
          <table:table-cell office:value-type="float" office:value="13644232" calcext:value-type="float">
            <text:p>13644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912444" calcext:value-type="float">
            <text:p>912444</text:p>
          </table:table-cell>
          <table:table-cell office:value-type="float" office:value="876336" calcext:value-type="float">
            <text:p>876336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2640" calcext:value-type="float">
            <text:p>112640</text:p>
          </table:table-cell>
          <table:table-cell office:value-type="float" office:value="42564" calcext:value-type="float">
            <text:p>42564</text:p>
          </table:table-cell>
          <table:table-cell office:value-type="float" office:value="573436" calcext:value-type="float">
            <text:p>573436</text:p>
          </table:table-cell>
          <table:table-cell office:value-type="float" office:value="514021" calcext:value-type="float">
            <text:p>514021</text:p>
          </table:table-cell>
          <table:table-cell office:value-type="float" office:value="81660" calcext:value-type="float">
            <text:p>81660</text:p>
          </table:table-cell>
          <table:table-cell office:value-type="float" office:value="31614" calcext:value-type="float">
            <text:p>3161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01" calcext:value-type="date">
            <text:p>11/11/19 09:58 AM</text:p>
          </table:table-cell>
          <table:table-cell office:value-type="float" office:value="13644232" calcext:value-type="float">
            <text:p>13644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912444" calcext:value-type="float">
            <text:p>912444</text:p>
          </table:table-cell>
          <table:table-cell office:value-type="float" office:value="876336" calcext:value-type="float">
            <text:p>876336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2640" calcext:value-type="float">
            <text:p>112640</text:p>
          </table:table-cell>
          <table:table-cell office:value-type="float" office:value="42564" calcext:value-type="float">
            <text:p>42564</text:p>
          </table:table-cell>
          <table:table-cell office:value-type="float" office:value="573436" calcext:value-type="float">
            <text:p>573436</text:p>
          </table:table-cell>
          <table:table-cell office:value-type="float" office:value="514021" calcext:value-type="float">
            <text:p>514021</text:p>
          </table:table-cell>
          <table:table-cell office:value-type="float" office:value="81660" calcext:value-type="float">
            <text:p>81660</text:p>
          </table:table-cell>
          <table:table-cell office:value-type="float" office:value="31614" calcext:value-type="float">
            <text:p>3161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02" calcext:value-type="date">
            <text:p>11/11/19 09:58 AM</text:p>
          </table:table-cell>
          <table:table-cell office:value-type="float" office:value="13644108" calcext:value-type="float">
            <text:p>13644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912444" calcext:value-type="float">
            <text:p>912444</text:p>
          </table:table-cell>
          <table:table-cell office:value-type="float" office:value="876336" calcext:value-type="float">
            <text:p>876336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2640" calcext:value-type="float">
            <text:p>112640</text:p>
          </table:table-cell>
          <table:table-cell office:value-type="float" office:value="42564" calcext:value-type="float">
            <text:p>42564</text:p>
          </table:table-cell>
          <table:table-cell office:value-type="float" office:value="573436" calcext:value-type="float">
            <text:p>573436</text:p>
          </table:table-cell>
          <table:table-cell office:value-type="float" office:value="514021" calcext:value-type="float">
            <text:p>514021</text:p>
          </table:table-cell>
          <table:table-cell office:value-type="float" office:value="81660" calcext:value-type="float">
            <text:p>81660</text:p>
          </table:table-cell>
          <table:table-cell office:value-type="float" office:value="31614" calcext:value-type="float">
            <text:p>3161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03" calcext:value-type="date">
            <text:p>11/11/19 09:58 AM</text:p>
          </table:table-cell>
          <table:table-cell office:value-type="float" office:value="13644108" calcext:value-type="float">
            <text:p>13644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912444" calcext:value-type="float">
            <text:p>912444</text:p>
          </table:table-cell>
          <table:table-cell office:value-type="float" office:value="876336" calcext:value-type="float">
            <text:p>876336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2640" calcext:value-type="float">
            <text:p>112640</text:p>
          </table:table-cell>
          <table:table-cell office:value-type="float" office:value="42564" calcext:value-type="float">
            <text:p>42564</text:p>
          </table:table-cell>
          <table:table-cell office:value-type="float" office:value="573436" calcext:value-type="float">
            <text:p>573436</text:p>
          </table:table-cell>
          <table:table-cell office:value-type="float" office:value="514021" calcext:value-type="float">
            <text:p>514021</text:p>
          </table:table-cell>
          <table:table-cell office:value-type="float" office:value="81660" calcext:value-type="float">
            <text:p>81660</text:p>
          </table:table-cell>
          <table:table-cell office:value-type="float" office:value="31614" calcext:value-type="float">
            <text:p>3161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04" calcext:value-type="date">
            <text:p>11/11/19 09:58 AM</text:p>
          </table:table-cell>
          <table:table-cell office:value-type="float" office:value="13644108" calcext:value-type="float">
            <text:p>13644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912444" calcext:value-type="float">
            <text:p>912444</text:p>
          </table:table-cell>
          <table:table-cell office:value-type="float" office:value="876336" calcext:value-type="float">
            <text:p>876336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2640" calcext:value-type="float">
            <text:p>112640</text:p>
          </table:table-cell>
          <table:table-cell office:value-type="float" office:value="42564" calcext:value-type="float">
            <text:p>42564</text:p>
          </table:table-cell>
          <table:table-cell office:value-type="float" office:value="573436" calcext:value-type="float">
            <text:p>573436</text:p>
          </table:table-cell>
          <table:table-cell office:value-type="float" office:value="514021" calcext:value-type="float">
            <text:p>514021</text:p>
          </table:table-cell>
          <table:table-cell office:value-type="float" office:value="81660" calcext:value-type="float">
            <text:p>81660</text:p>
          </table:table-cell>
          <table:table-cell office:value-type="float" office:value="31614" calcext:value-type="float">
            <text:p>3161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05" calcext:value-type="date">
            <text:p>11/11/19 09:58 AM</text:p>
          </table:table-cell>
          <table:table-cell office:value-type="float" office:value="13644108" calcext:value-type="float">
            <text:p>13644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912444" calcext:value-type="float">
            <text:p>912444</text:p>
          </table:table-cell>
          <table:table-cell office:value-type="float" office:value="876336" calcext:value-type="float">
            <text:p>876336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2640" calcext:value-type="float">
            <text:p>112640</text:p>
          </table:table-cell>
          <table:table-cell office:value-type="float" office:value="42564" calcext:value-type="float">
            <text:p>42564</text:p>
          </table:table-cell>
          <table:table-cell office:value-type="float" office:value="573436" calcext:value-type="float">
            <text:p>573436</text:p>
          </table:table-cell>
          <table:table-cell office:value-type="float" office:value="514021" calcext:value-type="float">
            <text:p>514021</text:p>
          </table:table-cell>
          <table:table-cell office:value-type="float" office:value="81660" calcext:value-type="float">
            <text:p>81660</text:p>
          </table:table-cell>
          <table:table-cell office:value-type="float" office:value="31614" calcext:value-type="float">
            <text:p>3161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06" calcext:value-type="date">
            <text:p>11/11/19 09:58 AM</text:p>
          </table:table-cell>
          <table:table-cell office:value-type="float" office:value="13644108" calcext:value-type="float">
            <text:p>13644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912444" calcext:value-type="float">
            <text:p>912444</text:p>
          </table:table-cell>
          <table:table-cell office:value-type="float" office:value="876336" calcext:value-type="float">
            <text:p>876336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2640" calcext:value-type="float">
            <text:p>112640</text:p>
          </table:table-cell>
          <table:table-cell office:value-type="float" office:value="42564" calcext:value-type="float">
            <text:p>42564</text:p>
          </table:table-cell>
          <table:table-cell office:value-type="float" office:value="573436" calcext:value-type="float">
            <text:p>573436</text:p>
          </table:table-cell>
          <table:table-cell office:value-type="float" office:value="514021" calcext:value-type="float">
            <text:p>514021</text:p>
          </table:table-cell>
          <table:table-cell office:value-type="float" office:value="81660" calcext:value-type="float">
            <text:p>81660</text:p>
          </table:table-cell>
          <table:table-cell office:value-type="float" office:value="31614" calcext:value-type="float">
            <text:p>3161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07" calcext:value-type="date">
            <text:p>11/11/19 09:58 AM</text:p>
          </table:table-cell>
          <table:table-cell office:value-type="float" office:value="13642624" calcext:value-type="float">
            <text:p>13642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914024" calcext:value-type="float">
            <text:p>914024</text:p>
          </table:table-cell>
          <table:table-cell office:value-type="float" office:value="877916" calcext:value-type="float">
            <text:p>877916</text:p>
          </table:table-cell>
          <table:table-cell office:value-type="float" office:value="36108" calcext:value-type="float">
            <text:p>36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2640" calcext:value-type="float">
            <text:p>112640</text:p>
          </table:table-cell>
          <table:table-cell office:value-type="float" office:value="35002" calcext:value-type="float">
            <text:p>35002</text:p>
          </table:table-cell>
          <table:table-cell office:value-type="float" office:value="573436" calcext:value-type="float">
            <text:p>573436</text:p>
          </table:table-cell>
          <table:table-cell office:value-type="float" office:value="413459" calcext:value-type="float">
            <text:p>413459</text:p>
          </table:table-cell>
          <table:table-cell office:value-type="float" office:value="81660" calcext:value-type="float">
            <text:p>81660</text:p>
          </table:table-cell>
          <table:table-cell office:value-type="float" office:value="25551" calcext:value-type="float">
            <text:p>25551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58:08" calcext:value-type="date">
            <text:p>11/11/19 09:58 AM</text:p>
          </table:table-cell>
          <table:table-cell office:value-type="float" office:value="13642504" calcext:value-type="float">
            <text:p>13642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914024" calcext:value-type="float">
            <text:p>914024</text:p>
          </table:table-cell>
          <table:table-cell office:value-type="float" office:value="877916" calcext:value-type="float">
            <text:p>877916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2640" calcext:value-type="float">
            <text:p>112640</text:p>
          </table:table-cell>
          <table:table-cell office:value-type="float" office:value="35002" calcext:value-type="float">
            <text:p>35002</text:p>
          </table:table-cell>
          <table:table-cell office:value-type="float" office:value="573436" calcext:value-type="float">
            <text:p>573436</text:p>
          </table:table-cell>
          <table:table-cell office:value-type="float" office:value="413459" calcext:value-type="float">
            <text:p>413459</text:p>
          </table:table-cell>
          <table:table-cell office:value-type="float" office:value="81660" calcext:value-type="float">
            <text:p>81660</text:p>
          </table:table-cell>
          <table:table-cell office:value-type="float" office:value="25551" calcext:value-type="float">
            <text:p>25551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09" calcext:value-type="date">
            <text:p>11/11/19 09:58 AM</text:p>
          </table:table-cell>
          <table:table-cell office:value-type="float" office:value="13642504" calcext:value-type="float">
            <text:p>13642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914024" calcext:value-type="float">
            <text:p>914024</text:p>
          </table:table-cell>
          <table:table-cell office:value-type="float" office:value="877916" calcext:value-type="float">
            <text:p>877916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2640" calcext:value-type="float">
            <text:p>112640</text:p>
          </table:table-cell>
          <table:table-cell office:value-type="float" office:value="35002" calcext:value-type="float">
            <text:p>35002</text:p>
          </table:table-cell>
          <table:table-cell office:value-type="float" office:value="573436" calcext:value-type="float">
            <text:p>573436</text:p>
          </table:table-cell>
          <table:table-cell office:value-type="float" office:value="413459" calcext:value-type="float">
            <text:p>413459</text:p>
          </table:table-cell>
          <table:table-cell office:value-type="float" office:value="81660" calcext:value-type="float">
            <text:p>81660</text:p>
          </table:table-cell>
          <table:table-cell office:value-type="float" office:value="25551" calcext:value-type="float">
            <text:p>25551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10" calcext:value-type="date">
            <text:p>11/11/19 09:58 AM</text:p>
          </table:table-cell>
          <table:table-cell office:value-type="float" office:value="13642504" calcext:value-type="float">
            <text:p>13642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914024" calcext:value-type="float">
            <text:p>914024</text:p>
          </table:table-cell>
          <table:table-cell office:value-type="float" office:value="877916" calcext:value-type="float">
            <text:p>877916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2640" calcext:value-type="float">
            <text:p>112640</text:p>
          </table:table-cell>
          <table:table-cell office:value-type="float" office:value="35002" calcext:value-type="float">
            <text:p>35002</text:p>
          </table:table-cell>
          <table:table-cell office:value-type="float" office:value="573436" calcext:value-type="float">
            <text:p>573436</text:p>
          </table:table-cell>
          <table:table-cell office:value-type="float" office:value="413459" calcext:value-type="float">
            <text:p>413459</text:p>
          </table:table-cell>
          <table:table-cell office:value-type="float" office:value="81660" calcext:value-type="float">
            <text:p>81660</text:p>
          </table:table-cell>
          <table:table-cell office:value-type="float" office:value="25551" calcext:value-type="float">
            <text:p>25551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11" calcext:value-type="date">
            <text:p>11/11/19 09:58 AM</text:p>
          </table:table-cell>
          <table:table-cell office:value-type="float" office:value="13642504" calcext:value-type="float">
            <text:p>13642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914024" calcext:value-type="float">
            <text:p>914024</text:p>
          </table:table-cell>
          <table:table-cell office:value-type="float" office:value="877916" calcext:value-type="float">
            <text:p>877916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2640" calcext:value-type="float">
            <text:p>112640</text:p>
          </table:table-cell>
          <table:table-cell office:value-type="float" office:value="35002" calcext:value-type="float">
            <text:p>35002</text:p>
          </table:table-cell>
          <table:table-cell office:value-type="float" office:value="573436" calcext:value-type="float">
            <text:p>573436</text:p>
          </table:table-cell>
          <table:table-cell office:value-type="float" office:value="413459" calcext:value-type="float">
            <text:p>413459</text:p>
          </table:table-cell>
          <table:table-cell office:value-type="float" office:value="81660" calcext:value-type="float">
            <text:p>81660</text:p>
          </table:table-cell>
          <table:table-cell office:value-type="float" office:value="25551" calcext:value-type="float">
            <text:p>25551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12" calcext:value-type="date">
            <text:p>11/11/19 09:58 AM</text:p>
          </table:table-cell>
          <table:table-cell office:value-type="float" office:value="13642504" calcext:value-type="float">
            <text:p>13642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914024" calcext:value-type="float">
            <text:p>914024</text:p>
          </table:table-cell>
          <table:table-cell office:value-type="float" office:value="877916" calcext:value-type="float">
            <text:p>877916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2640" calcext:value-type="float">
            <text:p>112640</text:p>
          </table:table-cell>
          <table:table-cell office:value-type="float" office:value="35002" calcext:value-type="float">
            <text:p>35002</text:p>
          </table:table-cell>
          <table:table-cell office:value-type="float" office:value="573436" calcext:value-type="float">
            <text:p>573436</text:p>
          </table:table-cell>
          <table:table-cell office:value-type="float" office:value="413459" calcext:value-type="float">
            <text:p>413459</text:p>
          </table:table-cell>
          <table:table-cell office:value-type="float" office:value="81660" calcext:value-type="float">
            <text:p>81660</text:p>
          </table:table-cell>
          <table:table-cell office:value-type="float" office:value="25551" calcext:value-type="float">
            <text:p>25551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13" calcext:value-type="date">
            <text:p>11/11/19 09:58 AM</text:p>
          </table:table-cell>
          <table:table-cell office:value-type="float" office:value="13642504" calcext:value-type="float">
            <text:p>13642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914024" calcext:value-type="float">
            <text:p>914024</text:p>
          </table:table-cell>
          <table:table-cell office:value-type="float" office:value="877916" calcext:value-type="float">
            <text:p>877916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2640" calcext:value-type="float">
            <text:p>112640</text:p>
          </table:table-cell>
          <table:table-cell office:value-type="float" office:value="35002" calcext:value-type="float">
            <text:p>35002</text:p>
          </table:table-cell>
          <table:table-cell office:value-type="float" office:value="573436" calcext:value-type="float">
            <text:p>573436</text:p>
          </table:table-cell>
          <table:table-cell office:value-type="float" office:value="413459" calcext:value-type="float">
            <text:p>413459</text:p>
          </table:table-cell>
          <table:table-cell office:value-type="float" office:value="81660" calcext:value-type="float">
            <text:p>81660</text:p>
          </table:table-cell>
          <table:table-cell office:value-type="float" office:value="25551" calcext:value-type="float">
            <text:p>25551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14" calcext:value-type="date">
            <text:p>11/11/19 09:58 AM</text:p>
          </table:table-cell>
          <table:table-cell office:value-type="float" office:value="13642504" calcext:value-type="float">
            <text:p>13642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914024" calcext:value-type="float">
            <text:p>914024</text:p>
          </table:table-cell>
          <table:table-cell office:value-type="float" office:value="877916" calcext:value-type="float">
            <text:p>877916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2640" calcext:value-type="float">
            <text:p>112640</text:p>
          </table:table-cell>
          <table:table-cell office:value-type="float" office:value="35002" calcext:value-type="float">
            <text:p>35002</text:p>
          </table:table-cell>
          <table:table-cell office:value-type="float" office:value="573436" calcext:value-type="float">
            <text:p>573436</text:p>
          </table:table-cell>
          <table:table-cell office:value-type="float" office:value="413459" calcext:value-type="float">
            <text:p>413459</text:p>
          </table:table-cell>
          <table:table-cell office:value-type="float" office:value="81660" calcext:value-type="float">
            <text:p>81660</text:p>
          </table:table-cell>
          <table:table-cell office:value-type="float" office:value="25551" calcext:value-type="float">
            <text:p>25551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15" calcext:value-type="date">
            <text:p>11/11/19 09:58 AM</text:p>
          </table:table-cell>
          <table:table-cell office:value-type="float" office:value="13658624" calcext:value-type="float">
            <text:p>13658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97332" calcext:value-type="float">
            <text:p>897332</text:p>
          </table:table-cell>
          <table:table-cell office:value-type="float" office:value="861224" calcext:value-type="float">
            <text:p>861224</text:p>
          </table:table-cell>
          <table:table-cell office:value-type="float" office:value="36108" calcext:value-type="float">
            <text:p>36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440" calcext:value-type="float">
            <text:p>27440</text:p>
          </table:table-cell>
          <table:table-cell office:value-type="float" office:value="573436" calcext:value-type="float">
            <text:p>573436</text:p>
          </table:table-cell>
          <table:table-cell office:value-type="float" office:value="312896" calcext:value-type="float">
            <text:p>312896</text:p>
          </table:table-cell>
          <table:table-cell office:value-type="float" office:value="81660" calcext:value-type="float">
            <text:p>81660</text:p>
          </table:table-cell>
          <table:table-cell office:value-type="float" office:value="19489" calcext:value-type="float">
            <text:p>19489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58:16" calcext:value-type="date">
            <text:p>11/11/19 09:58 AM</text:p>
          </table:table-cell>
          <table:table-cell office:value-type="float" office:value="13658628" calcext:value-type="float">
            <text:p>13658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97332" calcext:value-type="float">
            <text:p>897332</text:p>
          </table:table-cell>
          <table:table-cell office:value-type="float" office:value="861224" calcext:value-type="float">
            <text:p>86122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440" calcext:value-type="float">
            <text:p>27440</text:p>
          </table:table-cell>
          <table:table-cell office:value-type="float" office:value="573436" calcext:value-type="float">
            <text:p>573436</text:p>
          </table:table-cell>
          <table:table-cell office:value-type="float" office:value="312896" calcext:value-type="float">
            <text:p>312896</text:p>
          </table:table-cell>
          <table:table-cell office:value-type="float" office:value="81660" calcext:value-type="float">
            <text:p>81660</text:p>
          </table:table-cell>
          <table:table-cell office:value-type="float" office:value="19489" calcext:value-type="float">
            <text:p>19489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18" calcext:value-type="date">
            <text:p>11/11/19 09:58 AM</text:p>
          </table:table-cell>
          <table:table-cell office:value-type="float" office:value="13658628" calcext:value-type="float">
            <text:p>13658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97332" calcext:value-type="float">
            <text:p>897332</text:p>
          </table:table-cell>
          <table:table-cell office:value-type="float" office:value="861224" calcext:value-type="float">
            <text:p>86122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440" calcext:value-type="float">
            <text:p>27440</text:p>
          </table:table-cell>
          <table:table-cell office:value-type="float" office:value="573436" calcext:value-type="float">
            <text:p>573436</text:p>
          </table:table-cell>
          <table:table-cell office:value-type="float" office:value="312896" calcext:value-type="float">
            <text:p>312896</text:p>
          </table:table-cell>
          <table:table-cell office:value-type="float" office:value="81660" calcext:value-type="float">
            <text:p>81660</text:p>
          </table:table-cell>
          <table:table-cell office:value-type="float" office:value="19489" calcext:value-type="float">
            <text:p>19489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19" calcext:value-type="date">
            <text:p>11/11/19 09:58 AM</text:p>
          </table:table-cell>
          <table:table-cell office:value-type="float" office:value="13658628" calcext:value-type="float">
            <text:p>13658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97332" calcext:value-type="float">
            <text:p>897332</text:p>
          </table:table-cell>
          <table:table-cell office:value-type="float" office:value="861224" calcext:value-type="float">
            <text:p>86122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440" calcext:value-type="float">
            <text:p>27440</text:p>
          </table:table-cell>
          <table:table-cell office:value-type="float" office:value="573436" calcext:value-type="float">
            <text:p>573436</text:p>
          </table:table-cell>
          <table:table-cell office:value-type="float" office:value="312896" calcext:value-type="float">
            <text:p>312896</text:p>
          </table:table-cell>
          <table:table-cell office:value-type="float" office:value="81660" calcext:value-type="float">
            <text:p>81660</text:p>
          </table:table-cell>
          <table:table-cell office:value-type="float" office:value="19489" calcext:value-type="float">
            <text:p>19489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20" calcext:value-type="date">
            <text:p>11/11/19 09:58 AM</text:p>
          </table:table-cell>
          <table:table-cell office:value-type="float" office:value="13658628" calcext:value-type="float">
            <text:p>13658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97332" calcext:value-type="float">
            <text:p>897332</text:p>
          </table:table-cell>
          <table:table-cell office:value-type="float" office:value="861224" calcext:value-type="float">
            <text:p>86122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440" calcext:value-type="float">
            <text:p>27440</text:p>
          </table:table-cell>
          <table:table-cell office:value-type="float" office:value="573436" calcext:value-type="float">
            <text:p>573436</text:p>
          </table:table-cell>
          <table:table-cell office:value-type="float" office:value="312898" calcext:value-type="float">
            <text:p>312898</text:p>
          </table:table-cell>
          <table:table-cell office:value-type="float" office:value="81660" calcext:value-type="float">
            <text:p>81660</text:p>
          </table:table-cell>
          <table:table-cell office:value-type="float" office:value="19489" calcext:value-type="float">
            <text:p>19489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21" calcext:value-type="date">
            <text:p>11/11/19 09:58 AM</text:p>
          </table:table-cell>
          <table:table-cell office:value-type="float" office:value="13658628" calcext:value-type="float">
            <text:p>13658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97332" calcext:value-type="float">
            <text:p>897332</text:p>
          </table:table-cell>
          <table:table-cell office:value-type="float" office:value="861224" calcext:value-type="float">
            <text:p>86122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440" calcext:value-type="float">
            <text:p>27440</text:p>
          </table:table-cell>
          <table:table-cell office:value-type="float" office:value="573436" calcext:value-type="float">
            <text:p>573436</text:p>
          </table:table-cell>
          <table:table-cell office:value-type="float" office:value="312898" calcext:value-type="float">
            <text:p>312898</text:p>
          </table:table-cell>
          <table:table-cell office:value-type="float" office:value="81660" calcext:value-type="float">
            <text:p>81660</text:p>
          </table:table-cell>
          <table:table-cell office:value-type="float" office:value="19489" calcext:value-type="float">
            <text:p>19489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22" calcext:value-type="date">
            <text:p>11/11/19 09:58 AM</text:p>
          </table:table-cell>
          <table:table-cell office:value-type="float" office:value="13658628" calcext:value-type="float">
            <text:p>13658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97332" calcext:value-type="float">
            <text:p>897332</text:p>
          </table:table-cell>
          <table:table-cell office:value-type="float" office:value="861224" calcext:value-type="float">
            <text:p>86122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440" calcext:value-type="float">
            <text:p>27440</text:p>
          </table:table-cell>
          <table:table-cell office:value-type="float" office:value="573436" calcext:value-type="float">
            <text:p>573436</text:p>
          </table:table-cell>
          <table:table-cell office:value-type="float" office:value="312898" calcext:value-type="float">
            <text:p>312898</text:p>
          </table:table-cell>
          <table:table-cell office:value-type="float" office:value="81660" calcext:value-type="float">
            <text:p>81660</text:p>
          </table:table-cell>
          <table:table-cell office:value-type="float" office:value="19489" calcext:value-type="float">
            <text:p>19489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23" calcext:value-type="date">
            <text:p>11/11/19 09:58 AM</text:p>
          </table:table-cell>
          <table:table-cell office:value-type="float" office:value="13658628" calcext:value-type="float">
            <text:p>13658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97332" calcext:value-type="float">
            <text:p>897332</text:p>
          </table:table-cell>
          <table:table-cell office:value-type="float" office:value="861224" calcext:value-type="float">
            <text:p>86122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440" calcext:value-type="float">
            <text:p>27440</text:p>
          </table:table-cell>
          <table:table-cell office:value-type="float" office:value="573436" calcext:value-type="float">
            <text:p>573436</text:p>
          </table:table-cell>
          <table:table-cell office:value-type="float" office:value="312898" calcext:value-type="float">
            <text:p>312898</text:p>
          </table:table-cell>
          <table:table-cell office:value-type="float" office:value="81660" calcext:value-type="float">
            <text:p>81660</text:p>
          </table:table-cell>
          <table:table-cell office:value-type="float" office:value="19489" calcext:value-type="float">
            <text:p>19489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24" calcext:value-type="date">
            <text:p>11/11/19 09:58 AM</text:p>
          </table:table-cell>
          <table:table-cell office:value-type="float" office:value="13683308" calcext:value-type="float">
            <text:p>13683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72276" calcext:value-type="float">
            <text:p>872276</text:p>
          </table:table-cell>
          <table:table-cell office:value-type="float" office:value="836168" calcext:value-type="float">
            <text:p>836168</text:p>
          </table:table-cell>
          <table:table-cell office:value-type="float" office:value="36108" calcext:value-type="float">
            <text:p>36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8" calcext:value-type="float">
            <text:p>19878</text:p>
          </table:table-cell>
          <table:table-cell office:value-type="float" office:value="573436" calcext:value-type="float">
            <text:p>573436</text:p>
          </table:table-cell>
          <table:table-cell office:value-type="float" office:value="212335" calcext:value-type="float">
            <text:p>212335</text:p>
          </table:table-cell>
          <table:table-cell office:value-type="float" office:value="81660" calcext:value-type="float">
            <text:p>81660</text:p>
          </table:table-cell>
          <table:table-cell office:value-type="float" office:value="13426" calcext:value-type="float">
            <text:p>13426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58:25" calcext:value-type="date">
            <text:p>11/11/19 09:58 AM</text:p>
          </table:table-cell>
          <table:table-cell office:value-type="float" office:value="13683308" calcext:value-type="float">
            <text:p>13683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72276" calcext:value-type="float">
            <text:p>872276</text:p>
          </table:table-cell>
          <table:table-cell office:value-type="float" office:value="836168" calcext:value-type="float">
            <text:p>836168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8" calcext:value-type="float">
            <text:p>19878</text:p>
          </table:table-cell>
          <table:table-cell office:value-type="float" office:value="573436" calcext:value-type="float">
            <text:p>573436</text:p>
          </table:table-cell>
          <table:table-cell office:value-type="float" office:value="212335" calcext:value-type="float">
            <text:p>212335</text:p>
          </table:table-cell>
          <table:table-cell office:value-type="float" office:value="81660" calcext:value-type="float">
            <text:p>81660</text:p>
          </table:table-cell>
          <table:table-cell office:value-type="float" office:value="13426" calcext:value-type="float">
            <text:p>13426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26" calcext:value-type="date">
            <text:p>11/11/19 09:58 AM</text:p>
          </table:table-cell>
          <table:table-cell office:value-type="float" office:value="13683308" calcext:value-type="float">
            <text:p>13683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72276" calcext:value-type="float">
            <text:p>872276</text:p>
          </table:table-cell>
          <table:table-cell office:value-type="float" office:value="836168" calcext:value-type="float">
            <text:p>836168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8" calcext:value-type="float">
            <text:p>19878</text:p>
          </table:table-cell>
          <table:table-cell office:value-type="float" office:value="573436" calcext:value-type="float">
            <text:p>573436</text:p>
          </table:table-cell>
          <table:table-cell office:value-type="float" office:value="212335" calcext:value-type="float">
            <text:p>212335</text:p>
          </table:table-cell>
          <table:table-cell office:value-type="float" office:value="81660" calcext:value-type="float">
            <text:p>81660</text:p>
          </table:table-cell>
          <table:table-cell office:value-type="float" office:value="13426" calcext:value-type="float">
            <text:p>13426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27" calcext:value-type="date">
            <text:p>11/11/19 09:58 AM</text:p>
          </table:table-cell>
          <table:table-cell office:value-type="float" office:value="13683312" calcext:value-type="float">
            <text:p>13683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72276" calcext:value-type="float">
            <text:p>872276</text:p>
          </table:table-cell>
          <table:table-cell office:value-type="float" office:value="836168" calcext:value-type="float">
            <text:p>836168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8" calcext:value-type="float">
            <text:p>19878</text:p>
          </table:table-cell>
          <table:table-cell office:value-type="float" office:value="573436" calcext:value-type="float">
            <text:p>573436</text:p>
          </table:table-cell>
          <table:table-cell office:value-type="float" office:value="212335" calcext:value-type="float">
            <text:p>212335</text:p>
          </table:table-cell>
          <table:table-cell office:value-type="float" office:value="81660" calcext:value-type="float">
            <text:p>81660</text:p>
          </table:table-cell>
          <table:table-cell office:value-type="float" office:value="13426" calcext:value-type="float">
            <text:p>13426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28" calcext:value-type="date">
            <text:p>11/11/19 09:58 AM</text:p>
          </table:table-cell>
          <table:table-cell office:value-type="float" office:value="13683312" calcext:value-type="float">
            <text:p>13683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72276" calcext:value-type="float">
            <text:p>872276</text:p>
          </table:table-cell>
          <table:table-cell office:value-type="float" office:value="836168" calcext:value-type="float">
            <text:p>836168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8" calcext:value-type="float">
            <text:p>19878</text:p>
          </table:table-cell>
          <table:table-cell office:value-type="float" office:value="573436" calcext:value-type="float">
            <text:p>573436</text:p>
          </table:table-cell>
          <table:table-cell office:value-type="float" office:value="212336" calcext:value-type="float">
            <text:p>212336</text:p>
          </table:table-cell>
          <table:table-cell office:value-type="float" office:value="81660" calcext:value-type="float">
            <text:p>81660</text:p>
          </table:table-cell>
          <table:table-cell office:value-type="float" office:value="13426" calcext:value-type="float">
            <text:p>13426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29" calcext:value-type="date">
            <text:p>11/11/19 09:58 AM</text:p>
          </table:table-cell>
          <table:table-cell office:value-type="float" office:value="13683312" calcext:value-type="float">
            <text:p>13683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72276" calcext:value-type="float">
            <text:p>872276</text:p>
          </table:table-cell>
          <table:table-cell office:value-type="float" office:value="836168" calcext:value-type="float">
            <text:p>836168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8" calcext:value-type="float">
            <text:p>19878</text:p>
          </table:table-cell>
          <table:table-cell office:value-type="float" office:value="573436" calcext:value-type="float">
            <text:p>573436</text:p>
          </table:table-cell>
          <table:table-cell office:value-type="float" office:value="212336" calcext:value-type="float">
            <text:p>212336</text:p>
          </table:table-cell>
          <table:table-cell office:value-type="float" office:value="81660" calcext:value-type="float">
            <text:p>81660</text:p>
          </table:table-cell>
          <table:table-cell office:value-type="float" office:value="13426" calcext:value-type="float">
            <text:p>13426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30" calcext:value-type="date">
            <text:p>11/11/19 09:58 AM</text:p>
          </table:table-cell>
          <table:table-cell office:value-type="float" office:value="13683312" calcext:value-type="float">
            <text:p>13683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72276" calcext:value-type="float">
            <text:p>872276</text:p>
          </table:table-cell>
          <table:table-cell office:value-type="float" office:value="836168" calcext:value-type="float">
            <text:p>836168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8" calcext:value-type="float">
            <text:p>19878</text:p>
          </table:table-cell>
          <table:table-cell office:value-type="float" office:value="573436" calcext:value-type="float">
            <text:p>573436</text:p>
          </table:table-cell>
          <table:table-cell office:value-type="float" office:value="212336" calcext:value-type="float">
            <text:p>212336</text:p>
          </table:table-cell>
          <table:table-cell office:value-type="float" office:value="81660" calcext:value-type="float">
            <text:p>81660</text:p>
          </table:table-cell>
          <table:table-cell office:value-type="float" office:value="13426" calcext:value-type="float">
            <text:p>13426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31" calcext:value-type="date">
            <text:p>11/11/19 09:58 AM</text:p>
          </table:table-cell>
          <table:table-cell office:value-type="float" office:value="13683312" calcext:value-type="float">
            <text:p>13683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72276" calcext:value-type="float">
            <text:p>872276</text:p>
          </table:table-cell>
          <table:table-cell office:value-type="float" office:value="836168" calcext:value-type="float">
            <text:p>836168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8" calcext:value-type="float">
            <text:p>19878</text:p>
          </table:table-cell>
          <table:table-cell office:value-type="float" office:value="573436" calcext:value-type="float">
            <text:p>573436</text:p>
          </table:table-cell>
          <table:table-cell office:value-type="float" office:value="212336" calcext:value-type="float">
            <text:p>212336</text:p>
          </table:table-cell>
          <table:table-cell office:value-type="float" office:value="81660" calcext:value-type="float">
            <text:p>81660</text:p>
          </table:table-cell>
          <table:table-cell office:value-type="float" office:value="13426" calcext:value-type="float">
            <text:p>13426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32" calcext:value-type="date">
            <text:p>11/11/19 09:58 AM</text:p>
          </table:table-cell>
          <table:table-cell office:value-type="float" office:value="13707372" calcext:value-type="float">
            <text:p>13707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58:33" calcext:value-type="date">
            <text:p>11/11/19 09:58 AM</text:p>
          </table:table-cell>
          <table:table-cell office:value-type="float" office:value="13707372" calcext:value-type="float">
            <text:p>13707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34" calcext:value-type="date">
            <text:p>11/11/19 09:58 AM</text:p>
          </table:table-cell>
          <table:table-cell office:value-type="float" office:value="13707372" calcext:value-type="float">
            <text:p>13707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35" calcext:value-type="date">
            <text:p>11/11/19 09:58 AM</text:p>
          </table:table-cell>
          <table:table-cell office:value-type="float" office:value="13707372" calcext:value-type="float">
            <text:p>13707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36" calcext:value-type="date">
            <text:p>11/11/19 09:58 AM</text:p>
          </table:table-cell>
          <table:table-cell office:value-type="float" office:value="13707376" calcext:value-type="float">
            <text:p>13707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37" calcext:value-type="date">
            <text:p>11/11/19 09:58 AM</text:p>
          </table:table-cell>
          <table:table-cell office:value-type="float" office:value="13707376" calcext:value-type="float">
            <text:p>13707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38" calcext:value-type="date">
            <text:p>11/11/19 09:58 AM</text:p>
          </table:table-cell>
          <table:table-cell office:value-type="float" office:value="13707376" calcext:value-type="float">
            <text:p>13707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39" calcext:value-type="date">
            <text:p>11/11/19 09:58 AM</text:p>
          </table:table-cell>
          <table:table-cell office:value-type="float" office:value="13707376" calcext:value-type="float">
            <text:p>13707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40" calcext:value-type="date">
            <text:p>11/11/19 09:58 AM</text:p>
          </table:table-cell>
          <table:table-cell office:value-type="float" office:value="13707376" calcext:value-type="float">
            <text:p>13707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41" calcext:value-type="date">
            <text:p>11/11/19 09:58 AM</text:p>
          </table:table-cell>
          <table:table-cell office:value-type="float" office:value="13707376" calcext:value-type="float">
            <text:p>13707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42" calcext:value-type="date">
            <text:p>11/11/19 09:58 AM</text:p>
          </table:table-cell>
          <table:table-cell office:value-type="float" office:value="13707376" calcext:value-type="float">
            <text:p>13707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43" calcext:value-type="date">
            <text:p>11/11/19 09:58 AM</text:p>
          </table:table-cell>
          <table:table-cell office:value-type="float" office:value="13707376" calcext:value-type="float">
            <text:p>13707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44" calcext:value-type="date">
            <text:p>11/11/19 09:58 AM</text:p>
          </table:table-cell>
          <table:table-cell office:value-type="float" office:value="13707376" calcext:value-type="float">
            <text:p>13707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45" calcext:value-type="date">
            <text:p>11/11/19 09:58 AM</text:p>
          </table:table-cell>
          <table:table-cell office:value-type="float" office:value="13707376" calcext:value-type="float">
            <text:p>13707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46" calcext:value-type="date">
            <text:p>11/11/19 09:58 AM</text:p>
          </table:table-cell>
          <table:table-cell office:value-type="float" office:value="13707376" calcext:value-type="float">
            <text:p>13707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47" calcext:value-type="date">
            <text:p>11/11/19 09:58 AM</text:p>
          </table:table-cell>
          <table:table-cell office:value-type="float" office:value="13707384" calcext:value-type="float">
            <text:p>13707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48" calcext:value-type="date">
            <text:p>11/11/19 09:58 AM</text:p>
          </table:table-cell>
          <table:table-cell office:value-type="float" office:value="13707384" calcext:value-type="float">
            <text:p>13707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49" calcext:value-type="date">
            <text:p>11/11/19 09:58 AM</text:p>
          </table:table-cell>
          <table:table-cell office:value-type="float" office:value="13707384" calcext:value-type="float">
            <text:p>13707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50" calcext:value-type="date">
            <text:p>11/11/19 09:58 AM</text:p>
          </table:table-cell>
          <table:table-cell office:value-type="float" office:value="13707384" calcext:value-type="float">
            <text:p>13707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51" calcext:value-type="date">
            <text:p>11/11/19 09:58 AM</text:p>
          </table:table-cell>
          <table:table-cell office:value-type="float" office:value="13707260" calcext:value-type="float">
            <text:p>137072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52" calcext:value-type="date">
            <text:p>11/11/19 09:58 AM</text:p>
          </table:table-cell>
          <table:table-cell office:value-type="float" office:value="13707260" calcext:value-type="float">
            <text:p>13707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53" calcext:value-type="date">
            <text:p>11/11/19 09:58 AM</text:p>
          </table:table-cell>
          <table:table-cell office:value-type="float" office:value="13707260" calcext:value-type="float">
            <text:p>13707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54" calcext:value-type="date">
            <text:p>11/11/19 09:58 AM</text:p>
          </table:table-cell>
          <table:table-cell office:value-type="float" office:value="13707260" calcext:value-type="float">
            <text:p>13707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55" calcext:value-type="date">
            <text:p>11/11/19 09:58 AM</text:p>
          </table:table-cell>
          <table:table-cell office:value-type="float" office:value="13707260" calcext:value-type="float">
            <text:p>13707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56" calcext:value-type="date">
            <text:p>11/11/19 09:58 AM</text:p>
          </table:table-cell>
          <table:table-cell office:value-type="float" office:value="13707264" calcext:value-type="float">
            <text:p>1370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57" calcext:value-type="date">
            <text:p>11/11/19 09:58 AM</text:p>
          </table:table-cell>
          <table:table-cell office:value-type="float" office:value="13707264" calcext:value-type="float">
            <text:p>1370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58" calcext:value-type="date">
            <text:p>11/11/19 09:58 AM</text:p>
          </table:table-cell>
          <table:table-cell office:value-type="float" office:value="13707264" calcext:value-type="float">
            <text:p>1370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8:59" calcext:value-type="date">
            <text:p>11/11/19 09:58 AM</text:p>
          </table:table-cell>
          <table:table-cell office:value-type="float" office:value="13707264" calcext:value-type="float">
            <text:p>1370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00" calcext:value-type="date">
            <text:p>11/11/19 09:59 AM</text:p>
          </table:table-cell>
          <table:table-cell office:value-type="float" office:value="13707264" calcext:value-type="float">
            <text:p>1370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01" calcext:value-type="date">
            <text:p>11/11/19 09:59 AM</text:p>
          </table:table-cell>
          <table:table-cell office:value-type="float" office:value="13707264" calcext:value-type="float">
            <text:p>1370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02" calcext:value-type="date">
            <text:p>11/11/19 09:59 AM</text:p>
          </table:table-cell>
          <table:table-cell office:value-type="float" office:value="13707264" calcext:value-type="float">
            <text:p>1370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03" calcext:value-type="date">
            <text:p>11/11/19 09:59 AM</text:p>
          </table:table-cell>
          <table:table-cell office:value-type="float" office:value="13707264" calcext:value-type="float">
            <text:p>1370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04" calcext:value-type="date">
            <text:p>11/11/19 09:59 AM</text:p>
          </table:table-cell>
          <table:table-cell office:value-type="float" office:value="13707140" calcext:value-type="float">
            <text:p>13707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05" calcext:value-type="date">
            <text:p>11/11/19 09:59 AM</text:p>
          </table:table-cell>
          <table:table-cell office:value-type="float" office:value="13707140" calcext:value-type="float">
            <text:p>13707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06" calcext:value-type="date">
            <text:p>11/11/19 09:59 AM</text:p>
          </table:table-cell>
          <table:table-cell office:value-type="float" office:value="13707140" calcext:value-type="float">
            <text:p>13707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07" calcext:value-type="date">
            <text:p>11/11/19 09:59 AM</text:p>
          </table:table-cell>
          <table:table-cell office:value-type="float" office:value="13707140" calcext:value-type="float">
            <text:p>13707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08" calcext:value-type="date">
            <text:p>11/11/19 09:59 AM</text:p>
          </table:table-cell>
          <table:table-cell office:value-type="float" office:value="13706784" calcext:value-type="float">
            <text:p>13706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09" calcext:value-type="date">
            <text:p>11/11/19 09:59 AM</text:p>
          </table:table-cell>
          <table:table-cell office:value-type="float" office:value="13706792" calcext:value-type="float">
            <text:p>13706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10" calcext:value-type="date">
            <text:p>11/11/19 09:59 AM</text:p>
          </table:table-cell>
          <table:table-cell office:value-type="float" office:value="13706792" calcext:value-type="float">
            <text:p>13706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11" calcext:value-type="date">
            <text:p>11/11/19 09:59 AM</text:p>
          </table:table-cell>
          <table:table-cell office:value-type="float" office:value="13706792" calcext:value-type="float">
            <text:p>13706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12" calcext:value-type="date">
            <text:p>11/11/19 09:59 AM</text:p>
          </table:table-cell>
          <table:table-cell office:value-type="float" office:value="13706792" calcext:value-type="float">
            <text:p>13706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13" calcext:value-type="date">
            <text:p>11/11/19 09:59 AM</text:p>
          </table:table-cell>
          <table:table-cell office:value-type="float" office:value="13706792" calcext:value-type="float">
            <text:p>13706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14" calcext:value-type="date">
            <text:p>11/11/19 09:59 AM</text:p>
          </table:table-cell>
          <table:table-cell office:value-type="float" office:value="13706928" calcext:value-type="float">
            <text:p>13706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15" calcext:value-type="date">
            <text:p>11/11/19 09:59 AM</text:p>
          </table:table-cell>
          <table:table-cell office:value-type="float" office:value="13706928" calcext:value-type="float">
            <text:p>13706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16" calcext:value-type="date">
            <text:p>11/11/19 09:59 AM</text:p>
          </table:table-cell>
          <table:table-cell office:value-type="float" office:value="13706928" calcext:value-type="float">
            <text:p>13706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17" calcext:value-type="date">
            <text:p>11/11/19 09:59 AM</text:p>
          </table:table-cell>
          <table:table-cell office:value-type="float" office:value="13706928" calcext:value-type="float">
            <text:p>13706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18" calcext:value-type="date">
            <text:p>11/11/19 09:59 AM</text:p>
          </table:table-cell>
          <table:table-cell office:value-type="float" office:value="13706928" calcext:value-type="float">
            <text:p>13706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19" calcext:value-type="date">
            <text:p>11/11/19 09:59 AM</text:p>
          </table:table-cell>
          <table:table-cell office:value-type="float" office:value="13706928" calcext:value-type="float">
            <text:p>13706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20" calcext:value-type="date">
            <text:p>11/11/19 09:59 AM</text:p>
          </table:table-cell>
          <table:table-cell office:value-type="float" office:value="13706928" calcext:value-type="float">
            <text:p>13706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21" calcext:value-type="date">
            <text:p>11/11/19 09:59 AM</text:p>
          </table:table-cell>
          <table:table-cell office:value-type="float" office:value="13706928" calcext:value-type="float">
            <text:p>13706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22" calcext:value-type="date">
            <text:p>11/11/19 09:59 AM</text:p>
          </table:table-cell>
          <table:table-cell office:value-type="float" office:value="13706936" calcext:value-type="float">
            <text:p>13706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23" calcext:value-type="date">
            <text:p>11/11/19 09:59 AM</text:p>
          </table:table-cell>
          <table:table-cell office:value-type="float" office:value="13706936" calcext:value-type="float">
            <text:p>13706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24" calcext:value-type="date">
            <text:p>11/11/19 09:59 AM</text:p>
          </table:table-cell>
          <table:table-cell office:value-type="float" office:value="13706936" calcext:value-type="float">
            <text:p>13706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25" calcext:value-type="date">
            <text:p>11/11/19 09:59 AM</text:p>
          </table:table-cell>
          <table:table-cell office:value-type="float" office:value="13706936" calcext:value-type="float">
            <text:p>13706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26" calcext:value-type="date">
            <text:p>11/11/19 09:59 AM</text:p>
          </table:table-cell>
          <table:table-cell office:value-type="float" office:value="13706936" calcext:value-type="float">
            <text:p>13706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27" calcext:value-type="date">
            <text:p>11/11/19 09:59 AM</text:p>
          </table:table-cell>
          <table:table-cell office:value-type="float" office:value="13706936" calcext:value-type="float">
            <text:p>13706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28" calcext:value-type="date">
            <text:p>11/11/19 09:59 AM</text:p>
          </table:table-cell>
          <table:table-cell office:value-type="float" office:value="13706820" calcext:value-type="float">
            <text:p>13706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29" calcext:value-type="date">
            <text:p>11/11/19 09:59 AM</text:p>
          </table:table-cell>
          <table:table-cell office:value-type="float" office:value="13706820" calcext:value-type="float">
            <text:p>13706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30" calcext:value-type="date">
            <text:p>11/11/19 09:59 AM</text:p>
          </table:table-cell>
          <table:table-cell office:value-type="float" office:value="13706572" calcext:value-type="float">
            <text:p>13706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31" calcext:value-type="date">
            <text:p>11/11/19 09:59 AM</text:p>
          </table:table-cell>
          <table:table-cell office:value-type="float" office:value="13706572" calcext:value-type="float">
            <text:p>13706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32" calcext:value-type="date">
            <text:p>11/11/19 09:59 AM</text:p>
          </table:table-cell>
          <table:table-cell office:value-type="float" office:value="13706572" calcext:value-type="float">
            <text:p>13706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33" calcext:value-type="date">
            <text:p>11/11/19 09:59 AM</text:p>
          </table:table-cell>
          <table:table-cell office:value-type="float" office:value="13706572" calcext:value-type="float">
            <text:p>13706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34" calcext:value-type="date">
            <text:p>11/11/19 09:59 AM</text:p>
          </table:table-cell>
          <table:table-cell office:value-type="float" office:value="13706572" calcext:value-type="float">
            <text:p>13706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35" calcext:value-type="date">
            <text:p>11/11/19 09:59 AM</text:p>
          </table:table-cell>
          <table:table-cell office:value-type="float" office:value="13706572" calcext:value-type="float">
            <text:p>13706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9" calcext:value-type="float">
            <text:p>12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111774" calcext:value-type="float">
            <text:p>111774</text:p>
          </table:table-cell>
          <table:table-cell office:value-type="float" office:value="81660" calcext:value-type="float">
            <text:p>81660</text:p>
          </table:table-cell>
          <table:table-cell office:value-type="float" office:value="7364" calcext:value-type="float">
            <text:p>7364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36" calcext:value-type="date">
            <text:p>11/11/19 09:59 AM</text:p>
          </table:table-cell>
          <table:table-cell office:value-type="float" office:value="13706572" calcext:value-type="float">
            <text:p>13706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8012" calcext:value-type="float">
            <text:p>848012</text:p>
          </table:table-cell>
          <table:table-cell office:value-type="float" office:value="811904" calcext:value-type="float">
            <text:p>811904</text:p>
          </table:table-cell>
          <table:table-cell office:value-type="float" office:value="36108" calcext:value-type="float">
            <text:p>36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23255" calcext:value-type="float">
            <text:p>23255</text:p>
          </table:table-cell>
          <table:table-cell office:value-type="float" office:value="573436" calcext:value-type="float">
            <text:p>573436</text:p>
          </table:table-cell>
          <table:table-cell office:value-type="float" office:value="168703" calcext:value-type="float">
            <text:p>168703</text:p>
          </table:table-cell>
          <table:table-cell office:value-type="float" office:value="81660" calcext:value-type="float">
            <text:p>81660</text:p>
          </table:table-cell>
          <table:table-cell office:value-type="float" office:value="10796" calcext:value-type="float">
            <text:p>10796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2740" calcext:value-type="float">
            <text:p>12740</text:p>
          </table:table-cell>
          <table:table-cell office:value-type="float" office:value="208" calcext:value-type="float">
            <text:p>208</text:p>
          </table:table-cell>
          <table:table-cell office:value-type="float" office:value="15515" calcext:value-type="float">
            <text:p>15515</text:p>
          </table:table-cell>
          <table:table-cell office:value-type="float" office:value="4529" calcext:value-type="float">
            <text:p>4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37" calcext:value-type="date">
            <text:p>11/11/19 09:59 AM</text:p>
          </table:table-cell>
          <table:table-cell office:value-type="float" office:value="13704712" calcext:value-type="float">
            <text:p>13704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49892" calcext:value-type="float">
            <text:p>849892</text:p>
          </table:table-cell>
          <table:table-cell office:value-type="float" office:value="813784" calcext:value-type="float">
            <text:p>813784</text:p>
          </table:table-cell>
          <table:table-cell office:value-type="float" office:value="36108" calcext:value-type="float">
            <text:p>36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176" calcext:value-type="float">
            <text:p>50176</text:p>
          </table:table-cell>
          <table:table-cell office:value-type="float" office:value="34209" calcext:value-type="float">
            <text:p>34209</text:p>
          </table:table-cell>
          <table:table-cell office:value-type="float" office:value="573436" calcext:value-type="float">
            <text:p>573436</text:p>
          </table:table-cell>
          <table:table-cell office:value-type="float" office:value="288185" calcext:value-type="float">
            <text:p>288185</text:p>
          </table:table-cell>
          <table:table-cell office:value-type="float" office:value="81660" calcext:value-type="float">
            <text:p>81660</text:p>
          </table:table-cell>
          <table:table-cell office:value-type="float" office:value="17999" calcext:value-type="float">
            <text:p>17999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2245" calcext:value-type="float">
            <text:p>22245</text:p>
          </table:table-cell>
          <table:table-cell office:value-type="float" office:value="208" calcext:value-type="float">
            <text:p>208</text:p>
          </table:table-cell>
          <table:table-cell office:value-type="float" office:value="25020" calcext:value-type="float">
            <text:p>25020</text:p>
          </table:table-cell>
          <table:table-cell office:value-type="float" office:value="9505" calcext:value-type="float">
            <text:p>9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38" calcext:value-type="date">
            <text:p>11/11/19 09:59 AM</text:p>
          </table:table-cell>
          <table:table-cell office:value-type="float" office:value="13690848" calcext:value-type="float">
            <text:p>13690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4388" calcext:value-type="float">
            <text:p>8164388</text:p>
          </table:table-cell>
          <table:table-cell office:value-type="float" office:value="863676" calcext:value-type="float">
            <text:p>863676</text:p>
          </table:table-cell>
          <table:table-cell office:value-type="float" office:value="827568" calcext:value-type="float">
            <text:p>827568</text:p>
          </table:table-cell>
          <table:table-cell office:value-type="float" office:value="36108" calcext:value-type="float">
            <text:p>36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3488" calcext:value-type="float">
            <text:p>63488</text:p>
          </table:table-cell>
          <table:table-cell office:value-type="float" office:value="36355" calcext:value-type="float">
            <text:p>36355</text:p>
          </table:table-cell>
          <table:table-cell office:value-type="float" office:value="573436" calcext:value-type="float">
            <text:p>573436</text:p>
          </table:table-cell>
          <table:table-cell office:value-type="float" office:value="407087" calcext:value-type="float">
            <text:p>407087</text:p>
          </table:table-cell>
          <table:table-cell office:value-type="float" office:value="81660" calcext:value-type="float">
            <text:p>81660</text:p>
          </table:table-cell>
          <table:table-cell office:value-type="float" office:value="25167" calcext:value-type="float">
            <text:p>25167</text:p>
          </table:table-cell>
          <table:table-cell office:value-type="float" office:value="955728" calcext:value-type="float">
            <text:p>9557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1704" calcext:value-type="float">
            <text:p>31704</text:p>
          </table:table-cell>
          <table:table-cell office:value-type="float" office:value="208" calcext:value-type="float">
            <text:p>208</text:p>
          </table:table-cell>
          <table:table-cell office:value-type="float" office:value="34479" calcext:value-type="float">
            <text:p>34479</text:p>
          </table:table-cell>
          <table:table-cell office:value-type="float" office:value="9459" calcext:value-type="float">
            <text:p>9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39" calcext:value-type="date">
            <text:p>11/11/19 09:59 AM</text:p>
          </table:table-cell>
          <table:table-cell office:value-type="float" office:value="13663196" calcext:value-type="float">
            <text:p>13663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2580" calcext:value-type="float">
            <text:p>8172580</text:p>
          </table:table-cell>
          <table:table-cell office:value-type="float" office:value="891512" calcext:value-type="float">
            <text:p>891512</text:p>
          </table:table-cell>
          <table:table-cell office:value-type="float" office:value="855404" calcext:value-type="float">
            <text:p>855404</text:p>
          </table:table-cell>
          <table:table-cell office:value-type="float" office:value="36108" calcext:value-type="float">
            <text:p>36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47676" calcext:value-type="float">
            <text:p>47676</text:p>
          </table:table-cell>
          <table:table-cell office:value-type="float" office:value="583164" calcext:value-type="float">
            <text:p>583164</text:p>
          </table:table-cell>
          <table:table-cell office:value-type="float" office:value="522747" calcext:value-type="float">
            <text:p>522747</text:p>
          </table:table-cell>
          <table:table-cell office:value-type="float" office:value="82940" calcext:value-type="float">
            <text:p>82940</text:p>
          </table:table-cell>
          <table:table-cell office:value-type="float" office:value="32140" calcext:value-type="float">
            <text:p>32140</text:p>
          </table:table-cell>
          <table:table-cell office:value-type="float" office:value="971516" calcext:value-type="float">
            <text:p>9715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905" calcext:value-type="float">
            <text:p>40905</text:p>
          </table:table-cell>
          <table:table-cell office:value-type="float" office:value="208" calcext:value-type="float">
            <text:p>208</text:p>
          </table:table-cell>
          <table:table-cell office:value-type="float" office:value="43680" calcext:value-type="float">
            <text:p>43680</text:p>
          </table:table-cell>
          <table:table-cell office:value-type="float" office:value="9201" calcext:value-type="float">
            <text:p>9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40" calcext:value-type="date">
            <text:p>11/11/19 09:59 AM</text:p>
          </table:table-cell>
          <table:table-cell office:value-type="float" office:value="13491456" calcext:value-type="float">
            <text:p>13491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63308" calcext:value-type="float">
            <text:p>1063308</text:p>
          </table:table-cell>
          <table:table-cell office:value-type="float" office:value="1027200" calcext:value-type="float">
            <text:p>1027200</text:p>
          </table:table-cell>
          <table:table-cell office:value-type="float" office:value="36108" calcext:value-type="float">
            <text:p>36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50218" calcext:value-type="float">
            <text:p>50218</text:p>
          </table:table-cell>
          <table:table-cell office:value-type="float" office:value="685436" calcext:value-type="float">
            <text:p>685436</text:p>
          </table:table-cell>
          <table:table-cell office:value-type="float" office:value="614586" calcext:value-type="float">
            <text:p>614586</text:p>
          </table:table-cell>
          <table:table-cell office:value-type="float" office:value="97660" calcext:value-type="float">
            <text:p>97660</text:p>
          </table:table-cell>
          <table:table-cell office:value-type="float" office:value="37676" calcext:value-type="float">
            <text:p>37676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office:value-type="float" office:value="7306" calcext:value-type="float">
            <text:p>7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41" calcext:value-type="date">
            <text:p>11/11/19 09:59 AM</text:p>
          </table:table-cell>
          <table:table-cell office:value-type="float" office:value="13491456" calcext:value-type="float">
            <text:p>13491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63308" calcext:value-type="float">
            <text:p>1063308</text:p>
          </table:table-cell>
          <table:table-cell office:value-type="float" office:value="1027200" calcext:value-type="float">
            <text:p>1027200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50218" calcext:value-type="float">
            <text:p>50218</text:p>
          </table:table-cell>
          <table:table-cell office:value-type="float" office:value="685436" calcext:value-type="float">
            <text:p>685436</text:p>
          </table:table-cell>
          <table:table-cell office:value-type="float" office:value="614586" calcext:value-type="float">
            <text:p>614586</text:p>
          </table:table-cell>
          <table:table-cell office:value-type="float" office:value="97660" calcext:value-type="float">
            <text:p>97660</text:p>
          </table:table-cell>
          <table:table-cell office:value-type="float" office:value="37676" calcext:value-type="float">
            <text:p>37676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42" calcext:value-type="date">
            <text:p>11/11/19 09:59 AM</text:p>
          </table:table-cell>
          <table:table-cell office:value-type="float" office:value="13491332" calcext:value-type="float">
            <text:p>1349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63308" calcext:value-type="float">
            <text:p>1063308</text:p>
          </table:table-cell>
          <table:table-cell office:value-type="float" office:value="1027200" calcext:value-type="float">
            <text:p>1027200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50218" calcext:value-type="float">
            <text:p>50218</text:p>
          </table:table-cell>
          <table:table-cell office:value-type="float" office:value="685436" calcext:value-type="float">
            <text:p>685436</text:p>
          </table:table-cell>
          <table:table-cell office:value-type="float" office:value="614586" calcext:value-type="float">
            <text:p>614586</text:p>
          </table:table-cell>
          <table:table-cell office:value-type="float" office:value="97660" calcext:value-type="float">
            <text:p>97660</text:p>
          </table:table-cell>
          <table:table-cell office:value-type="float" office:value="37676" calcext:value-type="float">
            <text:p>37676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43" calcext:value-type="date">
            <text:p>11/11/19 09:59 AM</text:p>
          </table:table-cell>
          <table:table-cell office:value-type="float" office:value="13491332" calcext:value-type="float">
            <text:p>1349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63308" calcext:value-type="float">
            <text:p>1063308</text:p>
          </table:table-cell>
          <table:table-cell office:value-type="float" office:value="1027200" calcext:value-type="float">
            <text:p>1027200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50218" calcext:value-type="float">
            <text:p>50218</text:p>
          </table:table-cell>
          <table:table-cell office:value-type="float" office:value="685436" calcext:value-type="float">
            <text:p>685436</text:p>
          </table:table-cell>
          <table:table-cell office:value-type="float" office:value="614586" calcext:value-type="float">
            <text:p>614586</text:p>
          </table:table-cell>
          <table:table-cell office:value-type="float" office:value="97660" calcext:value-type="float">
            <text:p>97660</text:p>
          </table:table-cell>
          <table:table-cell office:value-type="float" office:value="37676" calcext:value-type="float">
            <text:p>37676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44" calcext:value-type="date">
            <text:p>11/11/19 09:59 AM</text:p>
          </table:table-cell>
          <table:table-cell office:value-type="float" office:value="13491332" calcext:value-type="float">
            <text:p>1349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63308" calcext:value-type="float">
            <text:p>1063308</text:p>
          </table:table-cell>
          <table:table-cell office:value-type="float" office:value="1027200" calcext:value-type="float">
            <text:p>1027200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50218" calcext:value-type="float">
            <text:p>50218</text:p>
          </table:table-cell>
          <table:table-cell office:value-type="float" office:value="685436" calcext:value-type="float">
            <text:p>685436</text:p>
          </table:table-cell>
          <table:table-cell office:value-type="float" office:value="614587" calcext:value-type="float">
            <text:p>614587</text:p>
          </table:table-cell>
          <table:table-cell office:value-type="float" office:value="97660" calcext:value-type="float">
            <text:p>97660</text:p>
          </table:table-cell>
          <table:table-cell office:value-type="float" office:value="37676" calcext:value-type="float">
            <text:p>37676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45" calcext:value-type="date">
            <text:p>11/11/19 09:59 AM</text:p>
          </table:table-cell>
          <table:table-cell office:value-type="float" office:value="13491332" calcext:value-type="float">
            <text:p>1349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63308" calcext:value-type="float">
            <text:p>1063308</text:p>
          </table:table-cell>
          <table:table-cell office:value-type="float" office:value="1027200" calcext:value-type="float">
            <text:p>1027200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50218" calcext:value-type="float">
            <text:p>50218</text:p>
          </table:table-cell>
          <table:table-cell office:value-type="float" office:value="685436" calcext:value-type="float">
            <text:p>685436</text:p>
          </table:table-cell>
          <table:table-cell office:value-type="float" office:value="614587" calcext:value-type="float">
            <text:p>614587</text:p>
          </table:table-cell>
          <table:table-cell office:value-type="float" office:value="97660" calcext:value-type="float">
            <text:p>97660</text:p>
          </table:table-cell>
          <table:table-cell office:value-type="float" office:value="37676" calcext:value-type="float">
            <text:p>37676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46" calcext:value-type="date">
            <text:p>11/11/19 09:59 AM</text:p>
          </table:table-cell>
          <table:table-cell office:value-type="float" office:value="13491332" calcext:value-type="float">
            <text:p>1349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63308" calcext:value-type="float">
            <text:p>1063308</text:p>
          </table:table-cell>
          <table:table-cell office:value-type="float" office:value="1027200" calcext:value-type="float">
            <text:p>1027200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50218" calcext:value-type="float">
            <text:p>50218</text:p>
          </table:table-cell>
          <table:table-cell office:value-type="float" office:value="685436" calcext:value-type="float">
            <text:p>685436</text:p>
          </table:table-cell>
          <table:table-cell office:value-type="float" office:value="614587" calcext:value-type="float">
            <text:p>614587</text:p>
          </table:table-cell>
          <table:table-cell office:value-type="float" office:value="97660" calcext:value-type="float">
            <text:p>97660</text:p>
          </table:table-cell>
          <table:table-cell office:value-type="float" office:value="37676" calcext:value-type="float">
            <text:p>37676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47" calcext:value-type="date">
            <text:p>11/11/19 09:59 AM</text:p>
          </table:table-cell>
          <table:table-cell office:value-type="float" office:value="13491332" calcext:value-type="float">
            <text:p>1349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63308" calcext:value-type="float">
            <text:p>1063308</text:p>
          </table:table-cell>
          <table:table-cell office:value-type="float" office:value="1027200" calcext:value-type="float">
            <text:p>1027200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50218" calcext:value-type="float">
            <text:p>50218</text:p>
          </table:table-cell>
          <table:table-cell office:value-type="float" office:value="685436" calcext:value-type="float">
            <text:p>685436</text:p>
          </table:table-cell>
          <table:table-cell office:value-type="float" office:value="614587" calcext:value-type="float">
            <text:p>614587</text:p>
          </table:table-cell>
          <table:table-cell office:value-type="float" office:value="97660" calcext:value-type="float">
            <text:p>97660</text:p>
          </table:table-cell>
          <table:table-cell office:value-type="float" office:value="37676" calcext:value-type="float">
            <text:p>37676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48" calcext:value-type="date">
            <text:p>11/11/19 09:59 AM</text:p>
          </table:table-cell>
          <table:table-cell office:value-type="float" office:value="13491208" calcext:value-type="float">
            <text:p>13491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63308" calcext:value-type="float">
            <text:p>1063308</text:p>
          </table:table-cell>
          <table:table-cell office:value-type="float" office:value="1027200" calcext:value-type="float">
            <text:p>1027200</text:p>
          </table:table-cell>
          <table:table-cell office:value-type="float" office:value="36108" calcext:value-type="float">
            <text:p>36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42143" calcext:value-type="float">
            <text:p>42143</text:p>
          </table:table-cell>
          <table:table-cell office:value-type="float" office:value="685436" calcext:value-type="float">
            <text:p>685436</text:p>
          </table:table-cell>
          <table:table-cell office:value-type="float" office:value="514025" calcext:value-type="float">
            <text:p>514025</text:p>
          </table:table-cell>
          <table:table-cell office:value-type="float" office:value="97660" calcext:value-type="float">
            <text:p>97660</text:p>
          </table:table-cell>
          <table:table-cell office:value-type="float" office:value="31614" calcext:value-type="float">
            <text:p>31614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59:49" calcext:value-type="date">
            <text:p>11/11/19 09:59 AM</text:p>
          </table:table-cell>
          <table:table-cell office:value-type="float" office:value="13491208" calcext:value-type="float">
            <text:p>13491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63308" calcext:value-type="float">
            <text:p>1063308</text:p>
          </table:table-cell>
          <table:table-cell office:value-type="float" office:value="1027200" calcext:value-type="float">
            <text:p>1027200</text:p>
          </table:table-cell>
          <table:table-cell office:value-type="float" office:value="36108" calcext:value-type="float">
            <text:p>36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42655" calcext:value-type="float">
            <text:p>42655</text:p>
          </table:table-cell>
          <table:table-cell office:value-type="float" office:value="685436" calcext:value-type="float">
            <text:p>685436</text:p>
          </table:table-cell>
          <table:table-cell office:value-type="float" office:value="514025" calcext:value-type="float">
            <text:p>514025</text:p>
          </table:table-cell>
          <table:table-cell office:value-type="float" office:value="97660" calcext:value-type="float">
            <text:p>97660</text:p>
          </table:table-cell>
          <table:table-cell office:value-type="float" office:value="31614" calcext:value-type="float">
            <text:p>31614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50" calcext:value-type="date">
            <text:p>11/11/19 09:59 AM</text:p>
          </table:table-cell>
          <table:table-cell office:value-type="float" office:value="13491208" calcext:value-type="float">
            <text:p>13491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63308" calcext:value-type="float">
            <text:p>1063308</text:p>
          </table:table-cell>
          <table:table-cell office:value-type="float" office:value="1027200" calcext:value-type="float">
            <text:p>1027200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42655" calcext:value-type="float">
            <text:p>42655</text:p>
          </table:table-cell>
          <table:table-cell office:value-type="float" office:value="685436" calcext:value-type="float">
            <text:p>685436</text:p>
          </table:table-cell>
          <table:table-cell office:value-type="float" office:value="514025" calcext:value-type="float">
            <text:p>514025</text:p>
          </table:table-cell>
          <table:table-cell office:value-type="float" office:value="97660" calcext:value-type="float">
            <text:p>97660</text:p>
          </table:table-cell>
          <table:table-cell office:value-type="float" office:value="31614" calcext:value-type="float">
            <text:p>31614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51" calcext:value-type="date">
            <text:p>11/11/19 09:59 AM</text:p>
          </table:table-cell>
          <table:table-cell office:value-type="float" office:value="13491208" calcext:value-type="float">
            <text:p>13491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63308" calcext:value-type="float">
            <text:p>1063308</text:p>
          </table:table-cell>
          <table:table-cell office:value-type="float" office:value="1027200" calcext:value-type="float">
            <text:p>1027200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42655" calcext:value-type="float">
            <text:p>42655</text:p>
          </table:table-cell>
          <table:table-cell office:value-type="float" office:value="685436" calcext:value-type="float">
            <text:p>685436</text:p>
          </table:table-cell>
          <table:table-cell office:value-type="float" office:value="514025" calcext:value-type="float">
            <text:p>514025</text:p>
          </table:table-cell>
          <table:table-cell office:value-type="float" office:value="97660" calcext:value-type="float">
            <text:p>97660</text:p>
          </table:table-cell>
          <table:table-cell office:value-type="float" office:value="31614" calcext:value-type="float">
            <text:p>31614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52" calcext:value-type="date">
            <text:p>11/11/19 09:59 AM</text:p>
          </table:table-cell>
          <table:table-cell office:value-type="float" office:value="13491208" calcext:value-type="float">
            <text:p>13491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63308" calcext:value-type="float">
            <text:p>1063308</text:p>
          </table:table-cell>
          <table:table-cell office:value-type="float" office:value="1027200" calcext:value-type="float">
            <text:p>1027200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42655" calcext:value-type="float">
            <text:p>42655</text:p>
          </table:table-cell>
          <table:table-cell office:value-type="float" office:value="685436" calcext:value-type="float">
            <text:p>685436</text:p>
          </table:table-cell>
          <table:table-cell office:value-type="float" office:value="514025" calcext:value-type="float">
            <text:p>514025</text:p>
          </table:table-cell>
          <table:table-cell office:value-type="float" office:value="97660" calcext:value-type="float">
            <text:p>97660</text:p>
          </table:table-cell>
          <table:table-cell office:value-type="float" office:value="31614" calcext:value-type="float">
            <text:p>31614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53" calcext:value-type="date">
            <text:p>11/11/19 09:59 AM</text:p>
          </table:table-cell>
          <table:table-cell office:value-type="float" office:value="13490716" calcext:value-type="float">
            <text:p>13490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63308" calcext:value-type="float">
            <text:p>1063308</text:p>
          </table:table-cell>
          <table:table-cell office:value-type="float" office:value="1027200" calcext:value-type="float">
            <text:p>1027200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42655" calcext:value-type="float">
            <text:p>42655</text:p>
          </table:table-cell>
          <table:table-cell office:value-type="float" office:value="685436" calcext:value-type="float">
            <text:p>685436</text:p>
          </table:table-cell>
          <table:table-cell office:value-type="float" office:value="514029" calcext:value-type="float">
            <text:p>514029</text:p>
          </table:table-cell>
          <table:table-cell office:value-type="float" office:value="97660" calcext:value-type="float">
            <text:p>97660</text:p>
          </table:table-cell>
          <table:table-cell office:value-type="float" office:value="31614" calcext:value-type="float">
            <text:p>31614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54" calcext:value-type="date">
            <text:p>11/11/19 09:59 AM</text:p>
          </table:table-cell>
          <table:table-cell office:value-type="float" office:value="13490716" calcext:value-type="float">
            <text:p>13490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63308" calcext:value-type="float">
            <text:p>1063308</text:p>
          </table:table-cell>
          <table:table-cell office:value-type="float" office:value="1027200" calcext:value-type="float">
            <text:p>1027200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42655" calcext:value-type="float">
            <text:p>42655</text:p>
          </table:table-cell>
          <table:table-cell office:value-type="float" office:value="685436" calcext:value-type="float">
            <text:p>685436</text:p>
          </table:table-cell>
          <table:table-cell office:value-type="float" office:value="514029" calcext:value-type="float">
            <text:p>514029</text:p>
          </table:table-cell>
          <table:table-cell office:value-type="float" office:value="97660" calcext:value-type="float">
            <text:p>97660</text:p>
          </table:table-cell>
          <table:table-cell office:value-type="float" office:value="31614" calcext:value-type="float">
            <text:p>31614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55" calcext:value-type="date">
            <text:p>11/11/19 09:59 AM</text:p>
          </table:table-cell>
          <table:table-cell office:value-type="float" office:value="13490716" calcext:value-type="float">
            <text:p>13490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63308" calcext:value-type="float">
            <text:p>1063308</text:p>
          </table:table-cell>
          <table:table-cell office:value-type="float" office:value="1027200" calcext:value-type="float">
            <text:p>1027200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42655" calcext:value-type="float">
            <text:p>42655</text:p>
          </table:table-cell>
          <table:table-cell office:value-type="float" office:value="685436" calcext:value-type="float">
            <text:p>685436</text:p>
          </table:table-cell>
          <table:table-cell office:value-type="float" office:value="514029" calcext:value-type="float">
            <text:p>514029</text:p>
          </table:table-cell>
          <table:table-cell office:value-type="float" office:value="97660" calcext:value-type="float">
            <text:p>97660</text:p>
          </table:table-cell>
          <table:table-cell office:value-type="float" office:value="31614" calcext:value-type="float">
            <text:p>31614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56" calcext:value-type="date">
            <text:p>11/11/19 09:59 AM</text:p>
          </table:table-cell>
          <table:table-cell office:value-type="float" office:value="13490716" calcext:value-type="float">
            <text:p>13490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63308" calcext:value-type="float">
            <text:p>1063308</text:p>
          </table:table-cell>
          <table:table-cell office:value-type="float" office:value="1027200" calcext:value-type="float">
            <text:p>1027200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42655" calcext:value-type="float">
            <text:p>42655</text:p>
          </table:table-cell>
          <table:table-cell office:value-type="float" office:value="685436" calcext:value-type="float">
            <text:p>685436</text:p>
          </table:table-cell>
          <table:table-cell office:value-type="float" office:value="514029" calcext:value-type="float">
            <text:p>514029</text:p>
          </table:table-cell>
          <table:table-cell office:value-type="float" office:value="97660" calcext:value-type="float">
            <text:p>97660</text:p>
          </table:table-cell>
          <table:table-cell office:value-type="float" office:value="31614" calcext:value-type="float">
            <text:p>31614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57" calcext:value-type="date">
            <text:p>11/11/19 09:59 AM</text:p>
          </table:table-cell>
          <table:table-cell office:value-type="float" office:value="13490684" calcext:value-type="float">
            <text:p>134906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63308" calcext:value-type="float">
            <text:p>1063308</text:p>
          </table:table-cell>
          <table:table-cell office:value-type="float" office:value="1027200" calcext:value-type="float">
            <text:p>1027200</text:p>
          </table:table-cell>
          <table:table-cell office:value-type="float" office:value="36108" calcext:value-type="float">
            <text:p>36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35093" calcext:value-type="float">
            <text:p>35093</text:p>
          </table:table-cell>
          <table:table-cell office:value-type="float" office:value="685436" calcext:value-type="float">
            <text:p>685436</text:p>
          </table:table-cell>
          <table:table-cell office:value-type="float" office:value="413467" calcext:value-type="float">
            <text:p>413467</text:p>
          </table:table-cell>
          <table:table-cell office:value-type="float" office:value="97660" calcext:value-type="float">
            <text:p>97660</text:p>
          </table:table-cell>
          <table:table-cell office:value-type="float" office:value="25551" calcext:value-type="float">
            <text:p>25551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59:58" calcext:value-type="date">
            <text:p>11/11/19 09:59 AM</text:p>
          </table:table-cell>
          <table:table-cell office:value-type="float" office:value="13419576" calcext:value-type="float">
            <text:p>13419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63308" calcext:value-type="float">
            <text:p>1063308</text:p>
          </table:table-cell>
          <table:table-cell office:value-type="float" office:value="1027200" calcext:value-type="float">
            <text:p>1027200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35093" calcext:value-type="float">
            <text:p>35093</text:p>
          </table:table-cell>
          <table:table-cell office:value-type="float" office:value="685436" calcext:value-type="float">
            <text:p>685436</text:p>
          </table:table-cell>
          <table:table-cell office:value-type="float" office:value="413467" calcext:value-type="float">
            <text:p>413467</text:p>
          </table:table-cell>
          <table:table-cell office:value-type="float" office:value="97660" calcext:value-type="float">
            <text:p>97660</text:p>
          </table:table-cell>
          <table:table-cell office:value-type="float" office:value="25551" calcext:value-type="float">
            <text:p>25551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9:59" calcext:value-type="date">
            <text:p>11/11/19 09:59 AM</text:p>
          </table:table-cell>
          <table:table-cell office:value-type="float" office:value="13448096" calcext:value-type="float">
            <text:p>13448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63308" calcext:value-type="float">
            <text:p>1063308</text:p>
          </table:table-cell>
          <table:table-cell office:value-type="float" office:value="1027200" calcext:value-type="float">
            <text:p>1027200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35093" calcext:value-type="float">
            <text:p>35093</text:p>
          </table:table-cell>
          <table:table-cell office:value-type="float" office:value="685436" calcext:value-type="float">
            <text:p>685436</text:p>
          </table:table-cell>
          <table:table-cell office:value-type="float" office:value="413467" calcext:value-type="float">
            <text:p>413467</text:p>
          </table:table-cell>
          <table:table-cell office:value-type="float" office:value="97660" calcext:value-type="float">
            <text:p>97660</text:p>
          </table:table-cell>
          <table:table-cell office:value-type="float" office:value="25551" calcext:value-type="float">
            <text:p>25551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10:00:00" calcext:value-type="date">
            <text:p>11/11/19 10:00 AM</text:p>
          </table:table-cell>
          <table:table-cell office:value-type="float" office:value="13448096" calcext:value-type="float">
            <text:p>13448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63308" calcext:value-type="float">
            <text:p>1063308</text:p>
          </table:table-cell>
          <table:table-cell office:value-type="float" office:value="1027200" calcext:value-type="float">
            <text:p>1027200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35093" calcext:value-type="float">
            <text:p>35093</text:p>
          </table:table-cell>
          <table:table-cell office:value-type="float" office:value="685436" calcext:value-type="float">
            <text:p>685436</text:p>
          </table:table-cell>
          <table:table-cell office:value-type="float" office:value="413467" calcext:value-type="float">
            <text:p>413467</text:p>
          </table:table-cell>
          <table:table-cell office:value-type="float" office:value="97660" calcext:value-type="float">
            <text:p>97660</text:p>
          </table:table-cell>
          <table:table-cell office:value-type="float" office:value="25551" calcext:value-type="float">
            <text:p>25551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10:00:01" calcext:value-type="date">
            <text:p>11/11/19 10:00 AM</text:p>
          </table:table-cell>
          <table:table-cell office:value-type="float" office:value="13448096" calcext:value-type="float">
            <text:p>13448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63308" calcext:value-type="float">
            <text:p>1063308</text:p>
          </table:table-cell>
          <table:table-cell office:value-type="float" office:value="1027200" calcext:value-type="float">
            <text:p>1027200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35093" calcext:value-type="float">
            <text:p>35093</text:p>
          </table:table-cell>
          <table:table-cell office:value-type="float" office:value="685436" calcext:value-type="float">
            <text:p>685436</text:p>
          </table:table-cell>
          <table:table-cell office:value-type="float" office:value="413467" calcext:value-type="float">
            <text:p>413467</text:p>
          </table:table-cell>
          <table:table-cell office:value-type="float" office:value="97660" calcext:value-type="float">
            <text:p>97660</text:p>
          </table:table-cell>
          <table:table-cell office:value-type="float" office:value="25551" calcext:value-type="float">
            <text:p>25551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10:00:02" calcext:value-type="date">
            <text:p>11/11/19 10:00 AM</text:p>
          </table:table-cell>
          <table:table-cell office:value-type="float" office:value="13447972" calcext:value-type="float">
            <text:p>13447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63308" calcext:value-type="float">
            <text:p>1063308</text:p>
          </table:table-cell>
          <table:table-cell office:value-type="float" office:value="1027200" calcext:value-type="float">
            <text:p>1027200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35093" calcext:value-type="float">
            <text:p>35093</text:p>
          </table:table-cell>
          <table:table-cell office:value-type="float" office:value="685436" calcext:value-type="float">
            <text:p>685436</text:p>
          </table:table-cell>
          <table:table-cell office:value-type="float" office:value="413467" calcext:value-type="float">
            <text:p>413467</text:p>
          </table:table-cell>
          <table:table-cell office:value-type="float" office:value="97660" calcext:value-type="float">
            <text:p>97660</text:p>
          </table:table-cell>
          <table:table-cell office:value-type="float" office:value="25551" calcext:value-type="float">
            <text:p>25551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10:00:03" calcext:value-type="date">
            <text:p>11/11/19 10:00 AM</text:p>
          </table:table-cell>
          <table:table-cell office:value-type="float" office:value="13447984" calcext:value-type="float">
            <text:p>13447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63308" calcext:value-type="float">
            <text:p>1063308</text:p>
          </table:table-cell>
          <table:table-cell office:value-type="float" office:value="1027200" calcext:value-type="float">
            <text:p>1027200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35093" calcext:value-type="float">
            <text:p>35093</text:p>
          </table:table-cell>
          <table:table-cell office:value-type="float" office:value="685436" calcext:value-type="float">
            <text:p>685436</text:p>
          </table:table-cell>
          <table:table-cell office:value-type="float" office:value="413467" calcext:value-type="float">
            <text:p>413467</text:p>
          </table:table-cell>
          <table:table-cell office:value-type="float" office:value="97660" calcext:value-type="float">
            <text:p>97660</text:p>
          </table:table-cell>
          <table:table-cell office:value-type="float" office:value="25551" calcext:value-type="float">
            <text:p>25551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10:00:04" calcext:value-type="date">
            <text:p>11/11/19 10:00 AM</text:p>
          </table:table-cell>
          <table:table-cell office:value-type="float" office:value="13447984" calcext:value-type="float">
            <text:p>13447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63308" calcext:value-type="float">
            <text:p>1063308</text:p>
          </table:table-cell>
          <table:table-cell office:value-type="float" office:value="1027200" calcext:value-type="float">
            <text:p>1027200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35093" calcext:value-type="float">
            <text:p>35093</text:p>
          </table:table-cell>
          <table:table-cell office:value-type="float" office:value="685436" calcext:value-type="float">
            <text:p>685436</text:p>
          </table:table-cell>
          <table:table-cell office:value-type="float" office:value="413467" calcext:value-type="float">
            <text:p>413467</text:p>
          </table:table-cell>
          <table:table-cell office:value-type="float" office:value="97660" calcext:value-type="float">
            <text:p>97660</text:p>
          </table:table-cell>
          <table:table-cell office:value-type="float" office:value="25551" calcext:value-type="float">
            <text:p>25551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10:00:05" calcext:value-type="date">
            <text:p>11/11/19 10:00 AM</text:p>
          </table:table-cell>
          <table:table-cell office:value-type="float" office:value="13470924" calcext:value-type="float">
            <text:p>13470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40540" calcext:value-type="float">
            <text:p>1040540</text:p>
          </table:table-cell>
          <table:table-cell office:value-type="float" office:value="1004432" calcext:value-type="float">
            <text:p>1004432</text:p>
          </table:table-cell>
          <table:table-cell office:value-type="float" office:value="36108" calcext:value-type="float">
            <text:p>36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531" calcext:value-type="float">
            <text:p>27531</text:p>
          </table:table-cell>
          <table:table-cell office:value-type="float" office:value="685436" calcext:value-type="float">
            <text:p>685436</text:p>
          </table:table-cell>
          <table:table-cell office:value-type="float" office:value="312904" calcext:value-type="float">
            <text:p>312904</text:p>
          </table:table-cell>
          <table:table-cell office:value-type="float" office:value="97660" calcext:value-type="float">
            <text:p>97660</text:p>
          </table:table-cell>
          <table:table-cell office:value-type="float" office:value="19489" calcext:value-type="float">
            <text:p>19489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10:00:06" calcext:value-type="date">
            <text:p>11/11/19 10:00 AM</text:p>
          </table:table-cell>
          <table:table-cell office:value-type="float" office:value="13470924" calcext:value-type="float">
            <text:p>13470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40540" calcext:value-type="float">
            <text:p>1040540</text:p>
          </table:table-cell>
          <table:table-cell office:value-type="float" office:value="1004432" calcext:value-type="float">
            <text:p>1004432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531" calcext:value-type="float">
            <text:p>27531</text:p>
          </table:table-cell>
          <table:table-cell office:value-type="float" office:value="685436" calcext:value-type="float">
            <text:p>685436</text:p>
          </table:table-cell>
          <table:table-cell office:value-type="float" office:value="312904" calcext:value-type="float">
            <text:p>312904</text:p>
          </table:table-cell>
          <table:table-cell office:value-type="float" office:value="97660" calcext:value-type="float">
            <text:p>97660</text:p>
          </table:table-cell>
          <table:table-cell office:value-type="float" office:value="19489" calcext:value-type="float">
            <text:p>19489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10:00:07" calcext:value-type="date">
            <text:p>11/11/19 10:00 AM</text:p>
          </table:table-cell>
          <table:table-cell office:value-type="float" office:value="13470924" calcext:value-type="float">
            <text:p>13470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40540" calcext:value-type="float">
            <text:p>1040540</text:p>
          </table:table-cell>
          <table:table-cell office:value-type="float" office:value="1004432" calcext:value-type="float">
            <text:p>1004432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531" calcext:value-type="float">
            <text:p>27531</text:p>
          </table:table-cell>
          <table:table-cell office:value-type="float" office:value="685436" calcext:value-type="float">
            <text:p>685436</text:p>
          </table:table-cell>
          <table:table-cell office:value-type="float" office:value="312904" calcext:value-type="float">
            <text:p>312904</text:p>
          </table:table-cell>
          <table:table-cell office:value-type="float" office:value="97660" calcext:value-type="float">
            <text:p>97660</text:p>
          </table:table-cell>
          <table:table-cell office:value-type="float" office:value="19489" calcext:value-type="float">
            <text:p>19489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10:00:08" calcext:value-type="date">
            <text:p>11/11/19 10:00 AM</text:p>
          </table:table-cell>
          <table:table-cell office:value-type="float" office:value="13470924" calcext:value-type="float">
            <text:p>13470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40540" calcext:value-type="float">
            <text:p>1040540</text:p>
          </table:table-cell>
          <table:table-cell office:value-type="float" office:value="1004432" calcext:value-type="float">
            <text:p>1004432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531" calcext:value-type="float">
            <text:p>27531</text:p>
          </table:table-cell>
          <table:table-cell office:value-type="float" office:value="685436" calcext:value-type="float">
            <text:p>685436</text:p>
          </table:table-cell>
          <table:table-cell office:value-type="float" office:value="312904" calcext:value-type="float">
            <text:p>312904</text:p>
          </table:table-cell>
          <table:table-cell office:value-type="float" office:value="97660" calcext:value-type="float">
            <text:p>97660</text:p>
          </table:table-cell>
          <table:table-cell office:value-type="float" office:value="19489" calcext:value-type="float">
            <text:p>19489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10:00:09" calcext:value-type="date">
            <text:p>11/11/19 10:00 AM</text:p>
          </table:table-cell>
          <table:table-cell office:value-type="float" office:value="13470924" calcext:value-type="float">
            <text:p>13470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40540" calcext:value-type="float">
            <text:p>1040540</text:p>
          </table:table-cell>
          <table:table-cell office:value-type="float" office:value="1004432" calcext:value-type="float">
            <text:p>1004432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531" calcext:value-type="float">
            <text:p>27531</text:p>
          </table:table-cell>
          <table:table-cell office:value-type="float" office:value="685436" calcext:value-type="float">
            <text:p>685436</text:p>
          </table:table-cell>
          <table:table-cell office:value-type="float" office:value="312904" calcext:value-type="float">
            <text:p>312904</text:p>
          </table:table-cell>
          <table:table-cell office:value-type="float" office:value="97660" calcext:value-type="float">
            <text:p>97660</text:p>
          </table:table-cell>
          <table:table-cell office:value-type="float" office:value="19489" calcext:value-type="float">
            <text:p>19489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10:00:10" calcext:value-type="date">
            <text:p>11/11/19 10:00 AM</text:p>
          </table:table-cell>
          <table:table-cell office:value-type="float" office:value="13471320" calcext:value-type="float">
            <text:p>1347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40540" calcext:value-type="float">
            <text:p>1040540</text:p>
          </table:table-cell>
          <table:table-cell office:value-type="float" office:value="1004432" calcext:value-type="float">
            <text:p>1004432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531" calcext:value-type="float">
            <text:p>27531</text:p>
          </table:table-cell>
          <table:table-cell office:value-type="float" office:value="685436" calcext:value-type="float">
            <text:p>685436</text:p>
          </table:table-cell>
          <table:table-cell office:value-type="float" office:value="312904" calcext:value-type="float">
            <text:p>312904</text:p>
          </table:table-cell>
          <table:table-cell office:value-type="float" office:value="97660" calcext:value-type="float">
            <text:p>97660</text:p>
          </table:table-cell>
          <table:table-cell office:value-type="float" office:value="19489" calcext:value-type="float">
            <text:p>19489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10:00:11" calcext:value-type="date">
            <text:p>11/11/19 10:00 AM</text:p>
          </table:table-cell>
          <table:table-cell office:value-type="float" office:value="13471320" calcext:value-type="float">
            <text:p>1347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40540" calcext:value-type="float">
            <text:p>1040540</text:p>
          </table:table-cell>
          <table:table-cell office:value-type="float" office:value="1004432" calcext:value-type="float">
            <text:p>1004432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531" calcext:value-type="float">
            <text:p>27531</text:p>
          </table:table-cell>
          <table:table-cell office:value-type="float" office:value="685436" calcext:value-type="float">
            <text:p>685436</text:p>
          </table:table-cell>
          <table:table-cell office:value-type="float" office:value="312904" calcext:value-type="float">
            <text:p>312904</text:p>
          </table:table-cell>
          <table:table-cell office:value-type="float" office:value="97660" calcext:value-type="float">
            <text:p>97660</text:p>
          </table:table-cell>
          <table:table-cell office:value-type="float" office:value="19489" calcext:value-type="float">
            <text:p>19489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10:00:12" calcext:value-type="date">
            <text:p>11/11/19 10:00 AM</text:p>
          </table:table-cell>
          <table:table-cell office:value-type="float" office:value="13471420" calcext:value-type="float">
            <text:p>13471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40540" calcext:value-type="float">
            <text:p>1040540</text:p>
          </table:table-cell>
          <table:table-cell office:value-type="float" office:value="1004432" calcext:value-type="float">
            <text:p>1004432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531" calcext:value-type="float">
            <text:p>27531</text:p>
          </table:table-cell>
          <table:table-cell office:value-type="float" office:value="685436" calcext:value-type="float">
            <text:p>685436</text:p>
          </table:table-cell>
          <table:table-cell office:value-type="float" office:value="312904" calcext:value-type="float">
            <text:p>312904</text:p>
          </table:table-cell>
          <table:table-cell office:value-type="float" office:value="97660" calcext:value-type="float">
            <text:p>97660</text:p>
          </table:table-cell>
          <table:table-cell office:value-type="float" office:value="19489" calcext:value-type="float">
            <text:p>19489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10:00:13" calcext:value-type="date">
            <text:p>11/11/19 10:00 AM</text:p>
          </table:table-cell>
          <table:table-cell office:value-type="float" office:value="13496096" calcext:value-type="float">
            <text:p>13496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15356" calcext:value-type="float">
            <text:p>1015356</text:p>
          </table:table-cell>
          <table:table-cell office:value-type="float" office:value="979248" calcext:value-type="float">
            <text:p>979248</text:p>
          </table:table-cell>
          <table:table-cell office:value-type="float" office:value="36108" calcext:value-type="float">
            <text:p>36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969" calcext:value-type="float">
            <text:p>19969</text:p>
          </table:table-cell>
          <table:table-cell office:value-type="float" office:value="685436" calcext:value-type="float">
            <text:p>685436</text:p>
          </table:table-cell>
          <table:table-cell office:value-type="float" office:value="212342" calcext:value-type="float">
            <text:p>212342</text:p>
          </table:table-cell>
          <table:table-cell office:value-type="float" office:value="97660" calcext:value-type="float">
            <text:p>97660</text:p>
          </table:table-cell>
          <table:table-cell office:value-type="float" office:value="13426" calcext:value-type="float">
            <text:p>13426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10:00:14" calcext:value-type="date">
            <text:p>11/11/19 10:00 AM</text:p>
          </table:table-cell>
          <table:table-cell office:value-type="float" office:value="13496104" calcext:value-type="float">
            <text:p>13496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15356" calcext:value-type="float">
            <text:p>1015356</text:p>
          </table:table-cell>
          <table:table-cell office:value-type="float" office:value="979248" calcext:value-type="float">
            <text:p>979248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969" calcext:value-type="float">
            <text:p>19969</text:p>
          </table:table-cell>
          <table:table-cell office:value-type="float" office:value="685436" calcext:value-type="float">
            <text:p>685436</text:p>
          </table:table-cell>
          <table:table-cell office:value-type="float" office:value="212342" calcext:value-type="float">
            <text:p>212342</text:p>
          </table:table-cell>
          <table:table-cell office:value-type="float" office:value="97660" calcext:value-type="float">
            <text:p>97660</text:p>
          </table:table-cell>
          <table:table-cell office:value-type="float" office:value="13426" calcext:value-type="float">
            <text:p>13426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10:00:15" calcext:value-type="date">
            <text:p>11/11/19 10:00 AM</text:p>
          </table:table-cell>
          <table:table-cell office:value-type="float" office:value="13496104" calcext:value-type="float">
            <text:p>13496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15356" calcext:value-type="float">
            <text:p>1015356</text:p>
          </table:table-cell>
          <table:table-cell office:value-type="float" office:value="979248" calcext:value-type="float">
            <text:p>979248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969" calcext:value-type="float">
            <text:p>19969</text:p>
          </table:table-cell>
          <table:table-cell office:value-type="float" office:value="685436" calcext:value-type="float">
            <text:p>685436</text:p>
          </table:table-cell>
          <table:table-cell office:value-type="float" office:value="212342" calcext:value-type="float">
            <text:p>212342</text:p>
          </table:table-cell>
          <table:table-cell office:value-type="float" office:value="97660" calcext:value-type="float">
            <text:p>97660</text:p>
          </table:table-cell>
          <table:table-cell office:value-type="float" office:value="13426" calcext:value-type="float">
            <text:p>13426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10:00:16" calcext:value-type="date">
            <text:p>11/11/19 10:00 AM</text:p>
          </table:table-cell>
          <table:table-cell office:value-type="float" office:value="13496104" calcext:value-type="float">
            <text:p>13496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15356" calcext:value-type="float">
            <text:p>1015356</text:p>
          </table:table-cell>
          <table:table-cell office:value-type="float" office:value="979248" calcext:value-type="float">
            <text:p>979248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969" calcext:value-type="float">
            <text:p>19969</text:p>
          </table:table-cell>
          <table:table-cell office:value-type="float" office:value="685436" calcext:value-type="float">
            <text:p>685436</text:p>
          </table:table-cell>
          <table:table-cell office:value-type="float" office:value="212342" calcext:value-type="float">
            <text:p>212342</text:p>
          </table:table-cell>
          <table:table-cell office:value-type="float" office:value="97660" calcext:value-type="float">
            <text:p>97660</text:p>
          </table:table-cell>
          <table:table-cell office:value-type="float" office:value="13426" calcext:value-type="float">
            <text:p>13426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10:00:17" calcext:value-type="date">
            <text:p>11/11/19 10:00 AM</text:p>
          </table:table-cell>
          <table:table-cell office:value-type="float" office:value="13496104" calcext:value-type="float">
            <text:p>13496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15356" calcext:value-type="float">
            <text:p>1015356</text:p>
          </table:table-cell>
          <table:table-cell office:value-type="float" office:value="979248" calcext:value-type="float">
            <text:p>979248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969" calcext:value-type="float">
            <text:p>19969</text:p>
          </table:table-cell>
          <table:table-cell office:value-type="float" office:value="685436" calcext:value-type="float">
            <text:p>685436</text:p>
          </table:table-cell>
          <table:table-cell office:value-type="float" office:value="212342" calcext:value-type="float">
            <text:p>212342</text:p>
          </table:table-cell>
          <table:table-cell office:value-type="float" office:value="97660" calcext:value-type="float">
            <text:p>97660</text:p>
          </table:table-cell>
          <table:table-cell office:value-type="float" office:value="13426" calcext:value-type="float">
            <text:p>13426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10:00:18" calcext:value-type="date">
            <text:p>11/11/19 10:00 AM</text:p>
          </table:table-cell>
          <table:table-cell office:value-type="float" office:value="13496104" calcext:value-type="float">
            <text:p>13496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15356" calcext:value-type="float">
            <text:p>1015356</text:p>
          </table:table-cell>
          <table:table-cell office:value-type="float" office:value="979248" calcext:value-type="float">
            <text:p>979248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969" calcext:value-type="float">
            <text:p>19969</text:p>
          </table:table-cell>
          <table:table-cell office:value-type="float" office:value="685436" calcext:value-type="float">
            <text:p>685436</text:p>
          </table:table-cell>
          <table:table-cell office:value-type="float" office:value="212342" calcext:value-type="float">
            <text:p>212342</text:p>
          </table:table-cell>
          <table:table-cell office:value-type="float" office:value="97660" calcext:value-type="float">
            <text:p>97660</text:p>
          </table:table-cell>
          <table:table-cell office:value-type="float" office:value="13426" calcext:value-type="float">
            <text:p>13426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10:00:19" calcext:value-type="date">
            <text:p>11/11/19 10:00 AM</text:p>
          </table:table-cell>
          <table:table-cell office:value-type="float" office:value="13496104" calcext:value-type="float">
            <text:p>13496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15356" calcext:value-type="float">
            <text:p>1015356</text:p>
          </table:table-cell>
          <table:table-cell office:value-type="float" office:value="979248" calcext:value-type="float">
            <text:p>979248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969" calcext:value-type="float">
            <text:p>19969</text:p>
          </table:table-cell>
          <table:table-cell office:value-type="float" office:value="685436" calcext:value-type="float">
            <text:p>685436</text:p>
          </table:table-cell>
          <table:table-cell office:value-type="float" office:value="212342" calcext:value-type="float">
            <text:p>212342</text:p>
          </table:table-cell>
          <table:table-cell office:value-type="float" office:value="97660" calcext:value-type="float">
            <text:p>97660</text:p>
          </table:table-cell>
          <table:table-cell office:value-type="float" office:value="13426" calcext:value-type="float">
            <text:p>13426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10:00:20" calcext:value-type="date">
            <text:p>11/11/19 10:00 AM</text:p>
          </table:table-cell>
          <table:table-cell office:value-type="float" office:value="13496104" calcext:value-type="float">
            <text:p>13496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8596" calcext:value-type="float">
            <text:p>8258596</text:p>
          </table:table-cell>
          <table:table-cell office:value-type="float" office:value="1015356" calcext:value-type="float">
            <text:p>1015356</text:p>
          </table:table-cell>
          <table:table-cell office:value-type="float" office:value="979248" calcext:value-type="float">
            <text:p>979248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969" calcext:value-type="float">
            <text:p>19969</text:p>
          </table:table-cell>
          <table:table-cell office:value-type="float" office:value="685436" calcext:value-type="float">
            <text:p>685436</text:p>
          </table:table-cell>
          <table:table-cell office:value-type="float" office:value="212342" calcext:value-type="float">
            <text:p>212342</text:p>
          </table:table-cell>
          <table:table-cell office:value-type="float" office:value="97660" calcext:value-type="float">
            <text:p>97660</text:p>
          </table:table-cell>
          <table:table-cell office:value-type="float" office:value="13426" calcext:value-type="float">
            <text:p>13426</text:p>
          </table:table-cell>
          <table:table-cell office:value-type="float" office:value="1142396" calcext:value-type="float">
            <text:p>11423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10:00:21" calcext:value-type="date">
            <text:p>11/11/19 10:00 AM</text:p>
          </table:table-cell>
          <table:table-cell office:value-type="float" office:value="14123916" calcext:value-type="float">
            <text:p>14123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85156" calcext:value-type="float">
            <text:p>7685156</text:p>
          </table:table-cell>
          <table:table-cell office:value-type="float" office:value="388816" calcext:value-type="float">
            <text:p>388816</text:p>
          </table:table-cell>
          <table:table-cell office:value-type="float" office:value="352708" calcext:value-type="float">
            <text:p>352708</text:p>
          </table:table-cell>
          <table:table-cell office:value-type="float" office:value="36108" calcext:value-type="float">
            <text:p>36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4496" calcext:value-type="float">
            <text:p>4496</text:p>
          </table:table-cell>
          <table:table-cell office:value-type="float" office:value="111996" calcext:value-type="float">
            <text:p>111996</text:p>
          </table:table-cell>
          <table:table-cell office:value-type="float" office:value="11217" calcext:value-type="float">
            <text:p>11217</text:p>
          </table:table-cell>
          <table:table-cell office:value-type="float" office:value="97660" calcext:value-type="float">
            <text:p>97660</text:p>
          </table:table-cell>
          <table:table-cell office:value-type="float" office:value="1301" calcext:value-type="float">
            <text:p>1301</text:p>
          </table:table-cell>
          <table:table-cell office:value-type="float" office:value="1065492" calcext:value-type="float">
            <text:p>106549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date" office:date-value="2019-11-11T10:00:22" calcext:value-type="date">
            <text:p>11/11/19 10:00 AM</text:p>
          </table:table-cell>
          <table:table-cell office:value-type="float" office:value="14123916" calcext:value-type="float">
            <text:p>14123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85156" calcext:value-type="float">
            <text:p>7685156</text:p>
          </table:table-cell>
          <table:table-cell office:value-type="float" office:value="388816" calcext:value-type="float">
            <text:p>388816</text:p>
          </table:table-cell>
          <table:table-cell office:value-type="float" office:value="352708" calcext:value-type="float">
            <text:p>352708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4496" calcext:value-type="float">
            <text:p>4496</text:p>
          </table:table-cell>
          <table:table-cell office:value-type="float" office:value="111996" calcext:value-type="float">
            <text:p>111996</text:p>
          </table:table-cell>
          <table:table-cell office:value-type="float" office:value="11217" calcext:value-type="float">
            <text:p>11217</text:p>
          </table:table-cell>
          <table:table-cell office:value-type="float" office:value="97660" calcext:value-type="float">
            <text:p>97660</text:p>
          </table:table-cell>
          <table:table-cell office:value-type="float" office:value="1301" calcext:value-type="float">
            <text:p>1301</text:p>
          </table:table-cell>
          <table:table-cell office:value-type="float" office:value="1065492" calcext:value-type="float">
            <text:p>106549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10:00:23" calcext:value-type="date">
            <text:p>11/11/19 10:00 AM</text:p>
          </table:table-cell>
          <table:table-cell office:value-type="float" office:value="14123928" calcext:value-type="float">
            <text:p>14123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85156" calcext:value-type="float">
            <text:p>7685156</text:p>
          </table:table-cell>
          <table:table-cell office:value-type="float" office:value="388816" calcext:value-type="float">
            <text:p>388816</text:p>
          </table:table-cell>
          <table:table-cell office:value-type="float" office:value="352708" calcext:value-type="float">
            <text:p>352708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4496" calcext:value-type="float">
            <text:p>4496</text:p>
          </table:table-cell>
          <table:table-cell office:value-type="float" office:value="111996" calcext:value-type="float">
            <text:p>111996</text:p>
          </table:table-cell>
          <table:table-cell office:value-type="float" office:value="11217" calcext:value-type="float">
            <text:p>11217</text:p>
          </table:table-cell>
          <table:table-cell office:value-type="float" office:value="97660" calcext:value-type="float">
            <text:p>97660</text:p>
          </table:table-cell>
          <table:table-cell office:value-type="float" office:value="1301" calcext:value-type="float">
            <text:p>1301</text:p>
          </table:table-cell>
          <table:table-cell office:value-type="float" office:value="1065492" calcext:value-type="float">
            <text:p>106549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10:00:24" calcext:value-type="date">
            <text:p>11/11/19 10:00 AM</text:p>
          </table:table-cell>
          <table:table-cell office:value-type="float" office:value="14123928" calcext:value-type="float">
            <text:p>14123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85156" calcext:value-type="float">
            <text:p>7685156</text:p>
          </table:table-cell>
          <table:table-cell office:value-type="float" office:value="388816" calcext:value-type="float">
            <text:p>388816</text:p>
          </table:table-cell>
          <table:table-cell office:value-type="float" office:value="352708" calcext:value-type="float">
            <text:p>352708</text:p>
          </table:table-cell>
          <table:table-cell office:value-type="float" office:value="36108" calcext:value-type="float">
            <text:p>36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4496" calcext:value-type="float">
            <text:p>4496</text:p>
          </table:table-cell>
          <table:table-cell office:value-type="float" office:value="111996" calcext:value-type="float">
            <text:p>111996</text:p>
          </table:table-cell>
          <table:table-cell office:value-type="float" office:value="11217" calcext:value-type="float">
            <text:p>11217</text:p>
          </table:table-cell>
          <table:table-cell office:value-type="float" office:value="97660" calcext:value-type="float">
            <text:p>97660</text:p>
          </table:table-cell>
          <table:table-cell office:value-type="float" office:value="1301" calcext:value-type="float">
            <text:p>1301</text:p>
          </table:table-cell>
          <table:table-cell office:value-type="float" office:value="1065492" calcext:value-type="float">
            <text:p>106549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2"/>
        </table:table-row>
        <table:table-row table:style-name="ro1">
          <table:table-cell table:style-name="Default"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table:style-name="Default"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style-name="Default"/>
          <table:table-cell table:number-columns-repeated="42"/>
        </table:table-row>
        <table:table-row table:style-name="ro1">
          <table:table-cell table:style-name="Default"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table:style-name="Default" office:value-type="string" calcext:value-type="string">
            <text:p>(no records)</text:p>
          </table:table-cell>
          <table:table-cell table:number-columns-repeated="42"/>
        </table:table-row>
      </table:table>
      <table:table table:name="patched-nolo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Default"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table:style-name="Default"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 table:style-name="Default"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style-name="Default"/>
          <table:table-cell table:number-columns-repeated="42"/>
        </table:table-row>
        <table:table-row table:style-name="ro1">
          <table:table-cell office:value-type="date" office:date-value="2019-11-11T09:52:39" calcext:value-type="date">
            <text:p>11/11/19 09:52 AM</text:p>
          </table:table-cell>
          <table:table-cell office:value-type="float" office:value="14512808" calcext:value-type="float">
            <text:p>145128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6951220" calcext:value-type="float">
            <text:p>6951220</text:p>
          </table:table-cell>
          <table:table-cell office:value-type="float" office:value="34596" calcext:value-type="float">
            <text:p>34596</text:p>
          </table:table-cell>
          <table:table-cell office:value-type="float" office:value="10376" calcext:value-type="float">
            <text:p>10376</text:p>
          </table:table-cell>
          <table:table-cell office:value-type="float" office:value="24220" calcext:value-type="float">
            <text:p>242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58048" calcext:value-type="float">
            <text:p>258048</text:p>
          </table:table-cell>
          <table:table-cell office:value-type="float" office:value="1807" calcext:value-type="float">
            <text:p>1807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248" calcext:value-type="float">
            <text:p>21248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date" office:date-value="2019-11-11T09:52:40" calcext:value-type="date">
            <text:p>11/11/19 09:52 AM</text:p>
          </table:table-cell>
          <table:table-cell office:value-type="float" office:value="14482332" calcext:value-type="float">
            <text:p>14482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98492" calcext:value-type="float">
            <text:p>7498492</text:p>
          </table:table-cell>
          <table:table-cell office:value-type="float" office:value="75968" calcext:value-type="float">
            <text:p>75968</text:p>
          </table:table-cell>
          <table:table-cell office:value-type="float" office:value="39596" calcext:value-type="float">
            <text:p>39596</text:p>
          </table:table-cell>
          <table:table-cell office:value-type="float" office:value="36372" calcext:value-type="float">
            <text:p>36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0480" calcext:value-type="float">
            <text:p>20480</text:p>
          </table:table-cell>
          <table:table-cell office:value-type="float" office:value="4010" calcext:value-type="float">
            <text:p>4010</text:p>
          </table:table-cell>
          <table:table-cell office:value-type="float" office:value="11520" calcext:value-type="float">
            <text:p>11520</text:p>
          </table:table-cell>
          <table:table-cell office:value-type="float" office:value="11199" calcext:value-type="float">
            <text:p>11199</text:p>
          </table:table-cell>
          <table:table-cell office:value-type="float" office:value="1472" calcext:value-type="float">
            <text:p>1472</text:p>
          </table:table-cell>
          <table:table-cell office:value-type="float" office:value="1313" calcext:value-type="float">
            <text:p>1313</text:p>
          </table:table-cell>
          <table:table-cell office:value-type="float" office:value="21248" calcext:value-type="float">
            <text:p>21248</text:p>
          </table:table-cell>
          <table:table-cell office:value-type="float" office:value="7680" calcext:value-type="float">
            <text:p>768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648" calcext:value-type="float">
            <text:p>2564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office:value-type="float" office:value="2585" calcext:value-type="float">
            <text:p>2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2:41" calcext:value-type="date">
            <text:p>11/11/19 09:52 AM</text:p>
          </table:table-cell>
          <table:table-cell office:value-type="float" office:value="14482332" calcext:value-type="float">
            <text:p>14482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98492" calcext:value-type="float">
            <text:p>7498492</text:p>
          </table:table-cell>
          <table:table-cell office:value-type="float" office:value="75968" calcext:value-type="float">
            <text:p>75968</text:p>
          </table:table-cell>
          <table:table-cell office:value-type="float" office:value="39596" calcext:value-type="float">
            <text:p>39596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0480" calcext:value-type="float">
            <text:p>20480</text:p>
          </table:table-cell>
          <table:table-cell office:value-type="float" office:value="4010" calcext:value-type="float">
            <text:p>4010</text:p>
          </table:table-cell>
          <table:table-cell office:value-type="float" office:value="11520" calcext:value-type="float">
            <text:p>11520</text:p>
          </table:table-cell>
          <table:table-cell office:value-type="float" office:value="11199" calcext:value-type="float">
            <text:p>11199</text:p>
          </table:table-cell>
          <table:table-cell office:value-type="float" office:value="1472" calcext:value-type="float">
            <text:p>1472</text:p>
          </table:table-cell>
          <table:table-cell office:value-type="float" office:value="1313" calcext:value-type="float">
            <text:p>1313</text:p>
          </table:table-cell>
          <table:table-cell office:value-type="float" office:value="21248" calcext:value-type="float">
            <text:p>21248</text:p>
          </table:table-cell>
          <table:table-cell office:value-type="float" office:value="7680" calcext:value-type="float">
            <text:p>768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8" calcext:value-type="float">
            <text:p>2564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2:42" calcext:value-type="date">
            <text:p>11/11/19 09:52 AM</text:p>
          </table:table-cell>
          <table:table-cell office:value-type="float" office:value="14482332" calcext:value-type="float">
            <text:p>14482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98492" calcext:value-type="float">
            <text:p>7498492</text:p>
          </table:table-cell>
          <table:table-cell office:value-type="float" office:value="75968" calcext:value-type="float">
            <text:p>75968</text:p>
          </table:table-cell>
          <table:table-cell office:value-type="float" office:value="39596" calcext:value-type="float">
            <text:p>39596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0480" calcext:value-type="float">
            <text:p>20480</text:p>
          </table:table-cell>
          <table:table-cell office:value-type="float" office:value="4010" calcext:value-type="float">
            <text:p>4010</text:p>
          </table:table-cell>
          <table:table-cell office:value-type="float" office:value="11520" calcext:value-type="float">
            <text:p>11520</text:p>
          </table:table-cell>
          <table:table-cell office:value-type="float" office:value="11199" calcext:value-type="float">
            <text:p>11199</text:p>
          </table:table-cell>
          <table:table-cell office:value-type="float" office:value="1472" calcext:value-type="float">
            <text:p>1472</text:p>
          </table:table-cell>
          <table:table-cell office:value-type="float" office:value="1313" calcext:value-type="float">
            <text:p>1313</text:p>
          </table:table-cell>
          <table:table-cell office:value-type="float" office:value="21248" calcext:value-type="float">
            <text:p>21248</text:p>
          </table:table-cell>
          <table:table-cell office:value-type="float" office:value="7680" calcext:value-type="float">
            <text:p>768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8" calcext:value-type="float">
            <text:p>2564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2:43" calcext:value-type="date">
            <text:p>11/11/19 09:52 AM</text:p>
          </table:table-cell>
          <table:table-cell office:value-type="float" office:value="14482332" calcext:value-type="float">
            <text:p>14482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98492" calcext:value-type="float">
            <text:p>7498492</text:p>
          </table:table-cell>
          <table:table-cell office:value-type="float" office:value="75968" calcext:value-type="float">
            <text:p>75968</text:p>
          </table:table-cell>
          <table:table-cell office:value-type="float" office:value="39596" calcext:value-type="float">
            <text:p>39596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0480" calcext:value-type="float">
            <text:p>20480</text:p>
          </table:table-cell>
          <table:table-cell office:value-type="float" office:value="4010" calcext:value-type="float">
            <text:p>4010</text:p>
          </table:table-cell>
          <table:table-cell office:value-type="float" office:value="11520" calcext:value-type="float">
            <text:p>11520</text:p>
          </table:table-cell>
          <table:table-cell office:value-type="float" office:value="11199" calcext:value-type="float">
            <text:p>11199</text:p>
          </table:table-cell>
          <table:table-cell office:value-type="float" office:value="1472" calcext:value-type="float">
            <text:p>1472</text:p>
          </table:table-cell>
          <table:table-cell office:value-type="float" office:value="1313" calcext:value-type="float">
            <text:p>1313</text:p>
          </table:table-cell>
          <table:table-cell office:value-type="float" office:value="21248" calcext:value-type="float">
            <text:p>21248</text:p>
          </table:table-cell>
          <table:table-cell office:value-type="float" office:value="7680" calcext:value-type="float">
            <text:p>768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8" calcext:value-type="float">
            <text:p>2564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2:44" calcext:value-type="date">
            <text:p>11/11/19 09:52 AM</text:p>
          </table:table-cell>
          <table:table-cell office:value-type="float" office:value="14367384" calcext:value-type="float">
            <text:p>14367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55836" calcext:value-type="float">
            <text:p>7555836</text:p>
          </table:table-cell>
          <table:table-cell office:value-type="float" office:value="191636" calcext:value-type="float">
            <text:p>191636</text:p>
          </table:table-cell>
          <table:table-cell office:value-type="float" office:value="155264" calcext:value-type="float">
            <text:p>155264</text:p>
          </table:table-cell>
          <table:table-cell office:value-type="float" office:value="36372" calcext:value-type="float">
            <text:p>36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12669" calcext:value-type="float">
            <text:p>12669</text:p>
          </table:table-cell>
          <table:table-cell office:value-type="float" office:value="76928" calcext:value-type="float">
            <text:p>76928</text:p>
          </table:table-cell>
          <table:table-cell office:value-type="float" office:value="65666" calcext:value-type="float">
            <text:p>65666</text:p>
          </table:table-cell>
          <table:table-cell office:value-type="float" office:value="10816" calcext:value-type="float">
            <text:p>10816</text:p>
          </table:table-cell>
          <table:table-cell office:value-type="float" office:value="4850" calcext:value-type="float">
            <text:p>4850</text:p>
          </table:table-cell>
          <table:table-cell office:value-type="float" office:value="87680" calcext:value-type="float">
            <text:p>87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878" calcext:value-type="float">
            <text:p>4878</text:p>
          </table:table-cell>
          <table:table-cell office:value-type="float" office:value="208" calcext:value-type="float">
            <text:p>208</text:p>
          </table:table-cell>
          <table:table-cell office:value-type="float" office:value="7653" calcext:value-type="float">
            <text:p>7653</text:p>
          </table:table-cell>
          <table:table-cell office:value-type="float" office:value="4667" calcext:value-type="float">
            <text:p>4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2:45" calcext:value-type="date">
            <text:p>11/11/19 09:52 AM</text:p>
          </table:table-cell>
          <table:table-cell office:value-type="float" office:value="14191348" calcext:value-type="float">
            <text:p>14191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28896" calcext:value-type="float">
            <text:p>7728896</text:p>
          </table:table-cell>
          <table:table-cell office:value-type="float" office:value="365956" calcext:value-type="float">
            <text:p>365956</text:p>
          </table:table-cell>
          <table:table-cell office:value-type="float" office:value="329584" calcext:value-type="float">
            <text:p>329584</text:p>
          </table:table-cell>
          <table:table-cell office:value-type="float" office:value="36372" calcext:value-type="float">
            <text:p>36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8368" calcext:value-type="float">
            <text:p>58368</text:p>
          </table:table-cell>
          <table:table-cell office:value-type="float" office:value="33317" calcext:value-type="float">
            <text:p>33317</text:p>
          </table:table-cell>
          <table:table-cell office:value-type="float" office:value="199936" calcext:value-type="float">
            <text:p>199936</text:p>
          </table:table-cell>
          <table:table-cell office:value-type="float" office:value="168137" calcext:value-type="float">
            <text:p>168137</text:p>
          </table:table-cell>
          <table:table-cell office:value-type="float" office:value="28352" calcext:value-type="float">
            <text:p>28352</text:p>
          </table:table-cell>
          <table:table-cell office:value-type="float" office:value="11510" calcext:value-type="float">
            <text:p>11510</text:p>
          </table:table-cell>
          <table:table-cell office:value-type="float" office:value="266688" calcext:value-type="float">
            <text:p>2666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672" calcext:value-type="float">
            <text:p>26672</text:p>
          </table:table-cell>
          <table:table-cell office:value-type="float" office:value="13667" calcext:value-type="float">
            <text:p>13667</text:p>
          </table:table-cell>
          <table:table-cell office:value-type="float" office:value="208" calcext:value-type="float">
            <text:p>208</text:p>
          </table:table-cell>
          <table:table-cell office:value-type="float" office:value="16442" calcext:value-type="float">
            <text:p>16442</text:p>
          </table:table-cell>
          <table:table-cell office:value-type="float" office:value="8789" calcext:value-type="float">
            <text:p>8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2:46" calcext:value-type="date">
            <text:p>11/11/19 09:52 AM</text:p>
          </table:table-cell>
          <table:table-cell office:value-type="float" office:value="14021320" calcext:value-type="float">
            <text:p>1402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00928" calcext:value-type="float">
            <text:p>7900928</text:p>
          </table:table-cell>
          <table:table-cell office:value-type="float" office:value="535580" calcext:value-type="float">
            <text:p>535580</text:p>
          </table:table-cell>
          <table:table-cell office:value-type="float" office:value="499208" calcext:value-type="float">
            <text:p>499208</text:p>
          </table:table-cell>
          <table:table-cell office:value-type="float" office:value="36372" calcext:value-type="float">
            <text:p>36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8368" calcext:value-type="float">
            <text:p>58368</text:p>
          </table:table-cell>
          <table:table-cell office:value-type="float" office:value="33521" calcext:value-type="float">
            <text:p>33521</text:p>
          </table:table-cell>
          <table:table-cell office:value-type="float" office:value="323200" calcext:value-type="float">
            <text:p>323200</text:p>
          </table:table-cell>
          <table:table-cell office:value-type="float" office:value="270814" calcext:value-type="float">
            <text:p>270814</text:p>
          </table:table-cell>
          <table:table-cell office:value-type="float" office:value="45952" calcext:value-type="float">
            <text:p>45952</text:p>
          </table:table-cell>
          <table:table-cell office:value-type="float" office:value="18182" calcext:value-type="float">
            <text:p>18182</text:p>
          </table:table-cell>
          <table:table-cell office:value-type="float" office:value="513280" calcext:value-type="float">
            <text:p>5132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72" calcext:value-type="float">
            <text:p>26672</text:p>
          </table:table-cell>
          <table:table-cell office:value-type="float" office:value="22472" calcext:value-type="float">
            <text:p>22472</text:p>
          </table:table-cell>
          <table:table-cell office:value-type="float" office:value="208" calcext:value-type="float">
            <text:p>208</text:p>
          </table:table-cell>
          <table:table-cell office:value-type="float" office:value="25247" calcext:value-type="float">
            <text:p>25247</text:p>
          </table:table-cell>
          <table:table-cell office:value-type="float" office:value="8805" calcext:value-type="float">
            <text:p>8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2:47" calcext:value-type="date">
            <text:p>11/11/19 09:52 AM</text:p>
          </table:table-cell>
          <table:table-cell office:value-type="float" office:value="13815232" calcext:value-type="float">
            <text:p>13815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7424" calcext:value-type="float">
            <text:p>8007424</text:p>
          </table:table-cell>
          <table:table-cell office:value-type="float" office:value="741712" calcext:value-type="float">
            <text:p>741712</text:p>
          </table:table-cell>
          <table:table-cell office:value-type="float" office:value="705340" calcext:value-type="float">
            <text:p>705340</text:p>
          </table:table-cell>
          <table:table-cell office:value-type="float" office:value="36372" calcext:value-type="float">
            <text:p>36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7696" calcext:value-type="float">
            <text:p>157696</text:p>
          </table:table-cell>
          <table:table-cell office:value-type="float" office:value="75814" calcext:value-type="float">
            <text:p>75814</text:p>
          </table:table-cell>
          <table:table-cell office:value-type="float" office:value="448768" calcext:value-type="float">
            <text:p>448768</text:p>
          </table:table-cell>
          <table:table-cell office:value-type="float" office:value="375340" calcext:value-type="float">
            <text:p>375340</text:p>
          </table:table-cell>
          <table:table-cell office:value-type="float" office:value="63936" calcext:value-type="float">
            <text:p>63936</text:p>
          </table:table-cell>
          <table:table-cell office:value-type="float" office:value="24976" calcext:value-type="float">
            <text:p>24976</text:p>
          </table:table-cell>
          <table:table-cell office:value-type="float" office:value="513280" calcext:value-type="float">
            <text:p>5132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1436" calcext:value-type="float">
            <text:p>31436</text:p>
          </table:table-cell>
          <table:table-cell office:value-type="float" office:value="208" calcext:value-type="float">
            <text:p>208</text:p>
          </table:table-cell>
          <table:table-cell office:value-type="float" office:value="34211" calcext:value-type="float">
            <text:p>34211</text:p>
          </table:table-cell>
          <table:table-cell office:value-type="float" office:value="8964" calcext:value-type="float">
            <text:p>8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2:48" calcext:value-type="date">
            <text:p>11/11/19 09:52 AM</text:p>
          </table:table-cell>
          <table:table-cell office:value-type="float" office:value="13629604" calcext:value-type="float">
            <text:p>13629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1264" calcext:value-type="float">
            <text:p>8171264</text:p>
          </table:table-cell>
          <table:table-cell office:value-type="float" office:value="927596" calcext:value-type="float">
            <text:p>927596</text:p>
          </table:table-cell>
          <table:table-cell office:value-type="float" office:value="891224" calcext:value-type="float">
            <text:p>891224</text:p>
          </table:table-cell>
          <table:table-cell office:value-type="float" office:value="36372" calcext:value-type="float">
            <text:p>36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7456" calcext:value-type="float">
            <text:p>147456</text:p>
          </table:table-cell>
          <table:table-cell office:value-type="float" office:value="66497" calcext:value-type="float">
            <text:p>66497</text:p>
          </table:table-cell>
          <table:table-cell office:value-type="float" office:value="570880" calcext:value-type="float">
            <text:p>570880</text:p>
          </table:table-cell>
          <table:table-cell office:value-type="float" office:value="477110" calcext:value-type="float">
            <text:p>477110</text:p>
          </table:table-cell>
          <table:table-cell office:value-type="float" office:value="81344" calcext:value-type="float">
            <text:p>81344</text:p>
          </table:table-cell>
          <table:table-cell office:value-type="float" office:value="31590" calcext:value-type="float">
            <text:p>31590</text:p>
          </table:table-cell>
          <table:table-cell office:value-type="float" office:value="860928" calcext:value-type="float">
            <text:p>8609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165" calcext:value-type="float">
            <text:p>40165</text:p>
          </table:table-cell>
          <table:table-cell office:value-type="float" office:value="208" calcext:value-type="float">
            <text:p>208</text:p>
          </table:table-cell>
          <table:table-cell office:value-type="float" office:value="42940" calcext:value-type="float">
            <text:p>42940</text:p>
          </table:table-cell>
          <table:table-cell office:value-type="float" office:value="8729" calcext:value-type="float">
            <text:p>8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2:49" calcext:value-type="date">
            <text:p>11/11/19 09:52 AM</text:p>
          </table:table-cell>
          <table:table-cell office:value-type="float" office:value="13625392" calcext:value-type="float">
            <text:p>13625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932056" calcext:value-type="float">
            <text:p>932056</text:p>
          </table:table-cell>
          <table:table-cell office:value-type="float" office:value="895684" calcext:value-type="float">
            <text:p>895684</text:p>
          </table:table-cell>
          <table:table-cell office:value-type="float" office:value="36372" calcext:value-type="float">
            <text:p>36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7456" calcext:value-type="float">
            <text:p>147456</text:p>
          </table:table-cell>
          <table:table-cell office:value-type="float" office:value="42564" calcext:value-type="float">
            <text:p>42564</text:p>
          </table:table-cell>
          <table:table-cell office:value-type="float" office:value="571584" calcext:value-type="float">
            <text:p>571584</text:p>
          </table:table-cell>
          <table:table-cell office:value-type="float" office:value="477659" calcext:value-type="float">
            <text:p>477659</text:p>
          </table:table-cell>
          <table:table-cell office:value-type="float" office:value="81472" calcext:value-type="float">
            <text:p>81472</text:p>
          </table:table-cell>
          <table:table-cell office:value-type="float" office:value="31626" calcext:value-type="float">
            <text:p>3162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2:50" calcext:value-type="date">
            <text:p>11/11/19 09:52 AM</text:p>
          </table:table-cell>
          <table:table-cell office:value-type="float" office:value="13625144" calcext:value-type="float">
            <text:p>13625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932056" calcext:value-type="float">
            <text:p>932056</text:p>
          </table:table-cell>
          <table:table-cell office:value-type="float" office:value="895684" calcext:value-type="float">
            <text:p>895684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7456" calcext:value-type="float">
            <text:p>147456</text:p>
          </table:table-cell>
          <table:table-cell office:value-type="float" office:value="42564" calcext:value-type="float">
            <text:p>42564</text:p>
          </table:table-cell>
          <table:table-cell office:value-type="float" office:value="571584" calcext:value-type="float">
            <text:p>571584</text:p>
          </table:table-cell>
          <table:table-cell office:value-type="float" office:value="477659" calcext:value-type="float">
            <text:p>477659</text:p>
          </table:table-cell>
          <table:table-cell office:value-type="float" office:value="81472" calcext:value-type="float">
            <text:p>81472</text:p>
          </table:table-cell>
          <table:table-cell office:value-type="float" office:value="31626" calcext:value-type="float">
            <text:p>3162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2:51" calcext:value-type="date">
            <text:p>11/11/19 09:52 AM</text:p>
          </table:table-cell>
          <table:table-cell office:value-type="float" office:value="13625144" calcext:value-type="float">
            <text:p>13625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932056" calcext:value-type="float">
            <text:p>932056</text:p>
          </table:table-cell>
          <table:table-cell office:value-type="float" office:value="895684" calcext:value-type="float">
            <text:p>895684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7456" calcext:value-type="float">
            <text:p>147456</text:p>
          </table:table-cell>
          <table:table-cell office:value-type="float" office:value="42564" calcext:value-type="float">
            <text:p>42564</text:p>
          </table:table-cell>
          <table:table-cell office:value-type="float" office:value="571584" calcext:value-type="float">
            <text:p>571584</text:p>
          </table:table-cell>
          <table:table-cell office:value-type="float" office:value="477659" calcext:value-type="float">
            <text:p>477659</text:p>
          </table:table-cell>
          <table:table-cell office:value-type="float" office:value="81472" calcext:value-type="float">
            <text:p>81472</text:p>
          </table:table-cell>
          <table:table-cell office:value-type="float" office:value="31626" calcext:value-type="float">
            <text:p>3162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2:52" calcext:value-type="date">
            <text:p>11/11/19 09:52 AM</text:p>
          </table:table-cell>
          <table:table-cell office:value-type="float" office:value="13625144" calcext:value-type="float">
            <text:p>13625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932056" calcext:value-type="float">
            <text:p>932056</text:p>
          </table:table-cell>
          <table:table-cell office:value-type="float" office:value="895684" calcext:value-type="float">
            <text:p>895684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7456" calcext:value-type="float">
            <text:p>147456</text:p>
          </table:table-cell>
          <table:table-cell office:value-type="float" office:value="42564" calcext:value-type="float">
            <text:p>42564</text:p>
          </table:table-cell>
          <table:table-cell office:value-type="float" office:value="571584" calcext:value-type="float">
            <text:p>571584</text:p>
          </table:table-cell>
          <table:table-cell office:value-type="float" office:value="477659" calcext:value-type="float">
            <text:p>477659</text:p>
          </table:table-cell>
          <table:table-cell office:value-type="float" office:value="81472" calcext:value-type="float">
            <text:p>81472</text:p>
          </table:table-cell>
          <table:table-cell office:value-type="float" office:value="31626" calcext:value-type="float">
            <text:p>3162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2:53" calcext:value-type="date">
            <text:p>11/11/19 09:52 AM</text:p>
          </table:table-cell>
          <table:table-cell office:value-type="float" office:value="13625144" calcext:value-type="float">
            <text:p>13625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932056" calcext:value-type="float">
            <text:p>932056</text:p>
          </table:table-cell>
          <table:table-cell office:value-type="float" office:value="895684" calcext:value-type="float">
            <text:p>895684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7456" calcext:value-type="float">
            <text:p>147456</text:p>
          </table:table-cell>
          <table:table-cell office:value-type="float" office:value="42564" calcext:value-type="float">
            <text:p>42564</text:p>
          </table:table-cell>
          <table:table-cell office:value-type="float" office:value="571584" calcext:value-type="float">
            <text:p>571584</text:p>
          </table:table-cell>
          <table:table-cell office:value-type="float" office:value="477659" calcext:value-type="float">
            <text:p>477659</text:p>
          </table:table-cell>
          <table:table-cell office:value-type="float" office:value="81472" calcext:value-type="float">
            <text:p>81472</text:p>
          </table:table-cell>
          <table:table-cell office:value-type="float" office:value="31626" calcext:value-type="float">
            <text:p>3162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2:54" calcext:value-type="date">
            <text:p>11/11/19 09:52 AM</text:p>
          </table:table-cell>
          <table:table-cell office:value-type="float" office:value="13625144" calcext:value-type="float">
            <text:p>13625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932056" calcext:value-type="float">
            <text:p>932056</text:p>
          </table:table-cell>
          <table:table-cell office:value-type="float" office:value="895684" calcext:value-type="float">
            <text:p>895684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7456" calcext:value-type="float">
            <text:p>147456</text:p>
          </table:table-cell>
          <table:table-cell office:value-type="float" office:value="42564" calcext:value-type="float">
            <text:p>42564</text:p>
          </table:table-cell>
          <table:table-cell office:value-type="float" office:value="571584" calcext:value-type="float">
            <text:p>571584</text:p>
          </table:table-cell>
          <table:table-cell office:value-type="float" office:value="477659" calcext:value-type="float">
            <text:p>477659</text:p>
          </table:table-cell>
          <table:table-cell office:value-type="float" office:value="81472" calcext:value-type="float">
            <text:p>81472</text:p>
          </table:table-cell>
          <table:table-cell office:value-type="float" office:value="31626" calcext:value-type="float">
            <text:p>3162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2:55" calcext:value-type="date">
            <text:p>11/11/19 09:52 AM</text:p>
          </table:table-cell>
          <table:table-cell office:value-type="float" office:value="13625144" calcext:value-type="float">
            <text:p>13625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932056" calcext:value-type="float">
            <text:p>932056</text:p>
          </table:table-cell>
          <table:table-cell office:value-type="float" office:value="895684" calcext:value-type="float">
            <text:p>895684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7456" calcext:value-type="float">
            <text:p>147456</text:p>
          </table:table-cell>
          <table:table-cell office:value-type="float" office:value="42564" calcext:value-type="float">
            <text:p>42564</text:p>
          </table:table-cell>
          <table:table-cell office:value-type="float" office:value="571584" calcext:value-type="float">
            <text:p>571584</text:p>
          </table:table-cell>
          <table:table-cell office:value-type="float" office:value="477659" calcext:value-type="float">
            <text:p>477659</text:p>
          </table:table-cell>
          <table:table-cell office:value-type="float" office:value="81472" calcext:value-type="float">
            <text:p>81472</text:p>
          </table:table-cell>
          <table:table-cell office:value-type="float" office:value="31626" calcext:value-type="float">
            <text:p>3162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2:56" calcext:value-type="date">
            <text:p>11/11/19 09:52 AM</text:p>
          </table:table-cell>
          <table:table-cell office:value-type="float" office:value="13625144" calcext:value-type="float">
            <text:p>13625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932056" calcext:value-type="float">
            <text:p>932056</text:p>
          </table:table-cell>
          <table:table-cell office:value-type="float" office:value="895684" calcext:value-type="float">
            <text:p>895684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7456" calcext:value-type="float">
            <text:p>147456</text:p>
          </table:table-cell>
          <table:table-cell office:value-type="float" office:value="42564" calcext:value-type="float">
            <text:p>42564</text:p>
          </table:table-cell>
          <table:table-cell office:value-type="float" office:value="571584" calcext:value-type="float">
            <text:p>571584</text:p>
          </table:table-cell>
          <table:table-cell office:value-type="float" office:value="477659" calcext:value-type="float">
            <text:p>477659</text:p>
          </table:table-cell>
          <table:table-cell office:value-type="float" office:value="81472" calcext:value-type="float">
            <text:p>81472</text:p>
          </table:table-cell>
          <table:table-cell office:value-type="float" office:value="31626" calcext:value-type="float">
            <text:p>3162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2:57" calcext:value-type="date">
            <text:p>11/11/19 09:52 AM</text:p>
          </table:table-cell>
          <table:table-cell office:value-type="float" office:value="13652964" calcext:value-type="float">
            <text:p>136529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904252" calcext:value-type="float">
            <text:p>904252</text:p>
          </table:table-cell>
          <table:table-cell office:value-type="float" office:value="867816" calcext:value-type="float">
            <text:p>867816</text:p>
          </table:table-cell>
          <table:table-cell office:value-type="float" office:value="36436" calcext:value-type="float">
            <text:p>36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9808" calcext:value-type="float">
            <text:p>119808</text:p>
          </table:table-cell>
          <table:table-cell office:value-type="float" office:value="35002" calcext:value-type="float">
            <text:p>35002</text:p>
          </table:table-cell>
          <table:table-cell office:value-type="float" office:value="571584" calcext:value-type="float">
            <text:p>571584</text:p>
          </table:table-cell>
          <table:table-cell office:value-type="float" office:value="384378" calcext:value-type="float">
            <text:p>384378</text:p>
          </table:table-cell>
          <table:table-cell office:value-type="float" office:value="81472" calcext:value-type="float">
            <text:p>81472</text:p>
          </table:table-cell>
          <table:table-cell office:value-type="float" office:value="25563" calcext:value-type="float">
            <text:p>25563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52:58" calcext:value-type="date">
            <text:p>11/11/19 09:52 AM</text:p>
          </table:table-cell>
          <table:table-cell office:value-type="float" office:value="13652964" calcext:value-type="float">
            <text:p>136529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904252" calcext:value-type="float">
            <text:p>904252</text:p>
          </table:table-cell>
          <table:table-cell office:value-type="float" office:value="867816" calcext:value-type="float">
            <text:p>867816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9808" calcext:value-type="float">
            <text:p>119808</text:p>
          </table:table-cell>
          <table:table-cell office:value-type="float" office:value="35002" calcext:value-type="float">
            <text:p>35002</text:p>
          </table:table-cell>
          <table:table-cell office:value-type="float" office:value="571584" calcext:value-type="float">
            <text:p>571584</text:p>
          </table:table-cell>
          <table:table-cell office:value-type="float" office:value="384378" calcext:value-type="float">
            <text:p>384378</text:p>
          </table:table-cell>
          <table:table-cell office:value-type="float" office:value="81472" calcext:value-type="float">
            <text:p>81472</text:p>
          </table:table-cell>
          <table:table-cell office:value-type="float" office:value="25563" calcext:value-type="float">
            <text:p>25563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2:59" calcext:value-type="date">
            <text:p>11/11/19 09:52 AM</text:p>
          </table:table-cell>
          <table:table-cell office:value-type="float" office:value="13652556" calcext:value-type="float">
            <text:p>13652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904252" calcext:value-type="float">
            <text:p>904252</text:p>
          </table:table-cell>
          <table:table-cell office:value-type="float" office:value="867816" calcext:value-type="float">
            <text:p>867816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9808" calcext:value-type="float">
            <text:p>119808</text:p>
          </table:table-cell>
          <table:table-cell office:value-type="float" office:value="35002" calcext:value-type="float">
            <text:p>35002</text:p>
          </table:table-cell>
          <table:table-cell office:value-type="float" office:value="571584" calcext:value-type="float">
            <text:p>571584</text:p>
          </table:table-cell>
          <table:table-cell office:value-type="float" office:value="384378" calcext:value-type="float">
            <text:p>384378</text:p>
          </table:table-cell>
          <table:table-cell office:value-type="float" office:value="81472" calcext:value-type="float">
            <text:p>81472</text:p>
          </table:table-cell>
          <table:table-cell office:value-type="float" office:value="25563" calcext:value-type="float">
            <text:p>25563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00" calcext:value-type="date">
            <text:p>11/11/19 09:53 AM</text:p>
          </table:table-cell>
          <table:table-cell office:value-type="float" office:value="13652556" calcext:value-type="float">
            <text:p>13652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904252" calcext:value-type="float">
            <text:p>904252</text:p>
          </table:table-cell>
          <table:table-cell office:value-type="float" office:value="867816" calcext:value-type="float">
            <text:p>867816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9808" calcext:value-type="float">
            <text:p>119808</text:p>
          </table:table-cell>
          <table:table-cell office:value-type="float" office:value="35002" calcext:value-type="float">
            <text:p>35002</text:p>
          </table:table-cell>
          <table:table-cell office:value-type="float" office:value="571584" calcext:value-type="float">
            <text:p>571584</text:p>
          </table:table-cell>
          <table:table-cell office:value-type="float" office:value="384378" calcext:value-type="float">
            <text:p>384378</text:p>
          </table:table-cell>
          <table:table-cell office:value-type="float" office:value="81472" calcext:value-type="float">
            <text:p>81472</text:p>
          </table:table-cell>
          <table:table-cell office:value-type="float" office:value="25563" calcext:value-type="float">
            <text:p>25563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01" calcext:value-type="date">
            <text:p>11/11/19 09:53 AM</text:p>
          </table:table-cell>
          <table:table-cell office:value-type="float" office:value="13652556" calcext:value-type="float">
            <text:p>13652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904252" calcext:value-type="float">
            <text:p>904252</text:p>
          </table:table-cell>
          <table:table-cell office:value-type="float" office:value="867816" calcext:value-type="float">
            <text:p>867816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9808" calcext:value-type="float">
            <text:p>119808</text:p>
          </table:table-cell>
          <table:table-cell office:value-type="float" office:value="35002" calcext:value-type="float">
            <text:p>35002</text:p>
          </table:table-cell>
          <table:table-cell office:value-type="float" office:value="571584" calcext:value-type="float">
            <text:p>571584</text:p>
          </table:table-cell>
          <table:table-cell office:value-type="float" office:value="384378" calcext:value-type="float">
            <text:p>384378</text:p>
          </table:table-cell>
          <table:table-cell office:value-type="float" office:value="81472" calcext:value-type="float">
            <text:p>81472</text:p>
          </table:table-cell>
          <table:table-cell office:value-type="float" office:value="25563" calcext:value-type="float">
            <text:p>25563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02" calcext:value-type="date">
            <text:p>11/11/19 09:53 AM</text:p>
          </table:table-cell>
          <table:table-cell office:value-type="float" office:value="13652556" calcext:value-type="float">
            <text:p>13652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904252" calcext:value-type="float">
            <text:p>904252</text:p>
          </table:table-cell>
          <table:table-cell office:value-type="float" office:value="867816" calcext:value-type="float">
            <text:p>867816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9808" calcext:value-type="float">
            <text:p>119808</text:p>
          </table:table-cell>
          <table:table-cell office:value-type="float" office:value="35002" calcext:value-type="float">
            <text:p>35002</text:p>
          </table:table-cell>
          <table:table-cell office:value-type="float" office:value="571584" calcext:value-type="float">
            <text:p>571584</text:p>
          </table:table-cell>
          <table:table-cell office:value-type="float" office:value="384378" calcext:value-type="float">
            <text:p>384378</text:p>
          </table:table-cell>
          <table:table-cell office:value-type="float" office:value="81472" calcext:value-type="float">
            <text:p>81472</text:p>
          </table:table-cell>
          <table:table-cell office:value-type="float" office:value="25563" calcext:value-type="float">
            <text:p>25563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03" calcext:value-type="date">
            <text:p>11/11/19 09:53 AM</text:p>
          </table:table-cell>
          <table:table-cell office:value-type="float" office:value="13652432" calcext:value-type="float">
            <text:p>13652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904252" calcext:value-type="float">
            <text:p>904252</text:p>
          </table:table-cell>
          <table:table-cell office:value-type="float" office:value="867816" calcext:value-type="float">
            <text:p>867816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9808" calcext:value-type="float">
            <text:p>119808</text:p>
          </table:table-cell>
          <table:table-cell office:value-type="float" office:value="35002" calcext:value-type="float">
            <text:p>35002</text:p>
          </table:table-cell>
          <table:table-cell office:value-type="float" office:value="571584" calcext:value-type="float">
            <text:p>571584</text:p>
          </table:table-cell>
          <table:table-cell office:value-type="float" office:value="384378" calcext:value-type="float">
            <text:p>384378</text:p>
          </table:table-cell>
          <table:table-cell office:value-type="float" office:value="81472" calcext:value-type="float">
            <text:p>81472</text:p>
          </table:table-cell>
          <table:table-cell office:value-type="float" office:value="25563" calcext:value-type="float">
            <text:p>25563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04" calcext:value-type="date">
            <text:p>11/11/19 09:53 AM</text:p>
          </table:table-cell>
          <table:table-cell office:value-type="float" office:value="13652344" calcext:value-type="float">
            <text:p>13652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904252" calcext:value-type="float">
            <text:p>904252</text:p>
          </table:table-cell>
          <table:table-cell office:value-type="float" office:value="867816" calcext:value-type="float">
            <text:p>867816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9808" calcext:value-type="float">
            <text:p>119808</text:p>
          </table:table-cell>
          <table:table-cell office:value-type="float" office:value="35002" calcext:value-type="float">
            <text:p>35002</text:p>
          </table:table-cell>
          <table:table-cell office:value-type="float" office:value="571584" calcext:value-type="float">
            <text:p>571584</text:p>
          </table:table-cell>
          <table:table-cell office:value-type="float" office:value="384378" calcext:value-type="float">
            <text:p>384378</text:p>
          </table:table-cell>
          <table:table-cell office:value-type="float" office:value="81472" calcext:value-type="float">
            <text:p>81472</text:p>
          </table:table-cell>
          <table:table-cell office:value-type="float" office:value="25563" calcext:value-type="float">
            <text:p>25563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05" calcext:value-type="date">
            <text:p>11/11/19 09:53 AM</text:p>
          </table:table-cell>
          <table:table-cell office:value-type="float" office:value="13674752" calcext:value-type="float">
            <text:p>13674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81388" calcext:value-type="float">
            <text:p>881388</text:p>
          </table:table-cell>
          <table:table-cell office:value-type="float" office:value="844952" calcext:value-type="float">
            <text:p>844952</text:p>
          </table:table-cell>
          <table:table-cell office:value-type="float" office:value="36436" calcext:value-type="float">
            <text:p>36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440" calcext:value-type="float">
            <text:p>27440</text:p>
          </table:table-cell>
          <table:table-cell office:value-type="float" office:value="571584" calcext:value-type="float">
            <text:p>571584</text:p>
          </table:table-cell>
          <table:table-cell office:value-type="float" office:value="291097" calcext:value-type="float">
            <text:p>291097</text:p>
          </table:table-cell>
          <table:table-cell office:value-type="float" office:value="81472" calcext:value-type="float">
            <text:p>81472</text:p>
          </table:table-cell>
          <table:table-cell office:value-type="float" office:value="19501" calcext:value-type="float">
            <text:p>19501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53:06" calcext:value-type="date">
            <text:p>11/11/19 09:53 AM</text:p>
          </table:table-cell>
          <table:table-cell office:value-type="float" office:value="13674752" calcext:value-type="float">
            <text:p>13674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81388" calcext:value-type="float">
            <text:p>881388</text:p>
          </table:table-cell>
          <table:table-cell office:value-type="float" office:value="844952" calcext:value-type="float">
            <text:p>8449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440" calcext:value-type="float">
            <text:p>27440</text:p>
          </table:table-cell>
          <table:table-cell office:value-type="float" office:value="571584" calcext:value-type="float">
            <text:p>571584</text:p>
          </table:table-cell>
          <table:table-cell office:value-type="float" office:value="291097" calcext:value-type="float">
            <text:p>291097</text:p>
          </table:table-cell>
          <table:table-cell office:value-type="float" office:value="81472" calcext:value-type="float">
            <text:p>81472</text:p>
          </table:table-cell>
          <table:table-cell office:value-type="float" office:value="19501" calcext:value-type="float">
            <text:p>19501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07" calcext:value-type="date">
            <text:p>11/11/19 09:53 AM</text:p>
          </table:table-cell>
          <table:table-cell office:value-type="float" office:value="13674792" calcext:value-type="float">
            <text:p>13674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81388" calcext:value-type="float">
            <text:p>881388</text:p>
          </table:table-cell>
          <table:table-cell office:value-type="float" office:value="844952" calcext:value-type="float">
            <text:p>8449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440" calcext:value-type="float">
            <text:p>27440</text:p>
          </table:table-cell>
          <table:table-cell office:value-type="float" office:value="571584" calcext:value-type="float">
            <text:p>571584</text:p>
          </table:table-cell>
          <table:table-cell office:value-type="float" office:value="291097" calcext:value-type="float">
            <text:p>291097</text:p>
          </table:table-cell>
          <table:table-cell office:value-type="float" office:value="81472" calcext:value-type="float">
            <text:p>81472</text:p>
          </table:table-cell>
          <table:table-cell office:value-type="float" office:value="19501" calcext:value-type="float">
            <text:p>19501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08" calcext:value-type="date">
            <text:p>11/11/19 09:53 AM</text:p>
          </table:table-cell>
          <table:table-cell office:value-type="float" office:value="13674804" calcext:value-type="float">
            <text:p>13674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81388" calcext:value-type="float">
            <text:p>881388</text:p>
          </table:table-cell>
          <table:table-cell office:value-type="float" office:value="844952" calcext:value-type="float">
            <text:p>8449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440" calcext:value-type="float">
            <text:p>27440</text:p>
          </table:table-cell>
          <table:table-cell office:value-type="float" office:value="571584" calcext:value-type="float">
            <text:p>571584</text:p>
          </table:table-cell>
          <table:table-cell office:value-type="float" office:value="291097" calcext:value-type="float">
            <text:p>291097</text:p>
          </table:table-cell>
          <table:table-cell office:value-type="float" office:value="81472" calcext:value-type="float">
            <text:p>81472</text:p>
          </table:table-cell>
          <table:table-cell office:value-type="float" office:value="19501" calcext:value-type="float">
            <text:p>19501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09" calcext:value-type="date">
            <text:p>11/11/19 09:53 AM</text:p>
          </table:table-cell>
          <table:table-cell office:value-type="float" office:value="13674804" calcext:value-type="float">
            <text:p>13674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81388" calcext:value-type="float">
            <text:p>881388</text:p>
          </table:table-cell>
          <table:table-cell office:value-type="float" office:value="844952" calcext:value-type="float">
            <text:p>8449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440" calcext:value-type="float">
            <text:p>27440</text:p>
          </table:table-cell>
          <table:table-cell office:value-type="float" office:value="571584" calcext:value-type="float">
            <text:p>571584</text:p>
          </table:table-cell>
          <table:table-cell office:value-type="float" office:value="291098" calcext:value-type="float">
            <text:p>291098</text:p>
          </table:table-cell>
          <table:table-cell office:value-type="float" office:value="81472" calcext:value-type="float">
            <text:p>81472</text:p>
          </table:table-cell>
          <table:table-cell office:value-type="float" office:value="19501" calcext:value-type="float">
            <text:p>19501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10" calcext:value-type="date">
            <text:p>11/11/19 09:53 AM</text:p>
          </table:table-cell>
          <table:table-cell office:value-type="float" office:value="13674804" calcext:value-type="float">
            <text:p>13674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81388" calcext:value-type="float">
            <text:p>881388</text:p>
          </table:table-cell>
          <table:table-cell office:value-type="float" office:value="844952" calcext:value-type="float">
            <text:p>8449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440" calcext:value-type="float">
            <text:p>27440</text:p>
          </table:table-cell>
          <table:table-cell office:value-type="float" office:value="571584" calcext:value-type="float">
            <text:p>571584</text:p>
          </table:table-cell>
          <table:table-cell office:value-type="float" office:value="291098" calcext:value-type="float">
            <text:p>291098</text:p>
          </table:table-cell>
          <table:table-cell office:value-type="float" office:value="81472" calcext:value-type="float">
            <text:p>81472</text:p>
          </table:table-cell>
          <table:table-cell office:value-type="float" office:value="19501" calcext:value-type="float">
            <text:p>19501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11" calcext:value-type="date">
            <text:p>11/11/19 09:53 AM</text:p>
          </table:table-cell>
          <table:table-cell office:value-type="float" office:value="13674804" calcext:value-type="float">
            <text:p>13674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81388" calcext:value-type="float">
            <text:p>881388</text:p>
          </table:table-cell>
          <table:table-cell office:value-type="float" office:value="844952" calcext:value-type="float">
            <text:p>8449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440" calcext:value-type="float">
            <text:p>27440</text:p>
          </table:table-cell>
          <table:table-cell office:value-type="float" office:value="571584" calcext:value-type="float">
            <text:p>571584</text:p>
          </table:table-cell>
          <table:table-cell office:value-type="float" office:value="291098" calcext:value-type="float">
            <text:p>291098</text:p>
          </table:table-cell>
          <table:table-cell office:value-type="float" office:value="81472" calcext:value-type="float">
            <text:p>81472</text:p>
          </table:table-cell>
          <table:table-cell office:value-type="float" office:value="19501" calcext:value-type="float">
            <text:p>19501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12" calcext:value-type="date">
            <text:p>11/11/19 09:53 AM</text:p>
          </table:table-cell>
          <table:table-cell office:value-type="float" office:value="13674804" calcext:value-type="float">
            <text:p>13674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81388" calcext:value-type="float">
            <text:p>881388</text:p>
          </table:table-cell>
          <table:table-cell office:value-type="float" office:value="844952" calcext:value-type="float">
            <text:p>8449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440" calcext:value-type="float">
            <text:p>27440</text:p>
          </table:table-cell>
          <table:table-cell office:value-type="float" office:value="571584" calcext:value-type="float">
            <text:p>571584</text:p>
          </table:table-cell>
          <table:table-cell office:value-type="float" office:value="291098" calcext:value-type="float">
            <text:p>291098</text:p>
          </table:table-cell>
          <table:table-cell office:value-type="float" office:value="81472" calcext:value-type="float">
            <text:p>81472</text:p>
          </table:table-cell>
          <table:table-cell office:value-type="float" office:value="19501" calcext:value-type="float">
            <text:p>19501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13" calcext:value-type="date">
            <text:p>11/11/19 09:53 AM</text:p>
          </table:table-cell>
          <table:table-cell office:value-type="float" office:value="13698980" calcext:value-type="float">
            <text:p>13698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57060" calcext:value-type="float">
            <text:p>857060</text:p>
          </table:table-cell>
          <table:table-cell office:value-type="float" office:value="820624" calcext:value-type="float">
            <text:p>820624</text:p>
          </table:table-cell>
          <table:table-cell office:value-type="float" office:value="36436" calcext:value-type="float">
            <text:p>36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8" calcext:value-type="float">
            <text:p>19878</text:p>
          </table:table-cell>
          <table:table-cell office:value-type="float" office:value="571584" calcext:value-type="float">
            <text:p>571584</text:p>
          </table:table-cell>
          <table:table-cell office:value-type="float" office:value="197817" calcext:value-type="float">
            <text:p>197817</text:p>
          </table:table-cell>
          <table:table-cell office:value-type="float" office:value="81472" calcext:value-type="float">
            <text:p>81472</text:p>
          </table:table-cell>
          <table:table-cell office:value-type="float" office:value="13438" calcext:value-type="float">
            <text:p>13438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53:14" calcext:value-type="date">
            <text:p>11/11/19 09:53 AM</text:p>
          </table:table-cell>
          <table:table-cell office:value-type="float" office:value="13698876" calcext:value-type="float">
            <text:p>13698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57060" calcext:value-type="float">
            <text:p>857060</text:p>
          </table:table-cell>
          <table:table-cell office:value-type="float" office:value="820624" calcext:value-type="float">
            <text:p>820624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8" calcext:value-type="float">
            <text:p>19878</text:p>
          </table:table-cell>
          <table:table-cell office:value-type="float" office:value="571584" calcext:value-type="float">
            <text:p>571584</text:p>
          </table:table-cell>
          <table:table-cell office:value-type="float" office:value="197817" calcext:value-type="float">
            <text:p>197817</text:p>
          </table:table-cell>
          <table:table-cell office:value-type="float" office:value="81472" calcext:value-type="float">
            <text:p>81472</text:p>
          </table:table-cell>
          <table:table-cell office:value-type="float" office:value="13438" calcext:value-type="float">
            <text:p>13438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15" calcext:value-type="date">
            <text:p>11/11/19 09:53 AM</text:p>
          </table:table-cell>
          <table:table-cell office:value-type="float" office:value="13698876" calcext:value-type="float">
            <text:p>13698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57060" calcext:value-type="float">
            <text:p>857060</text:p>
          </table:table-cell>
          <table:table-cell office:value-type="float" office:value="820624" calcext:value-type="float">
            <text:p>820624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8" calcext:value-type="float">
            <text:p>19878</text:p>
          </table:table-cell>
          <table:table-cell office:value-type="float" office:value="571584" calcext:value-type="float">
            <text:p>571584</text:p>
          </table:table-cell>
          <table:table-cell office:value-type="float" office:value="197817" calcext:value-type="float">
            <text:p>197817</text:p>
          </table:table-cell>
          <table:table-cell office:value-type="float" office:value="81472" calcext:value-type="float">
            <text:p>81472</text:p>
          </table:table-cell>
          <table:table-cell office:value-type="float" office:value="13438" calcext:value-type="float">
            <text:p>13438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16" calcext:value-type="date">
            <text:p>11/11/19 09:53 AM</text:p>
          </table:table-cell>
          <table:table-cell office:value-type="float" office:value="13698876" calcext:value-type="float">
            <text:p>13698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57060" calcext:value-type="float">
            <text:p>857060</text:p>
          </table:table-cell>
          <table:table-cell office:value-type="float" office:value="820624" calcext:value-type="float">
            <text:p>820624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8" calcext:value-type="float">
            <text:p>19878</text:p>
          </table:table-cell>
          <table:table-cell office:value-type="float" office:value="571584" calcext:value-type="float">
            <text:p>571584</text:p>
          </table:table-cell>
          <table:table-cell office:value-type="float" office:value="197817" calcext:value-type="float">
            <text:p>197817</text:p>
          </table:table-cell>
          <table:table-cell office:value-type="float" office:value="81472" calcext:value-type="float">
            <text:p>81472</text:p>
          </table:table-cell>
          <table:table-cell office:value-type="float" office:value="13438" calcext:value-type="float">
            <text:p>13438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17" calcext:value-type="date">
            <text:p>11/11/19 09:53 AM</text:p>
          </table:table-cell>
          <table:table-cell office:value-type="float" office:value="13698876" calcext:value-type="float">
            <text:p>13698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57060" calcext:value-type="float">
            <text:p>857060</text:p>
          </table:table-cell>
          <table:table-cell office:value-type="float" office:value="820624" calcext:value-type="float">
            <text:p>820624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8" calcext:value-type="float">
            <text:p>19878</text:p>
          </table:table-cell>
          <table:table-cell office:value-type="float" office:value="571584" calcext:value-type="float">
            <text:p>571584</text:p>
          </table:table-cell>
          <table:table-cell office:value-type="float" office:value="197817" calcext:value-type="float">
            <text:p>197817</text:p>
          </table:table-cell>
          <table:table-cell office:value-type="float" office:value="81472" calcext:value-type="float">
            <text:p>81472</text:p>
          </table:table-cell>
          <table:table-cell office:value-type="float" office:value="13438" calcext:value-type="float">
            <text:p>13438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18" calcext:value-type="date">
            <text:p>11/11/19 09:53 AM</text:p>
          </table:table-cell>
          <table:table-cell office:value-type="float" office:value="13698876" calcext:value-type="float">
            <text:p>13698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57060" calcext:value-type="float">
            <text:p>857060</text:p>
          </table:table-cell>
          <table:table-cell office:value-type="float" office:value="820624" calcext:value-type="float">
            <text:p>820624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8" calcext:value-type="float">
            <text:p>19878</text:p>
          </table:table-cell>
          <table:table-cell office:value-type="float" office:value="571584" calcext:value-type="float">
            <text:p>571584</text:p>
          </table:table-cell>
          <table:table-cell office:value-type="float" office:value="197817" calcext:value-type="float">
            <text:p>197817</text:p>
          </table:table-cell>
          <table:table-cell office:value-type="float" office:value="81472" calcext:value-type="float">
            <text:p>81472</text:p>
          </table:table-cell>
          <table:table-cell office:value-type="float" office:value="13438" calcext:value-type="float">
            <text:p>13438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19" calcext:value-type="date">
            <text:p>11/11/19 09:53 AM</text:p>
          </table:table-cell>
          <table:table-cell office:value-type="float" office:value="13698880" calcext:value-type="float">
            <text:p>136988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57060" calcext:value-type="float">
            <text:p>857060</text:p>
          </table:table-cell>
          <table:table-cell office:value-type="float" office:value="820624" calcext:value-type="float">
            <text:p>820624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8" calcext:value-type="float">
            <text:p>19878</text:p>
          </table:table-cell>
          <table:table-cell office:value-type="float" office:value="571584" calcext:value-type="float">
            <text:p>571584</text:p>
          </table:table-cell>
          <table:table-cell office:value-type="float" office:value="197817" calcext:value-type="float">
            <text:p>197817</text:p>
          </table:table-cell>
          <table:table-cell office:value-type="float" office:value="81472" calcext:value-type="float">
            <text:p>81472</text:p>
          </table:table-cell>
          <table:table-cell office:value-type="float" office:value="13438" calcext:value-type="float">
            <text:p>13438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20" calcext:value-type="date">
            <text:p>11/11/19 09:53 AM</text:p>
          </table:table-cell>
          <table:table-cell office:value-type="float" office:value="13698884" calcext:value-type="float">
            <text:p>13698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57060" calcext:value-type="float">
            <text:p>857060</text:p>
          </table:table-cell>
          <table:table-cell office:value-type="float" office:value="820624" calcext:value-type="float">
            <text:p>820624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8" calcext:value-type="float">
            <text:p>19878</text:p>
          </table:table-cell>
          <table:table-cell office:value-type="float" office:value="571584" calcext:value-type="float">
            <text:p>571584</text:p>
          </table:table-cell>
          <table:table-cell office:value-type="float" office:value="197817" calcext:value-type="float">
            <text:p>197817</text:p>
          </table:table-cell>
          <table:table-cell office:value-type="float" office:value="81472" calcext:value-type="float">
            <text:p>81472</text:p>
          </table:table-cell>
          <table:table-cell office:value-type="float" office:value="13438" calcext:value-type="float">
            <text:p>13438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21" calcext:value-type="date">
            <text:p>11/11/19 09:53 AM</text:p>
          </table:table-cell>
          <table:table-cell office:value-type="float" office:value="13712664" calcext:value-type="float">
            <text:p>13712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53:22" calcext:value-type="date">
            <text:p>11/11/19 09:53 AM</text:p>
          </table:table-cell>
          <table:table-cell office:value-type="float" office:value="13712664" calcext:value-type="float">
            <text:p>13712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23" calcext:value-type="date">
            <text:p>11/11/19 09:53 AM</text:p>
          </table:table-cell>
          <table:table-cell office:value-type="float" office:value="13712944" calcext:value-type="float">
            <text:p>13712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24" calcext:value-type="date">
            <text:p>11/11/19 09:53 AM</text:p>
          </table:table-cell>
          <table:table-cell office:value-type="float" office:value="13712944" calcext:value-type="float">
            <text:p>13712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25" calcext:value-type="date">
            <text:p>11/11/19 09:53 AM</text:p>
          </table:table-cell>
          <table:table-cell office:value-type="float" office:value="13712944" calcext:value-type="float">
            <text:p>13712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26" calcext:value-type="date">
            <text:p>11/11/19 09:53 AM</text:p>
          </table:table-cell>
          <table:table-cell office:value-type="float" office:value="13712944" calcext:value-type="float">
            <text:p>13712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27" calcext:value-type="date">
            <text:p>11/11/19 09:53 AM</text:p>
          </table:table-cell>
          <table:table-cell office:value-type="float" office:value="13712944" calcext:value-type="float">
            <text:p>13712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28" calcext:value-type="date">
            <text:p>11/11/19 09:53 AM</text:p>
          </table:table-cell>
          <table:table-cell office:value-type="float" office:value="13712944" calcext:value-type="float">
            <text:p>13712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29" calcext:value-type="date">
            <text:p>11/11/19 09:53 AM</text:p>
          </table:table-cell>
          <table:table-cell office:value-type="float" office:value="13712944" calcext:value-type="float">
            <text:p>13712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30" calcext:value-type="date">
            <text:p>11/11/19 09:53 AM</text:p>
          </table:table-cell>
          <table:table-cell office:value-type="float" office:value="13712944" calcext:value-type="float">
            <text:p>13712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31" calcext:value-type="date">
            <text:p>11/11/19 09:53 AM</text:p>
          </table:table-cell>
          <table:table-cell office:value-type="float" office:value="13712944" calcext:value-type="float">
            <text:p>13712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32" calcext:value-type="date">
            <text:p>11/11/19 09:53 AM</text:p>
          </table:table-cell>
          <table:table-cell office:value-type="float" office:value="13712944" calcext:value-type="float">
            <text:p>13712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33" calcext:value-type="date">
            <text:p>11/11/19 09:53 AM</text:p>
          </table:table-cell>
          <table:table-cell office:value-type="float" office:value="13712960" calcext:value-type="float">
            <text:p>13712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34" calcext:value-type="date">
            <text:p>11/11/19 09:53 AM</text:p>
          </table:table-cell>
          <table:table-cell office:value-type="float" office:value="13712960" calcext:value-type="float">
            <text:p>13712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35" calcext:value-type="date">
            <text:p>11/11/19 09:53 AM</text:p>
          </table:table-cell>
          <table:table-cell office:value-type="float" office:value="13712836" calcext:value-type="float">
            <text:p>13712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36" calcext:value-type="date">
            <text:p>11/11/19 09:53 AM</text:p>
          </table:table-cell>
          <table:table-cell office:value-type="float" office:value="13712836" calcext:value-type="float">
            <text:p>13712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37" calcext:value-type="date">
            <text:p>11/11/19 09:53 AM</text:p>
          </table:table-cell>
          <table:table-cell office:value-type="float" office:value="13712836" calcext:value-type="float">
            <text:p>13712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38" calcext:value-type="date">
            <text:p>11/11/19 09:53 AM</text:p>
          </table:table-cell>
          <table:table-cell office:value-type="float" office:value="13712836" calcext:value-type="float">
            <text:p>13712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39" calcext:value-type="date">
            <text:p>11/11/19 09:53 AM</text:p>
          </table:table-cell>
          <table:table-cell office:value-type="float" office:value="13712836" calcext:value-type="float">
            <text:p>13712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40" calcext:value-type="date">
            <text:p>11/11/19 09:53 AM</text:p>
          </table:table-cell>
          <table:table-cell office:value-type="float" office:value="13712836" calcext:value-type="float">
            <text:p>13712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41" calcext:value-type="date">
            <text:p>11/11/19 09:53 AM</text:p>
          </table:table-cell>
          <table:table-cell office:value-type="float" office:value="13712720" calcext:value-type="float">
            <text:p>13712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42" calcext:value-type="date">
            <text:p>11/11/19 09:53 AM</text:p>
          </table:table-cell>
          <table:table-cell office:value-type="float" office:value="13712720" calcext:value-type="float">
            <text:p>13712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43" calcext:value-type="date">
            <text:p>11/11/19 09:53 AM</text:p>
          </table:table-cell>
          <table:table-cell office:value-type="float" office:value="13712720" calcext:value-type="float">
            <text:p>13712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44" calcext:value-type="date">
            <text:p>11/11/19 09:53 AM</text:p>
          </table:table-cell>
          <table:table-cell office:value-type="float" office:value="13712720" calcext:value-type="float">
            <text:p>13712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45" calcext:value-type="date">
            <text:p>11/11/19 09:53 AM</text:p>
          </table:table-cell>
          <table:table-cell office:value-type="float" office:value="13712720" calcext:value-type="float">
            <text:p>13712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46" calcext:value-type="date">
            <text:p>11/11/19 09:53 AM</text:p>
          </table:table-cell>
          <table:table-cell office:value-type="float" office:value="13712720" calcext:value-type="float">
            <text:p>13712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47" calcext:value-type="date">
            <text:p>11/11/19 09:53 AM</text:p>
          </table:table-cell>
          <table:table-cell office:value-type="float" office:value="13712720" calcext:value-type="float">
            <text:p>13712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48" calcext:value-type="date">
            <text:p>11/11/19 09:53 AM</text:p>
          </table:table-cell>
          <table:table-cell office:value-type="float" office:value="13712720" calcext:value-type="float">
            <text:p>13712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49" calcext:value-type="date">
            <text:p>11/11/19 09:53 AM</text:p>
          </table:table-cell>
          <table:table-cell office:value-type="float" office:value="13712724" calcext:value-type="float">
            <text:p>13712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50" calcext:value-type="date">
            <text:p>11/11/19 09:53 AM</text:p>
          </table:table-cell>
          <table:table-cell office:value-type="float" office:value="13712724" calcext:value-type="float">
            <text:p>13712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51" calcext:value-type="date">
            <text:p>11/11/19 09:53 AM</text:p>
          </table:table-cell>
          <table:table-cell office:value-type="float" office:value="13712724" calcext:value-type="float">
            <text:p>13712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52" calcext:value-type="date">
            <text:p>11/11/19 09:53 AM</text:p>
          </table:table-cell>
          <table:table-cell office:value-type="float" office:value="13712724" calcext:value-type="float">
            <text:p>13712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53" calcext:value-type="date">
            <text:p>11/11/19 09:53 AM</text:p>
          </table:table-cell>
          <table:table-cell office:value-type="float" office:value="13712724" calcext:value-type="float">
            <text:p>13712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54" calcext:value-type="date">
            <text:p>11/11/19 09:53 AM</text:p>
          </table:table-cell>
          <table:table-cell office:value-type="float" office:value="13712728" calcext:value-type="float">
            <text:p>13712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55" calcext:value-type="date">
            <text:p>11/11/19 09:53 AM</text:p>
          </table:table-cell>
          <table:table-cell office:value-type="float" office:value="13712604" calcext:value-type="float">
            <text:p>13712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56" calcext:value-type="date">
            <text:p>11/11/19 09:53 AM</text:p>
          </table:table-cell>
          <table:table-cell office:value-type="float" office:value="13712604" calcext:value-type="float">
            <text:p>13712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57" calcext:value-type="date">
            <text:p>11/11/19 09:53 AM</text:p>
          </table:table-cell>
          <table:table-cell office:value-type="float" office:value="13712604" calcext:value-type="float">
            <text:p>13712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58" calcext:value-type="date">
            <text:p>11/11/19 09:53 AM</text:p>
          </table:table-cell>
          <table:table-cell office:value-type="float" office:value="13712604" calcext:value-type="float">
            <text:p>13712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3:59" calcext:value-type="date">
            <text:p>11/11/19 09:53 AM</text:p>
          </table:table-cell>
          <table:table-cell office:value-type="float" office:value="13712612" calcext:value-type="float">
            <text:p>13712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00" calcext:value-type="date">
            <text:p>11/11/19 09:54 AM</text:p>
          </table:table-cell>
          <table:table-cell office:value-type="float" office:value="13712612" calcext:value-type="float">
            <text:p>13712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01" calcext:value-type="date">
            <text:p>11/11/19 09:54 AM</text:p>
          </table:table-cell>
          <table:table-cell office:value-type="float" office:value="13712612" calcext:value-type="float">
            <text:p>13712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02" calcext:value-type="date">
            <text:p>11/11/19 09:54 AM</text:p>
          </table:table-cell>
          <table:table-cell office:value-type="float" office:value="13712612" calcext:value-type="float">
            <text:p>13712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03" calcext:value-type="date">
            <text:p>11/11/19 09:54 AM</text:p>
          </table:table-cell>
          <table:table-cell office:value-type="float" office:value="13712496" calcext:value-type="float">
            <text:p>13712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04" calcext:value-type="date">
            <text:p>11/11/19 09:54 AM</text:p>
          </table:table-cell>
          <table:table-cell office:value-type="float" office:value="13712496" calcext:value-type="float">
            <text:p>13712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05" calcext:value-type="date">
            <text:p>11/11/19 09:54 AM</text:p>
          </table:table-cell>
          <table:table-cell office:value-type="float" office:value="13712496" calcext:value-type="float">
            <text:p>13712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06" calcext:value-type="date">
            <text:p>11/11/19 09:54 AM</text:p>
          </table:table-cell>
          <table:table-cell office:value-type="float" office:value="13712496" calcext:value-type="float">
            <text:p>13712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07" calcext:value-type="date">
            <text:p>11/11/19 09:54 AM</text:p>
          </table:table-cell>
          <table:table-cell office:value-type="float" office:value="13712496" calcext:value-type="float">
            <text:p>13712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08" calcext:value-type="date">
            <text:p>11/11/19 09:54 AM</text:p>
          </table:table-cell>
          <table:table-cell office:value-type="float" office:value="13712496" calcext:value-type="float">
            <text:p>13712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09" calcext:value-type="date">
            <text:p>11/11/19 09:54 AM</text:p>
          </table:table-cell>
          <table:table-cell office:value-type="float" office:value="13712496" calcext:value-type="float">
            <text:p>13712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10" calcext:value-type="date">
            <text:p>11/11/19 09:54 AM</text:p>
          </table:table-cell>
          <table:table-cell office:value-type="float" office:value="13712496" calcext:value-type="float">
            <text:p>13712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11" calcext:value-type="date">
            <text:p>11/11/19 09:54 AM</text:p>
          </table:table-cell>
          <table:table-cell office:value-type="float" office:value="13712500" calcext:value-type="float">
            <text:p>1371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12" calcext:value-type="date">
            <text:p>11/11/19 09:54 AM</text:p>
          </table:table-cell>
          <table:table-cell office:value-type="float" office:value="13712500" calcext:value-type="float">
            <text:p>1371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13" calcext:value-type="date">
            <text:p>11/11/19 09:54 AM</text:p>
          </table:table-cell>
          <table:table-cell office:value-type="float" office:value="13712500" calcext:value-type="float">
            <text:p>1371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14" calcext:value-type="date">
            <text:p>11/11/19 09:54 AM</text:p>
          </table:table-cell>
          <table:table-cell office:value-type="float" office:value="13712500" calcext:value-type="float">
            <text:p>1371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15" calcext:value-type="date">
            <text:p>11/11/19 09:54 AM</text:p>
          </table:table-cell>
          <table:table-cell office:value-type="float" office:value="13712500" calcext:value-type="float">
            <text:p>1371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16" calcext:value-type="date">
            <text:p>11/11/19 09:54 AM</text:p>
          </table:table-cell>
          <table:table-cell office:value-type="float" office:value="13712500" calcext:value-type="float">
            <text:p>1371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17" calcext:value-type="date">
            <text:p>11/11/19 09:54 AM</text:p>
          </table:table-cell>
          <table:table-cell office:value-type="float" office:value="13712500" calcext:value-type="float">
            <text:p>1371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18" calcext:value-type="date">
            <text:p>11/11/19 09:54 AM</text:p>
          </table:table-cell>
          <table:table-cell office:value-type="float" office:value="13712504" calcext:value-type="float">
            <text:p>13712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19" calcext:value-type="date">
            <text:p>11/11/19 09:54 AM</text:p>
          </table:table-cell>
          <table:table-cell office:value-type="float" office:value="13712516" calcext:value-type="float">
            <text:p>13712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20" calcext:value-type="date">
            <text:p>11/11/19 09:54 AM</text:p>
          </table:table-cell>
          <table:table-cell office:value-type="float" office:value="13712516" calcext:value-type="float">
            <text:p>13712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21" calcext:value-type="date">
            <text:p>11/11/19 09:54 AM</text:p>
          </table:table-cell>
          <table:table-cell office:value-type="float" office:value="13712516" calcext:value-type="float">
            <text:p>13712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22" calcext:value-type="date">
            <text:p>11/11/19 09:54 AM</text:p>
          </table:table-cell>
          <table:table-cell office:value-type="float" office:value="13712516" calcext:value-type="float">
            <text:p>13712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23" calcext:value-type="date">
            <text:p>11/11/19 09:54 AM</text:p>
          </table:table-cell>
          <table:table-cell office:value-type="float" office:value="13712516" calcext:value-type="float">
            <text:p>13712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24" calcext:value-type="date">
            <text:p>11/11/19 09:54 AM</text:p>
          </table:table-cell>
          <table:table-cell office:value-type="float" office:value="13712516" calcext:value-type="float">
            <text:p>13712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2188" calcext:value-type="float">
            <text:p>12188</text:p>
          </table:table-cell>
          <table:table-cell office:value-type="float" office:value="571520" calcext:value-type="float">
            <text:p>571520</text:p>
          </table:table-cell>
          <table:table-cell office:value-type="float" office:value="104536" calcext:value-type="float">
            <text:p>104536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25" calcext:value-type="date">
            <text:p>11/11/19 09:54 AM</text:p>
          </table:table-cell>
          <table:table-cell office:value-type="float" office:value="13712516" calcext:value-type="float">
            <text:p>13712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3088" calcext:value-type="float">
            <text:p>843088</text:p>
          </table:table-cell>
          <table:table-cell office:value-type="float" office:value="806652" calcext:value-type="float">
            <text:p>806652</text:p>
          </table:table-cell>
          <table:table-cell office:value-type="float" office:value="36436" calcext:value-type="float">
            <text:p>36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22375" calcext:value-type="float">
            <text:p>22375</text:p>
          </table:table-cell>
          <table:table-cell office:value-type="float" office:value="571520" calcext:value-type="float">
            <text:p>571520</text:p>
          </table:table-cell>
          <table:table-cell office:value-type="float" office:value="156331" calcext:value-type="float">
            <text:p>156331</text:p>
          </table:table-cell>
          <table:table-cell office:value-type="float" office:value="81472" calcext:value-type="float">
            <text:p>81472</text:p>
          </table:table-cell>
          <table:table-cell office:value-type="float" office:value="10578" calcext:value-type="float">
            <text:p>10578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2436" calcext:value-type="float">
            <text:p>12436</text:p>
          </table:table-cell>
          <table:table-cell office:value-type="float" office:value="208" calcext:value-type="float">
            <text:p>208</text:p>
          </table:table-cell>
          <table:table-cell office:value-type="float" office:value="15211" calcext:value-type="float">
            <text:p>15211</text:p>
          </table:table-cell>
          <table:table-cell office:value-type="float" office:value="4225" calcext:value-type="float">
            <text:p>4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26" calcext:value-type="date">
            <text:p>11/11/19 09:54 AM</text:p>
          </table:table-cell>
          <table:table-cell office:value-type="float" office:value="13709540" calcext:value-type="float">
            <text:p>137095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46540" calcext:value-type="float">
            <text:p>846540</text:p>
          </table:table-cell>
          <table:table-cell office:value-type="float" office:value="810104" calcext:value-type="float">
            <text:p>810104</text:p>
          </table:table-cell>
          <table:table-cell office:value-type="float" office:value="36436" calcext:value-type="float">
            <text:p>36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28350" calcext:value-type="float">
            <text:p>28350</text:p>
          </table:table-cell>
          <table:table-cell office:value-type="float" office:value="571520" calcext:value-type="float">
            <text:p>571520</text:p>
          </table:table-cell>
          <table:table-cell office:value-type="float" office:value="266720" calcext:value-type="float">
            <text:p>266720</text:p>
          </table:table-cell>
          <table:table-cell office:value-type="float" office:value="81472" calcext:value-type="float">
            <text:p>81472</text:p>
          </table:table-cell>
          <table:table-cell office:value-type="float" office:value="17752" calcext:value-type="float">
            <text:p>17752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1904" calcext:value-type="float">
            <text:p>21904</text:p>
          </table:table-cell>
          <table:table-cell office:value-type="float" office:value="208" calcext:value-type="float">
            <text:p>208</text:p>
          </table:table-cell>
          <table:table-cell office:value-type="float" office:value="24679" calcext:value-type="float">
            <text:p>24679</text:p>
          </table:table-cell>
          <table:table-cell office:value-type="float" office:value="9468" calcext:value-type="float">
            <text:p>9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27" calcext:value-type="date">
            <text:p>11/11/19 09:54 AM</text:p>
          </table:table-cell>
          <table:table-cell office:value-type="float" office:value="13694908" calcext:value-type="float">
            <text:p>13694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61144" calcext:value-type="float">
            <text:p>861144</text:p>
          </table:table-cell>
          <table:table-cell office:value-type="float" office:value="824708" calcext:value-type="float">
            <text:p>824708</text:p>
          </table:table-cell>
          <table:table-cell office:value-type="float" office:value="36436" calcext:value-type="float">
            <text:p>36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3488" calcext:value-type="float">
            <text:p>63488</text:p>
          </table:table-cell>
          <table:table-cell office:value-type="float" office:value="40355" calcext:value-type="float">
            <text:p>40355</text:p>
          </table:table-cell>
          <table:table-cell office:value-type="float" office:value="571520" calcext:value-type="float">
            <text:p>571520</text:p>
          </table:table-cell>
          <table:table-cell office:value-type="float" office:value="372639" calcext:value-type="float">
            <text:p>372639</text:p>
          </table:table-cell>
          <table:table-cell office:value-type="float" office:value="81472" calcext:value-type="float">
            <text:p>81472</text:p>
          </table:table-cell>
          <table:table-cell office:value-type="float" office:value="24635" calcext:value-type="float">
            <text:p>24635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0987" calcext:value-type="float">
            <text:p>30987</text:p>
          </table:table-cell>
          <table:table-cell office:value-type="float" office:value="208" calcext:value-type="float">
            <text:p>208</text:p>
          </table:table-cell>
          <table:table-cell office:value-type="float" office:value="33762" calcext:value-type="float">
            <text:p>33762</text:p>
          </table:table-cell>
          <table:table-cell office:value-type="float" office:value="9083" calcext:value-type="float">
            <text:p>9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28" calcext:value-type="date">
            <text:p>11/11/19 09:54 AM</text:p>
          </table:table-cell>
          <table:table-cell office:value-type="float" office:value="13673456" calcext:value-type="float">
            <text:p>13673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79456" calcext:value-type="float">
            <text:p>8179456</text:p>
          </table:table-cell>
          <table:table-cell office:value-type="float" office:value="882404" calcext:value-type="float">
            <text:p>882404</text:p>
          </table:table-cell>
          <table:table-cell office:value-type="float" office:value="845968" calcext:value-type="float">
            <text:p>845968</text:p>
          </table:table-cell>
          <table:table-cell office:value-type="float" office:value="36436" calcext:value-type="float">
            <text:p>36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0592" calcext:value-type="float">
            <text:p>110592</text:p>
          </table:table-cell>
          <table:table-cell office:value-type="float" office:value="55076" calcext:value-type="float">
            <text:p>55076</text:p>
          </table:table-cell>
          <table:table-cell office:value-type="float" office:value="571520" calcext:value-type="float">
            <text:p>571520</text:p>
          </table:table-cell>
          <table:table-cell office:value-type="float" office:value="480031" calcext:value-type="float">
            <text:p>480031</text:p>
          </table:table-cell>
          <table:table-cell office:value-type="float" office:value="81472" calcext:value-type="float">
            <text:p>81472</text:p>
          </table:table-cell>
          <table:table-cell office:value-type="float" office:value="31615" calcext:value-type="float">
            <text:p>31615</text:p>
          </table:table-cell>
          <table:table-cell office:value-type="float" office:value="952640" calcext:value-type="float">
            <text:p>9526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198" calcext:value-type="float">
            <text:p>40198</text:p>
          </table:table-cell>
          <table:table-cell office:value-type="float" office:value="208" calcext:value-type="float">
            <text:p>208</text:p>
          </table:table-cell>
          <table:table-cell office:value-type="float" office:value="42973" calcext:value-type="float">
            <text:p>42973</text:p>
          </table:table-cell>
          <table:table-cell office:value-type="float" office:value="9211" calcext:value-type="float">
            <text:p>9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29" calcext:value-type="date">
            <text:p>11/11/19 09:54 AM</text:p>
          </table:table-cell>
          <table:table-cell office:value-type="float" office:value="13502832" calcext:value-type="float">
            <text:p>13502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53164" calcext:value-type="float">
            <text:p>1053164</text:p>
          </table:table-cell>
          <table:table-cell office:value-type="float" office:value="1016728" calcext:value-type="float">
            <text:p>1016728</text:p>
          </table:table-cell>
          <table:table-cell office:value-type="float" office:value="36436" calcext:value-type="float">
            <text:p>36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0592" calcext:value-type="float">
            <text:p>110592</text:p>
          </table:table-cell>
          <table:table-cell office:value-type="float" office:value="49706" calcext:value-type="float">
            <text:p>49706</text:p>
          </table:table-cell>
          <table:table-cell office:value-type="float" office:value="683584" calcext:value-type="float">
            <text:p>683584</text:p>
          </table:table-cell>
          <table:table-cell office:value-type="float" office:value="573476" calcext:value-type="float">
            <text:p>573476</text:p>
          </table:table-cell>
          <table:table-cell office:value-type="float" office:value="97472" calcext:value-type="float">
            <text:p>97472</text:p>
          </table:table-cell>
          <table:table-cell office:value-type="float" office:value="37688" calcext:value-type="float">
            <text:p>37688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office:value-type="float" office:value="8013" calcext:value-type="float">
            <text:p>8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30" calcext:value-type="date">
            <text:p>11/11/19 09:54 AM</text:p>
          </table:table-cell>
          <table:table-cell office:value-type="float" office:value="13501840" calcext:value-type="float">
            <text:p>13501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54220" calcext:value-type="float">
            <text:p>1054220</text:p>
          </table:table-cell>
          <table:table-cell office:value-type="float" office:value="1017784" calcext:value-type="float">
            <text:p>1017784</text:p>
          </table:table-cell>
          <table:table-cell office:value-type="float" office:value="36436" calcext:value-type="float">
            <text:p>36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0592" calcext:value-type="float">
            <text:p>110592</text:p>
          </table:table-cell>
          <table:table-cell office:value-type="float" office:value="50218" calcext:value-type="float">
            <text:p>50218</text:p>
          </table:table-cell>
          <table:table-cell office:value-type="float" office:value="683584" calcext:value-type="float">
            <text:p>683584</text:p>
          </table:table-cell>
          <table:table-cell office:value-type="float" office:value="573476" calcext:value-type="float">
            <text:p>573476</text:p>
          </table:table-cell>
          <table:table-cell office:value-type="float" office:value="97472" calcext:value-type="float">
            <text:p>97472</text:p>
          </table:table-cell>
          <table:table-cell office:value-type="float" office:value="37688" calcext:value-type="float">
            <text:p>37688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31" calcext:value-type="date">
            <text:p>11/11/19 09:54 AM</text:p>
          </table:table-cell>
          <table:table-cell office:value-type="float" office:value="13501844" calcext:value-type="float">
            <text:p>13501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54220" calcext:value-type="float">
            <text:p>1054220</text:p>
          </table:table-cell>
          <table:table-cell office:value-type="float" office:value="1017784" calcext:value-type="float">
            <text:p>1017784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0592" calcext:value-type="float">
            <text:p>110592</text:p>
          </table:table-cell>
          <table:table-cell office:value-type="float" office:value="50218" calcext:value-type="float">
            <text:p>50218</text:p>
          </table:table-cell>
          <table:table-cell office:value-type="float" office:value="683584" calcext:value-type="float">
            <text:p>683584</text:p>
          </table:table-cell>
          <table:table-cell office:value-type="float" office:value="573476" calcext:value-type="float">
            <text:p>573476</text:p>
          </table:table-cell>
          <table:table-cell office:value-type="float" office:value="97472" calcext:value-type="float">
            <text:p>97472</text:p>
          </table:table-cell>
          <table:table-cell office:value-type="float" office:value="37688" calcext:value-type="float">
            <text:p>37688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32" calcext:value-type="date">
            <text:p>11/11/19 09:54 AM</text:p>
          </table:table-cell>
          <table:table-cell office:value-type="float" office:value="13501844" calcext:value-type="float">
            <text:p>13501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54220" calcext:value-type="float">
            <text:p>1054220</text:p>
          </table:table-cell>
          <table:table-cell office:value-type="float" office:value="1017784" calcext:value-type="float">
            <text:p>1017784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0592" calcext:value-type="float">
            <text:p>110592</text:p>
          </table:table-cell>
          <table:table-cell office:value-type="float" office:value="50218" calcext:value-type="float">
            <text:p>50218</text:p>
          </table:table-cell>
          <table:table-cell office:value-type="float" office:value="683584" calcext:value-type="float">
            <text:p>683584</text:p>
          </table:table-cell>
          <table:table-cell office:value-type="float" office:value="573476" calcext:value-type="float">
            <text:p>573476</text:p>
          </table:table-cell>
          <table:table-cell office:value-type="float" office:value="97472" calcext:value-type="float">
            <text:p>97472</text:p>
          </table:table-cell>
          <table:table-cell office:value-type="float" office:value="37688" calcext:value-type="float">
            <text:p>37688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33" calcext:value-type="date">
            <text:p>11/11/19 09:54 AM</text:p>
          </table:table-cell>
          <table:table-cell office:value-type="float" office:value="13501844" calcext:value-type="float">
            <text:p>13501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54220" calcext:value-type="float">
            <text:p>1054220</text:p>
          </table:table-cell>
          <table:table-cell office:value-type="float" office:value="1017784" calcext:value-type="float">
            <text:p>1017784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0592" calcext:value-type="float">
            <text:p>110592</text:p>
          </table:table-cell>
          <table:table-cell office:value-type="float" office:value="50218" calcext:value-type="float">
            <text:p>50218</text:p>
          </table:table-cell>
          <table:table-cell office:value-type="float" office:value="683584" calcext:value-type="float">
            <text:p>683584</text:p>
          </table:table-cell>
          <table:table-cell office:value-type="float" office:value="573476" calcext:value-type="float">
            <text:p>573476</text:p>
          </table:table-cell>
          <table:table-cell office:value-type="float" office:value="97472" calcext:value-type="float">
            <text:p>97472</text:p>
          </table:table-cell>
          <table:table-cell office:value-type="float" office:value="37688" calcext:value-type="float">
            <text:p>37688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34" calcext:value-type="date">
            <text:p>11/11/19 09:54 AM</text:p>
          </table:table-cell>
          <table:table-cell office:value-type="float" office:value="13501844" calcext:value-type="float">
            <text:p>13501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54292" calcext:value-type="float">
            <text:p>1054292</text:p>
          </table:table-cell>
          <table:table-cell office:value-type="float" office:value="1017856" calcext:value-type="float">
            <text:p>1017856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0592" calcext:value-type="float">
            <text:p>110592</text:p>
          </table:table-cell>
          <table:table-cell office:value-type="float" office:value="50218" calcext:value-type="float">
            <text:p>50218</text:p>
          </table:table-cell>
          <table:table-cell office:value-type="float" office:value="683584" calcext:value-type="float">
            <text:p>683584</text:p>
          </table:table-cell>
          <table:table-cell office:value-type="float" office:value="573477" calcext:value-type="float">
            <text:p>573477</text:p>
          </table:table-cell>
          <table:table-cell office:value-type="float" office:value="97472" calcext:value-type="float">
            <text:p>97472</text:p>
          </table:table-cell>
          <table:table-cell office:value-type="float" office:value="37688" calcext:value-type="float">
            <text:p>37688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35" calcext:value-type="date">
            <text:p>11/11/19 09:54 AM</text:p>
          </table:table-cell>
          <table:table-cell office:value-type="float" office:value="13501848" calcext:value-type="float">
            <text:p>13501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54292" calcext:value-type="float">
            <text:p>1054292</text:p>
          </table:table-cell>
          <table:table-cell office:value-type="float" office:value="1017856" calcext:value-type="float">
            <text:p>1017856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0592" calcext:value-type="float">
            <text:p>110592</text:p>
          </table:table-cell>
          <table:table-cell office:value-type="float" office:value="50218" calcext:value-type="float">
            <text:p>50218</text:p>
          </table:table-cell>
          <table:table-cell office:value-type="float" office:value="683584" calcext:value-type="float">
            <text:p>683584</text:p>
          </table:table-cell>
          <table:table-cell office:value-type="float" office:value="573477" calcext:value-type="float">
            <text:p>573477</text:p>
          </table:table-cell>
          <table:table-cell office:value-type="float" office:value="97472" calcext:value-type="float">
            <text:p>97472</text:p>
          </table:table-cell>
          <table:table-cell office:value-type="float" office:value="37688" calcext:value-type="float">
            <text:p>37688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36" calcext:value-type="date">
            <text:p>11/11/19 09:54 AM</text:p>
          </table:table-cell>
          <table:table-cell office:value-type="float" office:value="13501848" calcext:value-type="float">
            <text:p>13501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54292" calcext:value-type="float">
            <text:p>1054292</text:p>
          </table:table-cell>
          <table:table-cell office:value-type="float" office:value="1017856" calcext:value-type="float">
            <text:p>1017856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0592" calcext:value-type="float">
            <text:p>110592</text:p>
          </table:table-cell>
          <table:table-cell office:value-type="float" office:value="50218" calcext:value-type="float">
            <text:p>50218</text:p>
          </table:table-cell>
          <table:table-cell office:value-type="float" office:value="683584" calcext:value-type="float">
            <text:p>683584</text:p>
          </table:table-cell>
          <table:table-cell office:value-type="float" office:value="573477" calcext:value-type="float">
            <text:p>573477</text:p>
          </table:table-cell>
          <table:table-cell office:value-type="float" office:value="97472" calcext:value-type="float">
            <text:p>97472</text:p>
          </table:table-cell>
          <table:table-cell office:value-type="float" office:value="37688" calcext:value-type="float">
            <text:p>37688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37" calcext:value-type="date">
            <text:p>11/11/19 09:54 AM</text:p>
          </table:table-cell>
          <table:table-cell office:value-type="float" office:value="13501848" calcext:value-type="float">
            <text:p>13501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54292" calcext:value-type="float">
            <text:p>1054292</text:p>
          </table:table-cell>
          <table:table-cell office:value-type="float" office:value="1017856" calcext:value-type="float">
            <text:p>1017856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0592" calcext:value-type="float">
            <text:p>110592</text:p>
          </table:table-cell>
          <table:table-cell office:value-type="float" office:value="50218" calcext:value-type="float">
            <text:p>50218</text:p>
          </table:table-cell>
          <table:table-cell office:value-type="float" office:value="683584" calcext:value-type="float">
            <text:p>683584</text:p>
          </table:table-cell>
          <table:table-cell office:value-type="float" office:value="573477" calcext:value-type="float">
            <text:p>573477</text:p>
          </table:table-cell>
          <table:table-cell office:value-type="float" office:value="97472" calcext:value-type="float">
            <text:p>97472</text:p>
          </table:table-cell>
          <table:table-cell office:value-type="float" office:value="37688" calcext:value-type="float">
            <text:p>37688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38" calcext:value-type="date">
            <text:p>11/11/19 09:54 AM</text:p>
          </table:table-cell>
          <table:table-cell office:value-type="float" office:value="13501364" calcext:value-type="float">
            <text:p>13501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54556" calcext:value-type="float">
            <text:p>1054556</text:p>
          </table:table-cell>
          <table:table-cell office:value-type="float" office:value="1018120" calcext:value-type="float">
            <text:p>1018120</text:p>
          </table:table-cell>
          <table:table-cell office:value-type="float" office:value="36436" calcext:value-type="float">
            <text:p>36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0592" calcext:value-type="float">
            <text:p>110592</text:p>
          </table:table-cell>
          <table:table-cell office:value-type="float" office:value="42656" calcext:value-type="float">
            <text:p>42656</text:p>
          </table:table-cell>
          <table:table-cell office:value-type="float" office:value="683584" calcext:value-type="float">
            <text:p>683584</text:p>
          </table:table-cell>
          <table:table-cell office:value-type="float" office:value="479690" calcext:value-type="float">
            <text:p>479690</text:p>
          </table:table-cell>
          <table:table-cell office:value-type="float" office:value="97472" calcext:value-type="float">
            <text:p>97472</text:p>
          </table:table-cell>
          <table:table-cell office:value-type="float" office:value="31626" calcext:value-type="float">
            <text:p>31626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54:39" calcext:value-type="date">
            <text:p>11/11/19 09:54 AM</text:p>
          </table:table-cell>
          <table:table-cell office:value-type="float" office:value="13501364" calcext:value-type="float">
            <text:p>13501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54556" calcext:value-type="float">
            <text:p>1054556</text:p>
          </table:table-cell>
          <table:table-cell office:value-type="float" office:value="1018120" calcext:value-type="float">
            <text:p>1018120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0592" calcext:value-type="float">
            <text:p>110592</text:p>
          </table:table-cell>
          <table:table-cell office:value-type="float" office:value="42656" calcext:value-type="float">
            <text:p>42656</text:p>
          </table:table-cell>
          <table:table-cell office:value-type="float" office:value="683584" calcext:value-type="float">
            <text:p>683584</text:p>
          </table:table-cell>
          <table:table-cell office:value-type="float" office:value="479690" calcext:value-type="float">
            <text:p>479690</text:p>
          </table:table-cell>
          <table:table-cell office:value-type="float" office:value="97472" calcext:value-type="float">
            <text:p>97472</text:p>
          </table:table-cell>
          <table:table-cell office:value-type="float" office:value="31626" calcext:value-type="float">
            <text:p>31626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40" calcext:value-type="date">
            <text:p>11/11/19 09:54 AM</text:p>
          </table:table-cell>
          <table:table-cell office:value-type="float" office:value="13501336" calcext:value-type="float">
            <text:p>1350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54556" calcext:value-type="float">
            <text:p>1054556</text:p>
          </table:table-cell>
          <table:table-cell office:value-type="float" office:value="1018120" calcext:value-type="float">
            <text:p>1018120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0592" calcext:value-type="float">
            <text:p>110592</text:p>
          </table:table-cell>
          <table:table-cell office:value-type="float" office:value="42656" calcext:value-type="float">
            <text:p>42656</text:p>
          </table:table-cell>
          <table:table-cell office:value-type="float" office:value="683584" calcext:value-type="float">
            <text:p>683584</text:p>
          </table:table-cell>
          <table:table-cell office:value-type="float" office:value="479690" calcext:value-type="float">
            <text:p>479690</text:p>
          </table:table-cell>
          <table:table-cell office:value-type="float" office:value="97472" calcext:value-type="float">
            <text:p>97472</text:p>
          </table:table-cell>
          <table:table-cell office:value-type="float" office:value="31626" calcext:value-type="float">
            <text:p>31626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41" calcext:value-type="date">
            <text:p>11/11/19 09:54 AM</text:p>
          </table:table-cell>
          <table:table-cell office:value-type="float" office:value="13501336" calcext:value-type="float">
            <text:p>1350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54556" calcext:value-type="float">
            <text:p>1054556</text:p>
          </table:table-cell>
          <table:table-cell office:value-type="float" office:value="1018120" calcext:value-type="float">
            <text:p>1018120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0592" calcext:value-type="float">
            <text:p>110592</text:p>
          </table:table-cell>
          <table:table-cell office:value-type="float" office:value="42656" calcext:value-type="float">
            <text:p>42656</text:p>
          </table:table-cell>
          <table:table-cell office:value-type="float" office:value="683584" calcext:value-type="float">
            <text:p>683584</text:p>
          </table:table-cell>
          <table:table-cell office:value-type="float" office:value="479690" calcext:value-type="float">
            <text:p>479690</text:p>
          </table:table-cell>
          <table:table-cell office:value-type="float" office:value="97472" calcext:value-type="float">
            <text:p>97472</text:p>
          </table:table-cell>
          <table:table-cell office:value-type="float" office:value="31626" calcext:value-type="float">
            <text:p>31626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42" calcext:value-type="date">
            <text:p>11/11/19 09:54 AM</text:p>
          </table:table-cell>
          <table:table-cell office:value-type="float" office:value="13501336" calcext:value-type="float">
            <text:p>1350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54556" calcext:value-type="float">
            <text:p>1054556</text:p>
          </table:table-cell>
          <table:table-cell office:value-type="float" office:value="1018120" calcext:value-type="float">
            <text:p>1018120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0592" calcext:value-type="float">
            <text:p>110592</text:p>
          </table:table-cell>
          <table:table-cell office:value-type="float" office:value="42656" calcext:value-type="float">
            <text:p>42656</text:p>
          </table:table-cell>
          <table:table-cell office:value-type="float" office:value="683584" calcext:value-type="float">
            <text:p>683584</text:p>
          </table:table-cell>
          <table:table-cell office:value-type="float" office:value="479693" calcext:value-type="float">
            <text:p>479693</text:p>
          </table:table-cell>
          <table:table-cell office:value-type="float" office:value="97472" calcext:value-type="float">
            <text:p>97472</text:p>
          </table:table-cell>
          <table:table-cell office:value-type="float" office:value="31626" calcext:value-type="float">
            <text:p>31626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43" calcext:value-type="date">
            <text:p>11/11/19 09:54 AM</text:p>
          </table:table-cell>
          <table:table-cell office:value-type="float" office:value="13501336" calcext:value-type="float">
            <text:p>1350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54556" calcext:value-type="float">
            <text:p>1054556</text:p>
          </table:table-cell>
          <table:table-cell office:value-type="float" office:value="1018120" calcext:value-type="float">
            <text:p>1018120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0592" calcext:value-type="float">
            <text:p>110592</text:p>
          </table:table-cell>
          <table:table-cell office:value-type="float" office:value="42656" calcext:value-type="float">
            <text:p>42656</text:p>
          </table:table-cell>
          <table:table-cell office:value-type="float" office:value="683584" calcext:value-type="float">
            <text:p>683584</text:p>
          </table:table-cell>
          <table:table-cell office:value-type="float" office:value="479693" calcext:value-type="float">
            <text:p>479693</text:p>
          </table:table-cell>
          <table:table-cell office:value-type="float" office:value="97472" calcext:value-type="float">
            <text:p>97472</text:p>
          </table:table-cell>
          <table:table-cell office:value-type="float" office:value="31626" calcext:value-type="float">
            <text:p>31626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44" calcext:value-type="date">
            <text:p>11/11/19 09:54 AM</text:p>
          </table:table-cell>
          <table:table-cell office:value-type="float" office:value="13501336" calcext:value-type="float">
            <text:p>1350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54556" calcext:value-type="float">
            <text:p>1054556</text:p>
          </table:table-cell>
          <table:table-cell office:value-type="float" office:value="1018120" calcext:value-type="float">
            <text:p>1018120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0592" calcext:value-type="float">
            <text:p>110592</text:p>
          </table:table-cell>
          <table:table-cell office:value-type="float" office:value="42656" calcext:value-type="float">
            <text:p>42656</text:p>
          </table:table-cell>
          <table:table-cell office:value-type="float" office:value="683584" calcext:value-type="float">
            <text:p>683584</text:p>
          </table:table-cell>
          <table:table-cell office:value-type="float" office:value="479693" calcext:value-type="float">
            <text:p>479693</text:p>
          </table:table-cell>
          <table:table-cell office:value-type="float" office:value="97472" calcext:value-type="float">
            <text:p>97472</text:p>
          </table:table-cell>
          <table:table-cell office:value-type="float" office:value="31626" calcext:value-type="float">
            <text:p>31626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45" calcext:value-type="date">
            <text:p>11/11/19 09:54 AM</text:p>
          </table:table-cell>
          <table:table-cell office:value-type="float" office:value="13501336" calcext:value-type="float">
            <text:p>1350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54556" calcext:value-type="float">
            <text:p>1054556</text:p>
          </table:table-cell>
          <table:table-cell office:value-type="float" office:value="1018120" calcext:value-type="float">
            <text:p>1018120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0592" calcext:value-type="float">
            <text:p>110592</text:p>
          </table:table-cell>
          <table:table-cell office:value-type="float" office:value="42656" calcext:value-type="float">
            <text:p>42656</text:p>
          </table:table-cell>
          <table:table-cell office:value-type="float" office:value="683584" calcext:value-type="float">
            <text:p>683584</text:p>
          </table:table-cell>
          <table:table-cell office:value-type="float" office:value="479693" calcext:value-type="float">
            <text:p>479693</text:p>
          </table:table-cell>
          <table:table-cell office:value-type="float" office:value="97472" calcext:value-type="float">
            <text:p>97472</text:p>
          </table:table-cell>
          <table:table-cell office:value-type="float" office:value="31626" calcext:value-type="float">
            <text:p>31626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46" calcext:value-type="date">
            <text:p>11/11/19 09:54 AM</text:p>
          </table:table-cell>
          <table:table-cell office:value-type="float" office:value="13501336" calcext:value-type="float">
            <text:p>1350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54556" calcext:value-type="float">
            <text:p>1054556</text:p>
          </table:table-cell>
          <table:table-cell office:value-type="float" office:value="1018120" calcext:value-type="float">
            <text:p>1018120</text:p>
          </table:table-cell>
          <table:table-cell office:value-type="float" office:value="36436" calcext:value-type="float">
            <text:p>36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0592" calcext:value-type="float">
            <text:p>110592</text:p>
          </table:table-cell>
          <table:table-cell office:value-type="float" office:value="35094" calcext:value-type="float">
            <text:p>35094</text:p>
          </table:table-cell>
          <table:table-cell office:value-type="float" office:value="683584" calcext:value-type="float">
            <text:p>683584</text:p>
          </table:table-cell>
          <table:table-cell office:value-type="float" office:value="385907" calcext:value-type="float">
            <text:p>385907</text:p>
          </table:table-cell>
          <table:table-cell office:value-type="float" office:value="97472" calcext:value-type="float">
            <text:p>97472</text:p>
          </table:table-cell>
          <table:table-cell office:value-type="float" office:value="25563" calcext:value-type="float">
            <text:p>25563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54:47" calcext:value-type="date">
            <text:p>11/11/19 09:54 AM</text:p>
          </table:table-cell>
          <table:table-cell office:value-type="float" office:value="13501224" calcext:value-type="float">
            <text:p>13501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54556" calcext:value-type="float">
            <text:p>1054556</text:p>
          </table:table-cell>
          <table:table-cell office:value-type="float" office:value="1018120" calcext:value-type="float">
            <text:p>1018120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0592" calcext:value-type="float">
            <text:p>110592</text:p>
          </table:table-cell>
          <table:table-cell office:value-type="float" office:value="35094" calcext:value-type="float">
            <text:p>35094</text:p>
          </table:table-cell>
          <table:table-cell office:value-type="float" office:value="683584" calcext:value-type="float">
            <text:p>683584</text:p>
          </table:table-cell>
          <table:table-cell office:value-type="float" office:value="385907" calcext:value-type="float">
            <text:p>385907</text:p>
          </table:table-cell>
          <table:table-cell office:value-type="float" office:value="97472" calcext:value-type="float">
            <text:p>97472</text:p>
          </table:table-cell>
          <table:table-cell office:value-type="float" office:value="25563" calcext:value-type="float">
            <text:p>25563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48" calcext:value-type="date">
            <text:p>11/11/19 09:54 AM</text:p>
          </table:table-cell>
          <table:table-cell office:value-type="float" office:value="13501224" calcext:value-type="float">
            <text:p>13501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54556" calcext:value-type="float">
            <text:p>1054556</text:p>
          </table:table-cell>
          <table:table-cell office:value-type="float" office:value="1018120" calcext:value-type="float">
            <text:p>1018120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0592" calcext:value-type="float">
            <text:p>110592</text:p>
          </table:table-cell>
          <table:table-cell office:value-type="float" office:value="35094" calcext:value-type="float">
            <text:p>35094</text:p>
          </table:table-cell>
          <table:table-cell office:value-type="float" office:value="683584" calcext:value-type="float">
            <text:p>683584</text:p>
          </table:table-cell>
          <table:table-cell office:value-type="float" office:value="385907" calcext:value-type="float">
            <text:p>385907</text:p>
          </table:table-cell>
          <table:table-cell office:value-type="float" office:value="97472" calcext:value-type="float">
            <text:p>97472</text:p>
          </table:table-cell>
          <table:table-cell office:value-type="float" office:value="25563" calcext:value-type="float">
            <text:p>25563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49" calcext:value-type="date">
            <text:p>11/11/19 09:54 AM</text:p>
          </table:table-cell>
          <table:table-cell office:value-type="float" office:value="13501224" calcext:value-type="float">
            <text:p>13501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54556" calcext:value-type="float">
            <text:p>1054556</text:p>
          </table:table-cell>
          <table:table-cell office:value-type="float" office:value="1018120" calcext:value-type="float">
            <text:p>1018120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0592" calcext:value-type="float">
            <text:p>110592</text:p>
          </table:table-cell>
          <table:table-cell office:value-type="float" office:value="35094" calcext:value-type="float">
            <text:p>35094</text:p>
          </table:table-cell>
          <table:table-cell office:value-type="float" office:value="683584" calcext:value-type="float">
            <text:p>683584</text:p>
          </table:table-cell>
          <table:table-cell office:value-type="float" office:value="385907" calcext:value-type="float">
            <text:p>385907</text:p>
          </table:table-cell>
          <table:table-cell office:value-type="float" office:value="97472" calcext:value-type="float">
            <text:p>97472</text:p>
          </table:table-cell>
          <table:table-cell office:value-type="float" office:value="25563" calcext:value-type="float">
            <text:p>25563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50" calcext:value-type="date">
            <text:p>11/11/19 09:54 AM</text:p>
          </table:table-cell>
          <table:table-cell office:value-type="float" office:value="13501224" calcext:value-type="float">
            <text:p>13501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54556" calcext:value-type="float">
            <text:p>1054556</text:p>
          </table:table-cell>
          <table:table-cell office:value-type="float" office:value="1018120" calcext:value-type="float">
            <text:p>1018120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0592" calcext:value-type="float">
            <text:p>110592</text:p>
          </table:table-cell>
          <table:table-cell office:value-type="float" office:value="35094" calcext:value-type="float">
            <text:p>35094</text:p>
          </table:table-cell>
          <table:table-cell office:value-type="float" office:value="683584" calcext:value-type="float">
            <text:p>683584</text:p>
          </table:table-cell>
          <table:table-cell office:value-type="float" office:value="385907" calcext:value-type="float">
            <text:p>385907</text:p>
          </table:table-cell>
          <table:table-cell office:value-type="float" office:value="97472" calcext:value-type="float">
            <text:p>97472</text:p>
          </table:table-cell>
          <table:table-cell office:value-type="float" office:value="25563" calcext:value-type="float">
            <text:p>25563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51" calcext:value-type="date">
            <text:p>11/11/19 09:54 AM</text:p>
          </table:table-cell>
          <table:table-cell office:value-type="float" office:value="13501224" calcext:value-type="float">
            <text:p>13501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54556" calcext:value-type="float">
            <text:p>1054556</text:p>
          </table:table-cell>
          <table:table-cell office:value-type="float" office:value="1018120" calcext:value-type="float">
            <text:p>1018120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0592" calcext:value-type="float">
            <text:p>110592</text:p>
          </table:table-cell>
          <table:table-cell office:value-type="float" office:value="35094" calcext:value-type="float">
            <text:p>35094</text:p>
          </table:table-cell>
          <table:table-cell office:value-type="float" office:value="683584" calcext:value-type="float">
            <text:p>683584</text:p>
          </table:table-cell>
          <table:table-cell office:value-type="float" office:value="385907" calcext:value-type="float">
            <text:p>385907</text:p>
          </table:table-cell>
          <table:table-cell office:value-type="float" office:value="97472" calcext:value-type="float">
            <text:p>97472</text:p>
          </table:table-cell>
          <table:table-cell office:value-type="float" office:value="25563" calcext:value-type="float">
            <text:p>25563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52" calcext:value-type="date">
            <text:p>11/11/19 09:54 AM</text:p>
          </table:table-cell>
          <table:table-cell office:value-type="float" office:value="13501224" calcext:value-type="float">
            <text:p>13501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54556" calcext:value-type="float">
            <text:p>1054556</text:p>
          </table:table-cell>
          <table:table-cell office:value-type="float" office:value="1018120" calcext:value-type="float">
            <text:p>1018120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0592" calcext:value-type="float">
            <text:p>110592</text:p>
          </table:table-cell>
          <table:table-cell office:value-type="float" office:value="35094" calcext:value-type="float">
            <text:p>35094</text:p>
          </table:table-cell>
          <table:table-cell office:value-type="float" office:value="683584" calcext:value-type="float">
            <text:p>683584</text:p>
          </table:table-cell>
          <table:table-cell office:value-type="float" office:value="385907" calcext:value-type="float">
            <text:p>385907</text:p>
          </table:table-cell>
          <table:table-cell office:value-type="float" office:value="97472" calcext:value-type="float">
            <text:p>97472</text:p>
          </table:table-cell>
          <table:table-cell office:value-type="float" office:value="25563" calcext:value-type="float">
            <text:p>25563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53" calcext:value-type="date">
            <text:p>11/11/19 09:54 AM</text:p>
          </table:table-cell>
          <table:table-cell office:value-type="float" office:value="13501224" calcext:value-type="float">
            <text:p>13501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54556" calcext:value-type="float">
            <text:p>1054556</text:p>
          </table:table-cell>
          <table:table-cell office:value-type="float" office:value="1018120" calcext:value-type="float">
            <text:p>1018120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0592" calcext:value-type="float">
            <text:p>110592</text:p>
          </table:table-cell>
          <table:table-cell office:value-type="float" office:value="35094" calcext:value-type="float">
            <text:p>35094</text:p>
          </table:table-cell>
          <table:table-cell office:value-type="float" office:value="683584" calcext:value-type="float">
            <text:p>683584</text:p>
          </table:table-cell>
          <table:table-cell office:value-type="float" office:value="385907" calcext:value-type="float">
            <text:p>385907</text:p>
          </table:table-cell>
          <table:table-cell office:value-type="float" office:value="97472" calcext:value-type="float">
            <text:p>97472</text:p>
          </table:table-cell>
          <table:table-cell office:value-type="float" office:value="25563" calcext:value-type="float">
            <text:p>25563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54" calcext:value-type="date">
            <text:p>11/11/19 09:54 AM</text:p>
          </table:table-cell>
          <table:table-cell office:value-type="float" office:value="13512144" calcext:value-type="float">
            <text:p>13512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43288" calcext:value-type="float">
            <text:p>1043288</text:p>
          </table:table-cell>
          <table:table-cell office:value-type="float" office:value="1006852" calcext:value-type="float">
            <text:p>1006852</text:p>
          </table:table-cell>
          <table:table-cell office:value-type="float" office:value="36436" calcext:value-type="float">
            <text:p>36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9328" calcext:value-type="float">
            <text:p>99328</text:p>
          </table:table-cell>
          <table:table-cell office:value-type="float" office:value="27532" calcext:value-type="float">
            <text:p>27532</text:p>
          </table:table-cell>
          <table:table-cell office:value-type="float" office:value="683584" calcext:value-type="float">
            <text:p>683584</text:p>
          </table:table-cell>
          <table:table-cell office:value-type="float" office:value="292118" calcext:value-type="float">
            <text:p>292118</text:p>
          </table:table-cell>
          <table:table-cell office:value-type="float" office:value="97472" calcext:value-type="float">
            <text:p>97472</text:p>
          </table:table-cell>
          <table:table-cell office:value-type="float" office:value="19501" calcext:value-type="float">
            <text:p>19501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54:55" calcext:value-type="date">
            <text:p>11/11/19 09:54 AM</text:p>
          </table:table-cell>
          <table:table-cell office:value-type="float" office:value="13512260" calcext:value-type="float">
            <text:p>13512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43288" calcext:value-type="float">
            <text:p>1043288</text:p>
          </table:table-cell>
          <table:table-cell office:value-type="float" office:value="1006852" calcext:value-type="float">
            <text:p>10068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9328" calcext:value-type="float">
            <text:p>99328</text:p>
          </table:table-cell>
          <table:table-cell office:value-type="float" office:value="27532" calcext:value-type="float">
            <text:p>27532</text:p>
          </table:table-cell>
          <table:table-cell office:value-type="float" office:value="683584" calcext:value-type="float">
            <text:p>683584</text:p>
          </table:table-cell>
          <table:table-cell office:value-type="float" office:value="292118" calcext:value-type="float">
            <text:p>292118</text:p>
          </table:table-cell>
          <table:table-cell office:value-type="float" office:value="97472" calcext:value-type="float">
            <text:p>97472</text:p>
          </table:table-cell>
          <table:table-cell office:value-type="float" office:value="19501" calcext:value-type="float">
            <text:p>19501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56" calcext:value-type="date">
            <text:p>11/11/19 09:54 AM</text:p>
          </table:table-cell>
          <table:table-cell office:value-type="float" office:value="13512260" calcext:value-type="float">
            <text:p>13512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43288" calcext:value-type="float">
            <text:p>1043288</text:p>
          </table:table-cell>
          <table:table-cell office:value-type="float" office:value="1006852" calcext:value-type="float">
            <text:p>10068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9328" calcext:value-type="float">
            <text:p>99328</text:p>
          </table:table-cell>
          <table:table-cell office:value-type="float" office:value="27532" calcext:value-type="float">
            <text:p>27532</text:p>
          </table:table-cell>
          <table:table-cell office:value-type="float" office:value="683584" calcext:value-type="float">
            <text:p>683584</text:p>
          </table:table-cell>
          <table:table-cell office:value-type="float" office:value="292118" calcext:value-type="float">
            <text:p>292118</text:p>
          </table:table-cell>
          <table:table-cell office:value-type="float" office:value="97472" calcext:value-type="float">
            <text:p>97472</text:p>
          </table:table-cell>
          <table:table-cell office:value-type="float" office:value="19501" calcext:value-type="float">
            <text:p>19501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57" calcext:value-type="date">
            <text:p>11/11/19 09:54 AM</text:p>
          </table:table-cell>
          <table:table-cell office:value-type="float" office:value="13512260" calcext:value-type="float">
            <text:p>13512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43288" calcext:value-type="float">
            <text:p>1043288</text:p>
          </table:table-cell>
          <table:table-cell office:value-type="float" office:value="1006852" calcext:value-type="float">
            <text:p>10068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9328" calcext:value-type="float">
            <text:p>99328</text:p>
          </table:table-cell>
          <table:table-cell office:value-type="float" office:value="27532" calcext:value-type="float">
            <text:p>27532</text:p>
          </table:table-cell>
          <table:table-cell office:value-type="float" office:value="683584" calcext:value-type="float">
            <text:p>683584</text:p>
          </table:table-cell>
          <table:table-cell office:value-type="float" office:value="292118" calcext:value-type="float">
            <text:p>292118</text:p>
          </table:table-cell>
          <table:table-cell office:value-type="float" office:value="97472" calcext:value-type="float">
            <text:p>97472</text:p>
          </table:table-cell>
          <table:table-cell office:value-type="float" office:value="19501" calcext:value-type="float">
            <text:p>19501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58" calcext:value-type="date">
            <text:p>11/11/19 09:54 AM</text:p>
          </table:table-cell>
          <table:table-cell office:value-type="float" office:value="13512260" calcext:value-type="float">
            <text:p>13512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43288" calcext:value-type="float">
            <text:p>1043288</text:p>
          </table:table-cell>
          <table:table-cell office:value-type="float" office:value="1006852" calcext:value-type="float">
            <text:p>10068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9328" calcext:value-type="float">
            <text:p>99328</text:p>
          </table:table-cell>
          <table:table-cell office:value-type="float" office:value="27532" calcext:value-type="float">
            <text:p>27532</text:p>
          </table:table-cell>
          <table:table-cell office:value-type="float" office:value="683584" calcext:value-type="float">
            <text:p>683584</text:p>
          </table:table-cell>
          <table:table-cell office:value-type="float" office:value="292118" calcext:value-type="float">
            <text:p>292118</text:p>
          </table:table-cell>
          <table:table-cell office:value-type="float" office:value="97472" calcext:value-type="float">
            <text:p>97472</text:p>
          </table:table-cell>
          <table:table-cell office:value-type="float" office:value="19501" calcext:value-type="float">
            <text:p>19501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4:59" calcext:value-type="date">
            <text:p>11/11/19 09:54 AM</text:p>
          </table:table-cell>
          <table:table-cell office:value-type="float" office:value="13512260" calcext:value-type="float">
            <text:p>13512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43288" calcext:value-type="float">
            <text:p>1043288</text:p>
          </table:table-cell>
          <table:table-cell office:value-type="float" office:value="1006852" calcext:value-type="float">
            <text:p>10068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9328" calcext:value-type="float">
            <text:p>99328</text:p>
          </table:table-cell>
          <table:table-cell office:value-type="float" office:value="27532" calcext:value-type="float">
            <text:p>27532</text:p>
          </table:table-cell>
          <table:table-cell office:value-type="float" office:value="683584" calcext:value-type="float">
            <text:p>683584</text:p>
          </table:table-cell>
          <table:table-cell office:value-type="float" office:value="292118" calcext:value-type="float">
            <text:p>292118</text:p>
          </table:table-cell>
          <table:table-cell office:value-type="float" office:value="97472" calcext:value-type="float">
            <text:p>97472</text:p>
          </table:table-cell>
          <table:table-cell office:value-type="float" office:value="19501" calcext:value-type="float">
            <text:p>19501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00" calcext:value-type="date">
            <text:p>11/11/19 09:55 AM</text:p>
          </table:table-cell>
          <table:table-cell office:value-type="float" office:value="13512260" calcext:value-type="float">
            <text:p>13512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43288" calcext:value-type="float">
            <text:p>1043288</text:p>
          </table:table-cell>
          <table:table-cell office:value-type="float" office:value="1006852" calcext:value-type="float">
            <text:p>10068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9328" calcext:value-type="float">
            <text:p>99328</text:p>
          </table:table-cell>
          <table:table-cell office:value-type="float" office:value="27532" calcext:value-type="float">
            <text:p>27532</text:p>
          </table:table-cell>
          <table:table-cell office:value-type="float" office:value="683584" calcext:value-type="float">
            <text:p>683584</text:p>
          </table:table-cell>
          <table:table-cell office:value-type="float" office:value="292118" calcext:value-type="float">
            <text:p>292118</text:p>
          </table:table-cell>
          <table:table-cell office:value-type="float" office:value="97472" calcext:value-type="float">
            <text:p>97472</text:p>
          </table:table-cell>
          <table:table-cell office:value-type="float" office:value="19501" calcext:value-type="float">
            <text:p>19501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01" calcext:value-type="date">
            <text:p>11/11/19 09:55 AM</text:p>
          </table:table-cell>
          <table:table-cell office:value-type="float" office:value="13512772" calcext:value-type="float">
            <text:p>13512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43288" calcext:value-type="float">
            <text:p>1043288</text:p>
          </table:table-cell>
          <table:table-cell office:value-type="float" office:value="1006852" calcext:value-type="float">
            <text:p>1006852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9328" calcext:value-type="float">
            <text:p>99328</text:p>
          </table:table-cell>
          <table:table-cell office:value-type="float" office:value="27532" calcext:value-type="float">
            <text:p>27532</text:p>
          </table:table-cell>
          <table:table-cell office:value-type="float" office:value="683584" calcext:value-type="float">
            <text:p>683584</text:p>
          </table:table-cell>
          <table:table-cell office:value-type="float" office:value="292118" calcext:value-type="float">
            <text:p>292118</text:p>
          </table:table-cell>
          <table:table-cell office:value-type="float" office:value="97472" calcext:value-type="float">
            <text:p>97472</text:p>
          </table:table-cell>
          <table:table-cell office:value-type="float" office:value="19501" calcext:value-type="float">
            <text:p>19501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02" calcext:value-type="date">
            <text:p>11/11/19 09:55 AM</text:p>
          </table:table-cell>
          <table:table-cell office:value-type="float" office:value="13540548" calcext:value-type="float">
            <text:p>13540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14992" calcext:value-type="float">
            <text:p>1014992</text:p>
          </table:table-cell>
          <table:table-cell office:value-type="float" office:value="978556" calcext:value-type="float">
            <text:p>978556</text:p>
          </table:table-cell>
          <table:table-cell office:value-type="float" office:value="36436" calcext:value-type="float">
            <text:p>36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969" calcext:value-type="float">
            <text:p>19969</text:p>
          </table:table-cell>
          <table:table-cell office:value-type="float" office:value="683520" calcext:value-type="float">
            <text:p>683520</text:p>
          </table:table-cell>
          <table:table-cell office:value-type="float" office:value="198330" calcext:value-type="float">
            <text:p>198330</text:p>
          </table:table-cell>
          <table:table-cell office:value-type="float" office:value="97472" calcext:value-type="float">
            <text:p>97472</text:p>
          </table:table-cell>
          <table:table-cell office:value-type="float" office:value="13438" calcext:value-type="float">
            <text:p>13438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55:03" calcext:value-type="date">
            <text:p>11/11/19 09:55 AM</text:p>
          </table:table-cell>
          <table:table-cell office:value-type="float" office:value="13540424" calcext:value-type="float">
            <text:p>1354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14992" calcext:value-type="float">
            <text:p>1014992</text:p>
          </table:table-cell>
          <table:table-cell office:value-type="float" office:value="978556" calcext:value-type="float">
            <text:p>978556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969" calcext:value-type="float">
            <text:p>19969</text:p>
          </table:table-cell>
          <table:table-cell office:value-type="float" office:value="683520" calcext:value-type="float">
            <text:p>683520</text:p>
          </table:table-cell>
          <table:table-cell office:value-type="float" office:value="198330" calcext:value-type="float">
            <text:p>198330</text:p>
          </table:table-cell>
          <table:table-cell office:value-type="float" office:value="97472" calcext:value-type="float">
            <text:p>97472</text:p>
          </table:table-cell>
          <table:table-cell office:value-type="float" office:value="13438" calcext:value-type="float">
            <text:p>13438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04" calcext:value-type="date">
            <text:p>11/11/19 09:55 AM</text:p>
          </table:table-cell>
          <table:table-cell office:value-type="float" office:value="13540424" calcext:value-type="float">
            <text:p>1354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14992" calcext:value-type="float">
            <text:p>1014992</text:p>
          </table:table-cell>
          <table:table-cell office:value-type="float" office:value="978556" calcext:value-type="float">
            <text:p>978556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969" calcext:value-type="float">
            <text:p>19969</text:p>
          </table:table-cell>
          <table:table-cell office:value-type="float" office:value="683520" calcext:value-type="float">
            <text:p>683520</text:p>
          </table:table-cell>
          <table:table-cell office:value-type="float" office:value="198330" calcext:value-type="float">
            <text:p>198330</text:p>
          </table:table-cell>
          <table:table-cell office:value-type="float" office:value="97472" calcext:value-type="float">
            <text:p>97472</text:p>
          </table:table-cell>
          <table:table-cell office:value-type="float" office:value="13438" calcext:value-type="float">
            <text:p>13438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05" calcext:value-type="date">
            <text:p>11/11/19 09:55 AM</text:p>
          </table:table-cell>
          <table:table-cell office:value-type="float" office:value="13540424" calcext:value-type="float">
            <text:p>1354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14992" calcext:value-type="float">
            <text:p>1014992</text:p>
          </table:table-cell>
          <table:table-cell office:value-type="float" office:value="978556" calcext:value-type="float">
            <text:p>978556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969" calcext:value-type="float">
            <text:p>19969</text:p>
          </table:table-cell>
          <table:table-cell office:value-type="float" office:value="683520" calcext:value-type="float">
            <text:p>683520</text:p>
          </table:table-cell>
          <table:table-cell office:value-type="float" office:value="198330" calcext:value-type="float">
            <text:p>198330</text:p>
          </table:table-cell>
          <table:table-cell office:value-type="float" office:value="97472" calcext:value-type="float">
            <text:p>97472</text:p>
          </table:table-cell>
          <table:table-cell office:value-type="float" office:value="13438" calcext:value-type="float">
            <text:p>13438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06" calcext:value-type="date">
            <text:p>11/11/19 09:55 AM</text:p>
          </table:table-cell>
          <table:table-cell office:value-type="float" office:value="13540424" calcext:value-type="float">
            <text:p>1354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14992" calcext:value-type="float">
            <text:p>1014992</text:p>
          </table:table-cell>
          <table:table-cell office:value-type="float" office:value="978556" calcext:value-type="float">
            <text:p>978556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969" calcext:value-type="float">
            <text:p>19969</text:p>
          </table:table-cell>
          <table:table-cell office:value-type="float" office:value="683520" calcext:value-type="float">
            <text:p>683520</text:p>
          </table:table-cell>
          <table:table-cell office:value-type="float" office:value="198330" calcext:value-type="float">
            <text:p>198330</text:p>
          </table:table-cell>
          <table:table-cell office:value-type="float" office:value="97472" calcext:value-type="float">
            <text:p>97472</text:p>
          </table:table-cell>
          <table:table-cell office:value-type="float" office:value="13438" calcext:value-type="float">
            <text:p>13438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07" calcext:value-type="date">
            <text:p>11/11/19 09:55 AM</text:p>
          </table:table-cell>
          <table:table-cell office:value-type="float" office:value="13540424" calcext:value-type="float">
            <text:p>1354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14992" calcext:value-type="float">
            <text:p>1014992</text:p>
          </table:table-cell>
          <table:table-cell office:value-type="float" office:value="978556" calcext:value-type="float">
            <text:p>978556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969" calcext:value-type="float">
            <text:p>19969</text:p>
          </table:table-cell>
          <table:table-cell office:value-type="float" office:value="683520" calcext:value-type="float">
            <text:p>683520</text:p>
          </table:table-cell>
          <table:table-cell office:value-type="float" office:value="198330" calcext:value-type="float">
            <text:p>198330</text:p>
          </table:table-cell>
          <table:table-cell office:value-type="float" office:value="97472" calcext:value-type="float">
            <text:p>97472</text:p>
          </table:table-cell>
          <table:table-cell office:value-type="float" office:value="13438" calcext:value-type="float">
            <text:p>13438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08" calcext:value-type="date">
            <text:p>11/11/19 09:55 AM</text:p>
          </table:table-cell>
          <table:table-cell office:value-type="float" office:value="13540424" calcext:value-type="float">
            <text:p>1354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14992" calcext:value-type="float">
            <text:p>1014992</text:p>
          </table:table-cell>
          <table:table-cell office:value-type="float" office:value="978556" calcext:value-type="float">
            <text:p>978556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969" calcext:value-type="float">
            <text:p>19969</text:p>
          </table:table-cell>
          <table:table-cell office:value-type="float" office:value="683520" calcext:value-type="float">
            <text:p>683520</text:p>
          </table:table-cell>
          <table:table-cell office:value-type="float" office:value="198330" calcext:value-type="float">
            <text:p>198330</text:p>
          </table:table-cell>
          <table:table-cell office:value-type="float" office:value="97472" calcext:value-type="float">
            <text:p>97472</text:p>
          </table:table-cell>
          <table:table-cell office:value-type="float" office:value="13438" calcext:value-type="float">
            <text:p>13438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09" calcext:value-type="date">
            <text:p>11/11/19 09:55 AM</text:p>
          </table:table-cell>
          <table:table-cell office:value-type="float" office:value="13540424" calcext:value-type="float">
            <text:p>1354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9568" calcext:value-type="float">
            <text:p>8269568</text:p>
          </table:table-cell>
          <table:table-cell office:value-type="float" office:value="1014992" calcext:value-type="float">
            <text:p>1014992</text:p>
          </table:table-cell>
          <table:table-cell office:value-type="float" office:value="978556" calcext:value-type="float">
            <text:p>978556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969" calcext:value-type="float">
            <text:p>19969</text:p>
          </table:table-cell>
          <table:table-cell office:value-type="float" office:value="683520" calcext:value-type="float">
            <text:p>683520</text:p>
          </table:table-cell>
          <table:table-cell office:value-type="float" office:value="198330" calcext:value-type="float">
            <text:p>198330</text:p>
          </table:table-cell>
          <table:table-cell office:value-type="float" office:value="97472" calcext:value-type="float">
            <text:p>97472</text:p>
          </table:table-cell>
          <table:table-cell office:value-type="float" office:value="13438" calcext:value-type="float">
            <text:p>13438</text:p>
          </table:table-cell>
          <table:table-cell office:value-type="float" office:value="1139328" calcext:value-type="float">
            <text:p>113932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10" calcext:value-type="date">
            <text:p>11/11/19 09:55 AM</text:p>
          </table:table-cell>
          <table:table-cell office:value-type="float" office:value="14266620" calcext:value-type="float">
            <text:p>142666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96128" calcext:value-type="float">
            <text:p>7696128</text:p>
          </table:table-cell>
          <table:table-cell office:value-type="float" office:value="290016" calcext:value-type="float">
            <text:p>290016</text:p>
          </table:table-cell>
          <table:table-cell office:value-type="float" office:value="253580" calcext:value-type="float">
            <text:p>253580</text:p>
          </table:table-cell>
          <table:table-cell office:value-type="float" office:value="36436" calcext:value-type="float">
            <text:p>36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4495" calcext:value-type="float">
            <text:p>4495</text:p>
          </table:table-cell>
          <table:table-cell office:value-type="float" office:value="11584" calcext:value-type="float">
            <text:p>11584</text:p>
          </table:table-cell>
          <table:table-cell office:value-type="float" office:value="11261" calcext:value-type="float">
            <text:p>11261</text:p>
          </table:table-cell>
          <table:table-cell office:value-type="float" office:value="1472" calcext:value-type="float">
            <text:p>1472</text:p>
          </table:table-cell>
          <table:table-cell office:value-type="float" office:value="1313" calcext:value-type="float">
            <text:p>1313</text:p>
          </table:table-cell>
          <table:table-cell office:value-type="float" office:value="1029312" calcext:value-type="float">
            <text:p>102931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date" office:date-value="2019-11-11T09:55:11" calcext:value-type="date">
            <text:p>11/11/19 09:55 AM</text:p>
          </table:table-cell>
          <table:table-cell office:value-type="float" office:value="14266620" calcext:value-type="float">
            <text:p>142666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96128" calcext:value-type="float">
            <text:p>7696128</text:p>
          </table:table-cell>
          <table:table-cell office:value-type="float" office:value="290016" calcext:value-type="float">
            <text:p>290016</text:p>
          </table:table-cell>
          <table:table-cell office:value-type="float" office:value="253580" calcext:value-type="float">
            <text:p>253580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4495" calcext:value-type="float">
            <text:p>4495</text:p>
          </table:table-cell>
          <table:table-cell office:value-type="float" office:value="11584" calcext:value-type="float">
            <text:p>11584</text:p>
          </table:table-cell>
          <table:table-cell office:value-type="float" office:value="11261" calcext:value-type="float">
            <text:p>11261</text:p>
          </table:table-cell>
          <table:table-cell office:value-type="float" office:value="1472" calcext:value-type="float">
            <text:p>1472</text:p>
          </table:table-cell>
          <table:table-cell office:value-type="float" office:value="1313" calcext:value-type="float">
            <text:p>1313</text:p>
          </table:table-cell>
          <table:table-cell office:value-type="float" office:value="1029312" calcext:value-type="float">
            <text:p>102931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12" calcext:value-type="date">
            <text:p>11/11/19 09:55 AM</text:p>
          </table:table-cell>
          <table:table-cell office:value-type="float" office:value="14266784" calcext:value-type="float">
            <text:p>14266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96128" calcext:value-type="float">
            <text:p>7696128</text:p>
          </table:table-cell>
          <table:table-cell office:value-type="float" office:value="290016" calcext:value-type="float">
            <text:p>290016</text:p>
          </table:table-cell>
          <table:table-cell office:value-type="float" office:value="253580" calcext:value-type="float">
            <text:p>253580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4495" calcext:value-type="float">
            <text:p>4495</text:p>
          </table:table-cell>
          <table:table-cell office:value-type="float" office:value="11584" calcext:value-type="float">
            <text:p>11584</text:p>
          </table:table-cell>
          <table:table-cell office:value-type="float" office:value="11261" calcext:value-type="float">
            <text:p>11261</text:p>
          </table:table-cell>
          <table:table-cell office:value-type="float" office:value="1472" calcext:value-type="float">
            <text:p>1472</text:p>
          </table:table-cell>
          <table:table-cell office:value-type="float" office:value="1313" calcext:value-type="float">
            <text:p>1313</text:p>
          </table:table-cell>
          <table:table-cell office:value-type="float" office:value="1029312" calcext:value-type="float">
            <text:p>102931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13" calcext:value-type="date">
            <text:p>11/11/19 09:55 AM</text:p>
          </table:table-cell>
          <table:table-cell office:value-type="float" office:value="14266304" calcext:value-type="float">
            <text:p>14266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96128" calcext:value-type="float">
            <text:p>7696128</text:p>
          </table:table-cell>
          <table:table-cell office:value-type="float" office:value="290016" calcext:value-type="float">
            <text:p>290016</text:p>
          </table:table-cell>
          <table:table-cell office:value-type="float" office:value="253580" calcext:value-type="float">
            <text:p>253580</text:p>
          </table:table-cell>
          <table:table-cell office:value-type="float" office:value="36436" calcext:value-type="float">
            <text:p>36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4495" calcext:value-type="float">
            <text:p>4495</text:p>
          </table:table-cell>
          <table:table-cell office:value-type="float" office:value="11584" calcext:value-type="float">
            <text:p>11584</text:p>
          </table:table-cell>
          <table:table-cell office:value-type="float" office:value="11261" calcext:value-type="float">
            <text:p>11261</text:p>
          </table:table-cell>
          <table:table-cell office:value-type="float" office:value="1472" calcext:value-type="float">
            <text:p>1472</text:p>
          </table:table-cell>
          <table:table-cell office:value-type="float" office:value="1313" calcext:value-type="float">
            <text:p>1313</text:p>
          </table:table-cell>
          <table:table-cell office:value-type="float" office:value="1029312" calcext:value-type="float">
            <text:p>1029312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2"/>
        </table:table-row>
        <table:table-row table:style-name="ro1">
          <table:table-cell table:style-name="Default"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table:style-name="Default"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style-name="Default"/>
          <table:table-cell table:number-columns-repeated="42"/>
        </table:table-row>
        <table:table-row table:style-name="ro1">
          <table:table-cell table:style-name="Default"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table:style-name="Default" office:value-type="string" calcext:value-type="string">
            <text:p>(no records)</text:p>
          </table:table-cell>
          <table:table-cell table:number-columns-repeated="42"/>
        </table:table-row>
      </table:table>
      <table:table table:name="patched-lom" table:style-name="ta1">
        <table:table-column table:style-name="co29" table:default-cell-style-name="ce1"/>
        <table:table-column table:style-name="co29" table:number-columns-repeated="42" table:default-cell-style-name="Default"/>
        <table:table-row table:style-name="ro1">
          <table:table-cell table:style-name="Default"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table:style-name="Default"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 table:style-name="Default"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style-name="Default"/>
          <table:table-cell table:number-columns-repeated="42"/>
        </table:table-row>
        <table:table-row table:style-name="ro1">
          <table:table-cell office:value-type="date" office:date-value="2019-11-11T09:55:14" calcext:value-type="date">
            <text:p>11/11/19 09:55 AM</text:p>
          </table:table-cell>
          <table:table-cell office:value-type="float" office:value="14513484" calcext:value-type="float">
            <text:p>145134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6951220" calcext:value-type="float">
            <text:p>6951220</text:p>
          </table:table-cell>
          <table:table-cell office:value-type="float" office:value="34760" calcext:value-type="float">
            <text:p>34760</text:p>
          </table:table-cell>
          <table:table-cell office:value-type="float" office:value="10096" calcext:value-type="float">
            <text:p>10096</text:p>
          </table:table-cell>
          <table:table-cell office:value-type="float" office:value="24664" calcext:value-type="float">
            <text:p>246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58048" calcext:value-type="float">
            <text:p>258048</text:p>
          </table:table-cell>
          <table:table-cell office:value-type="float" office:value="1807" calcext:value-type="float">
            <text:p>1807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248" calcext:value-type="float">
            <text:p>21248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date" office:date-value="2019-11-11T09:55:15" calcext:value-type="date">
            <text:p>11/11/19 09:55 AM</text:p>
          </table:table-cell>
          <table:table-cell office:value-type="float" office:value="14481700" calcext:value-type="float">
            <text:p>14481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98492" calcext:value-type="float">
            <text:p>7498492</text:p>
          </table:table-cell>
          <table:table-cell office:value-type="float" office:value="77340" calcext:value-type="float">
            <text:p>77340</text:p>
          </table:table-cell>
          <table:table-cell office:value-type="float" office:value="40720" calcext:value-type="float">
            <text:p>40720</text:p>
          </table:table-cell>
          <table:table-cell office:value-type="float" office:value="36620" calcext:value-type="float">
            <text:p>366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0480" calcext:value-type="float">
            <text:p>20480</text:p>
          </table:table-cell>
          <table:table-cell office:value-type="float" office:value="4009" calcext:value-type="float">
            <text:p>4009</text:p>
          </table:table-cell>
          <table:table-cell office:value-type="float" office:value="11392" calcext:value-type="float">
            <text:p>11392</text:p>
          </table:table-cell>
          <table:table-cell office:value-type="float" office:value="11101" calcext:value-type="float">
            <text:p>11101</text:p>
          </table:table-cell>
          <table:table-cell office:value-type="float" office:value="1472" calcext:value-type="float">
            <text:p>1472</text:p>
          </table:table-cell>
          <table:table-cell office:value-type="float" office:value="1313" calcext:value-type="float">
            <text:p>1313</text:p>
          </table:table-cell>
          <table:table-cell office:value-type="float" office:value="21248" calcext:value-type="float">
            <text:p>21248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648" calcext:value-type="float">
            <text:p>2564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office:value-type="float" office:value="2585" calcext:value-type="float">
            <text:p>2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16" calcext:value-type="date">
            <text:p>11/11/19 09:55 AM</text:p>
          </table:table-cell>
          <table:table-cell office:value-type="float" office:value="14481700" calcext:value-type="float">
            <text:p>14481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98492" calcext:value-type="float">
            <text:p>7498492</text:p>
          </table:table-cell>
          <table:table-cell office:value-type="float" office:value="77340" calcext:value-type="float">
            <text:p>77340</text:p>
          </table:table-cell>
          <table:table-cell office:value-type="float" office:value="40720" calcext:value-type="float">
            <text:p>40720</text:p>
          </table:table-cell>
          <table:table-cell office:value-type="float" office:value="36620" calcext:value-type="float">
            <text:p>366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0480" calcext:value-type="float">
            <text:p>20480</text:p>
          </table:table-cell>
          <table:table-cell office:value-type="float" office:value="4009" calcext:value-type="float">
            <text:p>4009</text:p>
          </table:table-cell>
          <table:table-cell office:value-type="float" office:value="11392" calcext:value-type="float">
            <text:p>11392</text:p>
          </table:table-cell>
          <table:table-cell office:value-type="float" office:value="11101" calcext:value-type="float">
            <text:p>11101</text:p>
          </table:table-cell>
          <table:table-cell office:value-type="float" office:value="1472" calcext:value-type="float">
            <text:p>1472</text:p>
          </table:table-cell>
          <table:table-cell office:value-type="float" office:value="1313" calcext:value-type="float">
            <text:p>1313</text:p>
          </table:table-cell>
          <table:table-cell office:value-type="float" office:value="21248" calcext:value-type="float">
            <text:p>21248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8" calcext:value-type="float">
            <text:p>2564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17" calcext:value-type="date">
            <text:p>11/11/19 09:55 AM</text:p>
          </table:table-cell>
          <table:table-cell office:value-type="float" office:value="14481700" calcext:value-type="float">
            <text:p>14481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98492" calcext:value-type="float">
            <text:p>7498492</text:p>
          </table:table-cell>
          <table:table-cell office:value-type="float" office:value="77340" calcext:value-type="float">
            <text:p>77340</text:p>
          </table:table-cell>
          <table:table-cell office:value-type="float" office:value="40720" calcext:value-type="float">
            <text:p>40720</text:p>
          </table:table-cell>
          <table:table-cell office:value-type="float" office:value="36620" calcext:value-type="float">
            <text:p>366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0480" calcext:value-type="float">
            <text:p>20480</text:p>
          </table:table-cell>
          <table:table-cell office:value-type="float" office:value="4009" calcext:value-type="float">
            <text:p>4009</text:p>
          </table:table-cell>
          <table:table-cell office:value-type="float" office:value="11392" calcext:value-type="float">
            <text:p>11392</text:p>
          </table:table-cell>
          <table:table-cell office:value-type="float" office:value="11101" calcext:value-type="float">
            <text:p>11101</text:p>
          </table:table-cell>
          <table:table-cell office:value-type="float" office:value="1472" calcext:value-type="float">
            <text:p>1472</text:p>
          </table:table-cell>
          <table:table-cell office:value-type="float" office:value="1313" calcext:value-type="float">
            <text:p>1313</text:p>
          </table:table-cell>
          <table:table-cell office:value-type="float" office:value="21248" calcext:value-type="float">
            <text:p>21248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8" calcext:value-type="float">
            <text:p>2564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18" calcext:value-type="date">
            <text:p>11/11/19 09:55 AM</text:p>
          </table:table-cell>
          <table:table-cell office:value-type="float" office:value="14481700" calcext:value-type="float">
            <text:p>14481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98492" calcext:value-type="float">
            <text:p>7498492</text:p>
          </table:table-cell>
          <table:table-cell office:value-type="float" office:value="77340" calcext:value-type="float">
            <text:p>77340</text:p>
          </table:table-cell>
          <table:table-cell office:value-type="float" office:value="40720" calcext:value-type="float">
            <text:p>40720</text:p>
          </table:table-cell>
          <table:table-cell office:value-type="float" office:value="36620" calcext:value-type="float">
            <text:p>366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0480" calcext:value-type="float">
            <text:p>20480</text:p>
          </table:table-cell>
          <table:table-cell office:value-type="float" office:value="4009" calcext:value-type="float">
            <text:p>4009</text:p>
          </table:table-cell>
          <table:table-cell office:value-type="float" office:value="11392" calcext:value-type="float">
            <text:p>11392</text:p>
          </table:table-cell>
          <table:table-cell office:value-type="float" office:value="11101" calcext:value-type="float">
            <text:p>11101</text:p>
          </table:table-cell>
          <table:table-cell office:value-type="float" office:value="1472" calcext:value-type="float">
            <text:p>1472</text:p>
          </table:table-cell>
          <table:table-cell office:value-type="float" office:value="1313" calcext:value-type="float">
            <text:p>1313</text:p>
          </table:table-cell>
          <table:table-cell office:value-type="float" office:value="21248" calcext:value-type="float">
            <text:p>21248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8" calcext:value-type="float">
            <text:p>2564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19" calcext:value-type="date">
            <text:p>11/11/19 09:55 AM</text:p>
          </table:table-cell>
          <table:table-cell office:value-type="float" office:value="14368496" calcext:value-type="float">
            <text:p>14368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55836" calcext:value-type="float">
            <text:p>7555836</text:p>
          </table:table-cell>
          <table:table-cell office:value-type="float" office:value="190444" calcext:value-type="float">
            <text:p>190444</text:p>
          </table:table-cell>
          <table:table-cell office:value-type="float" office:value="153760" calcext:value-type="float">
            <text:p>153760</text:p>
          </table:table-cell>
          <table:table-cell office:value-type="float" office:value="36684" calcext:value-type="float">
            <text:p>3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11861" calcext:value-type="float">
            <text:p>11861</text:p>
          </table:table-cell>
          <table:table-cell office:value-type="float" office:value="76416" calcext:value-type="float">
            <text:p>76416</text:p>
          </table:table-cell>
          <table:table-cell office:value-type="float" office:value="60833" calcext:value-type="float">
            <text:p>60833</text:p>
          </table:table-cell>
          <table:table-cell office:value-type="float" office:value="10752" calcext:value-type="float">
            <text:p>10752</text:p>
          </table:table-cell>
          <table:table-cell office:value-type="float" office:value="4830" calcext:value-type="float">
            <text:p>4830</text:p>
          </table:table-cell>
          <table:table-cell office:value-type="float" office:value="115648" calcext:value-type="float">
            <text:p>115648</text:p>
          </table:table-cell>
          <table:table-cell office:value-type="float" office:value="7680" calcext:value-type="float">
            <text:p>76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852" calcext:value-type="float">
            <text:p>4852</text:p>
          </table:table-cell>
          <table:table-cell office:value-type="float" office:value="208" calcext:value-type="float">
            <text:p>208</text:p>
          </table:table-cell>
          <table:table-cell office:value-type="float" office:value="7627" calcext:value-type="float">
            <text:p>7627</text:p>
          </table:table-cell>
          <table:table-cell office:value-type="float" office:value="4641" calcext:value-type="float">
            <text:p>4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20" calcext:value-type="date">
            <text:p>11/11/19 09:55 AM</text:p>
          </table:table-cell>
          <table:table-cell office:value-type="float" office:value="14196016" calcext:value-type="float">
            <text:p>14196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54140" calcext:value-type="float">
            <text:p>7654140</text:p>
          </table:table-cell>
          <table:table-cell office:value-type="float" office:value="361904" calcext:value-type="float">
            <text:p>361904</text:p>
          </table:table-cell>
          <table:table-cell office:value-type="float" office:value="325220" calcext:value-type="float">
            <text:p>325220</text:p>
          </table:table-cell>
          <table:table-cell office:value-type="float" office:value="36684" calcext:value-type="float">
            <text:p>3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5536" calcext:value-type="float">
            <text:p>65536</text:p>
          </table:table-cell>
          <table:table-cell office:value-type="float" office:value="27398" calcext:value-type="float">
            <text:p>27398</text:p>
          </table:table-cell>
          <table:table-cell office:value-type="float" office:value="197824" calcext:value-type="float">
            <text:p>197824</text:p>
          </table:table-cell>
          <table:table-cell office:value-type="float" office:value="153629" calcext:value-type="float">
            <text:p>153629</text:p>
          </table:table-cell>
          <table:table-cell office:value-type="float" office:value="28096" calcext:value-type="float">
            <text:p>28096</text:p>
          </table:table-cell>
          <table:table-cell office:value-type="float" office:value="11397" calcext:value-type="float">
            <text:p>11397</text:p>
          </table:table-cell>
          <table:table-cell office:value-type="float" office:value="290368" calcext:value-type="float">
            <text:p>290368</text:p>
          </table:table-cell>
          <table:table-cell office:value-type="float" office:value="7680" calcext:value-type="float">
            <text:p>76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644" calcext:value-type="float">
            <text:p>25644</text:p>
          </table:table-cell>
          <table:table-cell office:value-type="float" office:value="13518" calcext:value-type="float">
            <text:p>13518</text:p>
          </table:table-cell>
          <table:table-cell office:value-type="float" office:value="208" calcext:value-type="float">
            <text:p>208</text:p>
          </table:table-cell>
          <table:table-cell office:value-type="float" office:value="16293" calcext:value-type="float">
            <text:p>16293</text:p>
          </table:table-cell>
          <table:table-cell office:value-type="float" office:value="8666" calcext:value-type="float">
            <text:p>8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21" calcext:value-type="date">
            <text:p>11/11/19 09:55 AM</text:p>
          </table:table-cell>
          <table:table-cell office:value-type="float" office:value="14012592" calcext:value-type="float">
            <text:p>14012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26172" calcext:value-type="float">
            <text:p>7826172</text:p>
          </table:table-cell>
          <table:table-cell office:value-type="float" office:value="544356" calcext:value-type="float">
            <text:p>544356</text:p>
          </table:table-cell>
          <table:table-cell office:value-type="float" office:value="507672" calcext:value-type="float">
            <text:p>507672</text:p>
          </table:table-cell>
          <table:table-cell office:value-type="float" office:value="36684" calcext:value-type="float">
            <text:p>3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5536" calcext:value-type="float">
            <text:p>65536</text:p>
          </table:table-cell>
          <table:table-cell office:value-type="float" office:value="39478" calcext:value-type="float">
            <text:p>39478</text:p>
          </table:table-cell>
          <table:table-cell office:value-type="float" office:value="322368" calcext:value-type="float">
            <text:p>322368</text:p>
          </table:table-cell>
          <table:table-cell office:value-type="float" office:value="248889" calcext:value-type="float">
            <text:p>248889</text:p>
          </table:table-cell>
          <table:table-cell office:value-type="float" office:value="45888" calcext:value-type="float">
            <text:p>45888</text:p>
          </table:table-cell>
          <table:table-cell office:value-type="float" office:value="18139" calcext:value-type="float">
            <text:p>18139</text:p>
          </table:table-cell>
          <table:table-cell office:value-type="float" office:value="487360" calcext:value-type="float">
            <text:p>487360</text:p>
          </table:table-cell>
          <table:table-cell office:value-type="float" office:value="7680" calcext:value-type="float">
            <text:p>76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4" calcext:value-type="float">
            <text:p>25644</text:p>
          </table:table-cell>
          <table:table-cell office:value-type="float" office:value="22415" calcext:value-type="float">
            <text:p>22415</text:p>
          </table:table-cell>
          <table:table-cell office:value-type="float" office:value="208" calcext:value-type="float">
            <text:p>208</text:p>
          </table:table-cell>
          <table:table-cell office:value-type="float" office:value="25190" calcext:value-type="float">
            <text:p>25190</text:p>
          </table:table-cell>
          <table:table-cell office:value-type="float" office:value="8897" calcext:value-type="float">
            <text:p>8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22" calcext:value-type="date">
            <text:p>11/11/19 09:55 AM</text:p>
          </table:table-cell>
          <table:table-cell office:value-type="float" office:value="13825848" calcext:value-type="float">
            <text:p>13825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32668" calcext:value-type="float">
            <text:p>7932668</text:p>
          </table:table-cell>
          <table:table-cell office:value-type="float" office:value="731064" calcext:value-type="float">
            <text:p>731064</text:p>
          </table:table-cell>
          <table:table-cell office:value-type="float" office:value="694380" calcext:value-type="float">
            <text:p>694380</text:p>
          </table:table-cell>
          <table:table-cell office:value-type="float" office:value="36684" calcext:value-type="float">
            <text:p>3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1616" calcext:value-type="float">
            <text:p>111616</text:p>
          </table:table-cell>
          <table:table-cell office:value-type="float" office:value="62735" calcext:value-type="float">
            <text:p>62735</text:p>
          </table:table-cell>
          <table:table-cell office:value-type="float" office:value="445696" calcext:value-type="float">
            <text:p>445696</text:p>
          </table:table-cell>
          <table:table-cell office:value-type="float" office:value="343264" calcext:value-type="float">
            <text:p>343264</text:p>
          </table:table-cell>
          <table:table-cell office:value-type="float" office:value="63488" calcext:value-type="float">
            <text:p>63488</text:p>
          </table:table-cell>
          <table:table-cell office:value-type="float" office:value="24819" calcext:value-type="float">
            <text:p>24819</text:p>
          </table:table-cell>
          <table:table-cell office:value-type="float" office:value="560640" calcext:value-type="float">
            <text:p>560640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1229" calcext:value-type="float">
            <text:p>31229</text:p>
          </table:table-cell>
          <table:table-cell office:value-type="float" office:value="208" calcext:value-type="float">
            <text:p>208</text:p>
          </table:table-cell>
          <table:table-cell office:value-type="float" office:value="34004" calcext:value-type="float">
            <text:p>34004</text:p>
          </table:table-cell>
          <table:table-cell office:value-type="float" office:value="8814" calcext:value-type="float">
            <text:p>8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23" calcext:value-type="date">
            <text:p>11/11/19 09:55 AM</text:p>
          </table:table-cell>
          <table:table-cell office:value-type="float" office:value="13654976" calcext:value-type="float">
            <text:p>13654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04700" calcext:value-type="float">
            <text:p>8104700</text:p>
          </table:table-cell>
          <table:table-cell office:value-type="float" office:value="902136" calcext:value-type="float">
            <text:p>902136</text:p>
          </table:table-cell>
          <table:table-cell office:value-type="float" office:value="865452" calcext:value-type="float">
            <text:p>865452</text:p>
          </table:table-cell>
          <table:table-cell office:value-type="float" office:value="36684" calcext:value-type="float">
            <text:p>3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1616" calcext:value-type="float">
            <text:p>111616</text:p>
          </table:table-cell>
          <table:table-cell office:value-type="float" office:value="48232" calcext:value-type="float">
            <text:p>48232</text:p>
          </table:table-cell>
          <table:table-cell office:value-type="float" office:value="566592" calcext:value-type="float">
            <text:p>566592</text:p>
          </table:table-cell>
          <table:table-cell office:value-type="float" office:value="435677" calcext:value-type="float">
            <text:p>435677</text:p>
          </table:table-cell>
          <table:table-cell office:value-type="float" office:value="80768" calcext:value-type="float">
            <text:p>80768</text:p>
          </table:table-cell>
          <table:table-cell office:value-type="float" office:value="31360" calcext:value-type="float">
            <text:p>31360</text:p>
          </table:table-cell>
          <table:table-cell office:value-type="float" office:value="940416" calcext:value-type="float">
            <text:p>94041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9860" calcext:value-type="float">
            <text:p>39860</text:p>
          </table:table-cell>
          <table:table-cell office:value-type="float" office:value="208" calcext:value-type="float">
            <text:p>208</text:p>
          </table:table-cell>
          <table:table-cell office:value-type="float" office:value="42635" calcext:value-type="float">
            <text:p>42635</text:p>
          </table:table-cell>
          <table:table-cell office:value-type="float" office:value="8631" calcext:value-type="float">
            <text:p>8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24" calcext:value-type="date">
            <text:p>11/11/19 09:55 AM</text:p>
          </table:table-cell>
          <table:table-cell office:value-type="float" office:value="13644188" calcext:value-type="float">
            <text:p>13644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912940" calcext:value-type="float">
            <text:p>912940</text:p>
          </table:table-cell>
          <table:table-cell office:value-type="float" office:value="876256" calcext:value-type="float">
            <text:p>876256</text:p>
          </table:table-cell>
          <table:table-cell office:value-type="float" office:value="36684" calcext:value-type="float">
            <text:p>3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1616" calcext:value-type="float">
            <text:p>111616</text:p>
          </table:table-cell>
          <table:table-cell office:value-type="float" office:value="42563" calcext:value-type="float">
            <text:p>42563</text:p>
          </table:table-cell>
          <table:table-cell office:value-type="float" office:value="571456" calcext:value-type="float">
            <text:p>571456</text:p>
          </table:table-cell>
          <table:table-cell office:value-type="float" office:value="439436" calcext:value-type="float">
            <text:p>439436</text:p>
          </table:table-cell>
          <table:table-cell office:value-type="float" office:value="81472" calcext:value-type="float">
            <text:p>81472</text:p>
          </table:table-cell>
          <table:table-cell office:value-type="float" office:value="31626" calcext:value-type="float">
            <text:p>3162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25" calcext:value-type="date">
            <text:p>11/11/19 09:55 AM</text:p>
          </table:table-cell>
          <table:table-cell office:value-type="float" office:value="13644188" calcext:value-type="float">
            <text:p>13644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912940" calcext:value-type="float">
            <text:p>912940</text:p>
          </table:table-cell>
          <table:table-cell office:value-type="float" office:value="876256" calcext:value-type="float">
            <text:p>8762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1616" calcext:value-type="float">
            <text:p>111616</text:p>
          </table:table-cell>
          <table:table-cell office:value-type="float" office:value="42563" calcext:value-type="float">
            <text:p>42563</text:p>
          </table:table-cell>
          <table:table-cell office:value-type="float" office:value="571456" calcext:value-type="float">
            <text:p>571456</text:p>
          </table:table-cell>
          <table:table-cell office:value-type="float" office:value="439436" calcext:value-type="float">
            <text:p>439436</text:p>
          </table:table-cell>
          <table:table-cell office:value-type="float" office:value="81472" calcext:value-type="float">
            <text:p>81472</text:p>
          </table:table-cell>
          <table:table-cell office:value-type="float" office:value="31626" calcext:value-type="float">
            <text:p>3162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26" calcext:value-type="date">
            <text:p>11/11/19 09:55 AM</text:p>
          </table:table-cell>
          <table:table-cell office:value-type="float" office:value="13644188" calcext:value-type="float">
            <text:p>13644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912940" calcext:value-type="float">
            <text:p>912940</text:p>
          </table:table-cell>
          <table:table-cell office:value-type="float" office:value="876256" calcext:value-type="float">
            <text:p>8762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1616" calcext:value-type="float">
            <text:p>111616</text:p>
          </table:table-cell>
          <table:table-cell office:value-type="float" office:value="42563" calcext:value-type="float">
            <text:p>42563</text:p>
          </table:table-cell>
          <table:table-cell office:value-type="float" office:value="571456" calcext:value-type="float">
            <text:p>571456</text:p>
          </table:table-cell>
          <table:table-cell office:value-type="float" office:value="439436" calcext:value-type="float">
            <text:p>439436</text:p>
          </table:table-cell>
          <table:table-cell office:value-type="float" office:value="81472" calcext:value-type="float">
            <text:p>81472</text:p>
          </table:table-cell>
          <table:table-cell office:value-type="float" office:value="31626" calcext:value-type="float">
            <text:p>3162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27" calcext:value-type="date">
            <text:p>11/11/19 09:55 AM</text:p>
          </table:table-cell>
          <table:table-cell office:value-type="float" office:value="13644188" calcext:value-type="float">
            <text:p>13644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912940" calcext:value-type="float">
            <text:p>912940</text:p>
          </table:table-cell>
          <table:table-cell office:value-type="float" office:value="876256" calcext:value-type="float">
            <text:p>8762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1616" calcext:value-type="float">
            <text:p>111616</text:p>
          </table:table-cell>
          <table:table-cell office:value-type="float" office:value="42563" calcext:value-type="float">
            <text:p>42563</text:p>
          </table:table-cell>
          <table:table-cell office:value-type="float" office:value="571456" calcext:value-type="float">
            <text:p>571456</text:p>
          </table:table-cell>
          <table:table-cell office:value-type="float" office:value="439436" calcext:value-type="float">
            <text:p>439436</text:p>
          </table:table-cell>
          <table:table-cell office:value-type="float" office:value="81472" calcext:value-type="float">
            <text:p>81472</text:p>
          </table:table-cell>
          <table:table-cell office:value-type="float" office:value="31626" calcext:value-type="float">
            <text:p>3162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28" calcext:value-type="date">
            <text:p>11/11/19 09:55 AM</text:p>
          </table:table-cell>
          <table:table-cell office:value-type="float" office:value="13644188" calcext:value-type="float">
            <text:p>13644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912940" calcext:value-type="float">
            <text:p>912940</text:p>
          </table:table-cell>
          <table:table-cell office:value-type="float" office:value="876256" calcext:value-type="float">
            <text:p>8762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1616" calcext:value-type="float">
            <text:p>111616</text:p>
          </table:table-cell>
          <table:table-cell office:value-type="float" office:value="42563" calcext:value-type="float">
            <text:p>42563</text:p>
          </table:table-cell>
          <table:table-cell office:value-type="float" office:value="571456" calcext:value-type="float">
            <text:p>571456</text:p>
          </table:table-cell>
          <table:table-cell office:value-type="float" office:value="439436" calcext:value-type="float">
            <text:p>439436</text:p>
          </table:table-cell>
          <table:table-cell office:value-type="float" office:value="81472" calcext:value-type="float">
            <text:p>81472</text:p>
          </table:table-cell>
          <table:table-cell office:value-type="float" office:value="31626" calcext:value-type="float">
            <text:p>3162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29" calcext:value-type="date">
            <text:p>11/11/19 09:55 AM</text:p>
          </table:table-cell>
          <table:table-cell office:value-type="float" office:value="13644188" calcext:value-type="float">
            <text:p>13644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912940" calcext:value-type="float">
            <text:p>912940</text:p>
          </table:table-cell>
          <table:table-cell office:value-type="float" office:value="876256" calcext:value-type="float">
            <text:p>8762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1616" calcext:value-type="float">
            <text:p>111616</text:p>
          </table:table-cell>
          <table:table-cell office:value-type="float" office:value="42563" calcext:value-type="float">
            <text:p>42563</text:p>
          </table:table-cell>
          <table:table-cell office:value-type="float" office:value="571456" calcext:value-type="float">
            <text:p>571456</text:p>
          </table:table-cell>
          <table:table-cell office:value-type="float" office:value="439436" calcext:value-type="float">
            <text:p>439436</text:p>
          </table:table-cell>
          <table:table-cell office:value-type="float" office:value="81472" calcext:value-type="float">
            <text:p>81472</text:p>
          </table:table-cell>
          <table:table-cell office:value-type="float" office:value="31626" calcext:value-type="float">
            <text:p>3162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30" calcext:value-type="date">
            <text:p>11/11/19 09:55 AM</text:p>
          </table:table-cell>
          <table:table-cell office:value-type="float" office:value="13644188" calcext:value-type="float">
            <text:p>13644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912940" calcext:value-type="float">
            <text:p>912940</text:p>
          </table:table-cell>
          <table:table-cell office:value-type="float" office:value="876256" calcext:value-type="float">
            <text:p>8762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1616" calcext:value-type="float">
            <text:p>111616</text:p>
          </table:table-cell>
          <table:table-cell office:value-type="float" office:value="42563" calcext:value-type="float">
            <text:p>42563</text:p>
          </table:table-cell>
          <table:table-cell office:value-type="float" office:value="571456" calcext:value-type="float">
            <text:p>571456</text:p>
          </table:table-cell>
          <table:table-cell office:value-type="float" office:value="439436" calcext:value-type="float">
            <text:p>439436</text:p>
          </table:table-cell>
          <table:table-cell office:value-type="float" office:value="81472" calcext:value-type="float">
            <text:p>81472</text:p>
          </table:table-cell>
          <table:table-cell office:value-type="float" office:value="31626" calcext:value-type="float">
            <text:p>3162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31" calcext:value-type="date">
            <text:p>11/11/19 09:55 AM</text:p>
          </table:table-cell>
          <table:table-cell office:value-type="float" office:value="13644084" calcext:value-type="float">
            <text:p>13644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912940" calcext:value-type="float">
            <text:p>912940</text:p>
          </table:table-cell>
          <table:table-cell office:value-type="float" office:value="876256" calcext:value-type="float">
            <text:p>8762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1616" calcext:value-type="float">
            <text:p>111616</text:p>
          </table:table-cell>
          <table:table-cell office:value-type="float" office:value="42563" calcext:value-type="float">
            <text:p>42563</text:p>
          </table:table-cell>
          <table:table-cell office:value-type="float" office:value="571456" calcext:value-type="float">
            <text:p>571456</text:p>
          </table:table-cell>
          <table:table-cell office:value-type="float" office:value="439436" calcext:value-type="float">
            <text:p>439436</text:p>
          </table:table-cell>
          <table:table-cell office:value-type="float" office:value="81472" calcext:value-type="float">
            <text:p>81472</text:p>
          </table:table-cell>
          <table:table-cell office:value-type="float" office:value="31626" calcext:value-type="float">
            <text:p>3162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32" calcext:value-type="date">
            <text:p>11/11/19 09:55 AM</text:p>
          </table:table-cell>
          <table:table-cell office:value-type="float" office:value="13642968" calcext:value-type="float">
            <text:p>13642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914468" calcext:value-type="float">
            <text:p>914468</text:p>
          </table:table-cell>
          <table:table-cell office:value-type="float" office:value="877784" calcext:value-type="float">
            <text:p>877784</text:p>
          </table:table-cell>
          <table:table-cell office:value-type="float" office:value="36684" calcext:value-type="float">
            <text:p>3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1616" calcext:value-type="float">
            <text:p>111616</text:p>
          </table:table-cell>
          <table:table-cell office:value-type="float" office:value="35001" calcext:value-type="float">
            <text:p>35001</text:p>
          </table:table-cell>
          <table:table-cell office:value-type="float" office:value="571456" calcext:value-type="float">
            <text:p>571456</text:p>
          </table:table-cell>
          <table:table-cell office:value-type="float" office:value="353780" calcext:value-type="float">
            <text:p>353780</text:p>
          </table:table-cell>
          <table:table-cell office:value-type="float" office:value="81472" calcext:value-type="float">
            <text:p>81472</text:p>
          </table:table-cell>
          <table:table-cell office:value-type="float" office:value="25563" calcext:value-type="float">
            <text:p>25563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55:33" calcext:value-type="date">
            <text:p>11/11/19 09:55 AM</text:p>
          </table:table-cell>
          <table:table-cell office:value-type="float" office:value="13642348" calcext:value-type="float">
            <text:p>13642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914468" calcext:value-type="float">
            <text:p>914468</text:p>
          </table:table-cell>
          <table:table-cell office:value-type="float" office:value="877784" calcext:value-type="float">
            <text:p>877784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1616" calcext:value-type="float">
            <text:p>111616</text:p>
          </table:table-cell>
          <table:table-cell office:value-type="float" office:value="35001" calcext:value-type="float">
            <text:p>35001</text:p>
          </table:table-cell>
          <table:table-cell office:value-type="float" office:value="571456" calcext:value-type="float">
            <text:p>571456</text:p>
          </table:table-cell>
          <table:table-cell office:value-type="float" office:value="353780" calcext:value-type="float">
            <text:p>353780</text:p>
          </table:table-cell>
          <table:table-cell office:value-type="float" office:value="81472" calcext:value-type="float">
            <text:p>81472</text:p>
          </table:table-cell>
          <table:table-cell office:value-type="float" office:value="25563" calcext:value-type="float">
            <text:p>25563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34" calcext:value-type="date">
            <text:p>11/11/19 09:55 AM</text:p>
          </table:table-cell>
          <table:table-cell office:value-type="float" office:value="13642348" calcext:value-type="float">
            <text:p>13642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914468" calcext:value-type="float">
            <text:p>914468</text:p>
          </table:table-cell>
          <table:table-cell office:value-type="float" office:value="877784" calcext:value-type="float">
            <text:p>877784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1616" calcext:value-type="float">
            <text:p>111616</text:p>
          </table:table-cell>
          <table:table-cell office:value-type="float" office:value="35001" calcext:value-type="float">
            <text:p>35001</text:p>
          </table:table-cell>
          <table:table-cell office:value-type="float" office:value="571456" calcext:value-type="float">
            <text:p>571456</text:p>
          </table:table-cell>
          <table:table-cell office:value-type="float" office:value="353780" calcext:value-type="float">
            <text:p>353780</text:p>
          </table:table-cell>
          <table:table-cell office:value-type="float" office:value="81472" calcext:value-type="float">
            <text:p>81472</text:p>
          </table:table-cell>
          <table:table-cell office:value-type="float" office:value="25563" calcext:value-type="float">
            <text:p>25563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35" calcext:value-type="date">
            <text:p>11/11/19 09:55 AM</text:p>
          </table:table-cell>
          <table:table-cell office:value-type="float" office:value="13642348" calcext:value-type="float">
            <text:p>13642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914468" calcext:value-type="float">
            <text:p>914468</text:p>
          </table:table-cell>
          <table:table-cell office:value-type="float" office:value="877784" calcext:value-type="float">
            <text:p>877784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1616" calcext:value-type="float">
            <text:p>111616</text:p>
          </table:table-cell>
          <table:table-cell office:value-type="float" office:value="35001" calcext:value-type="float">
            <text:p>35001</text:p>
          </table:table-cell>
          <table:table-cell office:value-type="float" office:value="571456" calcext:value-type="float">
            <text:p>571456</text:p>
          </table:table-cell>
          <table:table-cell office:value-type="float" office:value="353780" calcext:value-type="float">
            <text:p>353780</text:p>
          </table:table-cell>
          <table:table-cell office:value-type="float" office:value="81472" calcext:value-type="float">
            <text:p>81472</text:p>
          </table:table-cell>
          <table:table-cell office:value-type="float" office:value="25563" calcext:value-type="float">
            <text:p>25563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36" calcext:value-type="date">
            <text:p>11/11/19 09:55 AM</text:p>
          </table:table-cell>
          <table:table-cell office:value-type="float" office:value="13642348" calcext:value-type="float">
            <text:p>13642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914468" calcext:value-type="float">
            <text:p>914468</text:p>
          </table:table-cell>
          <table:table-cell office:value-type="float" office:value="877784" calcext:value-type="float">
            <text:p>877784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1616" calcext:value-type="float">
            <text:p>111616</text:p>
          </table:table-cell>
          <table:table-cell office:value-type="float" office:value="35001" calcext:value-type="float">
            <text:p>35001</text:p>
          </table:table-cell>
          <table:table-cell office:value-type="float" office:value="571456" calcext:value-type="float">
            <text:p>571456</text:p>
          </table:table-cell>
          <table:table-cell office:value-type="float" office:value="353780" calcext:value-type="float">
            <text:p>353780</text:p>
          </table:table-cell>
          <table:table-cell office:value-type="float" office:value="81472" calcext:value-type="float">
            <text:p>81472</text:p>
          </table:table-cell>
          <table:table-cell office:value-type="float" office:value="25563" calcext:value-type="float">
            <text:p>25563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37" calcext:value-type="date">
            <text:p>11/11/19 09:55 AM</text:p>
          </table:table-cell>
          <table:table-cell office:value-type="float" office:value="13642360" calcext:value-type="float">
            <text:p>13642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914468" calcext:value-type="float">
            <text:p>914468</text:p>
          </table:table-cell>
          <table:table-cell office:value-type="float" office:value="877784" calcext:value-type="float">
            <text:p>877784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1616" calcext:value-type="float">
            <text:p>111616</text:p>
          </table:table-cell>
          <table:table-cell office:value-type="float" office:value="35001" calcext:value-type="float">
            <text:p>35001</text:p>
          </table:table-cell>
          <table:table-cell office:value-type="float" office:value="571456" calcext:value-type="float">
            <text:p>571456</text:p>
          </table:table-cell>
          <table:table-cell office:value-type="float" office:value="353780" calcext:value-type="float">
            <text:p>353780</text:p>
          </table:table-cell>
          <table:table-cell office:value-type="float" office:value="81472" calcext:value-type="float">
            <text:p>81472</text:p>
          </table:table-cell>
          <table:table-cell office:value-type="float" office:value="25563" calcext:value-type="float">
            <text:p>25563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38" calcext:value-type="date">
            <text:p>11/11/19 09:55 AM</text:p>
          </table:table-cell>
          <table:table-cell office:value-type="float" office:value="13642360" calcext:value-type="float">
            <text:p>13642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914468" calcext:value-type="float">
            <text:p>914468</text:p>
          </table:table-cell>
          <table:table-cell office:value-type="float" office:value="877784" calcext:value-type="float">
            <text:p>877784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1616" calcext:value-type="float">
            <text:p>111616</text:p>
          </table:table-cell>
          <table:table-cell office:value-type="float" office:value="35001" calcext:value-type="float">
            <text:p>35001</text:p>
          </table:table-cell>
          <table:table-cell office:value-type="float" office:value="571456" calcext:value-type="float">
            <text:p>571456</text:p>
          </table:table-cell>
          <table:table-cell office:value-type="float" office:value="353780" calcext:value-type="float">
            <text:p>353780</text:p>
          </table:table-cell>
          <table:table-cell office:value-type="float" office:value="81472" calcext:value-type="float">
            <text:p>81472</text:p>
          </table:table-cell>
          <table:table-cell office:value-type="float" office:value="25563" calcext:value-type="float">
            <text:p>25563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39" calcext:value-type="date">
            <text:p>11/11/19 09:55 AM</text:p>
          </table:table-cell>
          <table:table-cell office:value-type="float" office:value="13642360" calcext:value-type="float">
            <text:p>13642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914468" calcext:value-type="float">
            <text:p>914468</text:p>
          </table:table-cell>
          <table:table-cell office:value-type="float" office:value="877784" calcext:value-type="float">
            <text:p>877784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1616" calcext:value-type="float">
            <text:p>111616</text:p>
          </table:table-cell>
          <table:table-cell office:value-type="float" office:value="35001" calcext:value-type="float">
            <text:p>35001</text:p>
          </table:table-cell>
          <table:table-cell office:value-type="float" office:value="571456" calcext:value-type="float">
            <text:p>571456</text:p>
          </table:table-cell>
          <table:table-cell office:value-type="float" office:value="353780" calcext:value-type="float">
            <text:p>353780</text:p>
          </table:table-cell>
          <table:table-cell office:value-type="float" office:value="81472" calcext:value-type="float">
            <text:p>81472</text:p>
          </table:table-cell>
          <table:table-cell office:value-type="float" office:value="25563" calcext:value-type="float">
            <text:p>25563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40" calcext:value-type="date">
            <text:p>11/11/19 09:55 AM</text:p>
          </table:table-cell>
          <table:table-cell office:value-type="float" office:value="13657736" calcext:value-type="float">
            <text:p>13657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98700" calcext:value-type="float">
            <text:p>898700</text:p>
          </table:table-cell>
          <table:table-cell office:value-type="float" office:value="862016" calcext:value-type="float">
            <text:p>862016</text:p>
          </table:table-cell>
          <table:table-cell office:value-type="float" office:value="36684" calcext:value-type="float">
            <text:p>3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439" calcext:value-type="float">
            <text:p>27439</text:p>
          </table:table-cell>
          <table:table-cell office:value-type="float" office:value="571456" calcext:value-type="float">
            <text:p>571456</text:p>
          </table:table-cell>
          <table:table-cell office:value-type="float" office:value="268124" calcext:value-type="float">
            <text:p>268124</text:p>
          </table:table-cell>
          <table:table-cell office:value-type="float" office:value="81472" calcext:value-type="float">
            <text:p>81472</text:p>
          </table:table-cell>
          <table:table-cell office:value-type="float" office:value="19501" calcext:value-type="float">
            <text:p>19501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55:41" calcext:value-type="date">
            <text:p>11/11/19 09:55 AM</text:p>
          </table:table-cell>
          <table:table-cell office:value-type="float" office:value="13657612" calcext:value-type="float">
            <text:p>13657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98700" calcext:value-type="float">
            <text:p>898700</text:p>
          </table:table-cell>
          <table:table-cell office:value-type="float" office:value="862016" calcext:value-type="float">
            <text:p>86201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439" calcext:value-type="float">
            <text:p>27439</text:p>
          </table:table-cell>
          <table:table-cell office:value-type="float" office:value="571456" calcext:value-type="float">
            <text:p>571456</text:p>
          </table:table-cell>
          <table:table-cell office:value-type="float" office:value="268124" calcext:value-type="float">
            <text:p>268124</text:p>
          </table:table-cell>
          <table:table-cell office:value-type="float" office:value="81472" calcext:value-type="float">
            <text:p>81472</text:p>
          </table:table-cell>
          <table:table-cell office:value-type="float" office:value="19501" calcext:value-type="float">
            <text:p>19501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42" calcext:value-type="date">
            <text:p>11/11/19 09:55 AM</text:p>
          </table:table-cell>
          <table:table-cell office:value-type="float" office:value="13657612" calcext:value-type="float">
            <text:p>13657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98700" calcext:value-type="float">
            <text:p>898700</text:p>
          </table:table-cell>
          <table:table-cell office:value-type="float" office:value="862016" calcext:value-type="float">
            <text:p>86201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439" calcext:value-type="float">
            <text:p>27439</text:p>
          </table:table-cell>
          <table:table-cell office:value-type="float" office:value="571456" calcext:value-type="float">
            <text:p>571456</text:p>
          </table:table-cell>
          <table:table-cell office:value-type="float" office:value="268124" calcext:value-type="float">
            <text:p>268124</text:p>
          </table:table-cell>
          <table:table-cell office:value-type="float" office:value="81472" calcext:value-type="float">
            <text:p>81472</text:p>
          </table:table-cell>
          <table:table-cell office:value-type="float" office:value="19501" calcext:value-type="float">
            <text:p>19501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43" calcext:value-type="date">
            <text:p>11/11/19 09:55 AM</text:p>
          </table:table-cell>
          <table:table-cell office:value-type="float" office:value="13657612" calcext:value-type="float">
            <text:p>13657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98700" calcext:value-type="float">
            <text:p>898700</text:p>
          </table:table-cell>
          <table:table-cell office:value-type="float" office:value="862016" calcext:value-type="float">
            <text:p>86201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439" calcext:value-type="float">
            <text:p>27439</text:p>
          </table:table-cell>
          <table:table-cell office:value-type="float" office:value="571456" calcext:value-type="float">
            <text:p>571456</text:p>
          </table:table-cell>
          <table:table-cell office:value-type="float" office:value="268124" calcext:value-type="float">
            <text:p>268124</text:p>
          </table:table-cell>
          <table:table-cell office:value-type="float" office:value="81472" calcext:value-type="float">
            <text:p>81472</text:p>
          </table:table-cell>
          <table:table-cell office:value-type="float" office:value="19501" calcext:value-type="float">
            <text:p>19501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44" calcext:value-type="date">
            <text:p>11/11/19 09:55 AM</text:p>
          </table:table-cell>
          <table:table-cell office:value-type="float" office:value="13657612" calcext:value-type="float">
            <text:p>13657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98700" calcext:value-type="float">
            <text:p>898700</text:p>
          </table:table-cell>
          <table:table-cell office:value-type="float" office:value="862016" calcext:value-type="float">
            <text:p>86201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439" calcext:value-type="float">
            <text:p>27439</text:p>
          </table:table-cell>
          <table:table-cell office:value-type="float" office:value="571456" calcext:value-type="float">
            <text:p>571456</text:p>
          </table:table-cell>
          <table:table-cell office:value-type="float" office:value="268125" calcext:value-type="float">
            <text:p>268125</text:p>
          </table:table-cell>
          <table:table-cell office:value-type="float" office:value="81472" calcext:value-type="float">
            <text:p>81472</text:p>
          </table:table-cell>
          <table:table-cell office:value-type="float" office:value="19501" calcext:value-type="float">
            <text:p>19501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45" calcext:value-type="date">
            <text:p>11/11/19 09:55 AM</text:p>
          </table:table-cell>
          <table:table-cell office:value-type="float" office:value="13657612" calcext:value-type="float">
            <text:p>13657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98700" calcext:value-type="float">
            <text:p>898700</text:p>
          </table:table-cell>
          <table:table-cell office:value-type="float" office:value="862016" calcext:value-type="float">
            <text:p>86201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439" calcext:value-type="float">
            <text:p>27439</text:p>
          </table:table-cell>
          <table:table-cell office:value-type="float" office:value="571456" calcext:value-type="float">
            <text:p>571456</text:p>
          </table:table-cell>
          <table:table-cell office:value-type="float" office:value="268125" calcext:value-type="float">
            <text:p>268125</text:p>
          </table:table-cell>
          <table:table-cell office:value-type="float" office:value="81472" calcext:value-type="float">
            <text:p>81472</text:p>
          </table:table-cell>
          <table:table-cell office:value-type="float" office:value="19501" calcext:value-type="float">
            <text:p>19501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46" calcext:value-type="date">
            <text:p>11/11/19 09:55 AM</text:p>
          </table:table-cell>
          <table:table-cell office:value-type="float" office:value="13657488" calcext:value-type="float">
            <text:p>13657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98700" calcext:value-type="float">
            <text:p>898700</text:p>
          </table:table-cell>
          <table:table-cell office:value-type="float" office:value="862016" calcext:value-type="float">
            <text:p>86201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439" calcext:value-type="float">
            <text:p>27439</text:p>
          </table:table-cell>
          <table:table-cell office:value-type="float" office:value="571456" calcext:value-type="float">
            <text:p>571456</text:p>
          </table:table-cell>
          <table:table-cell office:value-type="float" office:value="268125" calcext:value-type="float">
            <text:p>268125</text:p>
          </table:table-cell>
          <table:table-cell office:value-type="float" office:value="81472" calcext:value-type="float">
            <text:p>81472</text:p>
          </table:table-cell>
          <table:table-cell office:value-type="float" office:value="19501" calcext:value-type="float">
            <text:p>19501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47" calcext:value-type="date">
            <text:p>11/11/19 09:55 AM</text:p>
          </table:table-cell>
          <table:table-cell office:value-type="float" office:value="13657488" calcext:value-type="float">
            <text:p>13657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98700" calcext:value-type="float">
            <text:p>898700</text:p>
          </table:table-cell>
          <table:table-cell office:value-type="float" office:value="862016" calcext:value-type="float">
            <text:p>86201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439" calcext:value-type="float">
            <text:p>27439</text:p>
          </table:table-cell>
          <table:table-cell office:value-type="float" office:value="571456" calcext:value-type="float">
            <text:p>571456</text:p>
          </table:table-cell>
          <table:table-cell office:value-type="float" office:value="268125" calcext:value-type="float">
            <text:p>268125</text:p>
          </table:table-cell>
          <table:table-cell office:value-type="float" office:value="81472" calcext:value-type="float">
            <text:p>81472</text:p>
          </table:table-cell>
          <table:table-cell office:value-type="float" office:value="19501" calcext:value-type="float">
            <text:p>19501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48" calcext:value-type="date">
            <text:p>11/11/19 09:55 AM</text:p>
          </table:table-cell>
          <table:table-cell office:value-type="float" office:value="13682968" calcext:value-type="float">
            <text:p>13682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74076" calcext:value-type="float">
            <text:p>874076</text:p>
          </table:table-cell>
          <table:table-cell office:value-type="float" office:value="837392" calcext:value-type="float">
            <text:p>837392</text:p>
          </table:table-cell>
          <table:table-cell office:value-type="float" office:value="36684" calcext:value-type="float">
            <text:p>3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7" calcext:value-type="float">
            <text:p>19877</text:p>
          </table:table-cell>
          <table:table-cell office:value-type="float" office:value="571456" calcext:value-type="float">
            <text:p>571456</text:p>
          </table:table-cell>
          <table:table-cell office:value-type="float" office:value="182468" calcext:value-type="float">
            <text:p>182468</text:p>
          </table:table-cell>
          <table:table-cell office:value-type="float" office:value="81472" calcext:value-type="float">
            <text:p>81472</text:p>
          </table:table-cell>
          <table:table-cell office:value-type="float" office:value="13438" calcext:value-type="float">
            <text:p>13438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55:49" calcext:value-type="date">
            <text:p>11/11/19 09:55 AM</text:p>
          </table:table-cell>
          <table:table-cell office:value-type="float" office:value="13682788" calcext:value-type="float">
            <text:p>13682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74076" calcext:value-type="float">
            <text:p>874076</text:p>
          </table:table-cell>
          <table:table-cell office:value-type="float" office:value="837392" calcext:value-type="float">
            <text:p>837392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7" calcext:value-type="float">
            <text:p>19877</text:p>
          </table:table-cell>
          <table:table-cell office:value-type="float" office:value="571456" calcext:value-type="float">
            <text:p>571456</text:p>
          </table:table-cell>
          <table:table-cell office:value-type="float" office:value="182468" calcext:value-type="float">
            <text:p>182468</text:p>
          </table:table-cell>
          <table:table-cell office:value-type="float" office:value="81472" calcext:value-type="float">
            <text:p>81472</text:p>
          </table:table-cell>
          <table:table-cell office:value-type="float" office:value="13438" calcext:value-type="float">
            <text:p>13438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50" calcext:value-type="date">
            <text:p>11/11/19 09:55 AM</text:p>
          </table:table-cell>
          <table:table-cell office:value-type="float" office:value="13682788" calcext:value-type="float">
            <text:p>13682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74076" calcext:value-type="float">
            <text:p>874076</text:p>
          </table:table-cell>
          <table:table-cell office:value-type="float" office:value="837392" calcext:value-type="float">
            <text:p>837392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7" calcext:value-type="float">
            <text:p>19877</text:p>
          </table:table-cell>
          <table:table-cell office:value-type="float" office:value="571456" calcext:value-type="float">
            <text:p>571456</text:p>
          </table:table-cell>
          <table:table-cell office:value-type="float" office:value="182468" calcext:value-type="float">
            <text:p>182468</text:p>
          </table:table-cell>
          <table:table-cell office:value-type="float" office:value="81472" calcext:value-type="float">
            <text:p>81472</text:p>
          </table:table-cell>
          <table:table-cell office:value-type="float" office:value="13438" calcext:value-type="float">
            <text:p>13438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51" calcext:value-type="date">
            <text:p>11/11/19 09:55 AM</text:p>
          </table:table-cell>
          <table:table-cell office:value-type="float" office:value="13647880" calcext:value-type="float">
            <text:p>136478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74076" calcext:value-type="float">
            <text:p>874076</text:p>
          </table:table-cell>
          <table:table-cell office:value-type="float" office:value="837392" calcext:value-type="float">
            <text:p>837392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7" calcext:value-type="float">
            <text:p>19877</text:p>
          </table:table-cell>
          <table:table-cell office:value-type="float" office:value="571456" calcext:value-type="float">
            <text:p>571456</text:p>
          </table:table-cell>
          <table:table-cell office:value-type="float" office:value="182468" calcext:value-type="float">
            <text:p>182468</text:p>
          </table:table-cell>
          <table:table-cell office:value-type="float" office:value="81472" calcext:value-type="float">
            <text:p>81472</text:p>
          </table:table-cell>
          <table:table-cell office:value-type="float" office:value="13438" calcext:value-type="float">
            <text:p>13438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52" calcext:value-type="date">
            <text:p>11/11/19 09:55 AM</text:p>
          </table:table-cell>
          <table:table-cell office:value-type="float" office:value="13647952" calcext:value-type="float">
            <text:p>136479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74076" calcext:value-type="float">
            <text:p>874076</text:p>
          </table:table-cell>
          <table:table-cell office:value-type="float" office:value="837392" calcext:value-type="float">
            <text:p>837392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7" calcext:value-type="float">
            <text:p>19877</text:p>
          </table:table-cell>
          <table:table-cell office:value-type="float" office:value="571456" calcext:value-type="float">
            <text:p>571456</text:p>
          </table:table-cell>
          <table:table-cell office:value-type="float" office:value="182469" calcext:value-type="float">
            <text:p>182469</text:p>
          </table:table-cell>
          <table:table-cell office:value-type="float" office:value="81472" calcext:value-type="float">
            <text:p>81472</text:p>
          </table:table-cell>
          <table:table-cell office:value-type="float" office:value="13438" calcext:value-type="float">
            <text:p>13438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53" calcext:value-type="date">
            <text:p>11/11/19 09:55 AM</text:p>
          </table:table-cell>
          <table:table-cell office:value-type="float" office:value="13647952" calcext:value-type="float">
            <text:p>136479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74076" calcext:value-type="float">
            <text:p>874076</text:p>
          </table:table-cell>
          <table:table-cell office:value-type="float" office:value="837392" calcext:value-type="float">
            <text:p>837392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7" calcext:value-type="float">
            <text:p>19877</text:p>
          </table:table-cell>
          <table:table-cell office:value-type="float" office:value="571456" calcext:value-type="float">
            <text:p>571456</text:p>
          </table:table-cell>
          <table:table-cell office:value-type="float" office:value="182469" calcext:value-type="float">
            <text:p>182469</text:p>
          </table:table-cell>
          <table:table-cell office:value-type="float" office:value="81472" calcext:value-type="float">
            <text:p>81472</text:p>
          </table:table-cell>
          <table:table-cell office:value-type="float" office:value="13438" calcext:value-type="float">
            <text:p>13438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54" calcext:value-type="date">
            <text:p>11/11/19 09:55 AM</text:p>
          </table:table-cell>
          <table:table-cell office:value-type="float" office:value="13647952" calcext:value-type="float">
            <text:p>136479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74076" calcext:value-type="float">
            <text:p>874076</text:p>
          </table:table-cell>
          <table:table-cell office:value-type="float" office:value="837392" calcext:value-type="float">
            <text:p>837392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7" calcext:value-type="float">
            <text:p>19877</text:p>
          </table:table-cell>
          <table:table-cell office:value-type="float" office:value="571456" calcext:value-type="float">
            <text:p>571456</text:p>
          </table:table-cell>
          <table:table-cell office:value-type="float" office:value="182469" calcext:value-type="float">
            <text:p>182469</text:p>
          </table:table-cell>
          <table:table-cell office:value-type="float" office:value="81472" calcext:value-type="float">
            <text:p>81472</text:p>
          </table:table-cell>
          <table:table-cell office:value-type="float" office:value="13438" calcext:value-type="float">
            <text:p>13438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55" calcext:value-type="date">
            <text:p>11/11/19 09:55 AM</text:p>
          </table:table-cell>
          <table:table-cell office:value-type="float" office:value="13647704" calcext:value-type="float">
            <text:p>13647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74076" calcext:value-type="float">
            <text:p>874076</text:p>
          </table:table-cell>
          <table:table-cell office:value-type="float" office:value="837392" calcext:value-type="float">
            <text:p>837392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877" calcext:value-type="float">
            <text:p>19877</text:p>
          </table:table-cell>
          <table:table-cell office:value-type="float" office:value="571456" calcext:value-type="float">
            <text:p>571456</text:p>
          </table:table-cell>
          <table:table-cell office:value-type="float" office:value="182469" calcext:value-type="float">
            <text:p>182469</text:p>
          </table:table-cell>
          <table:table-cell office:value-type="float" office:value="81472" calcext:value-type="float">
            <text:p>81472</text:p>
          </table:table-cell>
          <table:table-cell office:value-type="float" office:value="13438" calcext:value-type="float">
            <text:p>13438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56" calcext:value-type="date">
            <text:p>11/11/19 09:55 AM</text:p>
          </table:table-cell>
          <table:table-cell office:value-type="float" office:value="13671364" calcext:value-type="float">
            <text:p>13671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55:57" calcext:value-type="date">
            <text:p>11/11/19 09:55 AM</text:p>
          </table:table-cell>
          <table:table-cell office:value-type="float" office:value="13670992" calcext:value-type="float">
            <text:p>13670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58" calcext:value-type="date">
            <text:p>11/11/19 09:55 AM</text:p>
          </table:table-cell>
          <table:table-cell office:value-type="float" office:value="13670992" calcext:value-type="float">
            <text:p>13670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5:59" calcext:value-type="date">
            <text:p>11/11/19 09:55 AM</text:p>
          </table:table-cell>
          <table:table-cell office:value-type="float" office:value="13671404" calcext:value-type="float">
            <text:p>13671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00" calcext:value-type="date">
            <text:p>11/11/19 09:56 AM</text:p>
          </table:table-cell>
          <table:table-cell office:value-type="float" office:value="13671528" calcext:value-type="float">
            <text:p>13671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01" calcext:value-type="date">
            <text:p>11/11/19 09:56 AM</text:p>
          </table:table-cell>
          <table:table-cell office:value-type="float" office:value="13671532" calcext:value-type="float">
            <text:p>13671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02" calcext:value-type="date">
            <text:p>11/11/19 09:56 AM</text:p>
          </table:table-cell>
          <table:table-cell office:value-type="float" office:value="13671532" calcext:value-type="float">
            <text:p>13671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03" calcext:value-type="date">
            <text:p>11/11/19 09:56 AM</text:p>
          </table:table-cell>
          <table:table-cell office:value-type="float" office:value="13671532" calcext:value-type="float">
            <text:p>13671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04" calcext:value-type="date">
            <text:p>11/11/19 09:56 AM</text:p>
          </table:table-cell>
          <table:table-cell office:value-type="float" office:value="13671532" calcext:value-type="float">
            <text:p>13671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05" calcext:value-type="date">
            <text:p>11/11/19 09:56 AM</text:p>
          </table:table-cell>
          <table:table-cell office:value-type="float" office:value="13671532" calcext:value-type="float">
            <text:p>13671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06" calcext:value-type="date">
            <text:p>11/11/19 09:56 AM</text:p>
          </table:table-cell>
          <table:table-cell office:value-type="float" office:value="13682352" calcext:value-type="float">
            <text:p>13682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07" calcext:value-type="date">
            <text:p>11/11/19 09:56 AM</text:p>
          </table:table-cell>
          <table:table-cell office:value-type="float" office:value="13702632" calcext:value-type="float">
            <text:p>13702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08" calcext:value-type="date">
            <text:p>11/11/19 09:56 AM</text:p>
          </table:table-cell>
          <table:table-cell office:value-type="float" office:value="13703820" calcext:value-type="float">
            <text:p>13703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09" calcext:value-type="date">
            <text:p>11/11/19 09:56 AM</text:p>
          </table:table-cell>
          <table:table-cell office:value-type="float" office:value="13703820" calcext:value-type="float">
            <text:p>13703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10" calcext:value-type="date">
            <text:p>11/11/19 09:56 AM</text:p>
          </table:table-cell>
          <table:table-cell office:value-type="float" office:value="13703820" calcext:value-type="float">
            <text:p>13703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11" calcext:value-type="date">
            <text:p>11/11/19 09:56 AM</text:p>
          </table:table-cell>
          <table:table-cell office:value-type="float" office:value="13703884" calcext:value-type="float">
            <text:p>13703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12" calcext:value-type="date">
            <text:p>11/11/19 09:56 AM</text:p>
          </table:table-cell>
          <table:table-cell office:value-type="float" office:value="13703948" calcext:value-type="float">
            <text:p>13703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13" calcext:value-type="date">
            <text:p>11/11/19 09:56 AM</text:p>
          </table:table-cell>
          <table:table-cell office:value-type="float" office:value="13703948" calcext:value-type="float">
            <text:p>13703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14" calcext:value-type="date">
            <text:p>11/11/19 09:56 AM</text:p>
          </table:table-cell>
          <table:table-cell office:value-type="float" office:value="13703948" calcext:value-type="float">
            <text:p>13703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15" calcext:value-type="date">
            <text:p>11/11/19 09:56 AM</text:p>
          </table:table-cell>
          <table:table-cell office:value-type="float" office:value="13703948" calcext:value-type="float">
            <text:p>13703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16" calcext:value-type="date">
            <text:p>11/11/19 09:56 AM</text:p>
          </table:table-cell>
          <table:table-cell office:value-type="float" office:value="13703948" calcext:value-type="float">
            <text:p>13703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17" calcext:value-type="date">
            <text:p>11/11/19 09:56 AM</text:p>
          </table:table-cell>
          <table:table-cell office:value-type="float" office:value="13703948" calcext:value-type="float">
            <text:p>13703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18" calcext:value-type="date">
            <text:p>11/11/19 09:56 AM</text:p>
          </table:table-cell>
          <table:table-cell office:value-type="float" office:value="13703948" calcext:value-type="float">
            <text:p>13703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19" calcext:value-type="date">
            <text:p>11/11/19 09:56 AM</text:p>
          </table:table-cell>
          <table:table-cell office:value-type="float" office:value="13703948" calcext:value-type="float">
            <text:p>13703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20" calcext:value-type="date">
            <text:p>11/11/19 09:56 AM</text:p>
          </table:table-cell>
          <table:table-cell office:value-type="float" office:value="13703948" calcext:value-type="float">
            <text:p>13703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21" calcext:value-type="date">
            <text:p>11/11/19 09:56 AM</text:p>
          </table:table-cell>
          <table:table-cell office:value-type="float" office:value="13703964" calcext:value-type="float">
            <text:p>137039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22" calcext:value-type="date">
            <text:p>11/11/19 09:56 AM</text:p>
          </table:table-cell>
          <table:table-cell office:value-type="float" office:value="13703968" calcext:value-type="float">
            <text:p>13703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23" calcext:value-type="date">
            <text:p>11/11/19 09:56 AM</text:p>
          </table:table-cell>
          <table:table-cell office:value-type="float" office:value="13703968" calcext:value-type="float">
            <text:p>13703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24" calcext:value-type="date">
            <text:p>11/11/19 09:56 AM</text:p>
          </table:table-cell>
          <table:table-cell office:value-type="float" office:value="13703968" calcext:value-type="float">
            <text:p>13703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25" calcext:value-type="date">
            <text:p>11/11/19 09:56 AM</text:p>
          </table:table-cell>
          <table:table-cell office:value-type="float" office:value="13703968" calcext:value-type="float">
            <text:p>13703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26" calcext:value-type="date">
            <text:p>11/11/19 09:56 AM</text:p>
          </table:table-cell>
          <table:table-cell office:value-type="float" office:value="13704092" calcext:value-type="float">
            <text:p>13704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27" calcext:value-type="date">
            <text:p>11/11/19 09:56 AM</text:p>
          </table:table-cell>
          <table:table-cell office:value-type="float" office:value="13703964" calcext:value-type="float">
            <text:p>137039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28" calcext:value-type="date">
            <text:p>11/11/19 09:56 AM</text:p>
          </table:table-cell>
          <table:table-cell office:value-type="float" office:value="13703976" calcext:value-type="float">
            <text:p>13703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29" calcext:value-type="date">
            <text:p>11/11/19 09:56 AM</text:p>
          </table:table-cell>
          <table:table-cell office:value-type="float" office:value="13703976" calcext:value-type="float">
            <text:p>13703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30" calcext:value-type="date">
            <text:p>11/11/19 09:56 AM</text:p>
          </table:table-cell>
          <table:table-cell office:value-type="float" office:value="13703976" calcext:value-type="float">
            <text:p>13703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31" calcext:value-type="date">
            <text:p>11/11/19 09:56 AM</text:p>
          </table:table-cell>
          <table:table-cell office:value-type="float" office:value="13703976" calcext:value-type="float">
            <text:p>13703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32" calcext:value-type="date">
            <text:p>11/11/19 09:56 AM</text:p>
          </table:table-cell>
          <table:table-cell office:value-type="float" office:value="13703976" calcext:value-type="float">
            <text:p>13703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33" calcext:value-type="date">
            <text:p>11/11/19 09:56 AM</text:p>
          </table:table-cell>
          <table:table-cell office:value-type="float" office:value="13703976" calcext:value-type="float">
            <text:p>13703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34" calcext:value-type="date">
            <text:p>11/11/19 09:56 AM</text:p>
          </table:table-cell>
          <table:table-cell office:value-type="float" office:value="13703976" calcext:value-type="float">
            <text:p>13703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35" calcext:value-type="date">
            <text:p>11/11/19 09:56 AM</text:p>
          </table:table-cell>
          <table:table-cell office:value-type="float" office:value="13703980" calcext:value-type="float">
            <text:p>13703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36" calcext:value-type="date">
            <text:p>11/11/19 09:56 AM</text:p>
          </table:table-cell>
          <table:table-cell office:value-type="float" office:value="13703980" calcext:value-type="float">
            <text:p>13703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37" calcext:value-type="date">
            <text:p>11/11/19 09:56 AM</text:p>
          </table:table-cell>
          <table:table-cell office:value-type="float" office:value="13703980" calcext:value-type="float">
            <text:p>13703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38" calcext:value-type="date">
            <text:p>11/11/19 09:56 AM</text:p>
          </table:table-cell>
          <table:table-cell office:value-type="float" office:value="13703980" calcext:value-type="float">
            <text:p>13703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39" calcext:value-type="date">
            <text:p>11/11/19 09:56 AM</text:p>
          </table:table-cell>
          <table:table-cell office:value-type="float" office:value="13703980" calcext:value-type="float">
            <text:p>13703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40" calcext:value-type="date">
            <text:p>11/11/19 09:56 AM</text:p>
          </table:table-cell>
          <table:table-cell office:value-type="float" office:value="13703980" calcext:value-type="float">
            <text:p>13703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41" calcext:value-type="date">
            <text:p>11/11/19 09:56 AM</text:p>
          </table:table-cell>
          <table:table-cell office:value-type="float" office:value="13703980" calcext:value-type="float">
            <text:p>13703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42" calcext:value-type="date">
            <text:p>11/11/19 09:56 AM</text:p>
          </table:table-cell>
          <table:table-cell office:value-type="float" office:value="13703980" calcext:value-type="float">
            <text:p>13703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43" calcext:value-type="date">
            <text:p>11/11/19 09:56 AM</text:p>
          </table:table-cell>
          <table:table-cell office:value-type="float" office:value="13703992" calcext:value-type="float">
            <text:p>13703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44" calcext:value-type="date">
            <text:p>11/11/19 09:56 AM</text:p>
          </table:table-cell>
          <table:table-cell office:value-type="float" office:value="13703992" calcext:value-type="float">
            <text:p>13703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45" calcext:value-type="date">
            <text:p>11/11/19 09:56 AM</text:p>
          </table:table-cell>
          <table:table-cell office:value-type="float" office:value="13703992" calcext:value-type="float">
            <text:p>13703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46" calcext:value-type="date">
            <text:p>11/11/19 09:56 AM</text:p>
          </table:table-cell>
          <table:table-cell office:value-type="float" office:value="13703992" calcext:value-type="float">
            <text:p>13703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47" calcext:value-type="date">
            <text:p>11/11/19 09:56 AM</text:p>
          </table:table-cell>
          <table:table-cell office:value-type="float" office:value="13703992" calcext:value-type="float">
            <text:p>13703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48" calcext:value-type="date">
            <text:p>11/11/19 09:56 AM</text:p>
          </table:table-cell>
          <table:table-cell office:value-type="float" office:value="13703992" calcext:value-type="float">
            <text:p>13703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49" calcext:value-type="date">
            <text:p>11/11/19 09:56 AM</text:p>
          </table:table-cell>
          <table:table-cell office:value-type="float" office:value="13703992" calcext:value-type="float">
            <text:p>13703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50" calcext:value-type="date">
            <text:p>11/11/19 09:56 AM</text:p>
          </table:table-cell>
          <table:table-cell office:value-type="float" office:value="13703992" calcext:value-type="float">
            <text:p>13703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51" calcext:value-type="date">
            <text:p>11/11/19 09:56 AM</text:p>
          </table:table-cell>
          <table:table-cell office:value-type="float" office:value="13703992" calcext:value-type="float">
            <text:p>13703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52" calcext:value-type="date">
            <text:p>11/11/19 09:56 AM</text:p>
          </table:table-cell>
          <table:table-cell office:value-type="float" office:value="13703992" calcext:value-type="float">
            <text:p>13703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53" calcext:value-type="date">
            <text:p>11/11/19 09:56 AM</text:p>
          </table:table-cell>
          <table:table-cell office:value-type="float" office:value="13703992" calcext:value-type="float">
            <text:p>13703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54" calcext:value-type="date">
            <text:p>11/11/19 09:56 AM</text:p>
          </table:table-cell>
          <table:table-cell office:value-type="float" office:value="13703992" calcext:value-type="float">
            <text:p>13703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55" calcext:value-type="date">
            <text:p>11/11/19 09:56 AM</text:p>
          </table:table-cell>
          <table:table-cell office:value-type="float" office:value="13703992" calcext:value-type="float">
            <text:p>13703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56" calcext:value-type="date">
            <text:p>11/11/19 09:56 AM</text:p>
          </table:table-cell>
          <table:table-cell office:value-type="float" office:value="13703992" calcext:value-type="float">
            <text:p>13703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57" calcext:value-type="date">
            <text:p>11/11/19 09:56 AM</text:p>
          </table:table-cell>
          <table:table-cell office:value-type="float" office:value="13703996" calcext:value-type="float">
            <text:p>13703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58" calcext:value-type="date">
            <text:p>11/11/19 09:56 AM</text:p>
          </table:table-cell>
          <table:table-cell office:value-type="float" office:value="13704064" calcext:value-type="float">
            <text:p>13704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6:59" calcext:value-type="date">
            <text:p>11/11/19 09:56 AM</text:p>
          </table:table-cell>
          <table:table-cell office:value-type="float" office:value="13704064" calcext:value-type="float">
            <text:p>13704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2208" calcext:value-type="float">
            <text:p>12208</text:p>
          </table:table-cell>
          <table:table-cell office:value-type="float" office:value="571456" calcext:value-type="float">
            <text:p>571456</text:p>
          </table:table-cell>
          <table:table-cell office:value-type="float" office:value="96813" calcext:value-type="float">
            <text:p>96813</text:p>
          </table:table-cell>
          <table:table-cell office:value-type="float" office:value="81472" calcext:value-type="float">
            <text:p>81472</text:p>
          </table:table-cell>
          <table:table-cell office:value-type="float" office:value="7376" calcext:value-type="float">
            <text:p>737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00" calcext:value-type="date">
            <text:p>11/11/19 09:57 AM</text:p>
          </table:table-cell>
          <table:table-cell office:value-type="float" office:value="13704064" calcext:value-type="float">
            <text:p>13704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49840" calcext:value-type="float">
            <text:p>849840</text:p>
          </table:table-cell>
          <table:table-cell office:value-type="float" office:value="813156" calcext:value-type="float">
            <text:p>813156</text:p>
          </table:table-cell>
          <table:table-cell office:value-type="float" office:value="36684" calcext:value-type="float">
            <text:p>3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128" calcext:value-type="float">
            <text:p>48128</text:p>
          </table:table-cell>
          <table:table-cell office:value-type="float" office:value="18459" calcext:value-type="float">
            <text:p>18459</text:p>
          </table:table-cell>
          <table:table-cell office:value-type="float" office:value="571456" calcext:value-type="float">
            <text:p>571456</text:p>
          </table:table-cell>
          <table:table-cell office:value-type="float" office:value="136781" calcext:value-type="float">
            <text:p>136781</text:p>
          </table:table-cell>
          <table:table-cell office:value-type="float" office:value="81472" calcext:value-type="float">
            <text:p>81472</text:p>
          </table:table-cell>
          <table:table-cell office:value-type="float" office:value="10199" calcext:value-type="float">
            <text:p>10199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1938" calcext:value-type="float">
            <text:p>11938</text:p>
          </table:table-cell>
          <table:table-cell office:value-type="float" office:value="208" calcext:value-type="float">
            <text:p>208</text:p>
          </table:table-cell>
          <table:table-cell office:value-type="float" office:value="14713" calcext:value-type="float">
            <text:p>14713</text:p>
          </table:table-cell>
          <table:table-cell office:value-type="float" office:value="3727" calcext:value-type="float">
            <text:p>3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01" calcext:value-type="date">
            <text:p>11/11/19 09:57 AM</text:p>
          </table:table-cell>
          <table:table-cell office:value-type="float" office:value="13702204" calcext:value-type="float">
            <text:p>13702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51972" calcext:value-type="float">
            <text:p>851972</text:p>
          </table:table-cell>
          <table:table-cell office:value-type="float" office:value="815288" calcext:value-type="float">
            <text:p>815288</text:p>
          </table:table-cell>
          <table:table-cell office:value-type="float" office:value="36684" calcext:value-type="float">
            <text:p>3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176" calcext:value-type="float">
            <text:p>50176</text:p>
          </table:table-cell>
          <table:table-cell office:value-type="float" office:value="29641" calcext:value-type="float">
            <text:p>29641</text:p>
          </table:table-cell>
          <table:table-cell office:value-type="float" office:value="571456" calcext:value-type="float">
            <text:p>571456</text:p>
          </table:table-cell>
          <table:table-cell office:value-type="float" office:value="239899" calcext:value-type="float">
            <text:p>239899</text:p>
          </table:table-cell>
          <table:table-cell office:value-type="float" office:value="81472" calcext:value-type="float">
            <text:p>81472</text:p>
          </table:table-cell>
          <table:table-cell office:value-type="float" office:value="17498" calcext:value-type="float">
            <text:p>17498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1568" calcext:value-type="float">
            <text:p>21568</text:p>
          </table:table-cell>
          <table:table-cell office:value-type="float" office:value="208" calcext:value-type="float">
            <text:p>208</text:p>
          </table:table-cell>
          <table:table-cell office:value-type="float" office:value="24343" calcext:value-type="float">
            <text:p>24343</text:p>
          </table:table-cell>
          <table:table-cell office:value-type="float" office:value="9630" calcext:value-type="float">
            <text:p>9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02" calcext:value-type="date">
            <text:p>11/11/19 09:57 AM</text:p>
          </table:table-cell>
          <table:table-cell office:value-type="float" office:value="13690924" calcext:value-type="float">
            <text:p>13690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63376" calcext:value-type="float">
            <text:p>863376</text:p>
          </table:table-cell>
          <table:table-cell office:value-type="float" office:value="826692" calcext:value-type="float">
            <text:p>826692</text:p>
          </table:table-cell>
          <table:table-cell office:value-type="float" office:value="36684" calcext:value-type="float">
            <text:p>3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1440" calcext:value-type="float">
            <text:p>61440</text:p>
          </table:table-cell>
          <table:table-cell office:value-type="float" office:value="43218" calcext:value-type="float">
            <text:p>43218</text:p>
          </table:table-cell>
          <table:table-cell office:value-type="float" office:value="571456" calcext:value-type="float">
            <text:p>571456</text:p>
          </table:table-cell>
          <table:table-cell office:value-type="float" office:value="340905" calcext:value-type="float">
            <text:p>340905</text:p>
          </table:table-cell>
          <table:table-cell office:value-type="float" office:value="81472" calcext:value-type="float">
            <text:p>81472</text:p>
          </table:table-cell>
          <table:table-cell office:value-type="float" office:value="24646" calcext:value-type="float">
            <text:p>2464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1002" calcext:value-type="float">
            <text:p>31002</text:p>
          </table:table-cell>
          <table:table-cell office:value-type="float" office:value="208" calcext:value-type="float">
            <text:p>208</text:p>
          </table:table-cell>
          <table:table-cell office:value-type="float" office:value="33777" calcext:value-type="float">
            <text:p>33777</text:p>
          </table:table-cell>
          <table:table-cell office:value-type="float" office:value="9434" calcext:value-type="float">
            <text:p>9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03" calcext:value-type="date">
            <text:p>11/11/19 09:57 AM</text:p>
          </table:table-cell>
          <table:table-cell office:value-type="float" office:value="13675924" calcext:value-type="float">
            <text:p>13675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2892" calcext:value-type="float">
            <text:p>8112892</text:p>
          </table:table-cell>
          <table:table-cell office:value-type="float" office:value="878868" calcext:value-type="float">
            <text:p>878868</text:p>
          </table:table-cell>
          <table:table-cell office:value-type="float" office:value="842184" calcext:value-type="float">
            <text:p>842184</text:p>
          </table:table-cell>
          <table:table-cell office:value-type="float" office:value="36684" calcext:value-type="float">
            <text:p>3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776" calcext:value-type="float">
            <text:p>75776</text:p>
          </table:table-cell>
          <table:table-cell office:value-type="float" office:value="57098" calcext:value-type="float">
            <text:p>57098</text:p>
          </table:table-cell>
          <table:table-cell office:value-type="float" office:value="572032" calcext:value-type="float">
            <text:p>572032</text:p>
          </table:table-cell>
          <table:table-cell office:value-type="float" office:value="439939" calcext:value-type="float">
            <text:p>439939</text:p>
          </table:table-cell>
          <table:table-cell office:value-type="float" office:value="81536" calcext:value-type="float">
            <text:p>81536</text:p>
          </table:table-cell>
          <table:table-cell office:value-type="float" office:value="31656" calcext:value-type="float">
            <text:p>31656</text:p>
          </table:table-cell>
          <table:table-cell office:value-type="float" office:value="952448" calcext:value-type="float">
            <text:p>952448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51" calcext:value-type="float">
            <text:p>40251</text:p>
          </table:table-cell>
          <table:table-cell office:value-type="float" office:value="208" calcext:value-type="float">
            <text:p>208</text:p>
          </table:table-cell>
          <table:table-cell office:value-type="float" office:value="43026" calcext:value-type="float">
            <text:p>43026</text:p>
          </table:table-cell>
          <table:table-cell office:value-type="float" office:value="9249" calcext:value-type="float">
            <text:p>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04" calcext:value-type="date">
            <text:p>11/11/19 09:57 AM</text:p>
          </table:table-cell>
          <table:table-cell office:value-type="float" office:value="13490916" calcext:value-type="float">
            <text:p>13490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65060" calcext:value-type="float">
            <text:p>1065060</text:p>
          </table:table-cell>
          <table:table-cell office:value-type="float" office:value="1028376" calcext:value-type="float">
            <text:p>1028376</text:p>
          </table:table-cell>
          <table:table-cell office:value-type="float" office:value="36684" calcext:value-type="float">
            <text:p>3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49705" calcext:value-type="float">
            <text:p>49705</text:p>
          </table:table-cell>
          <table:table-cell office:value-type="float" office:value="683456" calcext:value-type="float">
            <text:p>683456</text:p>
          </table:table-cell>
          <table:table-cell office:value-type="float" office:value="525168" calcext:value-type="float">
            <text:p>525168</text:p>
          </table:table-cell>
          <table:table-cell office:value-type="float" office:value="97472" calcext:value-type="float">
            <text:p>97472</text:p>
          </table:table-cell>
          <table:table-cell office:value-type="float" office:value="37688" calcext:value-type="float">
            <text:p>37688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office:value-type="float" office:value="7960" calcext:value-type="float">
            <text:p>7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05" calcext:value-type="date">
            <text:p>11/11/19 09:57 AM</text:p>
          </table:table-cell>
          <table:table-cell office:value-type="float" office:value="13490796" calcext:value-type="float">
            <text:p>13490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65852" calcext:value-type="float">
            <text:p>1065852</text:p>
          </table:table-cell>
          <table:table-cell office:value-type="float" office:value="1029168" calcext:value-type="float">
            <text:p>1029168</text:p>
          </table:table-cell>
          <table:table-cell office:value-type="float" office:value="36684" calcext:value-type="float">
            <text:p>3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50217" calcext:value-type="float">
            <text:p>50217</text:p>
          </table:table-cell>
          <table:table-cell office:value-type="float" office:value="683456" calcext:value-type="float">
            <text:p>683456</text:p>
          </table:table-cell>
          <table:table-cell office:value-type="float" office:value="525168" calcext:value-type="float">
            <text:p>525168</text:p>
          </table:table-cell>
          <table:table-cell office:value-type="float" office:value="97472" calcext:value-type="float">
            <text:p>97472</text:p>
          </table:table-cell>
          <table:table-cell office:value-type="float" office:value="37688" calcext:value-type="float">
            <text:p>37688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06" calcext:value-type="date">
            <text:p>11/11/19 09:57 AM</text:p>
          </table:table-cell>
          <table:table-cell office:value-type="float" office:value="13490176" calcext:value-type="float">
            <text:p>13490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65852" calcext:value-type="float">
            <text:p>1065852</text:p>
          </table:table-cell>
          <table:table-cell office:value-type="float" office:value="1029168" calcext:value-type="float">
            <text:p>1029168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50217" calcext:value-type="float">
            <text:p>50217</text:p>
          </table:table-cell>
          <table:table-cell office:value-type="float" office:value="683456" calcext:value-type="float">
            <text:p>683456</text:p>
          </table:table-cell>
          <table:table-cell office:value-type="float" office:value="525168" calcext:value-type="float">
            <text:p>525168</text:p>
          </table:table-cell>
          <table:table-cell office:value-type="float" office:value="97472" calcext:value-type="float">
            <text:p>97472</text:p>
          </table:table-cell>
          <table:table-cell office:value-type="float" office:value="37688" calcext:value-type="float">
            <text:p>37688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07" calcext:value-type="date">
            <text:p>11/11/19 09:57 AM</text:p>
          </table:table-cell>
          <table:table-cell office:value-type="float" office:value="13490176" calcext:value-type="float">
            <text:p>13490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65852" calcext:value-type="float">
            <text:p>1065852</text:p>
          </table:table-cell>
          <table:table-cell office:value-type="float" office:value="1029168" calcext:value-type="float">
            <text:p>1029168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50217" calcext:value-type="float">
            <text:p>50217</text:p>
          </table:table-cell>
          <table:table-cell office:value-type="float" office:value="683456" calcext:value-type="float">
            <text:p>683456</text:p>
          </table:table-cell>
          <table:table-cell office:value-type="float" office:value="525168" calcext:value-type="float">
            <text:p>525168</text:p>
          </table:table-cell>
          <table:table-cell office:value-type="float" office:value="97472" calcext:value-type="float">
            <text:p>97472</text:p>
          </table:table-cell>
          <table:table-cell office:value-type="float" office:value="37688" calcext:value-type="float">
            <text:p>37688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08" calcext:value-type="date">
            <text:p>11/11/19 09:57 AM</text:p>
          </table:table-cell>
          <table:table-cell office:value-type="float" office:value="13490176" calcext:value-type="float">
            <text:p>13490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65852" calcext:value-type="float">
            <text:p>1065852</text:p>
          </table:table-cell>
          <table:table-cell office:value-type="float" office:value="1029168" calcext:value-type="float">
            <text:p>1029168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50217" calcext:value-type="float">
            <text:p>50217</text:p>
          </table:table-cell>
          <table:table-cell office:value-type="float" office:value="683456" calcext:value-type="float">
            <text:p>683456</text:p>
          </table:table-cell>
          <table:table-cell office:value-type="float" office:value="525168" calcext:value-type="float">
            <text:p>525168</text:p>
          </table:table-cell>
          <table:table-cell office:value-type="float" office:value="97472" calcext:value-type="float">
            <text:p>97472</text:p>
          </table:table-cell>
          <table:table-cell office:value-type="float" office:value="37688" calcext:value-type="float">
            <text:p>37688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09" calcext:value-type="date">
            <text:p>11/11/19 09:57 AM</text:p>
          </table:table-cell>
          <table:table-cell office:value-type="float" office:value="13490176" calcext:value-type="float">
            <text:p>13490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65852" calcext:value-type="float">
            <text:p>1065852</text:p>
          </table:table-cell>
          <table:table-cell office:value-type="float" office:value="1029168" calcext:value-type="float">
            <text:p>1029168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50217" calcext:value-type="float">
            <text:p>50217</text:p>
          </table:table-cell>
          <table:table-cell office:value-type="float" office:value="683456" calcext:value-type="float">
            <text:p>683456</text:p>
          </table:table-cell>
          <table:table-cell office:value-type="float" office:value="525168" calcext:value-type="float">
            <text:p>525168</text:p>
          </table:table-cell>
          <table:table-cell office:value-type="float" office:value="97472" calcext:value-type="float">
            <text:p>97472</text:p>
          </table:table-cell>
          <table:table-cell office:value-type="float" office:value="37688" calcext:value-type="float">
            <text:p>37688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10" calcext:value-type="date">
            <text:p>11/11/19 09:57 AM</text:p>
          </table:table-cell>
          <table:table-cell office:value-type="float" office:value="13490176" calcext:value-type="float">
            <text:p>13490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65852" calcext:value-type="float">
            <text:p>1065852</text:p>
          </table:table-cell>
          <table:table-cell office:value-type="float" office:value="1029168" calcext:value-type="float">
            <text:p>1029168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50217" calcext:value-type="float">
            <text:p>50217</text:p>
          </table:table-cell>
          <table:table-cell office:value-type="float" office:value="683456" calcext:value-type="float">
            <text:p>683456</text:p>
          </table:table-cell>
          <table:table-cell office:value-type="float" office:value="525168" calcext:value-type="float">
            <text:p>525168</text:p>
          </table:table-cell>
          <table:table-cell office:value-type="float" office:value="97472" calcext:value-type="float">
            <text:p>97472</text:p>
          </table:table-cell>
          <table:table-cell office:value-type="float" office:value="37688" calcext:value-type="float">
            <text:p>37688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11" calcext:value-type="date">
            <text:p>11/11/19 09:57 AM</text:p>
          </table:table-cell>
          <table:table-cell office:value-type="float" office:value="13490176" calcext:value-type="float">
            <text:p>13490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65852" calcext:value-type="float">
            <text:p>1065852</text:p>
          </table:table-cell>
          <table:table-cell office:value-type="float" office:value="1029168" calcext:value-type="float">
            <text:p>1029168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50217" calcext:value-type="float">
            <text:p>50217</text:p>
          </table:table-cell>
          <table:table-cell office:value-type="float" office:value="683456" calcext:value-type="float">
            <text:p>683456</text:p>
          </table:table-cell>
          <table:table-cell office:value-type="float" office:value="525168" calcext:value-type="float">
            <text:p>525168</text:p>
          </table:table-cell>
          <table:table-cell office:value-type="float" office:value="97472" calcext:value-type="float">
            <text:p>97472</text:p>
          </table:table-cell>
          <table:table-cell office:value-type="float" office:value="37688" calcext:value-type="float">
            <text:p>37688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12" calcext:value-type="date">
            <text:p>11/11/19 09:57 AM</text:p>
          </table:table-cell>
          <table:table-cell office:value-type="float" office:value="13490176" calcext:value-type="float">
            <text:p>13490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65852" calcext:value-type="float">
            <text:p>1065852</text:p>
          </table:table-cell>
          <table:table-cell office:value-type="float" office:value="1029168" calcext:value-type="float">
            <text:p>1029168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50217" calcext:value-type="float">
            <text:p>50217</text:p>
          </table:table-cell>
          <table:table-cell office:value-type="float" office:value="683456" calcext:value-type="float">
            <text:p>683456</text:p>
          </table:table-cell>
          <table:table-cell office:value-type="float" office:value="525168" calcext:value-type="float">
            <text:p>525168</text:p>
          </table:table-cell>
          <table:table-cell office:value-type="float" office:value="97472" calcext:value-type="float">
            <text:p>97472</text:p>
          </table:table-cell>
          <table:table-cell office:value-type="float" office:value="37688" calcext:value-type="float">
            <text:p>37688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13" calcext:value-type="date">
            <text:p>11/11/19 09:57 AM</text:p>
          </table:table-cell>
          <table:table-cell office:value-type="float" office:value="13489432" calcext:value-type="float">
            <text:p>13489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66116" calcext:value-type="float">
            <text:p>1066116</text:p>
          </table:table-cell>
          <table:table-cell office:value-type="float" office:value="1029432" calcext:value-type="float">
            <text:p>1029432</text:p>
          </table:table-cell>
          <table:table-cell office:value-type="float" office:value="36684" calcext:value-type="float">
            <text:p>3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42655" calcext:value-type="float">
            <text:p>42655</text:p>
          </table:table-cell>
          <table:table-cell office:value-type="float" office:value="683456" calcext:value-type="float">
            <text:p>683456</text:p>
          </table:table-cell>
          <table:table-cell office:value-type="float" office:value="439498" calcext:value-type="float">
            <text:p>439498</text:p>
          </table:table-cell>
          <table:table-cell office:value-type="float" office:value="97472" calcext:value-type="float">
            <text:p>97472</text:p>
          </table:table-cell>
          <table:table-cell office:value-type="float" office:value="31626" calcext:value-type="float">
            <text:p>31626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57:14" calcext:value-type="date">
            <text:p>11/11/19 09:57 AM</text:p>
          </table:table-cell>
          <table:table-cell office:value-type="float" office:value="13489312" calcext:value-type="float">
            <text:p>13489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66116" calcext:value-type="float">
            <text:p>1066116</text:p>
          </table:table-cell>
          <table:table-cell office:value-type="float" office:value="1029432" calcext:value-type="float">
            <text:p>1029432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42655" calcext:value-type="float">
            <text:p>42655</text:p>
          </table:table-cell>
          <table:table-cell office:value-type="float" office:value="683456" calcext:value-type="float">
            <text:p>683456</text:p>
          </table:table-cell>
          <table:table-cell office:value-type="float" office:value="439498" calcext:value-type="float">
            <text:p>439498</text:p>
          </table:table-cell>
          <table:table-cell office:value-type="float" office:value="97472" calcext:value-type="float">
            <text:p>97472</text:p>
          </table:table-cell>
          <table:table-cell office:value-type="float" office:value="31626" calcext:value-type="float">
            <text:p>31626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15" calcext:value-type="date">
            <text:p>11/11/19 09:57 AM</text:p>
          </table:table-cell>
          <table:table-cell office:value-type="float" office:value="13489312" calcext:value-type="float">
            <text:p>13489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66116" calcext:value-type="float">
            <text:p>1066116</text:p>
          </table:table-cell>
          <table:table-cell office:value-type="float" office:value="1029432" calcext:value-type="float">
            <text:p>1029432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42655" calcext:value-type="float">
            <text:p>42655</text:p>
          </table:table-cell>
          <table:table-cell office:value-type="float" office:value="683456" calcext:value-type="float">
            <text:p>683456</text:p>
          </table:table-cell>
          <table:table-cell office:value-type="float" office:value="439498" calcext:value-type="float">
            <text:p>439498</text:p>
          </table:table-cell>
          <table:table-cell office:value-type="float" office:value="97472" calcext:value-type="float">
            <text:p>97472</text:p>
          </table:table-cell>
          <table:table-cell office:value-type="float" office:value="31626" calcext:value-type="float">
            <text:p>31626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16" calcext:value-type="date">
            <text:p>11/11/19 09:57 AM</text:p>
          </table:table-cell>
          <table:table-cell office:value-type="float" office:value="13489312" calcext:value-type="float">
            <text:p>13489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66116" calcext:value-type="float">
            <text:p>1066116</text:p>
          </table:table-cell>
          <table:table-cell office:value-type="float" office:value="1029432" calcext:value-type="float">
            <text:p>1029432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42655" calcext:value-type="float">
            <text:p>42655</text:p>
          </table:table-cell>
          <table:table-cell office:value-type="float" office:value="683456" calcext:value-type="float">
            <text:p>683456</text:p>
          </table:table-cell>
          <table:table-cell office:value-type="float" office:value="439498" calcext:value-type="float">
            <text:p>439498</text:p>
          </table:table-cell>
          <table:table-cell office:value-type="float" office:value="97472" calcext:value-type="float">
            <text:p>97472</text:p>
          </table:table-cell>
          <table:table-cell office:value-type="float" office:value="31626" calcext:value-type="float">
            <text:p>31626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17" calcext:value-type="date">
            <text:p>11/11/19 09:57 AM</text:p>
          </table:table-cell>
          <table:table-cell office:value-type="float" office:value="13489312" calcext:value-type="float">
            <text:p>13489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66116" calcext:value-type="float">
            <text:p>1066116</text:p>
          </table:table-cell>
          <table:table-cell office:value-type="float" office:value="1029432" calcext:value-type="float">
            <text:p>1029432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42655" calcext:value-type="float">
            <text:p>42655</text:p>
          </table:table-cell>
          <table:table-cell office:value-type="float" office:value="683456" calcext:value-type="float">
            <text:p>683456</text:p>
          </table:table-cell>
          <table:table-cell office:value-type="float" office:value="439502" calcext:value-type="float">
            <text:p>439502</text:p>
          </table:table-cell>
          <table:table-cell office:value-type="float" office:value="97472" calcext:value-type="float">
            <text:p>97472</text:p>
          </table:table-cell>
          <table:table-cell office:value-type="float" office:value="31626" calcext:value-type="float">
            <text:p>31626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18" calcext:value-type="date">
            <text:p>11/11/19 09:57 AM</text:p>
          </table:table-cell>
          <table:table-cell office:value-type="float" office:value="13489316" calcext:value-type="float">
            <text:p>13489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66116" calcext:value-type="float">
            <text:p>1066116</text:p>
          </table:table-cell>
          <table:table-cell office:value-type="float" office:value="1029432" calcext:value-type="float">
            <text:p>1029432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42655" calcext:value-type="float">
            <text:p>42655</text:p>
          </table:table-cell>
          <table:table-cell office:value-type="float" office:value="683456" calcext:value-type="float">
            <text:p>683456</text:p>
          </table:table-cell>
          <table:table-cell office:value-type="float" office:value="439502" calcext:value-type="float">
            <text:p>439502</text:p>
          </table:table-cell>
          <table:table-cell office:value-type="float" office:value="97472" calcext:value-type="float">
            <text:p>97472</text:p>
          </table:table-cell>
          <table:table-cell office:value-type="float" office:value="31626" calcext:value-type="float">
            <text:p>31626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19" calcext:value-type="date">
            <text:p>11/11/19 09:57 AM</text:p>
          </table:table-cell>
          <table:table-cell office:value-type="float" office:value="13489316" calcext:value-type="float">
            <text:p>13489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66116" calcext:value-type="float">
            <text:p>1066116</text:p>
          </table:table-cell>
          <table:table-cell office:value-type="float" office:value="1029432" calcext:value-type="float">
            <text:p>1029432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42655" calcext:value-type="float">
            <text:p>42655</text:p>
          </table:table-cell>
          <table:table-cell office:value-type="float" office:value="683456" calcext:value-type="float">
            <text:p>683456</text:p>
          </table:table-cell>
          <table:table-cell office:value-type="float" office:value="439502" calcext:value-type="float">
            <text:p>439502</text:p>
          </table:table-cell>
          <table:table-cell office:value-type="float" office:value="97472" calcext:value-type="float">
            <text:p>97472</text:p>
          </table:table-cell>
          <table:table-cell office:value-type="float" office:value="31626" calcext:value-type="float">
            <text:p>31626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20" calcext:value-type="date">
            <text:p>11/11/19 09:57 AM</text:p>
          </table:table-cell>
          <table:table-cell office:value-type="float" office:value="13489316" calcext:value-type="float">
            <text:p>13489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66116" calcext:value-type="float">
            <text:p>1066116</text:p>
          </table:table-cell>
          <table:table-cell office:value-type="float" office:value="1029432" calcext:value-type="float">
            <text:p>1029432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42655" calcext:value-type="float">
            <text:p>42655</text:p>
          </table:table-cell>
          <table:table-cell office:value-type="float" office:value="683456" calcext:value-type="float">
            <text:p>683456</text:p>
          </table:table-cell>
          <table:table-cell office:value-type="float" office:value="439502" calcext:value-type="float">
            <text:p>439502</text:p>
          </table:table-cell>
          <table:table-cell office:value-type="float" office:value="97472" calcext:value-type="float">
            <text:p>97472</text:p>
          </table:table-cell>
          <table:table-cell office:value-type="float" office:value="31626" calcext:value-type="float">
            <text:p>31626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21" calcext:value-type="date">
            <text:p>11/11/19 09:57 AM</text:p>
          </table:table-cell>
          <table:table-cell office:value-type="float" office:value="13489316" calcext:value-type="float">
            <text:p>13489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66116" calcext:value-type="float">
            <text:p>1066116</text:p>
          </table:table-cell>
          <table:table-cell office:value-type="float" office:value="1029432" calcext:value-type="float">
            <text:p>1029432</text:p>
          </table:table-cell>
          <table:table-cell office:value-type="float" office:value="36684" calcext:value-type="float">
            <text:p>3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35093" calcext:value-type="float">
            <text:p>35093</text:p>
          </table:table-cell>
          <table:table-cell office:value-type="float" office:value="683456" calcext:value-type="float">
            <text:p>683456</text:p>
          </table:table-cell>
          <table:table-cell office:value-type="float" office:value="353831" calcext:value-type="float">
            <text:p>353831</text:p>
          </table:table-cell>
          <table:table-cell office:value-type="float" office:value="97472" calcext:value-type="float">
            <text:p>97472</text:p>
          </table:table-cell>
          <table:table-cell office:value-type="float" office:value="25563" calcext:value-type="float">
            <text:p>25563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57:22" calcext:value-type="date">
            <text:p>11/11/19 09:57 AM</text:p>
          </table:table-cell>
          <table:table-cell office:value-type="float" office:value="13489316" calcext:value-type="float">
            <text:p>13489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66116" calcext:value-type="float">
            <text:p>1066116</text:p>
          </table:table-cell>
          <table:table-cell office:value-type="float" office:value="1029432" calcext:value-type="float">
            <text:p>1029432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35093" calcext:value-type="float">
            <text:p>35093</text:p>
          </table:table-cell>
          <table:table-cell office:value-type="float" office:value="683456" calcext:value-type="float">
            <text:p>683456</text:p>
          </table:table-cell>
          <table:table-cell office:value-type="float" office:value="353831" calcext:value-type="float">
            <text:p>353831</text:p>
          </table:table-cell>
          <table:table-cell office:value-type="float" office:value="97472" calcext:value-type="float">
            <text:p>97472</text:p>
          </table:table-cell>
          <table:table-cell office:value-type="float" office:value="25563" calcext:value-type="float">
            <text:p>25563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23" calcext:value-type="date">
            <text:p>11/11/19 09:57 AM</text:p>
          </table:table-cell>
          <table:table-cell office:value-type="float" office:value="13489316" calcext:value-type="float">
            <text:p>13489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66116" calcext:value-type="float">
            <text:p>1066116</text:p>
          </table:table-cell>
          <table:table-cell office:value-type="float" office:value="1029432" calcext:value-type="float">
            <text:p>1029432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35093" calcext:value-type="float">
            <text:p>35093</text:p>
          </table:table-cell>
          <table:table-cell office:value-type="float" office:value="683456" calcext:value-type="float">
            <text:p>683456</text:p>
          </table:table-cell>
          <table:table-cell office:value-type="float" office:value="353831" calcext:value-type="float">
            <text:p>353831</text:p>
          </table:table-cell>
          <table:table-cell office:value-type="float" office:value="97472" calcext:value-type="float">
            <text:p>97472</text:p>
          </table:table-cell>
          <table:table-cell office:value-type="float" office:value="25563" calcext:value-type="float">
            <text:p>25563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24" calcext:value-type="date">
            <text:p>11/11/19 09:57 AM</text:p>
          </table:table-cell>
          <table:table-cell office:value-type="float" office:value="13489316" calcext:value-type="float">
            <text:p>13489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66116" calcext:value-type="float">
            <text:p>1066116</text:p>
          </table:table-cell>
          <table:table-cell office:value-type="float" office:value="1029432" calcext:value-type="float">
            <text:p>1029432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35093" calcext:value-type="float">
            <text:p>35093</text:p>
          </table:table-cell>
          <table:table-cell office:value-type="float" office:value="683456" calcext:value-type="float">
            <text:p>683456</text:p>
          </table:table-cell>
          <table:table-cell office:value-type="float" office:value="353831" calcext:value-type="float">
            <text:p>353831</text:p>
          </table:table-cell>
          <table:table-cell office:value-type="float" office:value="97472" calcext:value-type="float">
            <text:p>97472</text:p>
          </table:table-cell>
          <table:table-cell office:value-type="float" office:value="25563" calcext:value-type="float">
            <text:p>25563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25" calcext:value-type="date">
            <text:p>11/11/19 09:57 AM</text:p>
          </table:table-cell>
          <table:table-cell office:value-type="float" office:value="13489192" calcext:value-type="float">
            <text:p>13489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66116" calcext:value-type="float">
            <text:p>1066116</text:p>
          </table:table-cell>
          <table:table-cell office:value-type="float" office:value="1029432" calcext:value-type="float">
            <text:p>1029432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35093" calcext:value-type="float">
            <text:p>35093</text:p>
          </table:table-cell>
          <table:table-cell office:value-type="float" office:value="683456" calcext:value-type="float">
            <text:p>683456</text:p>
          </table:table-cell>
          <table:table-cell office:value-type="float" office:value="353831" calcext:value-type="float">
            <text:p>353831</text:p>
          </table:table-cell>
          <table:table-cell office:value-type="float" office:value="97472" calcext:value-type="float">
            <text:p>97472</text:p>
          </table:table-cell>
          <table:table-cell office:value-type="float" office:value="25563" calcext:value-type="float">
            <text:p>25563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26" calcext:value-type="date">
            <text:p>11/11/19 09:57 AM</text:p>
          </table:table-cell>
          <table:table-cell office:value-type="float" office:value="13489192" calcext:value-type="float">
            <text:p>13489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66116" calcext:value-type="float">
            <text:p>1066116</text:p>
          </table:table-cell>
          <table:table-cell office:value-type="float" office:value="1029432" calcext:value-type="float">
            <text:p>1029432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35093" calcext:value-type="float">
            <text:p>35093</text:p>
          </table:table-cell>
          <table:table-cell office:value-type="float" office:value="683456" calcext:value-type="float">
            <text:p>683456</text:p>
          </table:table-cell>
          <table:table-cell office:value-type="float" office:value="353831" calcext:value-type="float">
            <text:p>353831</text:p>
          </table:table-cell>
          <table:table-cell office:value-type="float" office:value="97472" calcext:value-type="float">
            <text:p>97472</text:p>
          </table:table-cell>
          <table:table-cell office:value-type="float" office:value="25563" calcext:value-type="float">
            <text:p>25563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27" calcext:value-type="date">
            <text:p>11/11/19 09:57 AM</text:p>
          </table:table-cell>
          <table:table-cell office:value-type="float" office:value="13489192" calcext:value-type="float">
            <text:p>13489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66116" calcext:value-type="float">
            <text:p>1066116</text:p>
          </table:table-cell>
          <table:table-cell office:value-type="float" office:value="1029432" calcext:value-type="float">
            <text:p>1029432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35093" calcext:value-type="float">
            <text:p>35093</text:p>
          </table:table-cell>
          <table:table-cell office:value-type="float" office:value="683456" calcext:value-type="float">
            <text:p>683456</text:p>
          </table:table-cell>
          <table:table-cell office:value-type="float" office:value="353831" calcext:value-type="float">
            <text:p>353831</text:p>
          </table:table-cell>
          <table:table-cell office:value-type="float" office:value="97472" calcext:value-type="float">
            <text:p>97472</text:p>
          </table:table-cell>
          <table:table-cell office:value-type="float" office:value="25563" calcext:value-type="float">
            <text:p>25563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28" calcext:value-type="date">
            <text:p>11/11/19 09:57 AM</text:p>
          </table:table-cell>
          <table:table-cell office:value-type="float" office:value="13489192" calcext:value-type="float">
            <text:p>13489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66116" calcext:value-type="float">
            <text:p>1066116</text:p>
          </table:table-cell>
          <table:table-cell office:value-type="float" office:value="1029432" calcext:value-type="float">
            <text:p>1029432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784" calcext:value-type="float">
            <text:p>118784</text:p>
          </table:table-cell>
          <table:table-cell office:value-type="float" office:value="35093" calcext:value-type="float">
            <text:p>35093</text:p>
          </table:table-cell>
          <table:table-cell office:value-type="float" office:value="683456" calcext:value-type="float">
            <text:p>683456</text:p>
          </table:table-cell>
          <table:table-cell office:value-type="float" office:value="353831" calcext:value-type="float">
            <text:p>353831</text:p>
          </table:table-cell>
          <table:table-cell office:value-type="float" office:value="97472" calcext:value-type="float">
            <text:p>97472</text:p>
          </table:table-cell>
          <table:table-cell office:value-type="float" office:value="25563" calcext:value-type="float">
            <text:p>25563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29" calcext:value-type="date">
            <text:p>11/11/19 09:57 AM</text:p>
          </table:table-cell>
          <table:table-cell office:value-type="float" office:value="13511768" calcext:value-type="float">
            <text:p>13511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43280" calcext:value-type="float">
            <text:p>1043280</text:p>
          </table:table-cell>
          <table:table-cell office:value-type="float" office:value="1006596" calcext:value-type="float">
            <text:p>1006596</text:p>
          </table:table-cell>
          <table:table-cell office:value-type="float" office:value="36684" calcext:value-type="float">
            <text:p>3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531" calcext:value-type="float">
            <text:p>27531</text:p>
          </table:table-cell>
          <table:table-cell office:value-type="float" office:value="683456" calcext:value-type="float">
            <text:p>683456</text:p>
          </table:table-cell>
          <table:table-cell office:value-type="float" office:value="268161" calcext:value-type="float">
            <text:p>268161</text:p>
          </table:table-cell>
          <table:table-cell office:value-type="float" office:value="97472" calcext:value-type="float">
            <text:p>97472</text:p>
          </table:table-cell>
          <table:table-cell office:value-type="float" office:value="19501" calcext:value-type="float">
            <text:p>19501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57:30" calcext:value-type="date">
            <text:p>11/11/19 09:57 AM</text:p>
          </table:table-cell>
          <table:table-cell office:value-type="float" office:value="13511768" calcext:value-type="float">
            <text:p>13511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43280" calcext:value-type="float">
            <text:p>1043280</text:p>
          </table:table-cell>
          <table:table-cell office:value-type="float" office:value="1006596" calcext:value-type="float">
            <text:p>100659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531" calcext:value-type="float">
            <text:p>27531</text:p>
          </table:table-cell>
          <table:table-cell office:value-type="float" office:value="683456" calcext:value-type="float">
            <text:p>683456</text:p>
          </table:table-cell>
          <table:table-cell office:value-type="float" office:value="268161" calcext:value-type="float">
            <text:p>268161</text:p>
          </table:table-cell>
          <table:table-cell office:value-type="float" office:value="97472" calcext:value-type="float">
            <text:p>97472</text:p>
          </table:table-cell>
          <table:table-cell office:value-type="float" office:value="19501" calcext:value-type="float">
            <text:p>19501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31" calcext:value-type="date">
            <text:p>11/11/19 09:57 AM</text:p>
          </table:table-cell>
          <table:table-cell office:value-type="float" office:value="13511768" calcext:value-type="float">
            <text:p>13511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43280" calcext:value-type="float">
            <text:p>1043280</text:p>
          </table:table-cell>
          <table:table-cell office:value-type="float" office:value="1006596" calcext:value-type="float">
            <text:p>100659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531" calcext:value-type="float">
            <text:p>27531</text:p>
          </table:table-cell>
          <table:table-cell office:value-type="float" office:value="683456" calcext:value-type="float">
            <text:p>683456</text:p>
          </table:table-cell>
          <table:table-cell office:value-type="float" office:value="268161" calcext:value-type="float">
            <text:p>268161</text:p>
          </table:table-cell>
          <table:table-cell office:value-type="float" office:value="97472" calcext:value-type="float">
            <text:p>97472</text:p>
          </table:table-cell>
          <table:table-cell office:value-type="float" office:value="19501" calcext:value-type="float">
            <text:p>19501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32" calcext:value-type="date">
            <text:p>11/11/19 09:57 AM</text:p>
          </table:table-cell>
          <table:table-cell office:value-type="float" office:value="13511768" calcext:value-type="float">
            <text:p>13511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43280" calcext:value-type="float">
            <text:p>1043280</text:p>
          </table:table-cell>
          <table:table-cell office:value-type="float" office:value="1006596" calcext:value-type="float">
            <text:p>100659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531" calcext:value-type="float">
            <text:p>27531</text:p>
          </table:table-cell>
          <table:table-cell office:value-type="float" office:value="683456" calcext:value-type="float">
            <text:p>683456</text:p>
          </table:table-cell>
          <table:table-cell office:value-type="float" office:value="268161" calcext:value-type="float">
            <text:p>268161</text:p>
          </table:table-cell>
          <table:table-cell office:value-type="float" office:value="97472" calcext:value-type="float">
            <text:p>97472</text:p>
          </table:table-cell>
          <table:table-cell office:value-type="float" office:value="19501" calcext:value-type="float">
            <text:p>19501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33" calcext:value-type="date">
            <text:p>11/11/19 09:57 AM</text:p>
          </table:table-cell>
          <table:table-cell office:value-type="float" office:value="13511864" calcext:value-type="float">
            <text:p>13511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43280" calcext:value-type="float">
            <text:p>1043280</text:p>
          </table:table-cell>
          <table:table-cell office:value-type="float" office:value="1006596" calcext:value-type="float">
            <text:p>100659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531" calcext:value-type="float">
            <text:p>27531</text:p>
          </table:table-cell>
          <table:table-cell office:value-type="float" office:value="683456" calcext:value-type="float">
            <text:p>683456</text:p>
          </table:table-cell>
          <table:table-cell office:value-type="float" office:value="268161" calcext:value-type="float">
            <text:p>268161</text:p>
          </table:table-cell>
          <table:table-cell office:value-type="float" office:value="97472" calcext:value-type="float">
            <text:p>97472</text:p>
          </table:table-cell>
          <table:table-cell office:value-type="float" office:value="19501" calcext:value-type="float">
            <text:p>19501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34" calcext:value-type="date">
            <text:p>11/11/19 09:57 AM</text:p>
          </table:table-cell>
          <table:table-cell office:value-type="float" office:value="13511864" calcext:value-type="float">
            <text:p>13511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43280" calcext:value-type="float">
            <text:p>1043280</text:p>
          </table:table-cell>
          <table:table-cell office:value-type="float" office:value="1006596" calcext:value-type="float">
            <text:p>100659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531" calcext:value-type="float">
            <text:p>27531</text:p>
          </table:table-cell>
          <table:table-cell office:value-type="float" office:value="683456" calcext:value-type="float">
            <text:p>683456</text:p>
          </table:table-cell>
          <table:table-cell office:value-type="float" office:value="268161" calcext:value-type="float">
            <text:p>268161</text:p>
          </table:table-cell>
          <table:table-cell office:value-type="float" office:value="97472" calcext:value-type="float">
            <text:p>97472</text:p>
          </table:table-cell>
          <table:table-cell office:value-type="float" office:value="19501" calcext:value-type="float">
            <text:p>19501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35" calcext:value-type="date">
            <text:p>11/11/19 09:57 AM</text:p>
          </table:table-cell>
          <table:table-cell office:value-type="float" office:value="13511864" calcext:value-type="float">
            <text:p>13511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43280" calcext:value-type="float">
            <text:p>1043280</text:p>
          </table:table-cell>
          <table:table-cell office:value-type="float" office:value="1006596" calcext:value-type="float">
            <text:p>100659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531" calcext:value-type="float">
            <text:p>27531</text:p>
          </table:table-cell>
          <table:table-cell office:value-type="float" office:value="683456" calcext:value-type="float">
            <text:p>683456</text:p>
          </table:table-cell>
          <table:table-cell office:value-type="float" office:value="268161" calcext:value-type="float">
            <text:p>268161</text:p>
          </table:table-cell>
          <table:table-cell office:value-type="float" office:value="97472" calcext:value-type="float">
            <text:p>97472</text:p>
          </table:table-cell>
          <table:table-cell office:value-type="float" office:value="19501" calcext:value-type="float">
            <text:p>19501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36" calcext:value-type="date">
            <text:p>11/11/19 09:57 AM</text:p>
          </table:table-cell>
          <table:table-cell office:value-type="float" office:value="13511864" calcext:value-type="float">
            <text:p>13511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43280" calcext:value-type="float">
            <text:p>1043280</text:p>
          </table:table-cell>
          <table:table-cell office:value-type="float" office:value="1006596" calcext:value-type="float">
            <text:p>1006596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256" calcext:value-type="float">
            <text:p>96256</text:p>
          </table:table-cell>
          <table:table-cell office:value-type="float" office:value="27531" calcext:value-type="float">
            <text:p>27531</text:p>
          </table:table-cell>
          <table:table-cell office:value-type="float" office:value="683456" calcext:value-type="float">
            <text:p>683456</text:p>
          </table:table-cell>
          <table:table-cell office:value-type="float" office:value="268161" calcext:value-type="float">
            <text:p>268161</text:p>
          </table:table-cell>
          <table:table-cell office:value-type="float" office:value="97472" calcext:value-type="float">
            <text:p>97472</text:p>
          </table:table-cell>
          <table:table-cell office:value-type="float" office:value="19501" calcext:value-type="float">
            <text:p>19501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37" calcext:value-type="date">
            <text:p>11/11/19 09:57 AM</text:p>
          </table:table-cell>
          <table:table-cell office:value-type="float" office:value="13536304" calcext:value-type="float">
            <text:p>13536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18112" calcext:value-type="float">
            <text:p>1018112</text:p>
          </table:table-cell>
          <table:table-cell office:value-type="float" office:value="981428" calcext:value-type="float">
            <text:p>981428</text:p>
          </table:table-cell>
          <table:table-cell office:value-type="float" office:value="36684" calcext:value-type="float">
            <text:p>3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969" calcext:value-type="float">
            <text:p>19969</text:p>
          </table:table-cell>
          <table:table-cell office:value-type="float" office:value="683456" calcext:value-type="float">
            <text:p>683456</text:p>
          </table:table-cell>
          <table:table-cell office:value-type="float" office:value="182490" calcext:value-type="float">
            <text:p>182490</text:p>
          </table:table-cell>
          <table:table-cell office:value-type="float" office:value="97472" calcext:value-type="float">
            <text:p>97472</text:p>
          </table:table-cell>
          <table:table-cell office:value-type="float" office:value="13438" calcext:value-type="float">
            <text:p>13438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57:38" calcext:value-type="date">
            <text:p>11/11/19 09:57 AM</text:p>
          </table:table-cell>
          <table:table-cell office:value-type="float" office:value="13536304" calcext:value-type="float">
            <text:p>13536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18112" calcext:value-type="float">
            <text:p>1018112</text:p>
          </table:table-cell>
          <table:table-cell office:value-type="float" office:value="981428" calcext:value-type="float">
            <text:p>981428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969" calcext:value-type="float">
            <text:p>19969</text:p>
          </table:table-cell>
          <table:table-cell office:value-type="float" office:value="683456" calcext:value-type="float">
            <text:p>683456</text:p>
          </table:table-cell>
          <table:table-cell office:value-type="float" office:value="182490" calcext:value-type="float">
            <text:p>182490</text:p>
          </table:table-cell>
          <table:table-cell office:value-type="float" office:value="97472" calcext:value-type="float">
            <text:p>97472</text:p>
          </table:table-cell>
          <table:table-cell office:value-type="float" office:value="13438" calcext:value-type="float">
            <text:p>13438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39" calcext:value-type="date">
            <text:p>11/11/19 09:57 AM</text:p>
          </table:table-cell>
          <table:table-cell office:value-type="float" office:value="13536304" calcext:value-type="float">
            <text:p>13536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18112" calcext:value-type="float">
            <text:p>1018112</text:p>
          </table:table-cell>
          <table:table-cell office:value-type="float" office:value="981428" calcext:value-type="float">
            <text:p>981428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969" calcext:value-type="float">
            <text:p>19969</text:p>
          </table:table-cell>
          <table:table-cell office:value-type="float" office:value="683456" calcext:value-type="float">
            <text:p>683456</text:p>
          </table:table-cell>
          <table:table-cell office:value-type="float" office:value="182490" calcext:value-type="float">
            <text:p>182490</text:p>
          </table:table-cell>
          <table:table-cell office:value-type="float" office:value="97472" calcext:value-type="float">
            <text:p>97472</text:p>
          </table:table-cell>
          <table:table-cell office:value-type="float" office:value="13438" calcext:value-type="float">
            <text:p>13438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40" calcext:value-type="date">
            <text:p>11/11/19 09:57 AM</text:p>
          </table:table-cell>
          <table:table-cell office:value-type="float" office:value="13536540" calcext:value-type="float">
            <text:p>135365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18112" calcext:value-type="float">
            <text:p>1018112</text:p>
          </table:table-cell>
          <table:table-cell office:value-type="float" office:value="981428" calcext:value-type="float">
            <text:p>981428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969" calcext:value-type="float">
            <text:p>19969</text:p>
          </table:table-cell>
          <table:table-cell office:value-type="float" office:value="683456" calcext:value-type="float">
            <text:p>683456</text:p>
          </table:table-cell>
          <table:table-cell office:value-type="float" office:value="182490" calcext:value-type="float">
            <text:p>182490</text:p>
          </table:table-cell>
          <table:table-cell office:value-type="float" office:value="97472" calcext:value-type="float">
            <text:p>97472</text:p>
          </table:table-cell>
          <table:table-cell office:value-type="float" office:value="13438" calcext:value-type="float">
            <text:p>13438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41" calcext:value-type="date">
            <text:p>11/11/19 09:57 AM</text:p>
          </table:table-cell>
          <table:table-cell office:value-type="float" office:value="13536540" calcext:value-type="float">
            <text:p>135365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18112" calcext:value-type="float">
            <text:p>1018112</text:p>
          </table:table-cell>
          <table:table-cell office:value-type="float" office:value="981428" calcext:value-type="float">
            <text:p>981428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969" calcext:value-type="float">
            <text:p>19969</text:p>
          </table:table-cell>
          <table:table-cell office:value-type="float" office:value="683456" calcext:value-type="float">
            <text:p>683456</text:p>
          </table:table-cell>
          <table:table-cell office:value-type="float" office:value="182490" calcext:value-type="float">
            <text:p>182490</text:p>
          </table:table-cell>
          <table:table-cell office:value-type="float" office:value="97472" calcext:value-type="float">
            <text:p>97472</text:p>
          </table:table-cell>
          <table:table-cell office:value-type="float" office:value="13438" calcext:value-type="float">
            <text:p>13438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42" calcext:value-type="date">
            <text:p>11/11/19 09:57 AM</text:p>
          </table:table-cell>
          <table:table-cell office:value-type="float" office:value="13536540" calcext:value-type="float">
            <text:p>135365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18112" calcext:value-type="float">
            <text:p>1018112</text:p>
          </table:table-cell>
          <table:table-cell office:value-type="float" office:value="981428" calcext:value-type="float">
            <text:p>981428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969" calcext:value-type="float">
            <text:p>19969</text:p>
          </table:table-cell>
          <table:table-cell office:value-type="float" office:value="683456" calcext:value-type="float">
            <text:p>683456</text:p>
          </table:table-cell>
          <table:table-cell office:value-type="float" office:value="182490" calcext:value-type="float">
            <text:p>182490</text:p>
          </table:table-cell>
          <table:table-cell office:value-type="float" office:value="97472" calcext:value-type="float">
            <text:p>97472</text:p>
          </table:table-cell>
          <table:table-cell office:value-type="float" office:value="13438" calcext:value-type="float">
            <text:p>13438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43" calcext:value-type="date">
            <text:p>11/11/19 09:57 AM</text:p>
          </table:table-cell>
          <table:table-cell office:value-type="float" office:value="13536540" calcext:value-type="float">
            <text:p>135365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18112" calcext:value-type="float">
            <text:p>1018112</text:p>
          </table:table-cell>
          <table:table-cell office:value-type="float" office:value="981428" calcext:value-type="float">
            <text:p>981428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969" calcext:value-type="float">
            <text:p>19969</text:p>
          </table:table-cell>
          <table:table-cell office:value-type="float" office:value="683456" calcext:value-type="float">
            <text:p>683456</text:p>
          </table:table-cell>
          <table:table-cell office:value-type="float" office:value="182490" calcext:value-type="float">
            <text:p>182490</text:p>
          </table:table-cell>
          <table:table-cell office:value-type="float" office:value="97472" calcext:value-type="float">
            <text:p>97472</text:p>
          </table:table-cell>
          <table:table-cell office:value-type="float" office:value="13438" calcext:value-type="float">
            <text:p>13438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44" calcext:value-type="date">
            <text:p>11/11/19 09:57 AM</text:p>
          </table:table-cell>
          <table:table-cell office:value-type="float" office:value="13536540" calcext:value-type="float">
            <text:p>135365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004" calcext:value-type="float">
            <text:p>8203004</text:p>
          </table:table-cell>
          <table:table-cell office:value-type="float" office:value="1018112" calcext:value-type="float">
            <text:p>1018112</text:p>
          </table:table-cell>
          <table:table-cell office:value-type="float" office:value="981428" calcext:value-type="float">
            <text:p>981428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80" calcext:value-type="float">
            <text:p>71680</text:p>
          </table:table-cell>
          <table:table-cell office:value-type="float" office:value="19969" calcext:value-type="float">
            <text:p>19969</text:p>
          </table:table-cell>
          <table:table-cell office:value-type="float" office:value="683456" calcext:value-type="float">
            <text:p>683456</text:p>
          </table:table-cell>
          <table:table-cell office:value-type="float" office:value="182490" calcext:value-type="float">
            <text:p>182490</text:p>
          </table:table-cell>
          <table:table-cell office:value-type="float" office:value="97472" calcext:value-type="float">
            <text:p>97472</text:p>
          </table:table-cell>
          <table:table-cell office:value-type="float" office:value="13438" calcext:value-type="float">
            <text:p>13438</text:p>
          </table:table-cell>
          <table:table-cell office:value-type="float" office:value="1139136" calcext:value-type="float">
            <text:p>113913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45" calcext:value-type="date">
            <text:p>11/11/19 09:57 AM</text:p>
          </table:table-cell>
          <table:table-cell office:value-type="float" office:value="14262628" calcext:value-type="float">
            <text:p>14262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29564" calcext:value-type="float">
            <text:p>7629564</text:p>
          </table:table-cell>
          <table:table-cell office:value-type="float" office:value="293056" calcext:value-type="float">
            <text:p>293056</text:p>
          </table:table-cell>
          <table:table-cell office:value-type="float" office:value="256372" calcext:value-type="float">
            <text:p>256372</text:p>
          </table:table-cell>
          <table:table-cell office:value-type="float" office:value="36684" calcext:value-type="float">
            <text:p>3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4495" calcext:value-type="float">
            <text:p>4495</text:p>
          </table:table-cell>
          <table:table-cell office:value-type="float" office:value="11456" calcext:value-type="float">
            <text:p>11456</text:p>
          </table:table-cell>
          <table:table-cell office:value-type="float" office:value="11163" calcext:value-type="float">
            <text:p>11163</text:p>
          </table:table-cell>
          <table:table-cell office:value-type="float" office:value="1472" calcext:value-type="float">
            <text:p>1472</text:p>
          </table:table-cell>
          <table:table-cell office:value-type="float" office:value="1313" calcext:value-type="float">
            <text:p>1313</text:p>
          </table:table-cell>
          <table:table-cell office:value-type="float" office:value="1029056" calcext:value-type="float">
            <text:p>102905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date" office:date-value="2019-11-11T09:57:46" calcext:value-type="date">
            <text:p>11/11/19 09:57 AM</text:p>
          </table:table-cell>
          <table:table-cell office:value-type="float" office:value="14262832" calcext:value-type="float">
            <text:p>14262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29564" calcext:value-type="float">
            <text:p>7629564</text:p>
          </table:table-cell>
          <table:table-cell office:value-type="float" office:value="293056" calcext:value-type="float">
            <text:p>293056</text:p>
          </table:table-cell>
          <table:table-cell office:value-type="float" office:value="256372" calcext:value-type="float">
            <text:p>256372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4495" calcext:value-type="float">
            <text:p>4495</text:p>
          </table:table-cell>
          <table:table-cell office:value-type="float" office:value="11456" calcext:value-type="float">
            <text:p>11456</text:p>
          </table:table-cell>
          <table:table-cell office:value-type="float" office:value="11163" calcext:value-type="float">
            <text:p>11163</text:p>
          </table:table-cell>
          <table:table-cell office:value-type="float" office:value="1472" calcext:value-type="float">
            <text:p>1472</text:p>
          </table:table-cell>
          <table:table-cell office:value-type="float" office:value="1313" calcext:value-type="float">
            <text:p>1313</text:p>
          </table:table-cell>
          <table:table-cell office:value-type="float" office:value="1029056" calcext:value-type="float">
            <text:p>102905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47" calcext:value-type="date">
            <text:p>11/11/19 09:57 AM</text:p>
          </table:table-cell>
          <table:table-cell office:value-type="float" office:value="14262832" calcext:value-type="float">
            <text:p>14262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29564" calcext:value-type="float">
            <text:p>7629564</text:p>
          </table:table-cell>
          <table:table-cell office:value-type="float" office:value="293056" calcext:value-type="float">
            <text:p>293056</text:p>
          </table:table-cell>
          <table:table-cell office:value-type="float" office:value="256372" calcext:value-type="float">
            <text:p>256372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4495" calcext:value-type="float">
            <text:p>4495</text:p>
          </table:table-cell>
          <table:table-cell office:value-type="float" office:value="11456" calcext:value-type="float">
            <text:p>11456</text:p>
          </table:table-cell>
          <table:table-cell office:value-type="float" office:value="11163" calcext:value-type="float">
            <text:p>11163</text:p>
          </table:table-cell>
          <table:table-cell office:value-type="float" office:value="1472" calcext:value-type="float">
            <text:p>1472</text:p>
          </table:table-cell>
          <table:table-cell office:value-type="float" office:value="1313" calcext:value-type="float">
            <text:p>1313</text:p>
          </table:table-cell>
          <table:table-cell office:value-type="float" office:value="1029056" calcext:value-type="float">
            <text:p>102905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57:48" calcext:value-type="date">
            <text:p>11/11/19 09:57 AM</text:p>
          </table:table-cell>
          <table:table-cell office:value-type="float" office:value="14262832" calcext:value-type="float">
            <text:p>14262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29564" calcext:value-type="float">
            <text:p>7629564</text:p>
          </table:table-cell>
          <table:table-cell office:value-type="float" office:value="293056" calcext:value-type="float">
            <text:p>293056</text:p>
          </table:table-cell>
          <table:table-cell office:value-type="float" office:value="256372" calcext:value-type="float">
            <text:p>256372</text:p>
          </table:table-cell>
          <table:table-cell office:value-type="float" office:value="36684" calcext:value-type="float">
            <text:p>36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4495" calcext:value-type="float">
            <text:p>4495</text:p>
          </table:table-cell>
          <table:table-cell office:value-type="float" office:value="11456" calcext:value-type="float">
            <text:p>11456</text:p>
          </table:table-cell>
          <table:table-cell office:value-type="float" office:value="11163" calcext:value-type="float">
            <text:p>11163</text:p>
          </table:table-cell>
          <table:table-cell office:value-type="float" office:value="1472" calcext:value-type="float">
            <text:p>1472</text:p>
          </table:table-cell>
          <table:table-cell office:value-type="float" office:value="1313" calcext:value-type="float">
            <text:p>1313</text:p>
          </table:table-cell>
          <table:table-cell office:value-type="float" office:value="1029056" calcext:value-type="float">
            <text:p>1029056</text:p>
          </table:table-cell>
          <table:table-cell office:value-type="float" office:value="7744" calcext:value-type="float">
            <text:p>77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6" calcext:value-type="float">
            <text:p>2461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2"/>
        </table:table-row>
        <table:table-row table:style-name="ro1">
          <table:table-cell table:style-name="Default"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table:style-name="Default"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style-name="Default"/>
          <table:table-cell table:number-columns-repeated="42"/>
        </table:table-row>
        <table:table-row table:style-name="ro1">
          <table:table-cell table:style-name="Default"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table:style-name="Default" office:value-type="string" calcext:value-type="string">
            <text:p>(no records)</text:p>
          </table:table-cell>
          <table:table-cell table:number-columns-repeated="42"/>
        </table:table-row>
      </table:table>
      <table:table table:name="Sheet3" table:style-name="ta1">
        <table:shapes>
          <draw:frame draw:z-index="0" draw:style-name="gr1" draw:text-style-name="P1" svg:width="453.51pt" svg:height="255.09pt" svg:x="1076.46pt" svg:y="14.12pt">
            <loext:p draw:notify-on-update-of-ranges="Sheet3.A2:Sheet3.A3 Sheet3.A4:Sheet3.A180 Sheet3.D2:Sheet3.D3 Sheet3.D4:Sheet3.D180 Sheet3.G2:Sheet3.G3 Sheet3.G4:Sheet3.G1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9.23pt" svg:height="326.81pt" svg:x="1079.12pt" svg:y="283.83pt">
            <loext:p draw:notify-on-update-of-ranges="Sheet3.B2:Sheet3.B3 Sheet3.B4:Sheet3.B180 Sheet3.E2:Sheet3.E3 Sheet3.E4:Sheet3.E180 Sheet3.H2:Sheet3.H3 Sheet3.H4:Sheet3.H18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0" table:number-columns-repeated="2" table:default-cell-style-name="Default"/>
        <table:table-column table:style-name="co30" table:default-cell-style-name="ce2"/>
        <table:table-column table:style-name="co30" table:number-columns-repeated="2" table:default-cell-style-name="Default"/>
        <table:table-column table:style-name="co31" table:number-columns-repeated="3" table:default-cell-style-name="ce2"/>
        <table:table-column table:style-name="co29" table:default-cell-style-name="ce2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original</text:p>
          </table:table-cell>
          <table:table-cell table:style-name="Default" office:value-type="string" calcext:value-type="string">
            <text:p>original</text:p>
          </table:table-cell>
          <table:table-cell office:value-type="string" calcext:value-type="string">
            <text:p>patched-nolom</text:p>
          </table:table-cell>
          <table:table-cell table:style-name="ce2" office:value-type="string" calcext:value-type="string">
            <text:p>Patched-nolom</text:p>
          </table:table-cell>
          <table:table-cell office:value-type="string" calcext:value-type="string">
            <text:p>Patched-nolom</text:p>
          </table:table-cell>
          <table:table-cell office:value-type="string" calcext:value-type="string">
            <text:p>patched-lom</text:p>
          </table:table-cell>
          <table:table-cell table:number-columns-repeated="2" office:value-type="string" calcext:value-type="string">
            <text:p>Patched-lom</text:p>
          </table:table-cell>
        </table:table-row>
        <table:table-row table:style-name="ro1">
          <table:table-cell table:formula="of:=[original.AB3]" office:value-type="string" office:string-value="meta-comm" calcext:value-type="string">
            <text:p>meta-comm</text:p>
          </table:table-cell>
          <table:table-cell table:formula="of:=[original.AC3]" office:value-type="string" office:string-value="meta-used" calcext:value-type="string">
            <text:p>meta-used</text:p>
          </table:table-cell>
          <table:table-cell table:formula="of:=[original.O3]" office:value-type="string" office:string-value="rss-all" calcext:value-type="string">
            <text:p>rss-all</text:p>
          </table:table-cell>
          <table:table-cell table:formula="of:=['patched-nolom'.AB3]" office:value-type="string" office:string-value="meta-comm" calcext:value-type="string">
            <text:p>meta-comm</text:p>
          </table:table-cell>
          <table:table-cell table:formula="of:=['patched-nolom'.AC3]" office:value-type="string" office:string-value="meta-used" calcext:value-type="string">
            <text:p>meta-used</text:p>
          </table:table-cell>
          <table:table-cell table:formula="of:=['patched-nolom'.O3]" office:value-type="string" office:string-value="rss-all" calcext:value-type="string">
            <text:p>rss-all</text:p>
          </table:table-cell>
          <table:table-cell table:formula="of:=['patched-lom'.AB3]" office:value-type="string" office:string-value="meta-comm" calcext:value-type="string">
            <text:p>meta-comm</text:p>
          </table:table-cell>
          <table:table-cell table:formula="of:=['patched-lom'.AC3]" office:value-type="string" office:string-value="meta-used" calcext:value-type="string">
            <text:p>meta-used</text:p>
          </table:table-cell>
          <table:table-cell table:formula="of:=['patched-lom'.O3]" office:value-type="string" office:string-value="rss-all" calcext:value-type="string">
            <text:p>rss-all</text:p>
          </table:table-cell>
        </table:table-row>
        <table:table-row table:style-name="ro1">
          <table:table-cell table:formula="of:=[original.AB4]" office:value-type="float" office:value="0" calcext:value-type="float">
            <text:p>0</text:p>
          </table:table-cell>
          <table:table-cell table:formula="of:=[original.AC4]" office:value-type="float" office:value="0" calcext:value-type="float">
            <text:p>0</text:p>
          </table:table-cell>
          <table:table-cell table:formula="of:=[original.O4]" office:value-type="float" office:value="0" calcext:value-type="float">
            <text:p>0</text:p>
          </table:table-cell>
          <table:table-cell table:formula="of:=['patched-nolom'.AB4]" office:value-type="float" office:value="0" calcext:value-type="float">
            <text:p>0</text:p>
          </table:table-cell>
          <table:table-cell table:formula="of:=['patched-nolom'.AC4]" office:value-type="float" office:value="0" calcext:value-type="float">
            <text:p>0</text:p>
          </table:table-cell>
          <table:table-cell table:formula="of:=['patched-nolom'.O4]" office:value-type="float" office:value="0" calcext:value-type="float">
            <text:p>0</text:p>
          </table:table-cell>
          <table:table-cell table:formula="of:=['patched-lom'.AB4]" office:value-type="float" office:value="0" calcext:value-type="float">
            <text:p>0</text:p>
          </table:table-cell>
          <table:table-cell table:formula="of:=['patched-lom'.AC4]" office:value-type="float" office:value="0" calcext:value-type="float">
            <text:p>0</text:p>
          </table:table-cell>
          <table:table-cell table:formula="of:=['patched-lom'.O4]" office:value-type="float" office:value="0" calcext:value-type="float">
            <text:p>0</text:p>
          </table:table-cell>
        </table:table-row>
        <table:table-row table:style-name="ro1">
          <table:table-cell table:formula="of:=[original.AB5]" office:value-type="float" office:value="4480" calcext:value-type="float">
            <text:p>4480</text:p>
          </table:table-cell>
          <table:table-cell table:formula="of:=[original.AC5]" office:value-type="float" office:value="108" calcext:value-type="float">
            <text:p>108</text:p>
          </table:table-cell>
          <table:table-cell table:formula="of:=[original.O5]" office:value-type="float" office:value="34004" calcext:value-type="float">
            <text:p>34004</text:p>
          </table:table-cell>
          <table:table-cell table:formula="of:=['patched-nolom'.AB5]" office:value-type="float" office:value="192" calcext:value-type="float">
            <text:p>192</text:p>
          </table:table-cell>
          <table:table-cell table:formula="of:=['patched-nolom'.AC5]" office:value-type="float" office:value="108" calcext:value-type="float">
            <text:p>108</text:p>
          </table:table-cell>
          <table:table-cell table:formula="of:=['patched-nolom'.O5]" office:value-type="float" office:value="34596" calcext:value-type="float">
            <text:p>34596</text:p>
          </table:table-cell>
          <table:table-cell table:formula="of:=['patched-lom'.AB5]" office:value-type="float" office:value="192" calcext:value-type="float">
            <text:p>192</text:p>
          </table:table-cell>
          <table:table-cell table:formula="of:=['patched-lom'.AC5]" office:value-type="float" office:value="108" calcext:value-type="float">
            <text:p>108</text:p>
          </table:table-cell>
          <table:table-cell table:formula="of:=['patched-lom'.O5]" office:value-type="float" office:value="34760" calcext:value-type="float">
            <text:p>34760</text:p>
          </table:table-cell>
        </table:table-row>
        <table:table-row table:style-name="ro1">
          <table:table-cell table:formula="of:=[original.AB6]" office:value-type="float" office:value="13312" calcext:value-type="float">
            <text:p>13312</text:p>
          </table:table-cell>
          <table:table-cell table:formula="of:=[original.AC6]" office:value-type="float" office:value="11155" calcext:value-type="float">
            <text:p>11155</text:p>
          </table:table-cell>
          <table:table-cell table:formula="of:=[original.O6]" office:value-type="float" office:value="74020" calcext:value-type="float">
            <text:p>74020</text:p>
          </table:table-cell>
          <table:table-cell table:formula="of:=['patched-nolom'.AB6]" office:value-type="float" office:value="11520" calcext:value-type="float">
            <text:p>11520</text:p>
          </table:table-cell>
          <table:table-cell table:formula="of:=['patched-nolom'.AC6]" office:value-type="float" office:value="11199" calcext:value-type="float">
            <text:p>11199</text:p>
          </table:table-cell>
          <table:table-cell table:formula="of:=['patched-nolom'.O6]" office:value-type="float" office:value="75968" calcext:value-type="float">
            <text:p>75968</text:p>
          </table:table-cell>
          <table:table-cell table:formula="of:=['patched-lom'.AB6]" office:value-type="float" office:value="11392" calcext:value-type="float">
            <text:p>11392</text:p>
          </table:table-cell>
          <table:table-cell table:formula="of:=['patched-lom'.AC6]" office:value-type="float" office:value="11101" calcext:value-type="float">
            <text:p>11101</text:p>
          </table:table-cell>
          <table:table-cell table:formula="of:=['patched-lom'.O6]" office:value-type="float" office:value="77340" calcext:value-type="float">
            <text:p>77340</text:p>
          </table:table-cell>
        </table:table-row>
        <table:table-row table:style-name="ro1">
          <table:table-cell table:formula="of:=[original.AB7]" office:value-type="float" office:value="13312" calcext:value-type="float">
            <text:p>13312</text:p>
          </table:table-cell>
          <table:table-cell table:formula="of:=[original.AC7]" office:value-type="float" office:value="11155" calcext:value-type="float">
            <text:p>11155</text:p>
          </table:table-cell>
          <table:table-cell table:formula="of:=[original.O7]" office:value-type="float" office:value="74020" calcext:value-type="float">
            <text:p>74020</text:p>
          </table:table-cell>
          <table:table-cell table:formula="of:=['patched-nolom'.AB7]" office:value-type="float" office:value="11520" calcext:value-type="float">
            <text:p>11520</text:p>
          </table:table-cell>
          <table:table-cell table:formula="of:=['patched-nolom'.AC7]" office:value-type="float" office:value="11199" calcext:value-type="float">
            <text:p>11199</text:p>
          </table:table-cell>
          <table:table-cell table:formula="of:=['patched-nolom'.O7]" office:value-type="float" office:value="75968" calcext:value-type="float">
            <text:p>75968</text:p>
          </table:table-cell>
          <table:table-cell table:formula="of:=['patched-lom'.AB7]" office:value-type="float" office:value="11392" calcext:value-type="float">
            <text:p>11392</text:p>
          </table:table-cell>
          <table:table-cell table:formula="of:=['patched-lom'.AC7]" office:value-type="float" office:value="11101" calcext:value-type="float">
            <text:p>11101</text:p>
          </table:table-cell>
          <table:table-cell table:formula="of:=['patched-lom'.O7]" office:value-type="float" office:value="77340" calcext:value-type="float">
            <text:p>77340</text:p>
          </table:table-cell>
        </table:table-row>
        <table:table-row table:style-name="ro1">
          <table:table-cell table:formula="of:=[original.AB8]" office:value-type="float" office:value="13312" calcext:value-type="float">
            <text:p>13312</text:p>
          </table:table-cell>
          <table:table-cell table:formula="of:=[original.AC8]" office:value-type="float" office:value="11155" calcext:value-type="float">
            <text:p>11155</text:p>
          </table:table-cell>
          <table:table-cell table:formula="of:=[original.O8]" office:value-type="float" office:value="74020" calcext:value-type="float">
            <text:p>74020</text:p>
          </table:table-cell>
          <table:table-cell table:formula="of:=['patched-nolom'.AB8]" office:value-type="float" office:value="11520" calcext:value-type="float">
            <text:p>11520</text:p>
          </table:table-cell>
          <table:table-cell table:formula="of:=['patched-nolom'.AC8]" office:value-type="float" office:value="11199" calcext:value-type="float">
            <text:p>11199</text:p>
          </table:table-cell>
          <table:table-cell table:formula="of:=['patched-nolom'.O8]" office:value-type="float" office:value="75968" calcext:value-type="float">
            <text:p>75968</text:p>
          </table:table-cell>
          <table:table-cell table:formula="of:=['patched-lom'.AB8]" office:value-type="float" office:value="11392" calcext:value-type="float">
            <text:p>11392</text:p>
          </table:table-cell>
          <table:table-cell table:formula="of:=['patched-lom'.AC8]" office:value-type="float" office:value="11101" calcext:value-type="float">
            <text:p>11101</text:p>
          </table:table-cell>
          <table:table-cell table:formula="of:=['patched-lom'.O8]" office:value-type="float" office:value="77340" calcext:value-type="float">
            <text:p>77340</text:p>
          </table:table-cell>
        </table:table-row>
        <table:table-row table:style-name="ro1">
          <table:table-cell table:formula="of:=[original.AB9]" office:value-type="float" office:value="13312" calcext:value-type="float">
            <text:p>13312</text:p>
          </table:table-cell>
          <table:table-cell table:formula="of:=[original.AC9]" office:value-type="float" office:value="11155" calcext:value-type="float">
            <text:p>11155</text:p>
          </table:table-cell>
          <table:table-cell table:formula="of:=[original.O9]" office:value-type="float" office:value="74020" calcext:value-type="float">
            <text:p>74020</text:p>
          </table:table-cell>
          <table:table-cell table:formula="of:=['patched-nolom'.AB9]" office:value-type="float" office:value="11520" calcext:value-type="float">
            <text:p>11520</text:p>
          </table:table-cell>
          <table:table-cell table:formula="of:=['patched-nolom'.AC9]" office:value-type="float" office:value="11199" calcext:value-type="float">
            <text:p>11199</text:p>
          </table:table-cell>
          <table:table-cell table:formula="of:=['patched-nolom'.O9]" office:value-type="float" office:value="75968" calcext:value-type="float">
            <text:p>75968</text:p>
          </table:table-cell>
          <table:table-cell table:formula="of:=['patched-lom'.AB9]" office:value-type="float" office:value="11392" calcext:value-type="float">
            <text:p>11392</text:p>
          </table:table-cell>
          <table:table-cell table:formula="of:=['patched-lom'.AC9]" office:value-type="float" office:value="11101" calcext:value-type="float">
            <text:p>11101</text:p>
          </table:table-cell>
          <table:table-cell table:formula="of:=['patched-lom'.O9]" office:value-type="float" office:value="77340" calcext:value-type="float">
            <text:p>77340</text:p>
          </table:table-cell>
        </table:table-row>
        <table:table-row table:style-name="ro1">
          <table:table-cell table:formula="of:=[original.AB10]" office:value-type="float" office:value="79640" calcext:value-type="float">
            <text:p>79640</text:p>
          </table:table-cell>
          <table:table-cell table:formula="of:=[original.AC10]" office:value-type="float" office:value="70687" calcext:value-type="float">
            <text:p>70687</text:p>
          </table:table-cell>
          <table:table-cell table:formula="of:=[original.O10]" office:value-type="float" office:value="191824" calcext:value-type="float">
            <text:p>191824</text:p>
          </table:table-cell>
          <table:table-cell table:formula="of:=['patched-nolom'.AB10]" office:value-type="float" office:value="76928" calcext:value-type="float">
            <text:p>76928</text:p>
          </table:table-cell>
          <table:table-cell table:formula="of:=['patched-nolom'.AC10]" office:value-type="float" office:value="65666" calcext:value-type="float">
            <text:p>65666</text:p>
          </table:table-cell>
          <table:table-cell table:formula="of:=['patched-nolom'.O10]" office:value-type="float" office:value="191636" calcext:value-type="float">
            <text:p>191636</text:p>
          </table:table-cell>
          <table:table-cell table:formula="of:=['patched-lom'.AB10]" office:value-type="float" office:value="76416" calcext:value-type="float">
            <text:p>76416</text:p>
          </table:table-cell>
          <table:table-cell table:formula="of:=['patched-lom'.AC10]" office:value-type="float" office:value="60833" calcext:value-type="float">
            <text:p>60833</text:p>
          </table:table-cell>
          <table:table-cell table:formula="of:=['patched-lom'.O10]" office:value-type="float" office:value="190444" calcext:value-type="float">
            <text:p>190444</text:p>
          </table:table-cell>
        </table:table-row>
        <table:table-row table:style-name="ro1">
          <table:table-cell table:formula="of:=[original.AB11]" office:value-type="float" office:value="203008" calcext:value-type="float">
            <text:p>203008</text:p>
          </table:table-cell>
          <table:table-cell table:formula="of:=[original.AC11]" office:value-type="float" office:value="181395" calcext:value-type="float">
            <text:p>181395</text:p>
          </table:table-cell>
          <table:table-cell table:formula="of:=[original.O11]" office:value-type="float" office:value="367548" calcext:value-type="float">
            <text:p>367548</text:p>
          </table:table-cell>
          <table:table-cell table:formula="of:=['patched-nolom'.AB11]" office:value-type="float" office:value="199936" calcext:value-type="float">
            <text:p>199936</text:p>
          </table:table-cell>
          <table:table-cell table:formula="of:=['patched-nolom'.AC11]" office:value-type="float" office:value="168137" calcext:value-type="float">
            <text:p>168137</text:p>
          </table:table-cell>
          <table:table-cell table:formula="of:=['patched-nolom'.O11]" office:value-type="float" office:value="365956" calcext:value-type="float">
            <text:p>365956</text:p>
          </table:table-cell>
          <table:table-cell table:formula="of:=['patched-lom'.AB11]" office:value-type="float" office:value="197824" calcext:value-type="float">
            <text:p>197824</text:p>
          </table:table-cell>
          <table:table-cell table:formula="of:=['patched-lom'.AC11]" office:value-type="float" office:value="153629" calcext:value-type="float">
            <text:p>153629</text:p>
          </table:table-cell>
          <table:table-cell table:formula="of:=['patched-lom'.O11]" office:value-type="float" office:value="361904" calcext:value-type="float">
            <text:p>361904</text:p>
          </table:table-cell>
        </table:table-row>
        <table:table-row table:style-name="ro1">
          <table:table-cell table:formula="of:=[original.AB12]" office:value-type="float" office:value="328396" calcext:value-type="float">
            <text:p>328396</text:p>
          </table:table-cell>
          <table:table-cell table:formula="of:=[original.AC12]" office:value-type="float" office:value="293911" calcext:value-type="float">
            <text:p>293911</text:p>
          </table:table-cell>
          <table:table-cell table:formula="of:=[original.O12]" office:value-type="float" office:value="549808" calcext:value-type="float">
            <text:p>549808</text:p>
          </table:table-cell>
          <table:table-cell table:formula="of:=['patched-nolom'.AB12]" office:value-type="float" office:value="323200" calcext:value-type="float">
            <text:p>323200</text:p>
          </table:table-cell>
          <table:table-cell table:formula="of:=['patched-nolom'.AC12]" office:value-type="float" office:value="270814" calcext:value-type="float">
            <text:p>270814</text:p>
          </table:table-cell>
          <table:table-cell table:formula="of:=['patched-nolom'.O12]" office:value-type="float" office:value="535580" calcext:value-type="float">
            <text:p>535580</text:p>
          </table:table-cell>
          <table:table-cell table:formula="of:=['patched-lom'.AB12]" office:value-type="float" office:value="322368" calcext:value-type="float">
            <text:p>322368</text:p>
          </table:table-cell>
          <table:table-cell table:formula="of:=['patched-lom'.AC12]" office:value-type="float" office:value="248889" calcext:value-type="float">
            <text:p>248889</text:p>
          </table:table-cell>
          <table:table-cell table:formula="of:=['patched-lom'.O12]" office:value-type="float" office:value="544356" calcext:value-type="float">
            <text:p>544356</text:p>
          </table:table-cell>
        </table:table-row>
        <table:table-row table:style-name="ro1">
          <table:table-cell table:formula="of:=[original.AB13]" office:value-type="float" office:value="456908" calcext:value-type="float">
            <text:p>456908</text:p>
          </table:table-cell>
          <table:table-cell table:formula="of:=[original.AC13]" office:value-type="float" office:value="409259" calcext:value-type="float">
            <text:p>409259</text:p>
          </table:table-cell>
          <table:table-cell table:formula="of:=[original.O13]" office:value-type="float" office:value="752424" calcext:value-type="float">
            <text:p>752424</text:p>
          </table:table-cell>
          <table:table-cell table:formula="of:=['patched-nolom'.AB13]" office:value-type="float" office:value="448768" calcext:value-type="float">
            <text:p>448768</text:p>
          </table:table-cell>
          <table:table-cell table:formula="of:=['patched-nolom'.AC13]" office:value-type="float" office:value="375340" calcext:value-type="float">
            <text:p>375340</text:p>
          </table:table-cell>
          <table:table-cell table:formula="of:=['patched-nolom'.O13]" office:value-type="float" office:value="741712" calcext:value-type="float">
            <text:p>741712</text:p>
          </table:table-cell>
          <table:table-cell table:formula="of:=['patched-lom'.AB13]" office:value-type="float" office:value="445696" calcext:value-type="float">
            <text:p>445696</text:p>
          </table:table-cell>
          <table:table-cell table:formula="of:=['patched-lom'.AC13]" office:value-type="float" office:value="343264" calcext:value-type="float">
            <text:p>343264</text:p>
          </table:table-cell>
          <table:table-cell table:formula="of:=['patched-lom'.O13]" office:value-type="float" office:value="731064" calcext:value-type="float">
            <text:p>731064</text:p>
          </table:table-cell>
        </table:table-row>
        <table:table-row table:style-name="ro1">
          <table:table-cell table:formula="of:=[original.AB14]" office:value-type="float" office:value="573436" calcext:value-type="float">
            <text:p>573436</text:p>
          </table:table-cell>
          <table:table-cell table:formula="of:=[original.AC14]" office:value-type="float" office:value="514021" calcext:value-type="float">
            <text:p>514021</text:p>
          </table:table-cell>
          <table:table-cell table:formula="of:=[original.O14]" office:value-type="float" office:value="910332" calcext:value-type="float">
            <text:p>910332</text:p>
          </table:table-cell>
          <table:table-cell table:formula="of:=['patched-nolom'.AB14]" office:value-type="float" office:value="570880" calcext:value-type="float">
            <text:p>570880</text:p>
          </table:table-cell>
          <table:table-cell table:formula="of:=['patched-nolom'.AC14]" office:value-type="float" office:value="477110" calcext:value-type="float">
            <text:p>477110</text:p>
          </table:table-cell>
          <table:table-cell table:formula="of:=['patched-nolom'.O14]" office:value-type="float" office:value="927596" calcext:value-type="float">
            <text:p>927596</text:p>
          </table:table-cell>
          <table:table-cell table:formula="of:=['patched-lom'.AB14]" office:value-type="float" office:value="566592" calcext:value-type="float">
            <text:p>566592</text:p>
          </table:table-cell>
          <table:table-cell table:formula="of:=['patched-lom'.AC14]" office:value-type="float" office:value="435677" calcext:value-type="float">
            <text:p>435677</text:p>
          </table:table-cell>
          <table:table-cell table:formula="of:=['patched-lom'.O14]" office:value-type="float" office:value="902136" calcext:value-type="float">
            <text:p>902136</text:p>
          </table:table-cell>
        </table:table-row>
        <table:table-row table:style-name="ro1">
          <table:table-cell table:formula="of:=[original.AB15]" office:value-type="float" office:value="573436" calcext:value-type="float">
            <text:p>573436</text:p>
          </table:table-cell>
          <table:table-cell table:formula="of:=[original.AC15]" office:value-type="float" office:value="514021" calcext:value-type="float">
            <text:p>514021</text:p>
          </table:table-cell>
          <table:table-cell table:formula="of:=[original.O15]" office:value-type="float" office:value="912444" calcext:value-type="float">
            <text:p>912444</text:p>
          </table:table-cell>
          <table:table-cell table:formula="of:=['patched-nolom'.AB15]" office:value-type="float" office:value="571584" calcext:value-type="float">
            <text:p>571584</text:p>
          </table:table-cell>
          <table:table-cell table:formula="of:=['patched-nolom'.AC15]" office:value-type="float" office:value="477659" calcext:value-type="float">
            <text:p>477659</text:p>
          </table:table-cell>
          <table:table-cell table:formula="of:=['patched-nolom'.O15]" office:value-type="float" office:value="932056" calcext:value-type="float">
            <text:p>932056</text:p>
          </table:table-cell>
          <table:table-cell table:formula="of:=['patched-lom'.AB15]" office:value-type="float" office:value="571456" calcext:value-type="float">
            <text:p>571456</text:p>
          </table:table-cell>
          <table:table-cell table:formula="of:=['patched-lom'.AC15]" office:value-type="float" office:value="439436" calcext:value-type="float">
            <text:p>439436</text:p>
          </table:table-cell>
          <table:table-cell table:formula="of:=['patched-lom'.O15]" office:value-type="float" office:value="912940" calcext:value-type="float">
            <text:p>912940</text:p>
          </table:table-cell>
        </table:table-row>
        <table:table-row table:style-name="ro1">
          <table:table-cell table:formula="of:=[original.AB16]" office:value-type="float" office:value="573436" calcext:value-type="float">
            <text:p>573436</text:p>
          </table:table-cell>
          <table:table-cell table:formula="of:=[original.AC16]" office:value-type="float" office:value="514021" calcext:value-type="float">
            <text:p>514021</text:p>
          </table:table-cell>
          <table:table-cell table:formula="of:=[original.O16]" office:value-type="float" office:value="912444" calcext:value-type="float">
            <text:p>912444</text:p>
          </table:table-cell>
          <table:table-cell table:formula="of:=['patched-nolom'.AB16]" office:value-type="float" office:value="571584" calcext:value-type="float">
            <text:p>571584</text:p>
          </table:table-cell>
          <table:table-cell table:formula="of:=['patched-nolom'.AC16]" office:value-type="float" office:value="477659" calcext:value-type="float">
            <text:p>477659</text:p>
          </table:table-cell>
          <table:table-cell table:formula="of:=['patched-nolom'.O16]" office:value-type="float" office:value="932056" calcext:value-type="float">
            <text:p>932056</text:p>
          </table:table-cell>
          <table:table-cell table:formula="of:=['patched-lom'.AB16]" office:value-type="float" office:value="571456" calcext:value-type="float">
            <text:p>571456</text:p>
          </table:table-cell>
          <table:table-cell table:formula="of:=['patched-lom'.AC16]" office:value-type="float" office:value="439436" calcext:value-type="float">
            <text:p>439436</text:p>
          </table:table-cell>
          <table:table-cell table:formula="of:=['patched-lom'.O16]" office:value-type="float" office:value="912940" calcext:value-type="float">
            <text:p>912940</text:p>
          </table:table-cell>
        </table:table-row>
        <table:table-row table:style-name="ro1">
          <table:table-cell table:formula="of:=[original.AB17]" office:value-type="float" office:value="573436" calcext:value-type="float">
            <text:p>573436</text:p>
          </table:table-cell>
          <table:table-cell table:formula="of:=[original.AC17]" office:value-type="float" office:value="514021" calcext:value-type="float">
            <text:p>514021</text:p>
          </table:table-cell>
          <table:table-cell table:formula="of:=[original.O17]" office:value-type="float" office:value="912444" calcext:value-type="float">
            <text:p>912444</text:p>
          </table:table-cell>
          <table:table-cell table:formula="of:=['patched-nolom'.AB17]" office:value-type="float" office:value="571584" calcext:value-type="float">
            <text:p>571584</text:p>
          </table:table-cell>
          <table:table-cell table:formula="of:=['patched-nolom'.AC17]" office:value-type="float" office:value="477659" calcext:value-type="float">
            <text:p>477659</text:p>
          </table:table-cell>
          <table:table-cell table:formula="of:=['patched-nolom'.O17]" office:value-type="float" office:value="932056" calcext:value-type="float">
            <text:p>932056</text:p>
          </table:table-cell>
          <table:table-cell table:formula="of:=['patched-lom'.AB17]" office:value-type="float" office:value="571456" calcext:value-type="float">
            <text:p>571456</text:p>
          </table:table-cell>
          <table:table-cell table:formula="of:=['patched-lom'.AC17]" office:value-type="float" office:value="439436" calcext:value-type="float">
            <text:p>439436</text:p>
          </table:table-cell>
          <table:table-cell table:formula="of:=['patched-lom'.O17]" office:value-type="float" office:value="912940" calcext:value-type="float">
            <text:p>912940</text:p>
          </table:table-cell>
        </table:table-row>
        <table:table-row table:style-name="ro1">
          <table:table-cell table:formula="of:=[original.AB18]" office:value-type="float" office:value="573436" calcext:value-type="float">
            <text:p>573436</text:p>
          </table:table-cell>
          <table:table-cell table:formula="of:=[original.AC18]" office:value-type="float" office:value="514021" calcext:value-type="float">
            <text:p>514021</text:p>
          </table:table-cell>
          <table:table-cell table:formula="of:=[original.O18]" office:value-type="float" office:value="912444" calcext:value-type="float">
            <text:p>912444</text:p>
          </table:table-cell>
          <table:table-cell table:formula="of:=['patched-nolom'.AB18]" office:value-type="float" office:value="571584" calcext:value-type="float">
            <text:p>571584</text:p>
          </table:table-cell>
          <table:table-cell table:formula="of:=['patched-nolom'.AC18]" office:value-type="float" office:value="477659" calcext:value-type="float">
            <text:p>477659</text:p>
          </table:table-cell>
          <table:table-cell table:formula="of:=['patched-nolom'.O18]" office:value-type="float" office:value="932056" calcext:value-type="float">
            <text:p>932056</text:p>
          </table:table-cell>
          <table:table-cell table:formula="of:=['patched-lom'.AB18]" office:value-type="float" office:value="571456" calcext:value-type="float">
            <text:p>571456</text:p>
          </table:table-cell>
          <table:table-cell table:formula="of:=['patched-lom'.AC18]" office:value-type="float" office:value="439436" calcext:value-type="float">
            <text:p>439436</text:p>
          </table:table-cell>
          <table:table-cell table:formula="of:=['patched-lom'.O18]" office:value-type="float" office:value="912940" calcext:value-type="float">
            <text:p>912940</text:p>
          </table:table-cell>
        </table:table-row>
        <table:table-row table:style-name="ro1">
          <table:table-cell table:formula="of:=[original.AB19]" office:value-type="float" office:value="573436" calcext:value-type="float">
            <text:p>573436</text:p>
          </table:table-cell>
          <table:table-cell table:formula="of:=[original.AC19]" office:value-type="float" office:value="514021" calcext:value-type="float">
            <text:p>514021</text:p>
          </table:table-cell>
          <table:table-cell table:formula="of:=[original.O19]" office:value-type="float" office:value="912444" calcext:value-type="float">
            <text:p>912444</text:p>
          </table:table-cell>
          <table:table-cell table:formula="of:=['patched-nolom'.AB19]" office:value-type="float" office:value="571584" calcext:value-type="float">
            <text:p>571584</text:p>
          </table:table-cell>
          <table:table-cell table:formula="of:=['patched-nolom'.AC19]" office:value-type="float" office:value="477659" calcext:value-type="float">
            <text:p>477659</text:p>
          </table:table-cell>
          <table:table-cell table:formula="of:=['patched-nolom'.O19]" office:value-type="float" office:value="932056" calcext:value-type="float">
            <text:p>932056</text:p>
          </table:table-cell>
          <table:table-cell table:formula="of:=['patched-lom'.AB19]" office:value-type="float" office:value="571456" calcext:value-type="float">
            <text:p>571456</text:p>
          </table:table-cell>
          <table:table-cell table:formula="of:=['patched-lom'.AC19]" office:value-type="float" office:value="439436" calcext:value-type="float">
            <text:p>439436</text:p>
          </table:table-cell>
          <table:table-cell table:formula="of:=['patched-lom'.O19]" office:value-type="float" office:value="912940" calcext:value-type="float">
            <text:p>912940</text:p>
          </table:table-cell>
        </table:table-row>
        <table:table-row table:style-name="ro1">
          <table:table-cell table:formula="of:=[original.AB20]" office:value-type="float" office:value="573436" calcext:value-type="float">
            <text:p>573436</text:p>
          </table:table-cell>
          <table:table-cell table:formula="of:=[original.AC20]" office:value-type="float" office:value="514021" calcext:value-type="float">
            <text:p>514021</text:p>
          </table:table-cell>
          <table:table-cell table:formula="of:=[original.O20]" office:value-type="float" office:value="912444" calcext:value-type="float">
            <text:p>912444</text:p>
          </table:table-cell>
          <table:table-cell table:formula="of:=['patched-nolom'.AB20]" office:value-type="float" office:value="571584" calcext:value-type="float">
            <text:p>571584</text:p>
          </table:table-cell>
          <table:table-cell table:formula="of:=['patched-nolom'.AC20]" office:value-type="float" office:value="477659" calcext:value-type="float">
            <text:p>477659</text:p>
          </table:table-cell>
          <table:table-cell table:formula="of:=['patched-nolom'.O20]" office:value-type="float" office:value="932056" calcext:value-type="float">
            <text:p>932056</text:p>
          </table:table-cell>
          <table:table-cell table:formula="of:=['patched-lom'.AB20]" office:value-type="float" office:value="571456" calcext:value-type="float">
            <text:p>571456</text:p>
          </table:table-cell>
          <table:table-cell table:formula="of:=['patched-lom'.AC20]" office:value-type="float" office:value="439436" calcext:value-type="float">
            <text:p>439436</text:p>
          </table:table-cell>
          <table:table-cell table:formula="of:=['patched-lom'.O20]" office:value-type="float" office:value="912940" calcext:value-type="float">
            <text:p>912940</text:p>
          </table:table-cell>
        </table:table-row>
        <table:table-row table:style-name="ro1">
          <table:table-cell table:formula="of:=[original.AB21]" office:value-type="float" office:value="573436" calcext:value-type="float">
            <text:p>573436</text:p>
          </table:table-cell>
          <table:table-cell table:formula="of:=[original.AC21]" office:value-type="float" office:value="514021" calcext:value-type="float">
            <text:p>514021</text:p>
          </table:table-cell>
          <table:table-cell table:formula="of:=[original.O21]" office:value-type="float" office:value="912444" calcext:value-type="float">
            <text:p>912444</text:p>
          </table:table-cell>
          <table:table-cell table:formula="of:=['patched-nolom'.AB21]" office:value-type="float" office:value="571584" calcext:value-type="float">
            <text:p>571584</text:p>
          </table:table-cell>
          <table:table-cell table:formula="of:=['patched-nolom'.AC21]" office:value-type="float" office:value="477659" calcext:value-type="float">
            <text:p>477659</text:p>
          </table:table-cell>
          <table:table-cell table:formula="of:=['patched-nolom'.O21]" office:value-type="float" office:value="932056" calcext:value-type="float">
            <text:p>932056</text:p>
          </table:table-cell>
          <table:table-cell table:formula="of:=['patched-lom'.AB21]" office:value-type="float" office:value="571456" calcext:value-type="float">
            <text:p>571456</text:p>
          </table:table-cell>
          <table:table-cell table:formula="of:=['patched-lom'.AC21]" office:value-type="float" office:value="439436" calcext:value-type="float">
            <text:p>439436</text:p>
          </table:table-cell>
          <table:table-cell table:formula="of:=['patched-lom'.O21]" office:value-type="float" office:value="912940" calcext:value-type="float">
            <text:p>912940</text:p>
          </table:table-cell>
        </table:table-row>
        <table:table-row table:style-name="ro1">
          <table:table-cell table:formula="of:=[original.AB22]" office:value-type="float" office:value="573436" calcext:value-type="float">
            <text:p>573436</text:p>
          </table:table-cell>
          <table:table-cell table:formula="of:=[original.AC22]" office:value-type="float" office:value="514021" calcext:value-type="float">
            <text:p>514021</text:p>
          </table:table-cell>
          <table:table-cell table:formula="of:=[original.O22]" office:value-type="float" office:value="912444" calcext:value-type="float">
            <text:p>912444</text:p>
          </table:table-cell>
          <table:table-cell table:formula="of:=['patched-nolom'.AB22]" office:value-type="float" office:value="571584" calcext:value-type="float">
            <text:p>571584</text:p>
          </table:table-cell>
          <table:table-cell table:formula="of:=['patched-nolom'.AC22]" office:value-type="float" office:value="477659" calcext:value-type="float">
            <text:p>477659</text:p>
          </table:table-cell>
          <table:table-cell table:formula="of:=['patched-nolom'.O22]" office:value-type="float" office:value="932056" calcext:value-type="float">
            <text:p>932056</text:p>
          </table:table-cell>
          <table:table-cell table:formula="of:=['patched-lom'.AB22]" office:value-type="float" office:value="571456" calcext:value-type="float">
            <text:p>571456</text:p>
          </table:table-cell>
          <table:table-cell table:formula="of:=['patched-lom'.AC22]" office:value-type="float" office:value="439436" calcext:value-type="float">
            <text:p>439436</text:p>
          </table:table-cell>
          <table:table-cell table:formula="of:=['patched-lom'.O22]" office:value-type="float" office:value="912940" calcext:value-type="float">
            <text:p>912940</text:p>
          </table:table-cell>
        </table:table-row>
        <table:table-row table:style-name="ro1">
          <table:table-cell table:formula="of:=[original.AB23]" office:value-type="float" office:value="573436" calcext:value-type="float">
            <text:p>573436</text:p>
          </table:table-cell>
          <table:table-cell table:formula="of:=[original.AC23]" office:value-type="float" office:value="413459" calcext:value-type="float">
            <text:p>413459</text:p>
          </table:table-cell>
          <table:table-cell table:formula="of:=[original.O23]" office:value-type="float" office:value="914024" calcext:value-type="float">
            <text:p>914024</text:p>
          </table:table-cell>
          <table:table-cell table:formula="of:=['patched-nolom'.AB23]" office:value-type="float" office:value="571584" calcext:value-type="float">
            <text:p>571584</text:p>
          </table:table-cell>
          <table:table-cell table:formula="of:=['patched-nolom'.AC23]" office:value-type="float" office:value="384378" calcext:value-type="float">
            <text:p>384378</text:p>
          </table:table-cell>
          <table:table-cell table:formula="of:=['patched-nolom'.O23]" office:value-type="float" office:value="904252" calcext:value-type="float">
            <text:p>904252</text:p>
          </table:table-cell>
          <table:table-cell table:formula="of:=['patched-lom'.AB23]" office:value-type="float" office:value="571456" calcext:value-type="float">
            <text:p>571456</text:p>
          </table:table-cell>
          <table:table-cell table:formula="of:=['patched-lom'.AC23]" office:value-type="float" office:value="353780" calcext:value-type="float">
            <text:p>353780</text:p>
          </table:table-cell>
          <table:table-cell table:formula="of:=['patched-lom'.O23]" office:value-type="float" office:value="914468" calcext:value-type="float">
            <text:p>914468</text:p>
          </table:table-cell>
        </table:table-row>
        <table:table-row table:style-name="ro1">
          <table:table-cell table:formula="of:=[original.AB24]" office:value-type="float" office:value="573436" calcext:value-type="float">
            <text:p>573436</text:p>
          </table:table-cell>
          <table:table-cell table:formula="of:=[original.AC24]" office:value-type="float" office:value="413459" calcext:value-type="float">
            <text:p>413459</text:p>
          </table:table-cell>
          <table:table-cell table:formula="of:=[original.O24]" office:value-type="float" office:value="914024" calcext:value-type="float">
            <text:p>914024</text:p>
          </table:table-cell>
          <table:table-cell table:formula="of:=['patched-nolom'.AB24]" office:value-type="float" office:value="571584" calcext:value-type="float">
            <text:p>571584</text:p>
          </table:table-cell>
          <table:table-cell table:formula="of:=['patched-nolom'.AC24]" office:value-type="float" office:value="384378" calcext:value-type="float">
            <text:p>384378</text:p>
          </table:table-cell>
          <table:table-cell table:formula="of:=['patched-nolom'.O24]" office:value-type="float" office:value="904252" calcext:value-type="float">
            <text:p>904252</text:p>
          </table:table-cell>
          <table:table-cell table:formula="of:=['patched-lom'.AB24]" office:value-type="float" office:value="571456" calcext:value-type="float">
            <text:p>571456</text:p>
          </table:table-cell>
          <table:table-cell table:formula="of:=['patched-lom'.AC24]" office:value-type="float" office:value="353780" calcext:value-type="float">
            <text:p>353780</text:p>
          </table:table-cell>
          <table:table-cell table:formula="of:=['patched-lom'.O24]" office:value-type="float" office:value="914468" calcext:value-type="float">
            <text:p>914468</text:p>
          </table:table-cell>
        </table:table-row>
        <table:table-row table:style-name="ro1">
          <table:table-cell table:formula="of:=[original.AB25]" office:value-type="float" office:value="573436" calcext:value-type="float">
            <text:p>573436</text:p>
          </table:table-cell>
          <table:table-cell table:formula="of:=[original.AC25]" office:value-type="float" office:value="413459" calcext:value-type="float">
            <text:p>413459</text:p>
          </table:table-cell>
          <table:table-cell table:formula="of:=[original.O25]" office:value-type="float" office:value="914024" calcext:value-type="float">
            <text:p>914024</text:p>
          </table:table-cell>
          <table:table-cell table:formula="of:=['patched-nolom'.AB25]" office:value-type="float" office:value="571584" calcext:value-type="float">
            <text:p>571584</text:p>
          </table:table-cell>
          <table:table-cell table:formula="of:=['patched-nolom'.AC25]" office:value-type="float" office:value="384378" calcext:value-type="float">
            <text:p>384378</text:p>
          </table:table-cell>
          <table:table-cell table:formula="of:=['patched-nolom'.O25]" office:value-type="float" office:value="904252" calcext:value-type="float">
            <text:p>904252</text:p>
          </table:table-cell>
          <table:table-cell table:formula="of:=['patched-lom'.AB25]" office:value-type="float" office:value="571456" calcext:value-type="float">
            <text:p>571456</text:p>
          </table:table-cell>
          <table:table-cell table:formula="of:=['patched-lom'.AC25]" office:value-type="float" office:value="353780" calcext:value-type="float">
            <text:p>353780</text:p>
          </table:table-cell>
          <table:table-cell table:formula="of:=['patched-lom'.O25]" office:value-type="float" office:value="914468" calcext:value-type="float">
            <text:p>914468</text:p>
          </table:table-cell>
        </table:table-row>
        <table:table-row table:style-name="ro1">
          <table:table-cell table:formula="of:=[original.AB26]" office:value-type="float" office:value="573436" calcext:value-type="float">
            <text:p>573436</text:p>
          </table:table-cell>
          <table:table-cell table:formula="of:=[original.AC26]" office:value-type="float" office:value="413459" calcext:value-type="float">
            <text:p>413459</text:p>
          </table:table-cell>
          <table:table-cell table:formula="of:=[original.O26]" office:value-type="float" office:value="914024" calcext:value-type="float">
            <text:p>914024</text:p>
          </table:table-cell>
          <table:table-cell table:formula="of:=['patched-nolom'.AB26]" office:value-type="float" office:value="571584" calcext:value-type="float">
            <text:p>571584</text:p>
          </table:table-cell>
          <table:table-cell table:formula="of:=['patched-nolom'.AC26]" office:value-type="float" office:value="384378" calcext:value-type="float">
            <text:p>384378</text:p>
          </table:table-cell>
          <table:table-cell table:formula="of:=['patched-nolom'.O26]" office:value-type="float" office:value="904252" calcext:value-type="float">
            <text:p>904252</text:p>
          </table:table-cell>
          <table:table-cell table:formula="of:=['patched-lom'.AB26]" office:value-type="float" office:value="571456" calcext:value-type="float">
            <text:p>571456</text:p>
          </table:table-cell>
          <table:table-cell table:formula="of:=['patched-lom'.AC26]" office:value-type="float" office:value="353780" calcext:value-type="float">
            <text:p>353780</text:p>
          </table:table-cell>
          <table:table-cell table:formula="of:=['patched-lom'.O26]" office:value-type="float" office:value="914468" calcext:value-type="float">
            <text:p>914468</text:p>
          </table:table-cell>
        </table:table-row>
        <table:table-row table:style-name="ro1">
          <table:table-cell table:formula="of:=[original.AB27]" office:value-type="float" office:value="573436" calcext:value-type="float">
            <text:p>573436</text:p>
          </table:table-cell>
          <table:table-cell table:formula="of:=[original.AC27]" office:value-type="float" office:value="413459" calcext:value-type="float">
            <text:p>413459</text:p>
          </table:table-cell>
          <table:table-cell table:formula="of:=[original.O27]" office:value-type="float" office:value="914024" calcext:value-type="float">
            <text:p>914024</text:p>
          </table:table-cell>
          <table:table-cell table:formula="of:=['patched-nolom'.AB27]" office:value-type="float" office:value="571584" calcext:value-type="float">
            <text:p>571584</text:p>
          </table:table-cell>
          <table:table-cell table:formula="of:=['patched-nolom'.AC27]" office:value-type="float" office:value="384378" calcext:value-type="float">
            <text:p>384378</text:p>
          </table:table-cell>
          <table:table-cell table:formula="of:=['patched-nolom'.O27]" office:value-type="float" office:value="904252" calcext:value-type="float">
            <text:p>904252</text:p>
          </table:table-cell>
          <table:table-cell table:formula="of:=['patched-lom'.AB27]" office:value-type="float" office:value="571456" calcext:value-type="float">
            <text:p>571456</text:p>
          </table:table-cell>
          <table:table-cell table:formula="of:=['patched-lom'.AC27]" office:value-type="float" office:value="353780" calcext:value-type="float">
            <text:p>353780</text:p>
          </table:table-cell>
          <table:table-cell table:formula="of:=['patched-lom'.O27]" office:value-type="float" office:value="914468" calcext:value-type="float">
            <text:p>914468</text:p>
          </table:table-cell>
        </table:table-row>
        <table:table-row table:style-name="ro1">
          <table:table-cell table:formula="of:=[original.AB28]" office:value-type="float" office:value="573436" calcext:value-type="float">
            <text:p>573436</text:p>
          </table:table-cell>
          <table:table-cell table:formula="of:=[original.AC28]" office:value-type="float" office:value="413459" calcext:value-type="float">
            <text:p>413459</text:p>
          </table:table-cell>
          <table:table-cell table:formula="of:=[original.O28]" office:value-type="float" office:value="914024" calcext:value-type="float">
            <text:p>914024</text:p>
          </table:table-cell>
          <table:table-cell table:formula="of:=['patched-nolom'.AB28]" office:value-type="float" office:value="571584" calcext:value-type="float">
            <text:p>571584</text:p>
          </table:table-cell>
          <table:table-cell table:formula="of:=['patched-nolom'.AC28]" office:value-type="float" office:value="384378" calcext:value-type="float">
            <text:p>384378</text:p>
          </table:table-cell>
          <table:table-cell table:formula="of:=['patched-nolom'.O28]" office:value-type="float" office:value="904252" calcext:value-type="float">
            <text:p>904252</text:p>
          </table:table-cell>
          <table:table-cell table:formula="of:=['patched-lom'.AB28]" office:value-type="float" office:value="571456" calcext:value-type="float">
            <text:p>571456</text:p>
          </table:table-cell>
          <table:table-cell table:formula="of:=['patched-lom'.AC28]" office:value-type="float" office:value="353780" calcext:value-type="float">
            <text:p>353780</text:p>
          </table:table-cell>
          <table:table-cell table:formula="of:=['patched-lom'.O28]" office:value-type="float" office:value="914468" calcext:value-type="float">
            <text:p>914468</text:p>
          </table:table-cell>
        </table:table-row>
        <table:table-row table:style-name="ro1">
          <table:table-cell table:formula="of:=[original.AB29]" office:value-type="float" office:value="573436" calcext:value-type="float">
            <text:p>573436</text:p>
          </table:table-cell>
          <table:table-cell table:formula="of:=[original.AC29]" office:value-type="float" office:value="413459" calcext:value-type="float">
            <text:p>413459</text:p>
          </table:table-cell>
          <table:table-cell table:formula="of:=[original.O29]" office:value-type="float" office:value="914024" calcext:value-type="float">
            <text:p>914024</text:p>
          </table:table-cell>
          <table:table-cell table:formula="of:=['patched-nolom'.AB29]" office:value-type="float" office:value="571584" calcext:value-type="float">
            <text:p>571584</text:p>
          </table:table-cell>
          <table:table-cell table:formula="of:=['patched-nolom'.AC29]" office:value-type="float" office:value="384378" calcext:value-type="float">
            <text:p>384378</text:p>
          </table:table-cell>
          <table:table-cell table:formula="of:=['patched-nolom'.O29]" office:value-type="float" office:value="904252" calcext:value-type="float">
            <text:p>904252</text:p>
          </table:table-cell>
          <table:table-cell table:formula="of:=['patched-lom'.AB29]" office:value-type="float" office:value="571456" calcext:value-type="float">
            <text:p>571456</text:p>
          </table:table-cell>
          <table:table-cell table:formula="of:=['patched-lom'.AC29]" office:value-type="float" office:value="353780" calcext:value-type="float">
            <text:p>353780</text:p>
          </table:table-cell>
          <table:table-cell table:formula="of:=['patched-lom'.O29]" office:value-type="float" office:value="914468" calcext:value-type="float">
            <text:p>914468</text:p>
          </table:table-cell>
        </table:table-row>
        <table:table-row table:style-name="ro1">
          <table:table-cell table:formula="of:=[original.AB30]" office:value-type="float" office:value="573436" calcext:value-type="float">
            <text:p>573436</text:p>
          </table:table-cell>
          <table:table-cell table:formula="of:=[original.AC30]" office:value-type="float" office:value="413459" calcext:value-type="float">
            <text:p>413459</text:p>
          </table:table-cell>
          <table:table-cell table:formula="of:=[original.O30]" office:value-type="float" office:value="914024" calcext:value-type="float">
            <text:p>914024</text:p>
          </table:table-cell>
          <table:table-cell table:formula="of:=['patched-nolom'.AB30]" office:value-type="float" office:value="571584" calcext:value-type="float">
            <text:p>571584</text:p>
          </table:table-cell>
          <table:table-cell table:formula="of:=['patched-nolom'.AC30]" office:value-type="float" office:value="384378" calcext:value-type="float">
            <text:p>384378</text:p>
          </table:table-cell>
          <table:table-cell table:formula="of:=['patched-nolom'.O30]" office:value-type="float" office:value="904252" calcext:value-type="float">
            <text:p>904252</text:p>
          </table:table-cell>
          <table:table-cell table:formula="of:=['patched-lom'.AB30]" office:value-type="float" office:value="571456" calcext:value-type="float">
            <text:p>571456</text:p>
          </table:table-cell>
          <table:table-cell table:formula="of:=['patched-lom'.AC30]" office:value-type="float" office:value="353780" calcext:value-type="float">
            <text:p>353780</text:p>
          </table:table-cell>
          <table:table-cell table:formula="of:=['patched-lom'.O30]" office:value-type="float" office:value="914468" calcext:value-type="float">
            <text:p>914468</text:p>
          </table:table-cell>
        </table:table-row>
        <table:table-row table:style-name="ro1">
          <table:table-cell table:formula="of:=[original.AB31]" office:value-type="float" office:value="573436" calcext:value-type="float">
            <text:p>573436</text:p>
          </table:table-cell>
          <table:table-cell table:formula="of:=[original.AC31]" office:value-type="float" office:value="312896" calcext:value-type="float">
            <text:p>312896</text:p>
          </table:table-cell>
          <table:table-cell table:formula="of:=[original.O31]" office:value-type="float" office:value="897332" calcext:value-type="float">
            <text:p>897332</text:p>
          </table:table-cell>
          <table:table-cell table:formula="of:=['patched-nolom'.AB31]" office:value-type="float" office:value="571584" calcext:value-type="float">
            <text:p>571584</text:p>
          </table:table-cell>
          <table:table-cell table:formula="of:=['patched-nolom'.AC31]" office:value-type="float" office:value="291097" calcext:value-type="float">
            <text:p>291097</text:p>
          </table:table-cell>
          <table:table-cell table:formula="of:=['patched-nolom'.O31]" office:value-type="float" office:value="881388" calcext:value-type="float">
            <text:p>881388</text:p>
          </table:table-cell>
          <table:table-cell table:formula="of:=['patched-lom'.AB31]" office:value-type="float" office:value="571456" calcext:value-type="float">
            <text:p>571456</text:p>
          </table:table-cell>
          <table:table-cell table:formula="of:=['patched-lom'.AC31]" office:value-type="float" office:value="268124" calcext:value-type="float">
            <text:p>268124</text:p>
          </table:table-cell>
          <table:table-cell table:formula="of:=['patched-lom'.O31]" office:value-type="float" office:value="898700" calcext:value-type="float">
            <text:p>898700</text:p>
          </table:table-cell>
        </table:table-row>
        <table:table-row table:style-name="ro1">
          <table:table-cell table:formula="of:=[original.AB32]" office:value-type="float" office:value="573436" calcext:value-type="float">
            <text:p>573436</text:p>
          </table:table-cell>
          <table:table-cell table:formula="of:=[original.AC32]" office:value-type="float" office:value="312896" calcext:value-type="float">
            <text:p>312896</text:p>
          </table:table-cell>
          <table:table-cell table:formula="of:=[original.O32]" office:value-type="float" office:value="897332" calcext:value-type="float">
            <text:p>897332</text:p>
          </table:table-cell>
          <table:table-cell table:formula="of:=['patched-nolom'.AB32]" office:value-type="float" office:value="571584" calcext:value-type="float">
            <text:p>571584</text:p>
          </table:table-cell>
          <table:table-cell table:formula="of:=['patched-nolom'.AC32]" office:value-type="float" office:value="291097" calcext:value-type="float">
            <text:p>291097</text:p>
          </table:table-cell>
          <table:table-cell table:formula="of:=['patched-nolom'.O32]" office:value-type="float" office:value="881388" calcext:value-type="float">
            <text:p>881388</text:p>
          </table:table-cell>
          <table:table-cell table:formula="of:=['patched-lom'.AB32]" office:value-type="float" office:value="571456" calcext:value-type="float">
            <text:p>571456</text:p>
          </table:table-cell>
          <table:table-cell table:formula="of:=['patched-lom'.AC32]" office:value-type="float" office:value="268124" calcext:value-type="float">
            <text:p>268124</text:p>
          </table:table-cell>
          <table:table-cell table:formula="of:=['patched-lom'.O32]" office:value-type="float" office:value="898700" calcext:value-type="float">
            <text:p>898700</text:p>
          </table:table-cell>
        </table:table-row>
        <table:table-row table:style-name="ro1">
          <table:table-cell table:formula="of:=[original.AB33]" office:value-type="float" office:value="573436" calcext:value-type="float">
            <text:p>573436</text:p>
          </table:table-cell>
          <table:table-cell table:formula="of:=[original.AC33]" office:value-type="float" office:value="312896" calcext:value-type="float">
            <text:p>312896</text:p>
          </table:table-cell>
          <table:table-cell table:formula="of:=[original.O33]" office:value-type="float" office:value="897332" calcext:value-type="float">
            <text:p>897332</text:p>
          </table:table-cell>
          <table:table-cell table:formula="of:=['patched-nolom'.AB33]" office:value-type="float" office:value="571584" calcext:value-type="float">
            <text:p>571584</text:p>
          </table:table-cell>
          <table:table-cell table:formula="of:=['patched-nolom'.AC33]" office:value-type="float" office:value="291097" calcext:value-type="float">
            <text:p>291097</text:p>
          </table:table-cell>
          <table:table-cell table:formula="of:=['patched-nolom'.O33]" office:value-type="float" office:value="881388" calcext:value-type="float">
            <text:p>881388</text:p>
          </table:table-cell>
          <table:table-cell table:formula="of:=['patched-lom'.AB33]" office:value-type="float" office:value="571456" calcext:value-type="float">
            <text:p>571456</text:p>
          </table:table-cell>
          <table:table-cell table:formula="of:=['patched-lom'.AC33]" office:value-type="float" office:value="268124" calcext:value-type="float">
            <text:p>268124</text:p>
          </table:table-cell>
          <table:table-cell table:formula="of:=['patched-lom'.O33]" office:value-type="float" office:value="898700" calcext:value-type="float">
            <text:p>898700</text:p>
          </table:table-cell>
        </table:table-row>
        <table:table-row table:style-name="ro1">
          <table:table-cell table:formula="of:=[original.AB34]" office:value-type="float" office:value="573436" calcext:value-type="float">
            <text:p>573436</text:p>
          </table:table-cell>
          <table:table-cell table:formula="of:=[original.AC34]" office:value-type="float" office:value="312896" calcext:value-type="float">
            <text:p>312896</text:p>
          </table:table-cell>
          <table:table-cell table:formula="of:=[original.O34]" office:value-type="float" office:value="897332" calcext:value-type="float">
            <text:p>897332</text:p>
          </table:table-cell>
          <table:table-cell table:formula="of:=['patched-nolom'.AB34]" office:value-type="float" office:value="571584" calcext:value-type="float">
            <text:p>571584</text:p>
          </table:table-cell>
          <table:table-cell table:formula="of:=['patched-nolom'.AC34]" office:value-type="float" office:value="291097" calcext:value-type="float">
            <text:p>291097</text:p>
          </table:table-cell>
          <table:table-cell table:formula="of:=['patched-nolom'.O34]" office:value-type="float" office:value="881388" calcext:value-type="float">
            <text:p>881388</text:p>
          </table:table-cell>
          <table:table-cell table:formula="of:=['patched-lom'.AB34]" office:value-type="float" office:value="571456" calcext:value-type="float">
            <text:p>571456</text:p>
          </table:table-cell>
          <table:table-cell table:formula="of:=['patched-lom'.AC34]" office:value-type="float" office:value="268124" calcext:value-type="float">
            <text:p>268124</text:p>
          </table:table-cell>
          <table:table-cell table:formula="of:=['patched-lom'.O34]" office:value-type="float" office:value="898700" calcext:value-type="float">
            <text:p>898700</text:p>
          </table:table-cell>
        </table:table-row>
        <table:table-row table:style-name="ro1">
          <table:table-cell table:formula="of:=[original.AB35]" office:value-type="float" office:value="573436" calcext:value-type="float">
            <text:p>573436</text:p>
          </table:table-cell>
          <table:table-cell table:formula="of:=[original.AC35]" office:value-type="float" office:value="312898" calcext:value-type="float">
            <text:p>312898</text:p>
          </table:table-cell>
          <table:table-cell table:formula="of:=[original.O35]" office:value-type="float" office:value="897332" calcext:value-type="float">
            <text:p>897332</text:p>
          </table:table-cell>
          <table:table-cell table:formula="of:=['patched-nolom'.AB35]" office:value-type="float" office:value="571584" calcext:value-type="float">
            <text:p>571584</text:p>
          </table:table-cell>
          <table:table-cell table:formula="of:=['patched-nolom'.AC35]" office:value-type="float" office:value="291098" calcext:value-type="float">
            <text:p>291098</text:p>
          </table:table-cell>
          <table:table-cell table:formula="of:=['patched-nolom'.O35]" office:value-type="float" office:value="881388" calcext:value-type="float">
            <text:p>881388</text:p>
          </table:table-cell>
          <table:table-cell table:formula="of:=['patched-lom'.AB35]" office:value-type="float" office:value="571456" calcext:value-type="float">
            <text:p>571456</text:p>
          </table:table-cell>
          <table:table-cell table:formula="of:=['patched-lom'.AC35]" office:value-type="float" office:value="268125" calcext:value-type="float">
            <text:p>268125</text:p>
          </table:table-cell>
          <table:table-cell table:formula="of:=['patched-lom'.O35]" office:value-type="float" office:value="898700" calcext:value-type="float">
            <text:p>898700</text:p>
          </table:table-cell>
        </table:table-row>
        <table:table-row table:style-name="ro1">
          <table:table-cell table:formula="of:=[original.AB36]" office:value-type="float" office:value="573436" calcext:value-type="float">
            <text:p>573436</text:p>
          </table:table-cell>
          <table:table-cell table:formula="of:=[original.AC36]" office:value-type="float" office:value="312898" calcext:value-type="float">
            <text:p>312898</text:p>
          </table:table-cell>
          <table:table-cell table:formula="of:=[original.O36]" office:value-type="float" office:value="897332" calcext:value-type="float">
            <text:p>897332</text:p>
          </table:table-cell>
          <table:table-cell table:formula="of:=['patched-nolom'.AB36]" office:value-type="float" office:value="571584" calcext:value-type="float">
            <text:p>571584</text:p>
          </table:table-cell>
          <table:table-cell table:formula="of:=['patched-nolom'.AC36]" office:value-type="float" office:value="291098" calcext:value-type="float">
            <text:p>291098</text:p>
          </table:table-cell>
          <table:table-cell table:formula="of:=['patched-nolom'.O36]" office:value-type="float" office:value="881388" calcext:value-type="float">
            <text:p>881388</text:p>
          </table:table-cell>
          <table:table-cell table:formula="of:=['patched-lom'.AB36]" office:value-type="float" office:value="571456" calcext:value-type="float">
            <text:p>571456</text:p>
          </table:table-cell>
          <table:table-cell table:formula="of:=['patched-lom'.AC36]" office:value-type="float" office:value="268125" calcext:value-type="float">
            <text:p>268125</text:p>
          </table:table-cell>
          <table:table-cell table:formula="of:=['patched-lom'.O36]" office:value-type="float" office:value="898700" calcext:value-type="float">
            <text:p>898700</text:p>
          </table:table-cell>
        </table:table-row>
        <table:table-row table:style-name="ro1">
          <table:table-cell table:formula="of:=[original.AB37]" office:value-type="float" office:value="573436" calcext:value-type="float">
            <text:p>573436</text:p>
          </table:table-cell>
          <table:table-cell table:formula="of:=[original.AC37]" office:value-type="float" office:value="312898" calcext:value-type="float">
            <text:p>312898</text:p>
          </table:table-cell>
          <table:table-cell table:formula="of:=[original.O37]" office:value-type="float" office:value="897332" calcext:value-type="float">
            <text:p>897332</text:p>
          </table:table-cell>
          <table:table-cell table:formula="of:=['patched-nolom'.AB37]" office:value-type="float" office:value="571584" calcext:value-type="float">
            <text:p>571584</text:p>
          </table:table-cell>
          <table:table-cell table:formula="of:=['patched-nolom'.AC37]" office:value-type="float" office:value="291098" calcext:value-type="float">
            <text:p>291098</text:p>
          </table:table-cell>
          <table:table-cell table:formula="of:=['patched-nolom'.O37]" office:value-type="float" office:value="881388" calcext:value-type="float">
            <text:p>881388</text:p>
          </table:table-cell>
          <table:table-cell table:formula="of:=['patched-lom'.AB37]" office:value-type="float" office:value="571456" calcext:value-type="float">
            <text:p>571456</text:p>
          </table:table-cell>
          <table:table-cell table:formula="of:=['patched-lom'.AC37]" office:value-type="float" office:value="268125" calcext:value-type="float">
            <text:p>268125</text:p>
          </table:table-cell>
          <table:table-cell table:formula="of:=['patched-lom'.O37]" office:value-type="float" office:value="898700" calcext:value-type="float">
            <text:p>898700</text:p>
          </table:table-cell>
        </table:table-row>
        <table:table-row table:style-name="ro1">
          <table:table-cell table:formula="of:=[original.AB38]" office:value-type="float" office:value="573436" calcext:value-type="float">
            <text:p>573436</text:p>
          </table:table-cell>
          <table:table-cell table:formula="of:=[original.AC38]" office:value-type="float" office:value="312898" calcext:value-type="float">
            <text:p>312898</text:p>
          </table:table-cell>
          <table:table-cell table:formula="of:=[original.O38]" office:value-type="float" office:value="897332" calcext:value-type="float">
            <text:p>897332</text:p>
          </table:table-cell>
          <table:table-cell table:formula="of:=['patched-nolom'.AB38]" office:value-type="float" office:value="571584" calcext:value-type="float">
            <text:p>571584</text:p>
          </table:table-cell>
          <table:table-cell table:formula="of:=['patched-nolom'.AC38]" office:value-type="float" office:value="291098" calcext:value-type="float">
            <text:p>291098</text:p>
          </table:table-cell>
          <table:table-cell table:formula="of:=['patched-nolom'.O38]" office:value-type="float" office:value="881388" calcext:value-type="float">
            <text:p>881388</text:p>
          </table:table-cell>
          <table:table-cell table:formula="of:=['patched-lom'.AB38]" office:value-type="float" office:value="571456" calcext:value-type="float">
            <text:p>571456</text:p>
          </table:table-cell>
          <table:table-cell table:formula="of:=['patched-lom'.AC38]" office:value-type="float" office:value="268125" calcext:value-type="float">
            <text:p>268125</text:p>
          </table:table-cell>
          <table:table-cell table:formula="of:=['patched-lom'.O38]" office:value-type="float" office:value="898700" calcext:value-type="float">
            <text:p>898700</text:p>
          </table:table-cell>
        </table:table-row>
        <table:table-row table:style-name="ro1">
          <table:table-cell table:formula="of:=[original.AB39]" office:value-type="float" office:value="573436" calcext:value-type="float">
            <text:p>573436</text:p>
          </table:table-cell>
          <table:table-cell table:formula="of:=[original.AC39]" office:value-type="float" office:value="212335" calcext:value-type="float">
            <text:p>212335</text:p>
          </table:table-cell>
          <table:table-cell table:formula="of:=[original.O39]" office:value-type="float" office:value="872276" calcext:value-type="float">
            <text:p>872276</text:p>
          </table:table-cell>
          <table:table-cell table:formula="of:=['patched-nolom'.AB39]" office:value-type="float" office:value="571584" calcext:value-type="float">
            <text:p>571584</text:p>
          </table:table-cell>
          <table:table-cell table:formula="of:=['patched-nolom'.AC39]" office:value-type="float" office:value="197817" calcext:value-type="float">
            <text:p>197817</text:p>
          </table:table-cell>
          <table:table-cell table:formula="of:=['patched-nolom'.O39]" office:value-type="float" office:value="857060" calcext:value-type="float">
            <text:p>857060</text:p>
          </table:table-cell>
          <table:table-cell table:formula="of:=['patched-lom'.AB39]" office:value-type="float" office:value="571456" calcext:value-type="float">
            <text:p>571456</text:p>
          </table:table-cell>
          <table:table-cell table:formula="of:=['patched-lom'.AC39]" office:value-type="float" office:value="182468" calcext:value-type="float">
            <text:p>182468</text:p>
          </table:table-cell>
          <table:table-cell table:formula="of:=['patched-lom'.O39]" office:value-type="float" office:value="874076" calcext:value-type="float">
            <text:p>874076</text:p>
          </table:table-cell>
        </table:table-row>
        <table:table-row table:style-name="ro1">
          <table:table-cell table:formula="of:=[original.AB40]" office:value-type="float" office:value="573436" calcext:value-type="float">
            <text:p>573436</text:p>
          </table:table-cell>
          <table:table-cell table:formula="of:=[original.AC40]" office:value-type="float" office:value="212335" calcext:value-type="float">
            <text:p>212335</text:p>
          </table:table-cell>
          <table:table-cell table:formula="of:=[original.O40]" office:value-type="float" office:value="872276" calcext:value-type="float">
            <text:p>872276</text:p>
          </table:table-cell>
          <table:table-cell table:formula="of:=['patched-nolom'.AB40]" office:value-type="float" office:value="571584" calcext:value-type="float">
            <text:p>571584</text:p>
          </table:table-cell>
          <table:table-cell table:formula="of:=['patched-nolom'.AC40]" office:value-type="float" office:value="197817" calcext:value-type="float">
            <text:p>197817</text:p>
          </table:table-cell>
          <table:table-cell table:formula="of:=['patched-nolom'.O40]" office:value-type="float" office:value="857060" calcext:value-type="float">
            <text:p>857060</text:p>
          </table:table-cell>
          <table:table-cell table:formula="of:=['patched-lom'.AB40]" office:value-type="float" office:value="571456" calcext:value-type="float">
            <text:p>571456</text:p>
          </table:table-cell>
          <table:table-cell table:formula="of:=['patched-lom'.AC40]" office:value-type="float" office:value="182468" calcext:value-type="float">
            <text:p>182468</text:p>
          </table:table-cell>
          <table:table-cell table:formula="of:=['patched-lom'.O40]" office:value-type="float" office:value="874076" calcext:value-type="float">
            <text:p>874076</text:p>
          </table:table-cell>
        </table:table-row>
        <table:table-row table:style-name="ro1">
          <table:table-cell table:formula="of:=[original.AB41]" office:value-type="float" office:value="573436" calcext:value-type="float">
            <text:p>573436</text:p>
          </table:table-cell>
          <table:table-cell table:formula="of:=[original.AC41]" office:value-type="float" office:value="212335" calcext:value-type="float">
            <text:p>212335</text:p>
          </table:table-cell>
          <table:table-cell table:formula="of:=[original.O41]" office:value-type="float" office:value="872276" calcext:value-type="float">
            <text:p>872276</text:p>
          </table:table-cell>
          <table:table-cell table:formula="of:=['patched-nolom'.AB41]" office:value-type="float" office:value="571584" calcext:value-type="float">
            <text:p>571584</text:p>
          </table:table-cell>
          <table:table-cell table:formula="of:=['patched-nolom'.AC41]" office:value-type="float" office:value="197817" calcext:value-type="float">
            <text:p>197817</text:p>
          </table:table-cell>
          <table:table-cell table:formula="of:=['patched-nolom'.O41]" office:value-type="float" office:value="857060" calcext:value-type="float">
            <text:p>857060</text:p>
          </table:table-cell>
          <table:table-cell table:formula="of:=['patched-lom'.AB41]" office:value-type="float" office:value="571456" calcext:value-type="float">
            <text:p>571456</text:p>
          </table:table-cell>
          <table:table-cell table:formula="of:=['patched-lom'.AC41]" office:value-type="float" office:value="182468" calcext:value-type="float">
            <text:p>182468</text:p>
          </table:table-cell>
          <table:table-cell table:formula="of:=['patched-lom'.O41]" office:value-type="float" office:value="874076" calcext:value-type="float">
            <text:p>874076</text:p>
          </table:table-cell>
        </table:table-row>
        <table:table-row table:style-name="ro1">
          <table:table-cell table:formula="of:=[original.AB42]" office:value-type="float" office:value="573436" calcext:value-type="float">
            <text:p>573436</text:p>
          </table:table-cell>
          <table:table-cell table:formula="of:=[original.AC42]" office:value-type="float" office:value="212335" calcext:value-type="float">
            <text:p>212335</text:p>
          </table:table-cell>
          <table:table-cell table:formula="of:=[original.O42]" office:value-type="float" office:value="872276" calcext:value-type="float">
            <text:p>872276</text:p>
          </table:table-cell>
          <table:table-cell table:formula="of:=['patched-nolom'.AB42]" office:value-type="float" office:value="571584" calcext:value-type="float">
            <text:p>571584</text:p>
          </table:table-cell>
          <table:table-cell table:formula="of:=['patched-nolom'.AC42]" office:value-type="float" office:value="197817" calcext:value-type="float">
            <text:p>197817</text:p>
          </table:table-cell>
          <table:table-cell table:formula="of:=['patched-nolom'.O42]" office:value-type="float" office:value="857060" calcext:value-type="float">
            <text:p>857060</text:p>
          </table:table-cell>
          <table:table-cell table:formula="of:=['patched-lom'.AB42]" office:value-type="float" office:value="571456" calcext:value-type="float">
            <text:p>571456</text:p>
          </table:table-cell>
          <table:table-cell table:formula="of:=['patched-lom'.AC42]" office:value-type="float" office:value="182468" calcext:value-type="float">
            <text:p>182468</text:p>
          </table:table-cell>
          <table:table-cell table:formula="of:=['patched-lom'.O42]" office:value-type="float" office:value="874076" calcext:value-type="float">
            <text:p>874076</text:p>
          </table:table-cell>
        </table:table-row>
        <table:table-row table:style-name="ro1">
          <table:table-cell table:formula="of:=[original.AB43]" office:value-type="float" office:value="573436" calcext:value-type="float">
            <text:p>573436</text:p>
          </table:table-cell>
          <table:table-cell table:formula="of:=[original.AC43]" office:value-type="float" office:value="212336" calcext:value-type="float">
            <text:p>212336</text:p>
          </table:table-cell>
          <table:table-cell table:formula="of:=[original.O43]" office:value-type="float" office:value="872276" calcext:value-type="float">
            <text:p>872276</text:p>
          </table:table-cell>
          <table:table-cell table:formula="of:=['patched-nolom'.AB43]" office:value-type="float" office:value="571584" calcext:value-type="float">
            <text:p>571584</text:p>
          </table:table-cell>
          <table:table-cell table:formula="of:=['patched-nolom'.AC43]" office:value-type="float" office:value="197817" calcext:value-type="float">
            <text:p>197817</text:p>
          </table:table-cell>
          <table:table-cell table:formula="of:=['patched-nolom'.O43]" office:value-type="float" office:value="857060" calcext:value-type="float">
            <text:p>857060</text:p>
          </table:table-cell>
          <table:table-cell table:formula="of:=['patched-lom'.AB43]" office:value-type="float" office:value="571456" calcext:value-type="float">
            <text:p>571456</text:p>
          </table:table-cell>
          <table:table-cell table:formula="of:=['patched-lom'.AC43]" office:value-type="float" office:value="182469" calcext:value-type="float">
            <text:p>182469</text:p>
          </table:table-cell>
          <table:table-cell table:formula="of:=['patched-lom'.O43]" office:value-type="float" office:value="874076" calcext:value-type="float">
            <text:p>874076</text:p>
          </table:table-cell>
        </table:table-row>
        <table:table-row table:style-name="ro1">
          <table:table-cell table:formula="of:=[original.AB44]" office:value-type="float" office:value="573436" calcext:value-type="float">
            <text:p>573436</text:p>
          </table:table-cell>
          <table:table-cell table:formula="of:=[original.AC44]" office:value-type="float" office:value="212336" calcext:value-type="float">
            <text:p>212336</text:p>
          </table:table-cell>
          <table:table-cell table:formula="of:=[original.O44]" office:value-type="float" office:value="872276" calcext:value-type="float">
            <text:p>872276</text:p>
          </table:table-cell>
          <table:table-cell table:formula="of:=['patched-nolom'.AB44]" office:value-type="float" office:value="571584" calcext:value-type="float">
            <text:p>571584</text:p>
          </table:table-cell>
          <table:table-cell table:formula="of:=['patched-nolom'.AC44]" office:value-type="float" office:value="197817" calcext:value-type="float">
            <text:p>197817</text:p>
          </table:table-cell>
          <table:table-cell table:formula="of:=['patched-nolom'.O44]" office:value-type="float" office:value="857060" calcext:value-type="float">
            <text:p>857060</text:p>
          </table:table-cell>
          <table:table-cell table:formula="of:=['patched-lom'.AB44]" office:value-type="float" office:value="571456" calcext:value-type="float">
            <text:p>571456</text:p>
          </table:table-cell>
          <table:table-cell table:formula="of:=['patched-lom'.AC44]" office:value-type="float" office:value="182469" calcext:value-type="float">
            <text:p>182469</text:p>
          </table:table-cell>
          <table:table-cell table:formula="of:=['patched-lom'.O44]" office:value-type="float" office:value="874076" calcext:value-type="float">
            <text:p>874076</text:p>
          </table:table-cell>
        </table:table-row>
        <table:table-row table:style-name="ro1">
          <table:table-cell table:formula="of:=[original.AB45]" office:value-type="float" office:value="573436" calcext:value-type="float">
            <text:p>573436</text:p>
          </table:table-cell>
          <table:table-cell table:formula="of:=[original.AC45]" office:value-type="float" office:value="212336" calcext:value-type="float">
            <text:p>212336</text:p>
          </table:table-cell>
          <table:table-cell table:formula="of:=[original.O45]" office:value-type="float" office:value="872276" calcext:value-type="float">
            <text:p>872276</text:p>
          </table:table-cell>
          <table:table-cell table:formula="of:=['patched-nolom'.AB45]" office:value-type="float" office:value="571584" calcext:value-type="float">
            <text:p>571584</text:p>
          </table:table-cell>
          <table:table-cell table:formula="of:=['patched-nolom'.AC45]" office:value-type="float" office:value="197817" calcext:value-type="float">
            <text:p>197817</text:p>
          </table:table-cell>
          <table:table-cell table:formula="of:=['patched-nolom'.O45]" office:value-type="float" office:value="857060" calcext:value-type="float">
            <text:p>857060</text:p>
          </table:table-cell>
          <table:table-cell table:formula="of:=['patched-lom'.AB45]" office:value-type="float" office:value="571456" calcext:value-type="float">
            <text:p>571456</text:p>
          </table:table-cell>
          <table:table-cell table:formula="of:=['patched-lom'.AC45]" office:value-type="float" office:value="182469" calcext:value-type="float">
            <text:p>182469</text:p>
          </table:table-cell>
          <table:table-cell table:formula="of:=['patched-lom'.O45]" office:value-type="float" office:value="874076" calcext:value-type="float">
            <text:p>874076</text:p>
          </table:table-cell>
        </table:table-row>
        <table:table-row table:style-name="ro1">
          <table:table-cell table:formula="of:=[original.AB46]" office:value-type="float" office:value="573436" calcext:value-type="float">
            <text:p>573436</text:p>
          </table:table-cell>
          <table:table-cell table:formula="of:=[original.AC46]" office:value-type="float" office:value="212336" calcext:value-type="float">
            <text:p>212336</text:p>
          </table:table-cell>
          <table:table-cell table:formula="of:=[original.O46]" office:value-type="float" office:value="872276" calcext:value-type="float">
            <text:p>872276</text:p>
          </table:table-cell>
          <table:table-cell table:formula="of:=['patched-nolom'.AB46]" office:value-type="float" office:value="571584" calcext:value-type="float">
            <text:p>571584</text:p>
          </table:table-cell>
          <table:table-cell table:formula="of:=['patched-nolom'.AC46]" office:value-type="float" office:value="197817" calcext:value-type="float">
            <text:p>197817</text:p>
          </table:table-cell>
          <table:table-cell table:formula="of:=['patched-nolom'.O46]" office:value-type="float" office:value="857060" calcext:value-type="float">
            <text:p>857060</text:p>
          </table:table-cell>
          <table:table-cell table:formula="of:=['patched-lom'.AB46]" office:value-type="float" office:value="571456" calcext:value-type="float">
            <text:p>571456</text:p>
          </table:table-cell>
          <table:table-cell table:formula="of:=['patched-lom'.AC46]" office:value-type="float" office:value="182469" calcext:value-type="float">
            <text:p>182469</text:p>
          </table:table-cell>
          <table:table-cell table:formula="of:=['patched-lom'.O46]" office:value-type="float" office:value="874076" calcext:value-type="float">
            <text:p>874076</text:p>
          </table:table-cell>
        </table:table-row>
        <table:table-row table:style-name="ro1">
          <table:table-cell table:formula="of:=[original.AB47]" office:value-type="float" office:value="573436" calcext:value-type="float">
            <text:p>573436</text:p>
          </table:table-cell>
          <table:table-cell table:formula="of:=[original.AC47]" office:value-type="float" office:value="111774" calcext:value-type="float">
            <text:p>111774</text:p>
          </table:table-cell>
          <table:table-cell table:formula="of:=[original.O47]" office:value-type="float" office:value="848012" calcext:value-type="float">
            <text:p>848012</text:p>
          </table:table-cell>
          <table:table-cell table:formula="of:=['patched-nolom'.AB47]" office:value-type="float" office:value="571520" calcext:value-type="float">
            <text:p>571520</text:p>
          </table:table-cell>
          <table:table-cell table:formula="of:=['patched-nolom'.AC47]" office:value-type="float" office:value="104536" calcext:value-type="float">
            <text:p>104536</text:p>
          </table:table-cell>
          <table:table-cell table:formula="of:=['patched-nolom'.O47]" office:value-type="float" office:value="843088" calcext:value-type="float">
            <text:p>843088</text:p>
          </table:table-cell>
          <table:table-cell table:formula="of:=['patched-lom'.AB47]" office:value-type="float" office:value="571456" calcext:value-type="float">
            <text:p>571456</text:p>
          </table:table-cell>
          <table:table-cell table:formula="of:=['patched-lom'.AC47]" office:value-type="float" office:value="96813" calcext:value-type="float">
            <text:p>96813</text:p>
          </table:table-cell>
          <table:table-cell table:formula="of:=['patched-lom'.O47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48]" office:value-type="float" office:value="573436" calcext:value-type="float">
            <text:p>573436</text:p>
          </table:table-cell>
          <table:table-cell table:formula="of:=[original.AC48]" office:value-type="float" office:value="111774" calcext:value-type="float">
            <text:p>111774</text:p>
          </table:table-cell>
          <table:table-cell table:formula="of:=[original.O48]" office:value-type="float" office:value="848012" calcext:value-type="float">
            <text:p>848012</text:p>
          </table:table-cell>
          <table:table-cell table:formula="of:=['patched-nolom'.AB48]" office:value-type="float" office:value="571520" calcext:value-type="float">
            <text:p>571520</text:p>
          </table:table-cell>
          <table:table-cell table:formula="of:=['patched-nolom'.AC48]" office:value-type="float" office:value="104536" calcext:value-type="float">
            <text:p>104536</text:p>
          </table:table-cell>
          <table:table-cell table:formula="of:=['patched-nolom'.O48]" office:value-type="float" office:value="843088" calcext:value-type="float">
            <text:p>843088</text:p>
          </table:table-cell>
          <table:table-cell table:formula="of:=['patched-lom'.AB48]" office:value-type="float" office:value="571456" calcext:value-type="float">
            <text:p>571456</text:p>
          </table:table-cell>
          <table:table-cell table:formula="of:=['patched-lom'.AC48]" office:value-type="float" office:value="96813" calcext:value-type="float">
            <text:p>96813</text:p>
          </table:table-cell>
          <table:table-cell table:formula="of:=['patched-lom'.O48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49]" office:value-type="float" office:value="573436" calcext:value-type="float">
            <text:p>573436</text:p>
          </table:table-cell>
          <table:table-cell table:formula="of:=[original.AC49]" office:value-type="float" office:value="111774" calcext:value-type="float">
            <text:p>111774</text:p>
          </table:table-cell>
          <table:table-cell table:formula="of:=[original.O49]" office:value-type="float" office:value="848012" calcext:value-type="float">
            <text:p>848012</text:p>
          </table:table-cell>
          <table:table-cell table:formula="of:=['patched-nolom'.AB49]" office:value-type="float" office:value="571520" calcext:value-type="float">
            <text:p>571520</text:p>
          </table:table-cell>
          <table:table-cell table:formula="of:=['patched-nolom'.AC49]" office:value-type="float" office:value="104536" calcext:value-type="float">
            <text:p>104536</text:p>
          </table:table-cell>
          <table:table-cell table:formula="of:=['patched-nolom'.O49]" office:value-type="float" office:value="843088" calcext:value-type="float">
            <text:p>843088</text:p>
          </table:table-cell>
          <table:table-cell table:formula="of:=['patched-lom'.AB49]" office:value-type="float" office:value="571456" calcext:value-type="float">
            <text:p>571456</text:p>
          </table:table-cell>
          <table:table-cell table:formula="of:=['patched-lom'.AC49]" office:value-type="float" office:value="96813" calcext:value-type="float">
            <text:p>96813</text:p>
          </table:table-cell>
          <table:table-cell table:formula="of:=['patched-lom'.O49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50]" office:value-type="float" office:value="573436" calcext:value-type="float">
            <text:p>573436</text:p>
          </table:table-cell>
          <table:table-cell table:formula="of:=[original.AC50]" office:value-type="float" office:value="111774" calcext:value-type="float">
            <text:p>111774</text:p>
          </table:table-cell>
          <table:table-cell table:formula="of:=[original.O50]" office:value-type="float" office:value="848012" calcext:value-type="float">
            <text:p>848012</text:p>
          </table:table-cell>
          <table:table-cell table:formula="of:=['patched-nolom'.AB50]" office:value-type="float" office:value="571520" calcext:value-type="float">
            <text:p>571520</text:p>
          </table:table-cell>
          <table:table-cell table:formula="of:=['patched-nolom'.AC50]" office:value-type="float" office:value="104536" calcext:value-type="float">
            <text:p>104536</text:p>
          </table:table-cell>
          <table:table-cell table:formula="of:=['patched-nolom'.O50]" office:value-type="float" office:value="843088" calcext:value-type="float">
            <text:p>843088</text:p>
          </table:table-cell>
          <table:table-cell table:formula="of:=['patched-lom'.AB50]" office:value-type="float" office:value="571456" calcext:value-type="float">
            <text:p>571456</text:p>
          </table:table-cell>
          <table:table-cell table:formula="of:=['patched-lom'.AC50]" office:value-type="float" office:value="96813" calcext:value-type="float">
            <text:p>96813</text:p>
          </table:table-cell>
          <table:table-cell table:formula="of:=['patched-lom'.O50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51]" office:value-type="float" office:value="573436" calcext:value-type="float">
            <text:p>573436</text:p>
          </table:table-cell>
          <table:table-cell table:formula="of:=[original.AC51]" office:value-type="float" office:value="111774" calcext:value-type="float">
            <text:p>111774</text:p>
          </table:table-cell>
          <table:table-cell table:formula="of:=[original.O51]" office:value-type="float" office:value="848012" calcext:value-type="float">
            <text:p>848012</text:p>
          </table:table-cell>
          <table:table-cell table:formula="of:=['patched-nolom'.AB51]" office:value-type="float" office:value="571520" calcext:value-type="float">
            <text:p>571520</text:p>
          </table:table-cell>
          <table:table-cell table:formula="of:=['patched-nolom'.AC51]" office:value-type="float" office:value="104536" calcext:value-type="float">
            <text:p>104536</text:p>
          </table:table-cell>
          <table:table-cell table:formula="of:=['patched-nolom'.O51]" office:value-type="float" office:value="843088" calcext:value-type="float">
            <text:p>843088</text:p>
          </table:table-cell>
          <table:table-cell table:formula="of:=['patched-lom'.AB51]" office:value-type="float" office:value="571456" calcext:value-type="float">
            <text:p>571456</text:p>
          </table:table-cell>
          <table:table-cell table:formula="of:=['patched-lom'.AC51]" office:value-type="float" office:value="96813" calcext:value-type="float">
            <text:p>96813</text:p>
          </table:table-cell>
          <table:table-cell table:formula="of:=['patched-lom'.O51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52]" office:value-type="float" office:value="573436" calcext:value-type="float">
            <text:p>573436</text:p>
          </table:table-cell>
          <table:table-cell table:formula="of:=[original.AC52]" office:value-type="float" office:value="111774" calcext:value-type="float">
            <text:p>111774</text:p>
          </table:table-cell>
          <table:table-cell table:formula="of:=[original.O52]" office:value-type="float" office:value="848012" calcext:value-type="float">
            <text:p>848012</text:p>
          </table:table-cell>
          <table:table-cell table:formula="of:=['patched-nolom'.AB52]" office:value-type="float" office:value="571520" calcext:value-type="float">
            <text:p>571520</text:p>
          </table:table-cell>
          <table:table-cell table:formula="of:=['patched-nolom'.AC52]" office:value-type="float" office:value="104536" calcext:value-type="float">
            <text:p>104536</text:p>
          </table:table-cell>
          <table:table-cell table:formula="of:=['patched-nolom'.O52]" office:value-type="float" office:value="843088" calcext:value-type="float">
            <text:p>843088</text:p>
          </table:table-cell>
          <table:table-cell table:formula="of:=['patched-lom'.AB52]" office:value-type="float" office:value="571456" calcext:value-type="float">
            <text:p>571456</text:p>
          </table:table-cell>
          <table:table-cell table:formula="of:=['patched-lom'.AC52]" office:value-type="float" office:value="96813" calcext:value-type="float">
            <text:p>96813</text:p>
          </table:table-cell>
          <table:table-cell table:formula="of:=['patched-lom'.O52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53]" office:value-type="float" office:value="573436" calcext:value-type="float">
            <text:p>573436</text:p>
          </table:table-cell>
          <table:table-cell table:formula="of:=[original.AC53]" office:value-type="float" office:value="111774" calcext:value-type="float">
            <text:p>111774</text:p>
          </table:table-cell>
          <table:table-cell table:formula="of:=[original.O53]" office:value-type="float" office:value="848012" calcext:value-type="float">
            <text:p>848012</text:p>
          </table:table-cell>
          <table:table-cell table:formula="of:=['patched-nolom'.AB53]" office:value-type="float" office:value="571520" calcext:value-type="float">
            <text:p>571520</text:p>
          </table:table-cell>
          <table:table-cell table:formula="of:=['patched-nolom'.AC53]" office:value-type="float" office:value="104536" calcext:value-type="float">
            <text:p>104536</text:p>
          </table:table-cell>
          <table:table-cell table:formula="of:=['patched-nolom'.O53]" office:value-type="float" office:value="843088" calcext:value-type="float">
            <text:p>843088</text:p>
          </table:table-cell>
          <table:table-cell table:formula="of:=['patched-lom'.AB53]" office:value-type="float" office:value="571456" calcext:value-type="float">
            <text:p>571456</text:p>
          </table:table-cell>
          <table:table-cell table:formula="of:=['patched-lom'.AC53]" office:value-type="float" office:value="96813" calcext:value-type="float">
            <text:p>96813</text:p>
          </table:table-cell>
          <table:table-cell table:formula="of:=['patched-lom'.O53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54]" office:value-type="float" office:value="573436" calcext:value-type="float">
            <text:p>573436</text:p>
          </table:table-cell>
          <table:table-cell table:formula="of:=[original.AC54]" office:value-type="float" office:value="111774" calcext:value-type="float">
            <text:p>111774</text:p>
          </table:table-cell>
          <table:table-cell table:formula="of:=[original.O54]" office:value-type="float" office:value="848012" calcext:value-type="float">
            <text:p>848012</text:p>
          </table:table-cell>
          <table:table-cell table:formula="of:=['patched-nolom'.AB54]" office:value-type="float" office:value="571520" calcext:value-type="float">
            <text:p>571520</text:p>
          </table:table-cell>
          <table:table-cell table:formula="of:=['patched-nolom'.AC54]" office:value-type="float" office:value="104536" calcext:value-type="float">
            <text:p>104536</text:p>
          </table:table-cell>
          <table:table-cell table:formula="of:=['patched-nolom'.O54]" office:value-type="float" office:value="843088" calcext:value-type="float">
            <text:p>843088</text:p>
          </table:table-cell>
          <table:table-cell table:formula="of:=['patched-lom'.AB54]" office:value-type="float" office:value="571456" calcext:value-type="float">
            <text:p>571456</text:p>
          </table:table-cell>
          <table:table-cell table:formula="of:=['patched-lom'.AC54]" office:value-type="float" office:value="96813" calcext:value-type="float">
            <text:p>96813</text:p>
          </table:table-cell>
          <table:table-cell table:formula="of:=['patched-lom'.O54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55]" office:value-type="float" office:value="573436" calcext:value-type="float">
            <text:p>573436</text:p>
          </table:table-cell>
          <table:table-cell table:formula="of:=[original.AC55]" office:value-type="float" office:value="111774" calcext:value-type="float">
            <text:p>111774</text:p>
          </table:table-cell>
          <table:table-cell table:formula="of:=[original.O55]" office:value-type="float" office:value="848012" calcext:value-type="float">
            <text:p>848012</text:p>
          </table:table-cell>
          <table:table-cell table:formula="of:=['patched-nolom'.AB55]" office:value-type="float" office:value="571520" calcext:value-type="float">
            <text:p>571520</text:p>
          </table:table-cell>
          <table:table-cell table:formula="of:=['patched-nolom'.AC55]" office:value-type="float" office:value="104536" calcext:value-type="float">
            <text:p>104536</text:p>
          </table:table-cell>
          <table:table-cell table:formula="of:=['patched-nolom'.O55]" office:value-type="float" office:value="843088" calcext:value-type="float">
            <text:p>843088</text:p>
          </table:table-cell>
          <table:table-cell table:formula="of:=['patched-lom'.AB55]" office:value-type="float" office:value="571456" calcext:value-type="float">
            <text:p>571456</text:p>
          </table:table-cell>
          <table:table-cell table:formula="of:=['patched-lom'.AC55]" office:value-type="float" office:value="96813" calcext:value-type="float">
            <text:p>96813</text:p>
          </table:table-cell>
          <table:table-cell table:formula="of:=['patched-lom'.O55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56]" office:value-type="float" office:value="573436" calcext:value-type="float">
            <text:p>573436</text:p>
          </table:table-cell>
          <table:table-cell table:formula="of:=[original.AC56]" office:value-type="float" office:value="111774" calcext:value-type="float">
            <text:p>111774</text:p>
          </table:table-cell>
          <table:table-cell table:formula="of:=[original.O56]" office:value-type="float" office:value="848012" calcext:value-type="float">
            <text:p>848012</text:p>
          </table:table-cell>
          <table:table-cell table:formula="of:=['patched-nolom'.AB56]" office:value-type="float" office:value="571520" calcext:value-type="float">
            <text:p>571520</text:p>
          </table:table-cell>
          <table:table-cell table:formula="of:=['patched-nolom'.AC56]" office:value-type="float" office:value="104536" calcext:value-type="float">
            <text:p>104536</text:p>
          </table:table-cell>
          <table:table-cell table:formula="of:=['patched-nolom'.O56]" office:value-type="float" office:value="843088" calcext:value-type="float">
            <text:p>843088</text:p>
          </table:table-cell>
          <table:table-cell table:formula="of:=['patched-lom'.AB56]" office:value-type="float" office:value="571456" calcext:value-type="float">
            <text:p>571456</text:p>
          </table:table-cell>
          <table:table-cell table:formula="of:=['patched-lom'.AC56]" office:value-type="float" office:value="96813" calcext:value-type="float">
            <text:p>96813</text:p>
          </table:table-cell>
          <table:table-cell table:formula="of:=['patched-lom'.O56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57]" office:value-type="float" office:value="573436" calcext:value-type="float">
            <text:p>573436</text:p>
          </table:table-cell>
          <table:table-cell table:formula="of:=[original.AC57]" office:value-type="float" office:value="111774" calcext:value-type="float">
            <text:p>111774</text:p>
          </table:table-cell>
          <table:table-cell table:formula="of:=[original.O57]" office:value-type="float" office:value="848012" calcext:value-type="float">
            <text:p>848012</text:p>
          </table:table-cell>
          <table:table-cell table:formula="of:=['patched-nolom'.AB57]" office:value-type="float" office:value="571520" calcext:value-type="float">
            <text:p>571520</text:p>
          </table:table-cell>
          <table:table-cell table:formula="of:=['patched-nolom'.AC57]" office:value-type="float" office:value="104536" calcext:value-type="float">
            <text:p>104536</text:p>
          </table:table-cell>
          <table:table-cell table:formula="of:=['patched-nolom'.O57]" office:value-type="float" office:value="843088" calcext:value-type="float">
            <text:p>843088</text:p>
          </table:table-cell>
          <table:table-cell table:formula="of:=['patched-lom'.AB57]" office:value-type="float" office:value="571456" calcext:value-type="float">
            <text:p>571456</text:p>
          </table:table-cell>
          <table:table-cell table:formula="of:=['patched-lom'.AC57]" office:value-type="float" office:value="96813" calcext:value-type="float">
            <text:p>96813</text:p>
          </table:table-cell>
          <table:table-cell table:formula="of:=['patched-lom'.O57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58]" office:value-type="float" office:value="573436" calcext:value-type="float">
            <text:p>573436</text:p>
          </table:table-cell>
          <table:table-cell table:formula="of:=[original.AC58]" office:value-type="float" office:value="111774" calcext:value-type="float">
            <text:p>111774</text:p>
          </table:table-cell>
          <table:table-cell table:formula="of:=[original.O58]" office:value-type="float" office:value="848012" calcext:value-type="float">
            <text:p>848012</text:p>
          </table:table-cell>
          <table:table-cell table:formula="of:=['patched-nolom'.AB58]" office:value-type="float" office:value="571520" calcext:value-type="float">
            <text:p>571520</text:p>
          </table:table-cell>
          <table:table-cell table:formula="of:=['patched-nolom'.AC58]" office:value-type="float" office:value="104536" calcext:value-type="float">
            <text:p>104536</text:p>
          </table:table-cell>
          <table:table-cell table:formula="of:=['patched-nolom'.O58]" office:value-type="float" office:value="843088" calcext:value-type="float">
            <text:p>843088</text:p>
          </table:table-cell>
          <table:table-cell table:formula="of:=['patched-lom'.AB58]" office:value-type="float" office:value="571456" calcext:value-type="float">
            <text:p>571456</text:p>
          </table:table-cell>
          <table:table-cell table:formula="of:=['patched-lom'.AC58]" office:value-type="float" office:value="96813" calcext:value-type="float">
            <text:p>96813</text:p>
          </table:table-cell>
          <table:table-cell table:formula="of:=['patched-lom'.O58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59]" office:value-type="float" office:value="573436" calcext:value-type="float">
            <text:p>573436</text:p>
          </table:table-cell>
          <table:table-cell table:formula="of:=[original.AC59]" office:value-type="float" office:value="111774" calcext:value-type="float">
            <text:p>111774</text:p>
          </table:table-cell>
          <table:table-cell table:formula="of:=[original.O59]" office:value-type="float" office:value="848012" calcext:value-type="float">
            <text:p>848012</text:p>
          </table:table-cell>
          <table:table-cell table:formula="of:=['patched-nolom'.AB59]" office:value-type="float" office:value="571520" calcext:value-type="float">
            <text:p>571520</text:p>
          </table:table-cell>
          <table:table-cell table:formula="of:=['patched-nolom'.AC59]" office:value-type="float" office:value="104536" calcext:value-type="float">
            <text:p>104536</text:p>
          </table:table-cell>
          <table:table-cell table:formula="of:=['patched-nolom'.O59]" office:value-type="float" office:value="843088" calcext:value-type="float">
            <text:p>843088</text:p>
          </table:table-cell>
          <table:table-cell table:formula="of:=['patched-lom'.AB59]" office:value-type="float" office:value="571456" calcext:value-type="float">
            <text:p>571456</text:p>
          </table:table-cell>
          <table:table-cell table:formula="of:=['patched-lom'.AC59]" office:value-type="float" office:value="96813" calcext:value-type="float">
            <text:p>96813</text:p>
          </table:table-cell>
          <table:table-cell table:formula="of:=['patched-lom'.O59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60]" office:value-type="float" office:value="573436" calcext:value-type="float">
            <text:p>573436</text:p>
          </table:table-cell>
          <table:table-cell table:formula="of:=[original.AC60]" office:value-type="float" office:value="111774" calcext:value-type="float">
            <text:p>111774</text:p>
          </table:table-cell>
          <table:table-cell table:formula="of:=[original.O60]" office:value-type="float" office:value="848012" calcext:value-type="float">
            <text:p>848012</text:p>
          </table:table-cell>
          <table:table-cell table:formula="of:=['patched-nolom'.AB60]" office:value-type="float" office:value="571520" calcext:value-type="float">
            <text:p>571520</text:p>
          </table:table-cell>
          <table:table-cell table:formula="of:=['patched-nolom'.AC60]" office:value-type="float" office:value="104536" calcext:value-type="float">
            <text:p>104536</text:p>
          </table:table-cell>
          <table:table-cell table:formula="of:=['patched-nolom'.O60]" office:value-type="float" office:value="843088" calcext:value-type="float">
            <text:p>843088</text:p>
          </table:table-cell>
          <table:table-cell table:formula="of:=['patched-lom'.AB60]" office:value-type="float" office:value="571456" calcext:value-type="float">
            <text:p>571456</text:p>
          </table:table-cell>
          <table:table-cell table:formula="of:=['patched-lom'.AC60]" office:value-type="float" office:value="96813" calcext:value-type="float">
            <text:p>96813</text:p>
          </table:table-cell>
          <table:table-cell table:formula="of:=['patched-lom'.O60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61]" office:value-type="float" office:value="573436" calcext:value-type="float">
            <text:p>573436</text:p>
          </table:table-cell>
          <table:table-cell table:formula="of:=[original.AC61]" office:value-type="float" office:value="111774" calcext:value-type="float">
            <text:p>111774</text:p>
          </table:table-cell>
          <table:table-cell table:formula="of:=[original.O61]" office:value-type="float" office:value="848012" calcext:value-type="float">
            <text:p>848012</text:p>
          </table:table-cell>
          <table:table-cell table:formula="of:=['patched-nolom'.AB61]" office:value-type="float" office:value="571520" calcext:value-type="float">
            <text:p>571520</text:p>
          </table:table-cell>
          <table:table-cell table:formula="of:=['patched-nolom'.AC61]" office:value-type="float" office:value="104536" calcext:value-type="float">
            <text:p>104536</text:p>
          </table:table-cell>
          <table:table-cell table:formula="of:=['patched-nolom'.O61]" office:value-type="float" office:value="843088" calcext:value-type="float">
            <text:p>843088</text:p>
          </table:table-cell>
          <table:table-cell table:formula="of:=['patched-lom'.AB61]" office:value-type="float" office:value="571456" calcext:value-type="float">
            <text:p>571456</text:p>
          </table:table-cell>
          <table:table-cell table:formula="of:=['patched-lom'.AC61]" office:value-type="float" office:value="96813" calcext:value-type="float">
            <text:p>96813</text:p>
          </table:table-cell>
          <table:table-cell table:formula="of:=['patched-lom'.O61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62]" office:value-type="float" office:value="573436" calcext:value-type="float">
            <text:p>573436</text:p>
          </table:table-cell>
          <table:table-cell table:formula="of:=[original.AC62]" office:value-type="float" office:value="111774" calcext:value-type="float">
            <text:p>111774</text:p>
          </table:table-cell>
          <table:table-cell table:formula="of:=[original.O62]" office:value-type="float" office:value="848012" calcext:value-type="float">
            <text:p>848012</text:p>
          </table:table-cell>
          <table:table-cell table:formula="of:=['patched-nolom'.AB62]" office:value-type="float" office:value="571520" calcext:value-type="float">
            <text:p>571520</text:p>
          </table:table-cell>
          <table:table-cell table:formula="of:=['patched-nolom'.AC62]" office:value-type="float" office:value="104536" calcext:value-type="float">
            <text:p>104536</text:p>
          </table:table-cell>
          <table:table-cell table:formula="of:=['patched-nolom'.O62]" office:value-type="float" office:value="843088" calcext:value-type="float">
            <text:p>843088</text:p>
          </table:table-cell>
          <table:table-cell table:formula="of:=['patched-lom'.AB62]" office:value-type="float" office:value="571456" calcext:value-type="float">
            <text:p>571456</text:p>
          </table:table-cell>
          <table:table-cell table:formula="of:=['patched-lom'.AC62]" office:value-type="float" office:value="96813" calcext:value-type="float">
            <text:p>96813</text:p>
          </table:table-cell>
          <table:table-cell table:formula="of:=['patched-lom'.O62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63]" office:value-type="float" office:value="573436" calcext:value-type="float">
            <text:p>573436</text:p>
          </table:table-cell>
          <table:table-cell table:formula="of:=[original.AC63]" office:value-type="float" office:value="111774" calcext:value-type="float">
            <text:p>111774</text:p>
          </table:table-cell>
          <table:table-cell table:formula="of:=[original.O63]" office:value-type="float" office:value="848012" calcext:value-type="float">
            <text:p>848012</text:p>
          </table:table-cell>
          <table:table-cell table:formula="of:=['patched-nolom'.AB63]" office:value-type="float" office:value="571520" calcext:value-type="float">
            <text:p>571520</text:p>
          </table:table-cell>
          <table:table-cell table:formula="of:=['patched-nolom'.AC63]" office:value-type="float" office:value="104536" calcext:value-type="float">
            <text:p>104536</text:p>
          </table:table-cell>
          <table:table-cell table:formula="of:=['patched-nolom'.O63]" office:value-type="float" office:value="843088" calcext:value-type="float">
            <text:p>843088</text:p>
          </table:table-cell>
          <table:table-cell table:formula="of:=['patched-lom'.AB63]" office:value-type="float" office:value="571456" calcext:value-type="float">
            <text:p>571456</text:p>
          </table:table-cell>
          <table:table-cell table:formula="of:=['patched-lom'.AC63]" office:value-type="float" office:value="96813" calcext:value-type="float">
            <text:p>96813</text:p>
          </table:table-cell>
          <table:table-cell table:formula="of:=['patched-lom'.O63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64]" office:value-type="float" office:value="573436" calcext:value-type="float">
            <text:p>573436</text:p>
          </table:table-cell>
          <table:table-cell table:formula="of:=[original.AC64]" office:value-type="float" office:value="111774" calcext:value-type="float">
            <text:p>111774</text:p>
          </table:table-cell>
          <table:table-cell table:formula="of:=[original.O64]" office:value-type="float" office:value="848012" calcext:value-type="float">
            <text:p>848012</text:p>
          </table:table-cell>
          <table:table-cell table:formula="of:=['patched-nolom'.AB64]" office:value-type="float" office:value="571520" calcext:value-type="float">
            <text:p>571520</text:p>
          </table:table-cell>
          <table:table-cell table:formula="of:=['patched-nolom'.AC64]" office:value-type="float" office:value="104536" calcext:value-type="float">
            <text:p>104536</text:p>
          </table:table-cell>
          <table:table-cell table:formula="of:=['patched-nolom'.O64]" office:value-type="float" office:value="843088" calcext:value-type="float">
            <text:p>843088</text:p>
          </table:table-cell>
          <table:table-cell table:formula="of:=['patched-lom'.AB64]" office:value-type="float" office:value="571456" calcext:value-type="float">
            <text:p>571456</text:p>
          </table:table-cell>
          <table:table-cell table:formula="of:=['patched-lom'.AC64]" office:value-type="float" office:value="96813" calcext:value-type="float">
            <text:p>96813</text:p>
          </table:table-cell>
          <table:table-cell table:formula="of:=['patched-lom'.O64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65]" office:value-type="float" office:value="573436" calcext:value-type="float">
            <text:p>573436</text:p>
          </table:table-cell>
          <table:table-cell table:formula="of:=[original.AC65]" office:value-type="float" office:value="111774" calcext:value-type="float">
            <text:p>111774</text:p>
          </table:table-cell>
          <table:table-cell table:formula="of:=[original.O65]" office:value-type="float" office:value="848012" calcext:value-type="float">
            <text:p>848012</text:p>
          </table:table-cell>
          <table:table-cell table:formula="of:=['patched-nolom'.AB65]" office:value-type="float" office:value="571520" calcext:value-type="float">
            <text:p>571520</text:p>
          </table:table-cell>
          <table:table-cell table:formula="of:=['patched-nolom'.AC65]" office:value-type="float" office:value="104536" calcext:value-type="float">
            <text:p>104536</text:p>
          </table:table-cell>
          <table:table-cell table:formula="of:=['patched-nolom'.O65]" office:value-type="float" office:value="843088" calcext:value-type="float">
            <text:p>843088</text:p>
          </table:table-cell>
          <table:table-cell table:formula="of:=['patched-lom'.AB65]" office:value-type="float" office:value="571456" calcext:value-type="float">
            <text:p>571456</text:p>
          </table:table-cell>
          <table:table-cell table:formula="of:=['patched-lom'.AC65]" office:value-type="float" office:value="96813" calcext:value-type="float">
            <text:p>96813</text:p>
          </table:table-cell>
          <table:table-cell table:formula="of:=['patched-lom'.O65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66]" office:value-type="float" office:value="573436" calcext:value-type="float">
            <text:p>573436</text:p>
          </table:table-cell>
          <table:table-cell table:formula="of:=[original.AC66]" office:value-type="float" office:value="111774" calcext:value-type="float">
            <text:p>111774</text:p>
          </table:table-cell>
          <table:table-cell table:formula="of:=[original.O66]" office:value-type="float" office:value="848012" calcext:value-type="float">
            <text:p>848012</text:p>
          </table:table-cell>
          <table:table-cell table:formula="of:=['patched-nolom'.AB66]" office:value-type="float" office:value="571520" calcext:value-type="float">
            <text:p>571520</text:p>
          </table:table-cell>
          <table:table-cell table:formula="of:=['patched-nolom'.AC66]" office:value-type="float" office:value="104536" calcext:value-type="float">
            <text:p>104536</text:p>
          </table:table-cell>
          <table:table-cell table:formula="of:=['patched-nolom'.O66]" office:value-type="float" office:value="843088" calcext:value-type="float">
            <text:p>843088</text:p>
          </table:table-cell>
          <table:table-cell table:formula="of:=['patched-lom'.AB66]" office:value-type="float" office:value="571456" calcext:value-type="float">
            <text:p>571456</text:p>
          </table:table-cell>
          <table:table-cell table:formula="of:=['patched-lom'.AC66]" office:value-type="float" office:value="96813" calcext:value-type="float">
            <text:p>96813</text:p>
          </table:table-cell>
          <table:table-cell table:formula="of:=['patched-lom'.O66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67]" office:value-type="float" office:value="573436" calcext:value-type="float">
            <text:p>573436</text:p>
          </table:table-cell>
          <table:table-cell table:formula="of:=[original.AC67]" office:value-type="float" office:value="111774" calcext:value-type="float">
            <text:p>111774</text:p>
          </table:table-cell>
          <table:table-cell table:formula="of:=[original.O67]" office:value-type="float" office:value="848012" calcext:value-type="float">
            <text:p>848012</text:p>
          </table:table-cell>
          <table:table-cell table:formula="of:=['patched-nolom'.AB67]" office:value-type="float" office:value="571520" calcext:value-type="float">
            <text:p>571520</text:p>
          </table:table-cell>
          <table:table-cell table:formula="of:=['patched-nolom'.AC67]" office:value-type="float" office:value="104536" calcext:value-type="float">
            <text:p>104536</text:p>
          </table:table-cell>
          <table:table-cell table:formula="of:=['patched-nolom'.O67]" office:value-type="float" office:value="843088" calcext:value-type="float">
            <text:p>843088</text:p>
          </table:table-cell>
          <table:table-cell table:formula="of:=['patched-lom'.AB67]" office:value-type="float" office:value="571456" calcext:value-type="float">
            <text:p>571456</text:p>
          </table:table-cell>
          <table:table-cell table:formula="of:=['patched-lom'.AC67]" office:value-type="float" office:value="96813" calcext:value-type="float">
            <text:p>96813</text:p>
          </table:table-cell>
          <table:table-cell table:formula="of:=['patched-lom'.O67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68]" office:value-type="float" office:value="573436" calcext:value-type="float">
            <text:p>573436</text:p>
          </table:table-cell>
          <table:table-cell table:formula="of:=[original.AC68]" office:value-type="float" office:value="111774" calcext:value-type="float">
            <text:p>111774</text:p>
          </table:table-cell>
          <table:table-cell table:formula="of:=[original.O68]" office:value-type="float" office:value="848012" calcext:value-type="float">
            <text:p>848012</text:p>
          </table:table-cell>
          <table:table-cell table:formula="of:=['patched-nolom'.AB68]" office:value-type="float" office:value="571520" calcext:value-type="float">
            <text:p>571520</text:p>
          </table:table-cell>
          <table:table-cell table:formula="of:=['patched-nolom'.AC68]" office:value-type="float" office:value="104536" calcext:value-type="float">
            <text:p>104536</text:p>
          </table:table-cell>
          <table:table-cell table:formula="of:=['patched-nolom'.O68]" office:value-type="float" office:value="843088" calcext:value-type="float">
            <text:p>843088</text:p>
          </table:table-cell>
          <table:table-cell table:formula="of:=['patched-lom'.AB68]" office:value-type="float" office:value="571456" calcext:value-type="float">
            <text:p>571456</text:p>
          </table:table-cell>
          <table:table-cell table:formula="of:=['patched-lom'.AC68]" office:value-type="float" office:value="96813" calcext:value-type="float">
            <text:p>96813</text:p>
          </table:table-cell>
          <table:table-cell table:formula="of:=['patched-lom'.O68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69]" office:value-type="float" office:value="573436" calcext:value-type="float">
            <text:p>573436</text:p>
          </table:table-cell>
          <table:table-cell table:formula="of:=[original.AC69]" office:value-type="float" office:value="111774" calcext:value-type="float">
            <text:p>111774</text:p>
          </table:table-cell>
          <table:table-cell table:formula="of:=[original.O69]" office:value-type="float" office:value="848012" calcext:value-type="float">
            <text:p>848012</text:p>
          </table:table-cell>
          <table:table-cell table:formula="of:=['patched-nolom'.AB69]" office:value-type="float" office:value="571520" calcext:value-type="float">
            <text:p>571520</text:p>
          </table:table-cell>
          <table:table-cell table:formula="of:=['patched-nolom'.AC69]" office:value-type="float" office:value="104536" calcext:value-type="float">
            <text:p>104536</text:p>
          </table:table-cell>
          <table:table-cell table:formula="of:=['patched-nolom'.O69]" office:value-type="float" office:value="843088" calcext:value-type="float">
            <text:p>843088</text:p>
          </table:table-cell>
          <table:table-cell table:formula="of:=['patched-lom'.AB69]" office:value-type="float" office:value="571456" calcext:value-type="float">
            <text:p>571456</text:p>
          </table:table-cell>
          <table:table-cell table:formula="of:=['patched-lom'.AC69]" office:value-type="float" office:value="96813" calcext:value-type="float">
            <text:p>96813</text:p>
          </table:table-cell>
          <table:table-cell table:formula="of:=['patched-lom'.O69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70]" office:value-type="float" office:value="573436" calcext:value-type="float">
            <text:p>573436</text:p>
          </table:table-cell>
          <table:table-cell table:formula="of:=[original.AC70]" office:value-type="float" office:value="111774" calcext:value-type="float">
            <text:p>111774</text:p>
          </table:table-cell>
          <table:table-cell table:formula="of:=[original.O70]" office:value-type="float" office:value="848012" calcext:value-type="float">
            <text:p>848012</text:p>
          </table:table-cell>
          <table:table-cell table:formula="of:=['patched-nolom'.AB70]" office:value-type="float" office:value="571520" calcext:value-type="float">
            <text:p>571520</text:p>
          </table:table-cell>
          <table:table-cell table:formula="of:=['patched-nolom'.AC70]" office:value-type="float" office:value="104536" calcext:value-type="float">
            <text:p>104536</text:p>
          </table:table-cell>
          <table:table-cell table:formula="of:=['patched-nolom'.O70]" office:value-type="float" office:value="843088" calcext:value-type="float">
            <text:p>843088</text:p>
          </table:table-cell>
          <table:table-cell table:formula="of:=['patched-lom'.AB70]" office:value-type="float" office:value="571456" calcext:value-type="float">
            <text:p>571456</text:p>
          </table:table-cell>
          <table:table-cell table:formula="of:=['patched-lom'.AC70]" office:value-type="float" office:value="96813" calcext:value-type="float">
            <text:p>96813</text:p>
          </table:table-cell>
          <table:table-cell table:formula="of:=['patched-lom'.O70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71]" office:value-type="float" office:value="573436" calcext:value-type="float">
            <text:p>573436</text:p>
          </table:table-cell>
          <table:table-cell table:formula="of:=[original.AC71]" office:value-type="float" office:value="111774" calcext:value-type="float">
            <text:p>111774</text:p>
          </table:table-cell>
          <table:table-cell table:formula="of:=[original.O71]" office:value-type="float" office:value="848012" calcext:value-type="float">
            <text:p>848012</text:p>
          </table:table-cell>
          <table:table-cell table:formula="of:=['patched-nolom'.AB71]" office:value-type="float" office:value="571520" calcext:value-type="float">
            <text:p>571520</text:p>
          </table:table-cell>
          <table:table-cell table:formula="of:=['patched-nolom'.AC71]" office:value-type="float" office:value="104536" calcext:value-type="float">
            <text:p>104536</text:p>
          </table:table-cell>
          <table:table-cell table:formula="of:=['patched-nolom'.O71]" office:value-type="float" office:value="843088" calcext:value-type="float">
            <text:p>843088</text:p>
          </table:table-cell>
          <table:table-cell table:formula="of:=['patched-lom'.AB71]" office:value-type="float" office:value="571456" calcext:value-type="float">
            <text:p>571456</text:p>
          </table:table-cell>
          <table:table-cell table:formula="of:=['patched-lom'.AC71]" office:value-type="float" office:value="96813" calcext:value-type="float">
            <text:p>96813</text:p>
          </table:table-cell>
          <table:table-cell table:formula="of:=['patched-lom'.O71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72]" office:value-type="float" office:value="573436" calcext:value-type="float">
            <text:p>573436</text:p>
          </table:table-cell>
          <table:table-cell table:formula="of:=[original.AC72]" office:value-type="float" office:value="111774" calcext:value-type="float">
            <text:p>111774</text:p>
          </table:table-cell>
          <table:table-cell table:formula="of:=[original.O72]" office:value-type="float" office:value="848012" calcext:value-type="float">
            <text:p>848012</text:p>
          </table:table-cell>
          <table:table-cell table:formula="of:=['patched-nolom'.AB72]" office:value-type="float" office:value="571520" calcext:value-type="float">
            <text:p>571520</text:p>
          </table:table-cell>
          <table:table-cell table:formula="of:=['patched-nolom'.AC72]" office:value-type="float" office:value="104536" calcext:value-type="float">
            <text:p>104536</text:p>
          </table:table-cell>
          <table:table-cell table:formula="of:=['patched-nolom'.O72]" office:value-type="float" office:value="843088" calcext:value-type="float">
            <text:p>843088</text:p>
          </table:table-cell>
          <table:table-cell table:formula="of:=['patched-lom'.AB72]" office:value-type="float" office:value="571456" calcext:value-type="float">
            <text:p>571456</text:p>
          </table:table-cell>
          <table:table-cell table:formula="of:=['patched-lom'.AC72]" office:value-type="float" office:value="96813" calcext:value-type="float">
            <text:p>96813</text:p>
          </table:table-cell>
          <table:table-cell table:formula="of:=['patched-lom'.O72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73]" office:value-type="float" office:value="573436" calcext:value-type="float">
            <text:p>573436</text:p>
          </table:table-cell>
          <table:table-cell table:formula="of:=[original.AC73]" office:value-type="float" office:value="111774" calcext:value-type="float">
            <text:p>111774</text:p>
          </table:table-cell>
          <table:table-cell table:formula="of:=[original.O73]" office:value-type="float" office:value="848012" calcext:value-type="float">
            <text:p>848012</text:p>
          </table:table-cell>
          <table:table-cell table:formula="of:=['patched-nolom'.AB73]" office:value-type="float" office:value="571520" calcext:value-type="float">
            <text:p>571520</text:p>
          </table:table-cell>
          <table:table-cell table:formula="of:=['patched-nolom'.AC73]" office:value-type="float" office:value="104536" calcext:value-type="float">
            <text:p>104536</text:p>
          </table:table-cell>
          <table:table-cell table:formula="of:=['patched-nolom'.O73]" office:value-type="float" office:value="843088" calcext:value-type="float">
            <text:p>843088</text:p>
          </table:table-cell>
          <table:table-cell table:formula="of:=['patched-lom'.AB73]" office:value-type="float" office:value="571456" calcext:value-type="float">
            <text:p>571456</text:p>
          </table:table-cell>
          <table:table-cell table:formula="of:=['patched-lom'.AC73]" office:value-type="float" office:value="96813" calcext:value-type="float">
            <text:p>96813</text:p>
          </table:table-cell>
          <table:table-cell table:formula="of:=['patched-lom'.O73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74]" office:value-type="float" office:value="573436" calcext:value-type="float">
            <text:p>573436</text:p>
          </table:table-cell>
          <table:table-cell table:formula="of:=[original.AC74]" office:value-type="float" office:value="111774" calcext:value-type="float">
            <text:p>111774</text:p>
          </table:table-cell>
          <table:table-cell table:formula="of:=[original.O74]" office:value-type="float" office:value="848012" calcext:value-type="float">
            <text:p>848012</text:p>
          </table:table-cell>
          <table:table-cell table:formula="of:=['patched-nolom'.AB74]" office:value-type="float" office:value="571520" calcext:value-type="float">
            <text:p>571520</text:p>
          </table:table-cell>
          <table:table-cell table:formula="of:=['patched-nolom'.AC74]" office:value-type="float" office:value="104536" calcext:value-type="float">
            <text:p>104536</text:p>
          </table:table-cell>
          <table:table-cell table:formula="of:=['patched-nolom'.O74]" office:value-type="float" office:value="843088" calcext:value-type="float">
            <text:p>843088</text:p>
          </table:table-cell>
          <table:table-cell table:formula="of:=['patched-lom'.AB74]" office:value-type="float" office:value="571456" calcext:value-type="float">
            <text:p>571456</text:p>
          </table:table-cell>
          <table:table-cell table:formula="of:=['patched-lom'.AC74]" office:value-type="float" office:value="96813" calcext:value-type="float">
            <text:p>96813</text:p>
          </table:table-cell>
          <table:table-cell table:formula="of:=['patched-lom'.O74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75]" office:value-type="float" office:value="573436" calcext:value-type="float">
            <text:p>573436</text:p>
          </table:table-cell>
          <table:table-cell table:formula="of:=[original.AC75]" office:value-type="float" office:value="111774" calcext:value-type="float">
            <text:p>111774</text:p>
          </table:table-cell>
          <table:table-cell table:formula="of:=[original.O75]" office:value-type="float" office:value="848012" calcext:value-type="float">
            <text:p>848012</text:p>
          </table:table-cell>
          <table:table-cell table:formula="of:=['patched-nolom'.AB75]" office:value-type="float" office:value="571520" calcext:value-type="float">
            <text:p>571520</text:p>
          </table:table-cell>
          <table:table-cell table:formula="of:=['patched-nolom'.AC75]" office:value-type="float" office:value="104536" calcext:value-type="float">
            <text:p>104536</text:p>
          </table:table-cell>
          <table:table-cell table:formula="of:=['patched-nolom'.O75]" office:value-type="float" office:value="843088" calcext:value-type="float">
            <text:p>843088</text:p>
          </table:table-cell>
          <table:table-cell table:formula="of:=['patched-lom'.AB75]" office:value-type="float" office:value="571456" calcext:value-type="float">
            <text:p>571456</text:p>
          </table:table-cell>
          <table:table-cell table:formula="of:=['patched-lom'.AC75]" office:value-type="float" office:value="96813" calcext:value-type="float">
            <text:p>96813</text:p>
          </table:table-cell>
          <table:table-cell table:formula="of:=['patched-lom'.O75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76]" office:value-type="float" office:value="573436" calcext:value-type="float">
            <text:p>573436</text:p>
          </table:table-cell>
          <table:table-cell table:formula="of:=[original.AC76]" office:value-type="float" office:value="111774" calcext:value-type="float">
            <text:p>111774</text:p>
          </table:table-cell>
          <table:table-cell table:formula="of:=[original.O76]" office:value-type="float" office:value="848012" calcext:value-type="float">
            <text:p>848012</text:p>
          </table:table-cell>
          <table:table-cell table:formula="of:=['patched-nolom'.AB76]" office:value-type="float" office:value="571520" calcext:value-type="float">
            <text:p>571520</text:p>
          </table:table-cell>
          <table:table-cell table:formula="of:=['patched-nolom'.AC76]" office:value-type="float" office:value="104536" calcext:value-type="float">
            <text:p>104536</text:p>
          </table:table-cell>
          <table:table-cell table:formula="of:=['patched-nolom'.O76]" office:value-type="float" office:value="843088" calcext:value-type="float">
            <text:p>843088</text:p>
          </table:table-cell>
          <table:table-cell table:formula="of:=['patched-lom'.AB76]" office:value-type="float" office:value="571456" calcext:value-type="float">
            <text:p>571456</text:p>
          </table:table-cell>
          <table:table-cell table:formula="of:=['patched-lom'.AC76]" office:value-type="float" office:value="96813" calcext:value-type="float">
            <text:p>96813</text:p>
          </table:table-cell>
          <table:table-cell table:formula="of:=['patched-lom'.O76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77]" office:value-type="float" office:value="573436" calcext:value-type="float">
            <text:p>573436</text:p>
          </table:table-cell>
          <table:table-cell table:formula="of:=[original.AC77]" office:value-type="float" office:value="111774" calcext:value-type="float">
            <text:p>111774</text:p>
          </table:table-cell>
          <table:table-cell table:formula="of:=[original.O77]" office:value-type="float" office:value="848012" calcext:value-type="float">
            <text:p>848012</text:p>
          </table:table-cell>
          <table:table-cell table:formula="of:=['patched-nolom'.AB77]" office:value-type="float" office:value="571520" calcext:value-type="float">
            <text:p>571520</text:p>
          </table:table-cell>
          <table:table-cell table:formula="of:=['patched-nolom'.AC77]" office:value-type="float" office:value="104536" calcext:value-type="float">
            <text:p>104536</text:p>
          </table:table-cell>
          <table:table-cell table:formula="of:=['patched-nolom'.O77]" office:value-type="float" office:value="843088" calcext:value-type="float">
            <text:p>843088</text:p>
          </table:table-cell>
          <table:table-cell table:formula="of:=['patched-lom'.AB77]" office:value-type="float" office:value="571456" calcext:value-type="float">
            <text:p>571456</text:p>
          </table:table-cell>
          <table:table-cell table:formula="of:=['patched-lom'.AC77]" office:value-type="float" office:value="96813" calcext:value-type="float">
            <text:p>96813</text:p>
          </table:table-cell>
          <table:table-cell table:formula="of:=['patched-lom'.O77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78]" office:value-type="float" office:value="573436" calcext:value-type="float">
            <text:p>573436</text:p>
          </table:table-cell>
          <table:table-cell table:formula="of:=[original.AC78]" office:value-type="float" office:value="111774" calcext:value-type="float">
            <text:p>111774</text:p>
          </table:table-cell>
          <table:table-cell table:formula="of:=[original.O78]" office:value-type="float" office:value="848012" calcext:value-type="float">
            <text:p>848012</text:p>
          </table:table-cell>
          <table:table-cell table:formula="of:=['patched-nolom'.AB78]" office:value-type="float" office:value="571520" calcext:value-type="float">
            <text:p>571520</text:p>
          </table:table-cell>
          <table:table-cell table:formula="of:=['patched-nolom'.AC78]" office:value-type="float" office:value="104536" calcext:value-type="float">
            <text:p>104536</text:p>
          </table:table-cell>
          <table:table-cell table:formula="of:=['patched-nolom'.O78]" office:value-type="float" office:value="843088" calcext:value-type="float">
            <text:p>843088</text:p>
          </table:table-cell>
          <table:table-cell table:formula="of:=['patched-lom'.AB78]" office:value-type="float" office:value="571456" calcext:value-type="float">
            <text:p>571456</text:p>
          </table:table-cell>
          <table:table-cell table:formula="of:=['patched-lom'.AC78]" office:value-type="float" office:value="96813" calcext:value-type="float">
            <text:p>96813</text:p>
          </table:table-cell>
          <table:table-cell table:formula="of:=['patched-lom'.O78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79]" office:value-type="float" office:value="573436" calcext:value-type="float">
            <text:p>573436</text:p>
          </table:table-cell>
          <table:table-cell table:formula="of:=[original.AC79]" office:value-type="float" office:value="111774" calcext:value-type="float">
            <text:p>111774</text:p>
          </table:table-cell>
          <table:table-cell table:formula="of:=[original.O79]" office:value-type="float" office:value="848012" calcext:value-type="float">
            <text:p>848012</text:p>
          </table:table-cell>
          <table:table-cell table:formula="of:=['patched-nolom'.AB79]" office:value-type="float" office:value="571520" calcext:value-type="float">
            <text:p>571520</text:p>
          </table:table-cell>
          <table:table-cell table:formula="of:=['patched-nolom'.AC79]" office:value-type="float" office:value="104536" calcext:value-type="float">
            <text:p>104536</text:p>
          </table:table-cell>
          <table:table-cell table:formula="of:=['patched-nolom'.O79]" office:value-type="float" office:value="843088" calcext:value-type="float">
            <text:p>843088</text:p>
          </table:table-cell>
          <table:table-cell table:formula="of:=['patched-lom'.AB79]" office:value-type="float" office:value="571456" calcext:value-type="float">
            <text:p>571456</text:p>
          </table:table-cell>
          <table:table-cell table:formula="of:=['patched-lom'.AC79]" office:value-type="float" office:value="96813" calcext:value-type="float">
            <text:p>96813</text:p>
          </table:table-cell>
          <table:table-cell table:formula="of:=['patched-lom'.O79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80]" office:value-type="float" office:value="573436" calcext:value-type="float">
            <text:p>573436</text:p>
          </table:table-cell>
          <table:table-cell table:formula="of:=[original.AC80]" office:value-type="float" office:value="111774" calcext:value-type="float">
            <text:p>111774</text:p>
          </table:table-cell>
          <table:table-cell table:formula="of:=[original.O80]" office:value-type="float" office:value="848012" calcext:value-type="float">
            <text:p>848012</text:p>
          </table:table-cell>
          <table:table-cell table:formula="of:=['patched-nolom'.AB80]" office:value-type="float" office:value="571520" calcext:value-type="float">
            <text:p>571520</text:p>
          </table:table-cell>
          <table:table-cell table:formula="of:=['patched-nolom'.AC80]" office:value-type="float" office:value="104536" calcext:value-type="float">
            <text:p>104536</text:p>
          </table:table-cell>
          <table:table-cell table:formula="of:=['patched-nolom'.O80]" office:value-type="float" office:value="843088" calcext:value-type="float">
            <text:p>843088</text:p>
          </table:table-cell>
          <table:table-cell table:formula="of:=['patched-lom'.AB80]" office:value-type="float" office:value="571456" calcext:value-type="float">
            <text:p>571456</text:p>
          </table:table-cell>
          <table:table-cell table:formula="of:=['patched-lom'.AC80]" office:value-type="float" office:value="96813" calcext:value-type="float">
            <text:p>96813</text:p>
          </table:table-cell>
          <table:table-cell table:formula="of:=['patched-lom'.O80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81]" office:value-type="float" office:value="573436" calcext:value-type="float">
            <text:p>573436</text:p>
          </table:table-cell>
          <table:table-cell table:formula="of:=[original.AC81]" office:value-type="float" office:value="111774" calcext:value-type="float">
            <text:p>111774</text:p>
          </table:table-cell>
          <table:table-cell table:formula="of:=[original.O81]" office:value-type="float" office:value="848012" calcext:value-type="float">
            <text:p>848012</text:p>
          </table:table-cell>
          <table:table-cell table:formula="of:=['patched-nolom'.AB81]" office:value-type="float" office:value="571520" calcext:value-type="float">
            <text:p>571520</text:p>
          </table:table-cell>
          <table:table-cell table:formula="of:=['patched-nolom'.AC81]" office:value-type="float" office:value="104536" calcext:value-type="float">
            <text:p>104536</text:p>
          </table:table-cell>
          <table:table-cell table:formula="of:=['patched-nolom'.O81]" office:value-type="float" office:value="843088" calcext:value-type="float">
            <text:p>843088</text:p>
          </table:table-cell>
          <table:table-cell table:formula="of:=['patched-lom'.AB81]" office:value-type="float" office:value="571456" calcext:value-type="float">
            <text:p>571456</text:p>
          </table:table-cell>
          <table:table-cell table:formula="of:=['patched-lom'.AC81]" office:value-type="float" office:value="96813" calcext:value-type="float">
            <text:p>96813</text:p>
          </table:table-cell>
          <table:table-cell table:formula="of:=['patched-lom'.O81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82]" office:value-type="float" office:value="573436" calcext:value-type="float">
            <text:p>573436</text:p>
          </table:table-cell>
          <table:table-cell table:formula="of:=[original.AC82]" office:value-type="float" office:value="111774" calcext:value-type="float">
            <text:p>111774</text:p>
          </table:table-cell>
          <table:table-cell table:formula="of:=[original.O82]" office:value-type="float" office:value="848012" calcext:value-type="float">
            <text:p>848012</text:p>
          </table:table-cell>
          <table:table-cell table:formula="of:=['patched-nolom'.AB82]" office:value-type="float" office:value="571520" calcext:value-type="float">
            <text:p>571520</text:p>
          </table:table-cell>
          <table:table-cell table:formula="of:=['patched-nolom'.AC82]" office:value-type="float" office:value="104536" calcext:value-type="float">
            <text:p>104536</text:p>
          </table:table-cell>
          <table:table-cell table:formula="of:=['patched-nolom'.O82]" office:value-type="float" office:value="843088" calcext:value-type="float">
            <text:p>843088</text:p>
          </table:table-cell>
          <table:table-cell table:formula="of:=['patched-lom'.AB82]" office:value-type="float" office:value="571456" calcext:value-type="float">
            <text:p>571456</text:p>
          </table:table-cell>
          <table:table-cell table:formula="of:=['patched-lom'.AC82]" office:value-type="float" office:value="96813" calcext:value-type="float">
            <text:p>96813</text:p>
          </table:table-cell>
          <table:table-cell table:formula="of:=['patched-lom'.O82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83]" office:value-type="float" office:value="573436" calcext:value-type="float">
            <text:p>573436</text:p>
          </table:table-cell>
          <table:table-cell table:formula="of:=[original.AC83]" office:value-type="float" office:value="111774" calcext:value-type="float">
            <text:p>111774</text:p>
          </table:table-cell>
          <table:table-cell table:formula="of:=[original.O83]" office:value-type="float" office:value="848012" calcext:value-type="float">
            <text:p>848012</text:p>
          </table:table-cell>
          <table:table-cell table:formula="of:=['patched-nolom'.AB83]" office:value-type="float" office:value="571520" calcext:value-type="float">
            <text:p>571520</text:p>
          </table:table-cell>
          <table:table-cell table:formula="of:=['patched-nolom'.AC83]" office:value-type="float" office:value="104536" calcext:value-type="float">
            <text:p>104536</text:p>
          </table:table-cell>
          <table:table-cell table:formula="of:=['patched-nolom'.O83]" office:value-type="float" office:value="843088" calcext:value-type="float">
            <text:p>843088</text:p>
          </table:table-cell>
          <table:table-cell table:formula="of:=['patched-lom'.AB83]" office:value-type="float" office:value="571456" calcext:value-type="float">
            <text:p>571456</text:p>
          </table:table-cell>
          <table:table-cell table:formula="of:=['patched-lom'.AC83]" office:value-type="float" office:value="96813" calcext:value-type="float">
            <text:p>96813</text:p>
          </table:table-cell>
          <table:table-cell table:formula="of:=['patched-lom'.O83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84]" office:value-type="float" office:value="573436" calcext:value-type="float">
            <text:p>573436</text:p>
          </table:table-cell>
          <table:table-cell table:formula="of:=[original.AC84]" office:value-type="float" office:value="111774" calcext:value-type="float">
            <text:p>111774</text:p>
          </table:table-cell>
          <table:table-cell table:formula="of:=[original.O84]" office:value-type="float" office:value="848012" calcext:value-type="float">
            <text:p>848012</text:p>
          </table:table-cell>
          <table:table-cell table:formula="of:=['patched-nolom'.AB84]" office:value-type="float" office:value="571520" calcext:value-type="float">
            <text:p>571520</text:p>
          </table:table-cell>
          <table:table-cell table:formula="of:=['patched-nolom'.AC84]" office:value-type="float" office:value="104536" calcext:value-type="float">
            <text:p>104536</text:p>
          </table:table-cell>
          <table:table-cell table:formula="of:=['patched-nolom'.O84]" office:value-type="float" office:value="843088" calcext:value-type="float">
            <text:p>843088</text:p>
          </table:table-cell>
          <table:table-cell table:formula="of:=['patched-lom'.AB84]" office:value-type="float" office:value="571456" calcext:value-type="float">
            <text:p>571456</text:p>
          </table:table-cell>
          <table:table-cell table:formula="of:=['patched-lom'.AC84]" office:value-type="float" office:value="96813" calcext:value-type="float">
            <text:p>96813</text:p>
          </table:table-cell>
          <table:table-cell table:formula="of:=['patched-lom'.O84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85]" office:value-type="float" office:value="573436" calcext:value-type="float">
            <text:p>573436</text:p>
          </table:table-cell>
          <table:table-cell table:formula="of:=[original.AC85]" office:value-type="float" office:value="111774" calcext:value-type="float">
            <text:p>111774</text:p>
          </table:table-cell>
          <table:table-cell table:formula="of:=[original.O85]" office:value-type="float" office:value="848012" calcext:value-type="float">
            <text:p>848012</text:p>
          </table:table-cell>
          <table:table-cell table:formula="of:=['patched-nolom'.AB85]" office:value-type="float" office:value="571520" calcext:value-type="float">
            <text:p>571520</text:p>
          </table:table-cell>
          <table:table-cell table:formula="of:=['patched-nolom'.AC85]" office:value-type="float" office:value="104536" calcext:value-type="float">
            <text:p>104536</text:p>
          </table:table-cell>
          <table:table-cell table:formula="of:=['patched-nolom'.O85]" office:value-type="float" office:value="843088" calcext:value-type="float">
            <text:p>843088</text:p>
          </table:table-cell>
          <table:table-cell table:formula="of:=['patched-lom'.AB85]" office:value-type="float" office:value="571456" calcext:value-type="float">
            <text:p>571456</text:p>
          </table:table-cell>
          <table:table-cell table:formula="of:=['patched-lom'.AC85]" office:value-type="float" office:value="96813" calcext:value-type="float">
            <text:p>96813</text:p>
          </table:table-cell>
          <table:table-cell table:formula="of:=['patched-lom'.O85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86]" office:value-type="float" office:value="573436" calcext:value-type="float">
            <text:p>573436</text:p>
          </table:table-cell>
          <table:table-cell table:formula="of:=[original.AC86]" office:value-type="float" office:value="111774" calcext:value-type="float">
            <text:p>111774</text:p>
          </table:table-cell>
          <table:table-cell table:formula="of:=[original.O86]" office:value-type="float" office:value="848012" calcext:value-type="float">
            <text:p>848012</text:p>
          </table:table-cell>
          <table:table-cell table:formula="of:=['patched-nolom'.AB86]" office:value-type="float" office:value="571520" calcext:value-type="float">
            <text:p>571520</text:p>
          </table:table-cell>
          <table:table-cell table:formula="of:=['patched-nolom'.AC86]" office:value-type="float" office:value="104536" calcext:value-type="float">
            <text:p>104536</text:p>
          </table:table-cell>
          <table:table-cell table:formula="of:=['patched-nolom'.O86]" office:value-type="float" office:value="843088" calcext:value-type="float">
            <text:p>843088</text:p>
          </table:table-cell>
          <table:table-cell table:formula="of:=['patched-lom'.AB86]" office:value-type="float" office:value="571456" calcext:value-type="float">
            <text:p>571456</text:p>
          </table:table-cell>
          <table:table-cell table:formula="of:=['patched-lom'.AC86]" office:value-type="float" office:value="96813" calcext:value-type="float">
            <text:p>96813</text:p>
          </table:table-cell>
          <table:table-cell table:formula="of:=['patched-lom'.O86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87]" office:value-type="float" office:value="573436" calcext:value-type="float">
            <text:p>573436</text:p>
          </table:table-cell>
          <table:table-cell table:formula="of:=[original.AC87]" office:value-type="float" office:value="111774" calcext:value-type="float">
            <text:p>111774</text:p>
          </table:table-cell>
          <table:table-cell table:formula="of:=[original.O87]" office:value-type="float" office:value="848012" calcext:value-type="float">
            <text:p>848012</text:p>
          </table:table-cell>
          <table:table-cell table:formula="of:=['patched-nolom'.AB87]" office:value-type="float" office:value="571520" calcext:value-type="float">
            <text:p>571520</text:p>
          </table:table-cell>
          <table:table-cell table:formula="of:=['patched-nolom'.AC87]" office:value-type="float" office:value="104536" calcext:value-type="float">
            <text:p>104536</text:p>
          </table:table-cell>
          <table:table-cell table:formula="of:=['patched-nolom'.O87]" office:value-type="float" office:value="843088" calcext:value-type="float">
            <text:p>843088</text:p>
          </table:table-cell>
          <table:table-cell table:formula="of:=['patched-lom'.AB87]" office:value-type="float" office:value="571456" calcext:value-type="float">
            <text:p>571456</text:p>
          </table:table-cell>
          <table:table-cell table:formula="of:=['patched-lom'.AC87]" office:value-type="float" office:value="96813" calcext:value-type="float">
            <text:p>96813</text:p>
          </table:table-cell>
          <table:table-cell table:formula="of:=['patched-lom'.O87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88]" office:value-type="float" office:value="573436" calcext:value-type="float">
            <text:p>573436</text:p>
          </table:table-cell>
          <table:table-cell table:formula="of:=[original.AC88]" office:value-type="float" office:value="111774" calcext:value-type="float">
            <text:p>111774</text:p>
          </table:table-cell>
          <table:table-cell table:formula="of:=[original.O88]" office:value-type="float" office:value="848012" calcext:value-type="float">
            <text:p>848012</text:p>
          </table:table-cell>
          <table:table-cell table:formula="of:=['patched-nolom'.AB88]" office:value-type="float" office:value="571520" calcext:value-type="float">
            <text:p>571520</text:p>
          </table:table-cell>
          <table:table-cell table:formula="of:=['patched-nolom'.AC88]" office:value-type="float" office:value="104536" calcext:value-type="float">
            <text:p>104536</text:p>
          </table:table-cell>
          <table:table-cell table:formula="of:=['patched-nolom'.O88]" office:value-type="float" office:value="843088" calcext:value-type="float">
            <text:p>843088</text:p>
          </table:table-cell>
          <table:table-cell table:formula="of:=['patched-lom'.AB88]" office:value-type="float" office:value="571456" calcext:value-type="float">
            <text:p>571456</text:p>
          </table:table-cell>
          <table:table-cell table:formula="of:=['patched-lom'.AC88]" office:value-type="float" office:value="96813" calcext:value-type="float">
            <text:p>96813</text:p>
          </table:table-cell>
          <table:table-cell table:formula="of:=['patched-lom'.O88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89]" office:value-type="float" office:value="573436" calcext:value-type="float">
            <text:p>573436</text:p>
          </table:table-cell>
          <table:table-cell table:formula="of:=[original.AC89]" office:value-type="float" office:value="111774" calcext:value-type="float">
            <text:p>111774</text:p>
          </table:table-cell>
          <table:table-cell table:formula="of:=[original.O89]" office:value-type="float" office:value="848012" calcext:value-type="float">
            <text:p>848012</text:p>
          </table:table-cell>
          <table:table-cell table:formula="of:=['patched-nolom'.AB89]" office:value-type="float" office:value="571520" calcext:value-type="float">
            <text:p>571520</text:p>
          </table:table-cell>
          <table:table-cell table:formula="of:=['patched-nolom'.AC89]" office:value-type="float" office:value="104536" calcext:value-type="float">
            <text:p>104536</text:p>
          </table:table-cell>
          <table:table-cell table:formula="of:=['patched-nolom'.O89]" office:value-type="float" office:value="843088" calcext:value-type="float">
            <text:p>843088</text:p>
          </table:table-cell>
          <table:table-cell table:formula="of:=['patched-lom'.AB89]" office:value-type="float" office:value="571456" calcext:value-type="float">
            <text:p>571456</text:p>
          </table:table-cell>
          <table:table-cell table:formula="of:=['patched-lom'.AC89]" office:value-type="float" office:value="96813" calcext:value-type="float">
            <text:p>96813</text:p>
          </table:table-cell>
          <table:table-cell table:formula="of:=['patched-lom'.O89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90]" office:value-type="float" office:value="573436" calcext:value-type="float">
            <text:p>573436</text:p>
          </table:table-cell>
          <table:table-cell table:formula="of:=[original.AC90]" office:value-type="float" office:value="111774" calcext:value-type="float">
            <text:p>111774</text:p>
          </table:table-cell>
          <table:table-cell table:formula="of:=[original.O90]" office:value-type="float" office:value="848012" calcext:value-type="float">
            <text:p>848012</text:p>
          </table:table-cell>
          <table:table-cell table:formula="of:=['patched-nolom'.AB90]" office:value-type="float" office:value="571520" calcext:value-type="float">
            <text:p>571520</text:p>
          </table:table-cell>
          <table:table-cell table:formula="of:=['patched-nolom'.AC90]" office:value-type="float" office:value="104536" calcext:value-type="float">
            <text:p>104536</text:p>
          </table:table-cell>
          <table:table-cell table:formula="of:=['patched-nolom'.O90]" office:value-type="float" office:value="843088" calcext:value-type="float">
            <text:p>843088</text:p>
          </table:table-cell>
          <table:table-cell table:formula="of:=['patched-lom'.AB90]" office:value-type="float" office:value="571456" calcext:value-type="float">
            <text:p>571456</text:p>
          </table:table-cell>
          <table:table-cell table:formula="of:=['patched-lom'.AC90]" office:value-type="float" office:value="96813" calcext:value-type="float">
            <text:p>96813</text:p>
          </table:table-cell>
          <table:table-cell table:formula="of:=['patched-lom'.O90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91]" office:value-type="float" office:value="573436" calcext:value-type="float">
            <text:p>573436</text:p>
          </table:table-cell>
          <table:table-cell table:formula="of:=[original.AC91]" office:value-type="float" office:value="111774" calcext:value-type="float">
            <text:p>111774</text:p>
          </table:table-cell>
          <table:table-cell table:formula="of:=[original.O91]" office:value-type="float" office:value="848012" calcext:value-type="float">
            <text:p>848012</text:p>
          </table:table-cell>
          <table:table-cell table:formula="of:=['patched-nolom'.AB91]" office:value-type="float" office:value="571520" calcext:value-type="float">
            <text:p>571520</text:p>
          </table:table-cell>
          <table:table-cell table:formula="of:=['patched-nolom'.AC91]" office:value-type="float" office:value="104536" calcext:value-type="float">
            <text:p>104536</text:p>
          </table:table-cell>
          <table:table-cell table:formula="of:=['patched-nolom'.O91]" office:value-type="float" office:value="843088" calcext:value-type="float">
            <text:p>843088</text:p>
          </table:table-cell>
          <table:table-cell table:formula="of:=['patched-lom'.AB91]" office:value-type="float" office:value="571456" calcext:value-type="float">
            <text:p>571456</text:p>
          </table:table-cell>
          <table:table-cell table:formula="of:=['patched-lom'.AC91]" office:value-type="float" office:value="96813" calcext:value-type="float">
            <text:p>96813</text:p>
          </table:table-cell>
          <table:table-cell table:formula="of:=['patched-lom'.O91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92]" office:value-type="float" office:value="573436" calcext:value-type="float">
            <text:p>573436</text:p>
          </table:table-cell>
          <table:table-cell table:formula="of:=[original.AC92]" office:value-type="float" office:value="111774" calcext:value-type="float">
            <text:p>111774</text:p>
          </table:table-cell>
          <table:table-cell table:formula="of:=[original.O92]" office:value-type="float" office:value="848012" calcext:value-type="float">
            <text:p>848012</text:p>
          </table:table-cell>
          <table:table-cell table:formula="of:=['patched-nolom'.AB92]" office:value-type="float" office:value="571520" calcext:value-type="float">
            <text:p>571520</text:p>
          </table:table-cell>
          <table:table-cell table:formula="of:=['patched-nolom'.AC92]" office:value-type="float" office:value="104536" calcext:value-type="float">
            <text:p>104536</text:p>
          </table:table-cell>
          <table:table-cell table:formula="of:=['patched-nolom'.O92]" office:value-type="float" office:value="843088" calcext:value-type="float">
            <text:p>843088</text:p>
          </table:table-cell>
          <table:table-cell table:formula="of:=['patched-lom'.AB92]" office:value-type="float" office:value="571456" calcext:value-type="float">
            <text:p>571456</text:p>
          </table:table-cell>
          <table:table-cell table:formula="of:=['patched-lom'.AC92]" office:value-type="float" office:value="96813" calcext:value-type="float">
            <text:p>96813</text:p>
          </table:table-cell>
          <table:table-cell table:formula="of:=['patched-lom'.O92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93]" office:value-type="float" office:value="573436" calcext:value-type="float">
            <text:p>573436</text:p>
          </table:table-cell>
          <table:table-cell table:formula="of:=[original.AC93]" office:value-type="float" office:value="111774" calcext:value-type="float">
            <text:p>111774</text:p>
          </table:table-cell>
          <table:table-cell table:formula="of:=[original.O93]" office:value-type="float" office:value="848012" calcext:value-type="float">
            <text:p>848012</text:p>
          </table:table-cell>
          <table:table-cell table:formula="of:=['patched-nolom'.AB93]" office:value-type="float" office:value="571520" calcext:value-type="float">
            <text:p>571520</text:p>
          </table:table-cell>
          <table:table-cell table:formula="of:=['patched-nolom'.AC93]" office:value-type="float" office:value="104536" calcext:value-type="float">
            <text:p>104536</text:p>
          </table:table-cell>
          <table:table-cell table:formula="of:=['patched-nolom'.O93]" office:value-type="float" office:value="843088" calcext:value-type="float">
            <text:p>843088</text:p>
          </table:table-cell>
          <table:table-cell table:formula="of:=['patched-lom'.AB93]" office:value-type="float" office:value="571456" calcext:value-type="float">
            <text:p>571456</text:p>
          </table:table-cell>
          <table:table-cell table:formula="of:=['patched-lom'.AC93]" office:value-type="float" office:value="96813" calcext:value-type="float">
            <text:p>96813</text:p>
          </table:table-cell>
          <table:table-cell table:formula="of:=['patched-lom'.O93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94]" office:value-type="float" office:value="573436" calcext:value-type="float">
            <text:p>573436</text:p>
          </table:table-cell>
          <table:table-cell table:formula="of:=[original.AC94]" office:value-type="float" office:value="111774" calcext:value-type="float">
            <text:p>111774</text:p>
          </table:table-cell>
          <table:table-cell table:formula="of:=[original.O94]" office:value-type="float" office:value="848012" calcext:value-type="float">
            <text:p>848012</text:p>
          </table:table-cell>
          <table:table-cell table:formula="of:=['patched-nolom'.AB94]" office:value-type="float" office:value="571520" calcext:value-type="float">
            <text:p>571520</text:p>
          </table:table-cell>
          <table:table-cell table:formula="of:=['patched-nolom'.AC94]" office:value-type="float" office:value="104536" calcext:value-type="float">
            <text:p>104536</text:p>
          </table:table-cell>
          <table:table-cell table:formula="of:=['patched-nolom'.O94]" office:value-type="float" office:value="843088" calcext:value-type="float">
            <text:p>843088</text:p>
          </table:table-cell>
          <table:table-cell table:formula="of:=['patched-lom'.AB94]" office:value-type="float" office:value="571456" calcext:value-type="float">
            <text:p>571456</text:p>
          </table:table-cell>
          <table:table-cell table:formula="of:=['patched-lom'.AC94]" office:value-type="float" office:value="96813" calcext:value-type="float">
            <text:p>96813</text:p>
          </table:table-cell>
          <table:table-cell table:formula="of:=['patched-lom'.O94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95]" office:value-type="float" office:value="573436" calcext:value-type="float">
            <text:p>573436</text:p>
          </table:table-cell>
          <table:table-cell table:formula="of:=[original.AC95]" office:value-type="float" office:value="111774" calcext:value-type="float">
            <text:p>111774</text:p>
          </table:table-cell>
          <table:table-cell table:formula="of:=[original.O95]" office:value-type="float" office:value="848012" calcext:value-type="float">
            <text:p>848012</text:p>
          </table:table-cell>
          <table:table-cell table:formula="of:=['patched-nolom'.AB95]" office:value-type="float" office:value="571520" calcext:value-type="float">
            <text:p>571520</text:p>
          </table:table-cell>
          <table:table-cell table:formula="of:=['patched-nolom'.AC95]" office:value-type="float" office:value="104536" calcext:value-type="float">
            <text:p>104536</text:p>
          </table:table-cell>
          <table:table-cell table:formula="of:=['patched-nolom'.O95]" office:value-type="float" office:value="843088" calcext:value-type="float">
            <text:p>843088</text:p>
          </table:table-cell>
          <table:table-cell table:formula="of:=['patched-lom'.AB95]" office:value-type="float" office:value="571456" calcext:value-type="float">
            <text:p>571456</text:p>
          </table:table-cell>
          <table:table-cell table:formula="of:=['patched-lom'.AC95]" office:value-type="float" office:value="96813" calcext:value-type="float">
            <text:p>96813</text:p>
          </table:table-cell>
          <table:table-cell table:formula="of:=['patched-lom'.O95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96]" office:value-type="float" office:value="573436" calcext:value-type="float">
            <text:p>573436</text:p>
          </table:table-cell>
          <table:table-cell table:formula="of:=[original.AC96]" office:value-type="float" office:value="111774" calcext:value-type="float">
            <text:p>111774</text:p>
          </table:table-cell>
          <table:table-cell table:formula="of:=[original.O96]" office:value-type="float" office:value="848012" calcext:value-type="float">
            <text:p>848012</text:p>
          </table:table-cell>
          <table:table-cell table:formula="of:=['patched-nolom'.AB96]" office:value-type="float" office:value="571520" calcext:value-type="float">
            <text:p>571520</text:p>
          </table:table-cell>
          <table:table-cell table:formula="of:=['patched-nolom'.AC96]" office:value-type="float" office:value="104536" calcext:value-type="float">
            <text:p>104536</text:p>
          </table:table-cell>
          <table:table-cell table:formula="of:=['patched-nolom'.O96]" office:value-type="float" office:value="843088" calcext:value-type="float">
            <text:p>843088</text:p>
          </table:table-cell>
          <table:table-cell table:formula="of:=['patched-lom'.AB96]" office:value-type="float" office:value="571456" calcext:value-type="float">
            <text:p>571456</text:p>
          </table:table-cell>
          <table:table-cell table:formula="of:=['patched-lom'.AC96]" office:value-type="float" office:value="96813" calcext:value-type="float">
            <text:p>96813</text:p>
          </table:table-cell>
          <table:table-cell table:formula="of:=['patched-lom'.O96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97]" office:value-type="float" office:value="573436" calcext:value-type="float">
            <text:p>573436</text:p>
          </table:table-cell>
          <table:table-cell table:formula="of:=[original.AC97]" office:value-type="float" office:value="111774" calcext:value-type="float">
            <text:p>111774</text:p>
          </table:table-cell>
          <table:table-cell table:formula="of:=[original.O97]" office:value-type="float" office:value="848012" calcext:value-type="float">
            <text:p>848012</text:p>
          </table:table-cell>
          <table:table-cell table:formula="of:=['patched-nolom'.AB97]" office:value-type="float" office:value="571520" calcext:value-type="float">
            <text:p>571520</text:p>
          </table:table-cell>
          <table:table-cell table:formula="of:=['patched-nolom'.AC97]" office:value-type="float" office:value="104536" calcext:value-type="float">
            <text:p>104536</text:p>
          </table:table-cell>
          <table:table-cell table:formula="of:=['patched-nolom'.O97]" office:value-type="float" office:value="843088" calcext:value-type="float">
            <text:p>843088</text:p>
          </table:table-cell>
          <table:table-cell table:formula="of:=['patched-lom'.AB97]" office:value-type="float" office:value="571456" calcext:value-type="float">
            <text:p>571456</text:p>
          </table:table-cell>
          <table:table-cell table:formula="of:=['patched-lom'.AC97]" office:value-type="float" office:value="96813" calcext:value-type="float">
            <text:p>96813</text:p>
          </table:table-cell>
          <table:table-cell table:formula="of:=['patched-lom'.O97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98]" office:value-type="float" office:value="573436" calcext:value-type="float">
            <text:p>573436</text:p>
          </table:table-cell>
          <table:table-cell table:formula="of:=[original.AC98]" office:value-type="float" office:value="111774" calcext:value-type="float">
            <text:p>111774</text:p>
          </table:table-cell>
          <table:table-cell table:formula="of:=[original.O98]" office:value-type="float" office:value="848012" calcext:value-type="float">
            <text:p>848012</text:p>
          </table:table-cell>
          <table:table-cell table:formula="of:=['patched-nolom'.AB98]" office:value-type="float" office:value="571520" calcext:value-type="float">
            <text:p>571520</text:p>
          </table:table-cell>
          <table:table-cell table:formula="of:=['patched-nolom'.AC98]" office:value-type="float" office:value="104536" calcext:value-type="float">
            <text:p>104536</text:p>
          </table:table-cell>
          <table:table-cell table:formula="of:=['patched-nolom'.O98]" office:value-type="float" office:value="843088" calcext:value-type="float">
            <text:p>843088</text:p>
          </table:table-cell>
          <table:table-cell table:formula="of:=['patched-lom'.AB98]" office:value-type="float" office:value="571456" calcext:value-type="float">
            <text:p>571456</text:p>
          </table:table-cell>
          <table:table-cell table:formula="of:=['patched-lom'.AC98]" office:value-type="float" office:value="96813" calcext:value-type="float">
            <text:p>96813</text:p>
          </table:table-cell>
          <table:table-cell table:formula="of:=['patched-lom'.O98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99]" office:value-type="float" office:value="573436" calcext:value-type="float">
            <text:p>573436</text:p>
          </table:table-cell>
          <table:table-cell table:formula="of:=[original.AC99]" office:value-type="float" office:value="111774" calcext:value-type="float">
            <text:p>111774</text:p>
          </table:table-cell>
          <table:table-cell table:formula="of:=[original.O99]" office:value-type="float" office:value="848012" calcext:value-type="float">
            <text:p>848012</text:p>
          </table:table-cell>
          <table:table-cell table:formula="of:=['patched-nolom'.AB99]" office:value-type="float" office:value="571520" calcext:value-type="float">
            <text:p>571520</text:p>
          </table:table-cell>
          <table:table-cell table:formula="of:=['patched-nolom'.AC99]" office:value-type="float" office:value="104536" calcext:value-type="float">
            <text:p>104536</text:p>
          </table:table-cell>
          <table:table-cell table:formula="of:=['patched-nolom'.O99]" office:value-type="float" office:value="843088" calcext:value-type="float">
            <text:p>843088</text:p>
          </table:table-cell>
          <table:table-cell table:formula="of:=['patched-lom'.AB99]" office:value-type="float" office:value="571456" calcext:value-type="float">
            <text:p>571456</text:p>
          </table:table-cell>
          <table:table-cell table:formula="of:=['patched-lom'.AC99]" office:value-type="float" office:value="96813" calcext:value-type="float">
            <text:p>96813</text:p>
          </table:table-cell>
          <table:table-cell table:formula="of:=['patched-lom'.O99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100]" office:value-type="float" office:value="573436" calcext:value-type="float">
            <text:p>573436</text:p>
          </table:table-cell>
          <table:table-cell table:formula="of:=[original.AC100]" office:value-type="float" office:value="111774" calcext:value-type="float">
            <text:p>111774</text:p>
          </table:table-cell>
          <table:table-cell table:formula="of:=[original.O100]" office:value-type="float" office:value="848012" calcext:value-type="float">
            <text:p>848012</text:p>
          </table:table-cell>
          <table:table-cell table:formula="of:=['patched-nolom'.AB100]" office:value-type="float" office:value="571520" calcext:value-type="float">
            <text:p>571520</text:p>
          </table:table-cell>
          <table:table-cell table:formula="of:=['patched-nolom'.AC100]" office:value-type="float" office:value="104536" calcext:value-type="float">
            <text:p>104536</text:p>
          </table:table-cell>
          <table:table-cell table:formula="of:=['patched-nolom'.O100]" office:value-type="float" office:value="843088" calcext:value-type="float">
            <text:p>843088</text:p>
          </table:table-cell>
          <table:table-cell table:formula="of:=['patched-lom'.AB100]" office:value-type="float" office:value="571456" calcext:value-type="float">
            <text:p>571456</text:p>
          </table:table-cell>
          <table:table-cell table:formula="of:=['patched-lom'.AC100]" office:value-type="float" office:value="96813" calcext:value-type="float">
            <text:p>96813</text:p>
          </table:table-cell>
          <table:table-cell table:formula="of:=['patched-lom'.O100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101]" office:value-type="float" office:value="573436" calcext:value-type="float">
            <text:p>573436</text:p>
          </table:table-cell>
          <table:table-cell table:formula="of:=[original.AC101]" office:value-type="float" office:value="111774" calcext:value-type="float">
            <text:p>111774</text:p>
          </table:table-cell>
          <table:table-cell table:formula="of:=[original.O101]" office:value-type="float" office:value="848012" calcext:value-type="float">
            <text:p>848012</text:p>
          </table:table-cell>
          <table:table-cell table:formula="of:=['patched-nolom'.AB101]" office:value-type="float" office:value="571520" calcext:value-type="float">
            <text:p>571520</text:p>
          </table:table-cell>
          <table:table-cell table:formula="of:=['patched-nolom'.AC101]" office:value-type="float" office:value="104536" calcext:value-type="float">
            <text:p>104536</text:p>
          </table:table-cell>
          <table:table-cell table:formula="of:=['patched-nolom'.O101]" office:value-type="float" office:value="843088" calcext:value-type="float">
            <text:p>843088</text:p>
          </table:table-cell>
          <table:table-cell table:formula="of:=['patched-lom'.AB101]" office:value-type="float" office:value="571456" calcext:value-type="float">
            <text:p>571456</text:p>
          </table:table-cell>
          <table:table-cell table:formula="of:=['patched-lom'.AC101]" office:value-type="float" office:value="96813" calcext:value-type="float">
            <text:p>96813</text:p>
          </table:table-cell>
          <table:table-cell table:formula="of:=['patched-lom'.O101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102]" office:value-type="float" office:value="573436" calcext:value-type="float">
            <text:p>573436</text:p>
          </table:table-cell>
          <table:table-cell table:formula="of:=[original.AC102]" office:value-type="float" office:value="111774" calcext:value-type="float">
            <text:p>111774</text:p>
          </table:table-cell>
          <table:table-cell table:formula="of:=[original.O102]" office:value-type="float" office:value="848012" calcext:value-type="float">
            <text:p>848012</text:p>
          </table:table-cell>
          <table:table-cell table:formula="of:=['patched-nolom'.AB102]" office:value-type="float" office:value="571520" calcext:value-type="float">
            <text:p>571520</text:p>
          </table:table-cell>
          <table:table-cell table:formula="of:=['patched-nolom'.AC102]" office:value-type="float" office:value="104536" calcext:value-type="float">
            <text:p>104536</text:p>
          </table:table-cell>
          <table:table-cell table:formula="of:=['patched-nolom'.O102]" office:value-type="float" office:value="843088" calcext:value-type="float">
            <text:p>843088</text:p>
          </table:table-cell>
          <table:table-cell table:formula="of:=['patched-lom'.AB102]" office:value-type="float" office:value="571456" calcext:value-type="float">
            <text:p>571456</text:p>
          </table:table-cell>
          <table:table-cell table:formula="of:=['patched-lom'.AC102]" office:value-type="float" office:value="96813" calcext:value-type="float">
            <text:p>96813</text:p>
          </table:table-cell>
          <table:table-cell table:formula="of:=['patched-lom'.O102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103]" office:value-type="float" office:value="573436" calcext:value-type="float">
            <text:p>573436</text:p>
          </table:table-cell>
          <table:table-cell table:formula="of:=[original.AC103]" office:value-type="float" office:value="111774" calcext:value-type="float">
            <text:p>111774</text:p>
          </table:table-cell>
          <table:table-cell table:formula="of:=[original.O103]" office:value-type="float" office:value="848012" calcext:value-type="float">
            <text:p>848012</text:p>
          </table:table-cell>
          <table:table-cell table:formula="of:=['patched-nolom'.AB103]" office:value-type="float" office:value="571520" calcext:value-type="float">
            <text:p>571520</text:p>
          </table:table-cell>
          <table:table-cell table:formula="of:=['patched-nolom'.AC103]" office:value-type="float" office:value="104536" calcext:value-type="float">
            <text:p>104536</text:p>
          </table:table-cell>
          <table:table-cell table:formula="of:=['patched-nolom'.O103]" office:value-type="float" office:value="843088" calcext:value-type="float">
            <text:p>843088</text:p>
          </table:table-cell>
          <table:table-cell table:formula="of:=['patched-lom'.AB103]" office:value-type="float" office:value="571456" calcext:value-type="float">
            <text:p>571456</text:p>
          </table:table-cell>
          <table:table-cell table:formula="of:=['patched-lom'.AC103]" office:value-type="float" office:value="96813" calcext:value-type="float">
            <text:p>96813</text:p>
          </table:table-cell>
          <table:table-cell table:formula="of:=['patched-lom'.O103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104]" office:value-type="float" office:value="573436" calcext:value-type="float">
            <text:p>573436</text:p>
          </table:table-cell>
          <table:table-cell table:formula="of:=[original.AC104]" office:value-type="float" office:value="111774" calcext:value-type="float">
            <text:p>111774</text:p>
          </table:table-cell>
          <table:table-cell table:formula="of:=[original.O104]" office:value-type="float" office:value="848012" calcext:value-type="float">
            <text:p>848012</text:p>
          </table:table-cell>
          <table:table-cell table:formula="of:=['patched-nolom'.AB104]" office:value-type="float" office:value="571520" calcext:value-type="float">
            <text:p>571520</text:p>
          </table:table-cell>
          <table:table-cell table:formula="of:=['patched-nolom'.AC104]" office:value-type="float" office:value="104536" calcext:value-type="float">
            <text:p>104536</text:p>
          </table:table-cell>
          <table:table-cell table:formula="of:=['patched-nolom'.O104]" office:value-type="float" office:value="843088" calcext:value-type="float">
            <text:p>843088</text:p>
          </table:table-cell>
          <table:table-cell table:formula="of:=['patched-lom'.AB104]" office:value-type="float" office:value="571456" calcext:value-type="float">
            <text:p>571456</text:p>
          </table:table-cell>
          <table:table-cell table:formula="of:=['patched-lom'.AC104]" office:value-type="float" office:value="96813" calcext:value-type="float">
            <text:p>96813</text:p>
          </table:table-cell>
          <table:table-cell table:formula="of:=['patched-lom'.O104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105]" office:value-type="float" office:value="573436" calcext:value-type="float">
            <text:p>573436</text:p>
          </table:table-cell>
          <table:table-cell table:formula="of:=[original.AC105]" office:value-type="float" office:value="111774" calcext:value-type="float">
            <text:p>111774</text:p>
          </table:table-cell>
          <table:table-cell table:formula="of:=[original.O105]" office:value-type="float" office:value="848012" calcext:value-type="float">
            <text:p>848012</text:p>
          </table:table-cell>
          <table:table-cell table:formula="of:=['patched-nolom'.AB105]" office:value-type="float" office:value="571520" calcext:value-type="float">
            <text:p>571520</text:p>
          </table:table-cell>
          <table:table-cell table:formula="of:=['patched-nolom'.AC105]" office:value-type="float" office:value="104536" calcext:value-type="float">
            <text:p>104536</text:p>
          </table:table-cell>
          <table:table-cell table:formula="of:=['patched-nolom'.O105]" office:value-type="float" office:value="843088" calcext:value-type="float">
            <text:p>843088</text:p>
          </table:table-cell>
          <table:table-cell table:formula="of:=['patched-lom'.AB105]" office:value-type="float" office:value="571456" calcext:value-type="float">
            <text:p>571456</text:p>
          </table:table-cell>
          <table:table-cell table:formula="of:=['patched-lom'.AC105]" office:value-type="float" office:value="96813" calcext:value-type="float">
            <text:p>96813</text:p>
          </table:table-cell>
          <table:table-cell table:formula="of:=['patched-lom'.O105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106]" office:value-type="float" office:value="573436" calcext:value-type="float">
            <text:p>573436</text:p>
          </table:table-cell>
          <table:table-cell table:formula="of:=[original.AC106]" office:value-type="float" office:value="111774" calcext:value-type="float">
            <text:p>111774</text:p>
          </table:table-cell>
          <table:table-cell table:formula="of:=[original.O106]" office:value-type="float" office:value="848012" calcext:value-type="float">
            <text:p>848012</text:p>
          </table:table-cell>
          <table:table-cell table:formula="of:=['patched-nolom'.AB106]" office:value-type="float" office:value="571520" calcext:value-type="float">
            <text:p>571520</text:p>
          </table:table-cell>
          <table:table-cell table:formula="of:=['patched-nolom'.AC106]" office:value-type="float" office:value="104536" calcext:value-type="float">
            <text:p>104536</text:p>
          </table:table-cell>
          <table:table-cell table:formula="of:=['patched-nolom'.O106]" office:value-type="float" office:value="843088" calcext:value-type="float">
            <text:p>843088</text:p>
          </table:table-cell>
          <table:table-cell table:formula="of:=['patched-lom'.AB106]" office:value-type="float" office:value="571456" calcext:value-type="float">
            <text:p>571456</text:p>
          </table:table-cell>
          <table:table-cell table:formula="of:=['patched-lom'.AC106]" office:value-type="float" office:value="96813" calcext:value-type="float">
            <text:p>96813</text:p>
          </table:table-cell>
          <table:table-cell table:formula="of:=['patched-lom'.O106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107]" office:value-type="float" office:value="573436" calcext:value-type="float">
            <text:p>573436</text:p>
          </table:table-cell>
          <table:table-cell table:formula="of:=[original.AC107]" office:value-type="float" office:value="111774" calcext:value-type="float">
            <text:p>111774</text:p>
          </table:table-cell>
          <table:table-cell table:formula="of:=[original.O107]" office:value-type="float" office:value="848012" calcext:value-type="float">
            <text:p>848012</text:p>
          </table:table-cell>
          <table:table-cell table:formula="of:=['patched-nolom'.AB107]" office:value-type="float" office:value="571520" calcext:value-type="float">
            <text:p>571520</text:p>
          </table:table-cell>
          <table:table-cell table:formula="of:=['patched-nolom'.AC107]" office:value-type="float" office:value="104536" calcext:value-type="float">
            <text:p>104536</text:p>
          </table:table-cell>
          <table:table-cell table:formula="of:=['patched-nolom'.O107]" office:value-type="float" office:value="843088" calcext:value-type="float">
            <text:p>843088</text:p>
          </table:table-cell>
          <table:table-cell table:formula="of:=['patched-lom'.AB107]" office:value-type="float" office:value="571456" calcext:value-type="float">
            <text:p>571456</text:p>
          </table:table-cell>
          <table:table-cell table:formula="of:=['patched-lom'.AC107]" office:value-type="float" office:value="96813" calcext:value-type="float">
            <text:p>96813</text:p>
          </table:table-cell>
          <table:table-cell table:formula="of:=['patched-lom'.O107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108]" office:value-type="float" office:value="573436" calcext:value-type="float">
            <text:p>573436</text:p>
          </table:table-cell>
          <table:table-cell table:formula="of:=[original.AC108]" office:value-type="float" office:value="111774" calcext:value-type="float">
            <text:p>111774</text:p>
          </table:table-cell>
          <table:table-cell table:formula="of:=[original.O108]" office:value-type="float" office:value="848012" calcext:value-type="float">
            <text:p>848012</text:p>
          </table:table-cell>
          <table:table-cell table:formula="of:=['patched-nolom'.AB108]" office:value-type="float" office:value="571520" calcext:value-type="float">
            <text:p>571520</text:p>
          </table:table-cell>
          <table:table-cell table:formula="of:=['patched-nolom'.AC108]" office:value-type="float" office:value="104536" calcext:value-type="float">
            <text:p>104536</text:p>
          </table:table-cell>
          <table:table-cell table:formula="of:=['patched-nolom'.O108]" office:value-type="float" office:value="843088" calcext:value-type="float">
            <text:p>843088</text:p>
          </table:table-cell>
          <table:table-cell table:formula="of:=['patched-lom'.AB108]" office:value-type="float" office:value="571456" calcext:value-type="float">
            <text:p>571456</text:p>
          </table:table-cell>
          <table:table-cell table:formula="of:=['patched-lom'.AC108]" office:value-type="float" office:value="96813" calcext:value-type="float">
            <text:p>96813</text:p>
          </table:table-cell>
          <table:table-cell table:formula="of:=['patched-lom'.O108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109]" office:value-type="float" office:value="573436" calcext:value-type="float">
            <text:p>573436</text:p>
          </table:table-cell>
          <table:table-cell table:formula="of:=[original.AC109]" office:value-type="float" office:value="111774" calcext:value-type="float">
            <text:p>111774</text:p>
          </table:table-cell>
          <table:table-cell table:formula="of:=[original.O109]" office:value-type="float" office:value="848012" calcext:value-type="float">
            <text:p>848012</text:p>
          </table:table-cell>
          <table:table-cell table:formula="of:=['patched-nolom'.AB109]" office:value-type="float" office:value="571520" calcext:value-type="float">
            <text:p>571520</text:p>
          </table:table-cell>
          <table:table-cell table:formula="of:=['patched-nolom'.AC109]" office:value-type="float" office:value="104536" calcext:value-type="float">
            <text:p>104536</text:p>
          </table:table-cell>
          <table:table-cell table:formula="of:=['patched-nolom'.O109]" office:value-type="float" office:value="843088" calcext:value-type="float">
            <text:p>843088</text:p>
          </table:table-cell>
          <table:table-cell table:formula="of:=['patched-lom'.AB109]" office:value-type="float" office:value="571456" calcext:value-type="float">
            <text:p>571456</text:p>
          </table:table-cell>
          <table:table-cell table:formula="of:=['patched-lom'.AC109]" office:value-type="float" office:value="96813" calcext:value-type="float">
            <text:p>96813</text:p>
          </table:table-cell>
          <table:table-cell table:formula="of:=['patched-lom'.O109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110]" office:value-type="float" office:value="573436" calcext:value-type="float">
            <text:p>573436</text:p>
          </table:table-cell>
          <table:table-cell table:formula="of:=[original.AC110]" office:value-type="float" office:value="111774" calcext:value-type="float">
            <text:p>111774</text:p>
          </table:table-cell>
          <table:table-cell table:formula="of:=[original.O110]" office:value-type="float" office:value="848012" calcext:value-type="float">
            <text:p>848012</text:p>
          </table:table-cell>
          <table:table-cell table:formula="of:=['patched-nolom'.AB110]" office:value-type="float" office:value="571520" calcext:value-type="float">
            <text:p>571520</text:p>
          </table:table-cell>
          <table:table-cell table:formula="of:=['patched-nolom'.AC110]" office:value-type="float" office:value="104536" calcext:value-type="float">
            <text:p>104536</text:p>
          </table:table-cell>
          <table:table-cell table:formula="of:=['patched-nolom'.O110]" office:value-type="float" office:value="843088" calcext:value-type="float">
            <text:p>843088</text:p>
          </table:table-cell>
          <table:table-cell table:formula="of:=['patched-lom'.AB110]" office:value-type="float" office:value="571456" calcext:value-type="float">
            <text:p>571456</text:p>
          </table:table-cell>
          <table:table-cell table:formula="of:=['patched-lom'.AC110]" office:value-type="float" office:value="96813" calcext:value-type="float">
            <text:p>96813</text:p>
          </table:table-cell>
          <table:table-cell table:formula="of:=['patched-lom'.O110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111]" office:value-type="float" office:value="573436" calcext:value-type="float">
            <text:p>573436</text:p>
          </table:table-cell>
          <table:table-cell table:formula="of:=[original.AC111]" office:value-type="float" office:value="168703" calcext:value-type="float">
            <text:p>168703</text:p>
          </table:table-cell>
          <table:table-cell table:formula="of:=[original.O111]" office:value-type="float" office:value="848012" calcext:value-type="float">
            <text:p>848012</text:p>
          </table:table-cell>
          <table:table-cell table:formula="of:=['patched-nolom'.AB111]" office:value-type="float" office:value="571520" calcext:value-type="float">
            <text:p>571520</text:p>
          </table:table-cell>
          <table:table-cell table:formula="of:=['patched-nolom'.AC111]" office:value-type="float" office:value="156331" calcext:value-type="float">
            <text:p>156331</text:p>
          </table:table-cell>
          <table:table-cell table:formula="of:=['patched-nolom'.O111]" office:value-type="float" office:value="843088" calcext:value-type="float">
            <text:p>843088</text:p>
          </table:table-cell>
          <table:table-cell table:formula="of:=['patched-lom'.AB111]" office:value-type="float" office:value="571456" calcext:value-type="float">
            <text:p>571456</text:p>
          </table:table-cell>
          <table:table-cell table:formula="of:=['patched-lom'.AC111]" office:value-type="float" office:value="136781" calcext:value-type="float">
            <text:p>136781</text:p>
          </table:table-cell>
          <table:table-cell table:formula="of:=['patched-lom'.O111]" office:value-type="float" office:value="849840" calcext:value-type="float">
            <text:p>849840</text:p>
          </table:table-cell>
        </table:table-row>
        <table:table-row table:style-name="ro1">
          <table:table-cell table:formula="of:=[original.AB112]" office:value-type="float" office:value="573436" calcext:value-type="float">
            <text:p>573436</text:p>
          </table:table-cell>
          <table:table-cell table:formula="of:=[original.AC112]" office:value-type="float" office:value="288185" calcext:value-type="float">
            <text:p>288185</text:p>
          </table:table-cell>
          <table:table-cell table:formula="of:=[original.O112]" office:value-type="float" office:value="849892" calcext:value-type="float">
            <text:p>849892</text:p>
          </table:table-cell>
          <table:table-cell table:formula="of:=['patched-nolom'.AB112]" office:value-type="float" office:value="571520" calcext:value-type="float">
            <text:p>571520</text:p>
          </table:table-cell>
          <table:table-cell table:formula="of:=['patched-nolom'.AC112]" office:value-type="float" office:value="266720" calcext:value-type="float">
            <text:p>266720</text:p>
          </table:table-cell>
          <table:table-cell table:formula="of:=['patched-nolom'.O112]" office:value-type="float" office:value="846540" calcext:value-type="float">
            <text:p>846540</text:p>
          </table:table-cell>
          <table:table-cell table:formula="of:=['patched-lom'.AB112]" office:value-type="float" office:value="571456" calcext:value-type="float">
            <text:p>571456</text:p>
          </table:table-cell>
          <table:table-cell table:formula="of:=['patched-lom'.AC112]" office:value-type="float" office:value="239899" calcext:value-type="float">
            <text:p>239899</text:p>
          </table:table-cell>
          <table:table-cell table:formula="of:=['patched-lom'.O112]" office:value-type="float" office:value="851972" calcext:value-type="float">
            <text:p>851972</text:p>
          </table:table-cell>
        </table:table-row>
        <table:table-row table:style-name="ro1">
          <table:table-cell table:formula="of:=[original.AB113]" office:value-type="float" office:value="573436" calcext:value-type="float">
            <text:p>573436</text:p>
          </table:table-cell>
          <table:table-cell table:formula="of:=[original.AC113]" office:value-type="float" office:value="407087" calcext:value-type="float">
            <text:p>407087</text:p>
          </table:table-cell>
          <table:table-cell table:formula="of:=[original.O113]" office:value-type="float" office:value="863676" calcext:value-type="float">
            <text:p>863676</text:p>
          </table:table-cell>
          <table:table-cell table:formula="of:=['patched-nolom'.AB113]" office:value-type="float" office:value="571520" calcext:value-type="float">
            <text:p>571520</text:p>
          </table:table-cell>
          <table:table-cell table:formula="of:=['patched-nolom'.AC113]" office:value-type="float" office:value="372639" calcext:value-type="float">
            <text:p>372639</text:p>
          </table:table-cell>
          <table:table-cell table:formula="of:=['patched-nolom'.O113]" office:value-type="float" office:value="861144" calcext:value-type="float">
            <text:p>861144</text:p>
          </table:table-cell>
          <table:table-cell table:formula="of:=['patched-lom'.AB113]" office:value-type="float" office:value="571456" calcext:value-type="float">
            <text:p>571456</text:p>
          </table:table-cell>
          <table:table-cell table:formula="of:=['patched-lom'.AC113]" office:value-type="float" office:value="340905" calcext:value-type="float">
            <text:p>340905</text:p>
          </table:table-cell>
          <table:table-cell table:formula="of:=['patched-lom'.O113]" office:value-type="float" office:value="863376" calcext:value-type="float">
            <text:p>863376</text:p>
          </table:table-cell>
        </table:table-row>
        <table:table-row table:style-name="ro1">
          <table:table-cell table:formula="of:=[original.AB114]" office:value-type="float" office:value="583164" calcext:value-type="float">
            <text:p>583164</text:p>
          </table:table-cell>
          <table:table-cell table:formula="of:=[original.AC114]" office:value-type="float" office:value="522747" calcext:value-type="float">
            <text:p>522747</text:p>
          </table:table-cell>
          <table:table-cell table:formula="of:=[original.O114]" office:value-type="float" office:value="891512" calcext:value-type="float">
            <text:p>891512</text:p>
          </table:table-cell>
          <table:table-cell table:formula="of:=['patched-nolom'.AB114]" office:value-type="float" office:value="571520" calcext:value-type="float">
            <text:p>571520</text:p>
          </table:table-cell>
          <table:table-cell table:formula="of:=['patched-nolom'.AC114]" office:value-type="float" office:value="480031" calcext:value-type="float">
            <text:p>480031</text:p>
          </table:table-cell>
          <table:table-cell table:formula="of:=['patched-nolom'.O114]" office:value-type="float" office:value="882404" calcext:value-type="float">
            <text:p>882404</text:p>
          </table:table-cell>
          <table:table-cell table:formula="of:=['patched-lom'.AB114]" office:value-type="float" office:value="572032" calcext:value-type="float">
            <text:p>572032</text:p>
          </table:table-cell>
          <table:table-cell table:formula="of:=['patched-lom'.AC114]" office:value-type="float" office:value="439939" calcext:value-type="float">
            <text:p>439939</text:p>
          </table:table-cell>
          <table:table-cell table:formula="of:=['patched-lom'.O114]" office:value-type="float" office:value="878868" calcext:value-type="float">
            <text:p>878868</text:p>
          </table:table-cell>
        </table:table-row>
        <table:table-row table:style-name="ro1">
          <table:table-cell table:formula="of:=[original.AB115]" office:value-type="float" office:value="685436" calcext:value-type="float">
            <text:p>685436</text:p>
          </table:table-cell>
          <table:table-cell table:formula="of:=[original.AC115]" office:value-type="float" office:value="614586" calcext:value-type="float">
            <text:p>614586</text:p>
          </table:table-cell>
          <table:table-cell table:formula="of:=[original.O115]" office:value-type="float" office:value="1063308" calcext:value-type="float">
            <text:p>1063308</text:p>
          </table:table-cell>
          <table:table-cell table:formula="of:=['patched-nolom'.AB115]" office:value-type="float" office:value="683584" calcext:value-type="float">
            <text:p>683584</text:p>
          </table:table-cell>
          <table:table-cell table:formula="of:=['patched-nolom'.AC115]" office:value-type="float" office:value="573476" calcext:value-type="float">
            <text:p>573476</text:p>
          </table:table-cell>
          <table:table-cell table:formula="of:=['patched-nolom'.O115]" office:value-type="float" office:value="1053164" calcext:value-type="float">
            <text:p>1053164</text:p>
          </table:table-cell>
          <table:table-cell table:formula="of:=['patched-lom'.AB115]" office:value-type="float" office:value="683456" calcext:value-type="float">
            <text:p>683456</text:p>
          </table:table-cell>
          <table:table-cell table:formula="of:=['patched-lom'.AC115]" office:value-type="float" office:value="525168" calcext:value-type="float">
            <text:p>525168</text:p>
          </table:table-cell>
          <table:table-cell table:formula="of:=['patched-lom'.O115]" office:value-type="float" office:value="1065060" calcext:value-type="float">
            <text:p>1065060</text:p>
          </table:table-cell>
        </table:table-row>
        <table:table-row table:style-name="ro1">
          <table:table-cell table:formula="of:=[original.AB116]" office:value-type="float" office:value="685436" calcext:value-type="float">
            <text:p>685436</text:p>
          </table:table-cell>
          <table:table-cell table:formula="of:=[original.AC116]" office:value-type="float" office:value="614586" calcext:value-type="float">
            <text:p>614586</text:p>
          </table:table-cell>
          <table:table-cell table:formula="of:=[original.O116]" office:value-type="float" office:value="1063308" calcext:value-type="float">
            <text:p>1063308</text:p>
          </table:table-cell>
          <table:table-cell table:formula="of:=['patched-nolom'.AB116]" office:value-type="float" office:value="683584" calcext:value-type="float">
            <text:p>683584</text:p>
          </table:table-cell>
          <table:table-cell table:formula="of:=['patched-nolom'.AC116]" office:value-type="float" office:value="573476" calcext:value-type="float">
            <text:p>573476</text:p>
          </table:table-cell>
          <table:table-cell table:formula="of:=['patched-nolom'.O116]" office:value-type="float" office:value="1054220" calcext:value-type="float">
            <text:p>1054220</text:p>
          </table:table-cell>
          <table:table-cell table:formula="of:=['patched-lom'.AB116]" office:value-type="float" office:value="683456" calcext:value-type="float">
            <text:p>683456</text:p>
          </table:table-cell>
          <table:table-cell table:formula="of:=['patched-lom'.AC116]" office:value-type="float" office:value="525168" calcext:value-type="float">
            <text:p>525168</text:p>
          </table:table-cell>
          <table:table-cell table:formula="of:=['patched-lom'.O116]" office:value-type="float" office:value="1065852" calcext:value-type="float">
            <text:p>1065852</text:p>
          </table:table-cell>
        </table:table-row>
        <table:table-row table:style-name="ro1">
          <table:table-cell table:formula="of:=[original.AB117]" office:value-type="float" office:value="685436" calcext:value-type="float">
            <text:p>685436</text:p>
          </table:table-cell>
          <table:table-cell table:formula="of:=[original.AC117]" office:value-type="float" office:value="614586" calcext:value-type="float">
            <text:p>614586</text:p>
          </table:table-cell>
          <table:table-cell table:formula="of:=[original.O117]" office:value-type="float" office:value="1063308" calcext:value-type="float">
            <text:p>1063308</text:p>
          </table:table-cell>
          <table:table-cell table:formula="of:=['patched-nolom'.AB117]" office:value-type="float" office:value="683584" calcext:value-type="float">
            <text:p>683584</text:p>
          </table:table-cell>
          <table:table-cell table:formula="of:=['patched-nolom'.AC117]" office:value-type="float" office:value="573476" calcext:value-type="float">
            <text:p>573476</text:p>
          </table:table-cell>
          <table:table-cell table:formula="of:=['patched-nolom'.O117]" office:value-type="float" office:value="1054220" calcext:value-type="float">
            <text:p>1054220</text:p>
          </table:table-cell>
          <table:table-cell table:formula="of:=['patched-lom'.AB117]" office:value-type="float" office:value="683456" calcext:value-type="float">
            <text:p>683456</text:p>
          </table:table-cell>
          <table:table-cell table:formula="of:=['patched-lom'.AC117]" office:value-type="float" office:value="525168" calcext:value-type="float">
            <text:p>525168</text:p>
          </table:table-cell>
          <table:table-cell table:formula="of:=['patched-lom'.O117]" office:value-type="float" office:value="1065852" calcext:value-type="float">
            <text:p>1065852</text:p>
          </table:table-cell>
        </table:table-row>
        <table:table-row table:style-name="ro1">
          <table:table-cell table:formula="of:=[original.AB118]" office:value-type="float" office:value="685436" calcext:value-type="float">
            <text:p>685436</text:p>
          </table:table-cell>
          <table:table-cell table:formula="of:=[original.AC118]" office:value-type="float" office:value="614586" calcext:value-type="float">
            <text:p>614586</text:p>
          </table:table-cell>
          <table:table-cell table:formula="of:=[original.O118]" office:value-type="float" office:value="1063308" calcext:value-type="float">
            <text:p>1063308</text:p>
          </table:table-cell>
          <table:table-cell table:formula="of:=['patched-nolom'.AB118]" office:value-type="float" office:value="683584" calcext:value-type="float">
            <text:p>683584</text:p>
          </table:table-cell>
          <table:table-cell table:formula="of:=['patched-nolom'.AC118]" office:value-type="float" office:value="573476" calcext:value-type="float">
            <text:p>573476</text:p>
          </table:table-cell>
          <table:table-cell table:formula="of:=['patched-nolom'.O118]" office:value-type="float" office:value="1054220" calcext:value-type="float">
            <text:p>1054220</text:p>
          </table:table-cell>
          <table:table-cell table:formula="of:=['patched-lom'.AB118]" office:value-type="float" office:value="683456" calcext:value-type="float">
            <text:p>683456</text:p>
          </table:table-cell>
          <table:table-cell table:formula="of:=['patched-lom'.AC118]" office:value-type="float" office:value="525168" calcext:value-type="float">
            <text:p>525168</text:p>
          </table:table-cell>
          <table:table-cell table:formula="of:=['patched-lom'.O118]" office:value-type="float" office:value="1065852" calcext:value-type="float">
            <text:p>1065852</text:p>
          </table:table-cell>
        </table:table-row>
        <table:table-row table:style-name="ro1">
          <table:table-cell table:formula="of:=[original.AB119]" office:value-type="float" office:value="685436" calcext:value-type="float">
            <text:p>685436</text:p>
          </table:table-cell>
          <table:table-cell table:formula="of:=[original.AC119]" office:value-type="float" office:value="614587" calcext:value-type="float">
            <text:p>614587</text:p>
          </table:table-cell>
          <table:table-cell table:formula="of:=[original.O119]" office:value-type="float" office:value="1063308" calcext:value-type="float">
            <text:p>1063308</text:p>
          </table:table-cell>
          <table:table-cell table:formula="of:=['patched-nolom'.AB119]" office:value-type="float" office:value="683584" calcext:value-type="float">
            <text:p>683584</text:p>
          </table:table-cell>
          <table:table-cell table:formula="of:=['patched-nolom'.AC119]" office:value-type="float" office:value="573476" calcext:value-type="float">
            <text:p>573476</text:p>
          </table:table-cell>
          <table:table-cell table:formula="of:=['patched-nolom'.O119]" office:value-type="float" office:value="1054220" calcext:value-type="float">
            <text:p>1054220</text:p>
          </table:table-cell>
          <table:table-cell table:formula="of:=['patched-lom'.AB119]" office:value-type="float" office:value="683456" calcext:value-type="float">
            <text:p>683456</text:p>
          </table:table-cell>
          <table:table-cell table:formula="of:=['patched-lom'.AC119]" office:value-type="float" office:value="525168" calcext:value-type="float">
            <text:p>525168</text:p>
          </table:table-cell>
          <table:table-cell table:formula="of:=['patched-lom'.O119]" office:value-type="float" office:value="1065852" calcext:value-type="float">
            <text:p>1065852</text:p>
          </table:table-cell>
        </table:table-row>
        <table:table-row table:style-name="ro1">
          <table:table-cell table:formula="of:=[original.AB120]" office:value-type="float" office:value="685436" calcext:value-type="float">
            <text:p>685436</text:p>
          </table:table-cell>
          <table:table-cell table:formula="of:=[original.AC120]" office:value-type="float" office:value="614587" calcext:value-type="float">
            <text:p>614587</text:p>
          </table:table-cell>
          <table:table-cell table:formula="of:=[original.O120]" office:value-type="float" office:value="1063308" calcext:value-type="float">
            <text:p>1063308</text:p>
          </table:table-cell>
          <table:table-cell table:formula="of:=['patched-nolom'.AB120]" office:value-type="float" office:value="683584" calcext:value-type="float">
            <text:p>683584</text:p>
          </table:table-cell>
          <table:table-cell table:formula="of:=['patched-nolom'.AC120]" office:value-type="float" office:value="573477" calcext:value-type="float">
            <text:p>573477</text:p>
          </table:table-cell>
          <table:table-cell table:formula="of:=['patched-nolom'.O120]" office:value-type="float" office:value="1054292" calcext:value-type="float">
            <text:p>1054292</text:p>
          </table:table-cell>
          <table:table-cell table:formula="of:=['patched-lom'.AB120]" office:value-type="float" office:value="683456" calcext:value-type="float">
            <text:p>683456</text:p>
          </table:table-cell>
          <table:table-cell table:formula="of:=['patched-lom'.AC120]" office:value-type="float" office:value="525168" calcext:value-type="float">
            <text:p>525168</text:p>
          </table:table-cell>
          <table:table-cell table:formula="of:=['patched-lom'.O120]" office:value-type="float" office:value="1065852" calcext:value-type="float">
            <text:p>1065852</text:p>
          </table:table-cell>
        </table:table-row>
        <table:table-row table:style-name="ro1">
          <table:table-cell table:formula="of:=[original.AB121]" office:value-type="float" office:value="685436" calcext:value-type="float">
            <text:p>685436</text:p>
          </table:table-cell>
          <table:table-cell table:formula="of:=[original.AC121]" office:value-type="float" office:value="614587" calcext:value-type="float">
            <text:p>614587</text:p>
          </table:table-cell>
          <table:table-cell table:formula="of:=[original.O121]" office:value-type="float" office:value="1063308" calcext:value-type="float">
            <text:p>1063308</text:p>
          </table:table-cell>
          <table:table-cell table:formula="of:=['patched-nolom'.AB121]" office:value-type="float" office:value="683584" calcext:value-type="float">
            <text:p>683584</text:p>
          </table:table-cell>
          <table:table-cell table:formula="of:=['patched-nolom'.AC121]" office:value-type="float" office:value="573477" calcext:value-type="float">
            <text:p>573477</text:p>
          </table:table-cell>
          <table:table-cell table:formula="of:=['patched-nolom'.O121]" office:value-type="float" office:value="1054292" calcext:value-type="float">
            <text:p>1054292</text:p>
          </table:table-cell>
          <table:table-cell table:formula="of:=['patched-lom'.AB121]" office:value-type="float" office:value="683456" calcext:value-type="float">
            <text:p>683456</text:p>
          </table:table-cell>
          <table:table-cell table:formula="of:=['patched-lom'.AC121]" office:value-type="float" office:value="525168" calcext:value-type="float">
            <text:p>525168</text:p>
          </table:table-cell>
          <table:table-cell table:formula="of:=['patched-lom'.O121]" office:value-type="float" office:value="1065852" calcext:value-type="float">
            <text:p>1065852</text:p>
          </table:table-cell>
        </table:table-row>
        <table:table-row table:style-name="ro1">
          <table:table-cell table:formula="of:=[original.AB122]" office:value-type="float" office:value="685436" calcext:value-type="float">
            <text:p>685436</text:p>
          </table:table-cell>
          <table:table-cell table:formula="of:=[original.AC122]" office:value-type="float" office:value="614587" calcext:value-type="float">
            <text:p>614587</text:p>
          </table:table-cell>
          <table:table-cell table:formula="of:=[original.O122]" office:value-type="float" office:value="1063308" calcext:value-type="float">
            <text:p>1063308</text:p>
          </table:table-cell>
          <table:table-cell table:formula="of:=['patched-nolom'.AB122]" office:value-type="float" office:value="683584" calcext:value-type="float">
            <text:p>683584</text:p>
          </table:table-cell>
          <table:table-cell table:formula="of:=['patched-nolom'.AC122]" office:value-type="float" office:value="573477" calcext:value-type="float">
            <text:p>573477</text:p>
          </table:table-cell>
          <table:table-cell table:formula="of:=['patched-nolom'.O122]" office:value-type="float" office:value="1054292" calcext:value-type="float">
            <text:p>1054292</text:p>
          </table:table-cell>
          <table:table-cell table:formula="of:=['patched-lom'.AB122]" office:value-type="float" office:value="683456" calcext:value-type="float">
            <text:p>683456</text:p>
          </table:table-cell>
          <table:table-cell table:formula="of:=['patched-lom'.AC122]" office:value-type="float" office:value="525168" calcext:value-type="float">
            <text:p>525168</text:p>
          </table:table-cell>
          <table:table-cell table:formula="of:=['patched-lom'.O122]" office:value-type="float" office:value="1065852" calcext:value-type="float">
            <text:p>1065852</text:p>
          </table:table-cell>
        </table:table-row>
        <table:table-row table:style-name="ro1">
          <table:table-cell table:formula="of:=[original.AB123]" office:value-type="float" office:value="685436" calcext:value-type="float">
            <text:p>685436</text:p>
          </table:table-cell>
          <table:table-cell table:formula="of:=[original.AC123]" office:value-type="float" office:value="514025" calcext:value-type="float">
            <text:p>514025</text:p>
          </table:table-cell>
          <table:table-cell table:formula="of:=[original.O123]" office:value-type="float" office:value="1063308" calcext:value-type="float">
            <text:p>1063308</text:p>
          </table:table-cell>
          <table:table-cell table:formula="of:=['patched-nolom'.AB123]" office:value-type="float" office:value="683584" calcext:value-type="float">
            <text:p>683584</text:p>
          </table:table-cell>
          <table:table-cell table:formula="of:=['patched-nolom'.AC123]" office:value-type="float" office:value="573477" calcext:value-type="float">
            <text:p>573477</text:p>
          </table:table-cell>
          <table:table-cell table:formula="of:=['patched-nolom'.O123]" office:value-type="float" office:value="1054292" calcext:value-type="float">
            <text:p>1054292</text:p>
          </table:table-cell>
          <table:table-cell table:formula="of:=['patched-lom'.AB123]" office:value-type="float" office:value="683456" calcext:value-type="float">
            <text:p>683456</text:p>
          </table:table-cell>
          <table:table-cell table:formula="of:=['patched-lom'.AC123]" office:value-type="float" office:value="525168" calcext:value-type="float">
            <text:p>525168</text:p>
          </table:table-cell>
          <table:table-cell table:formula="of:=['patched-lom'.O123]" office:value-type="float" office:value="1065852" calcext:value-type="float">
            <text:p>1065852</text:p>
          </table:table-cell>
        </table:table-row>
        <table:table-row table:style-name="ro1">
          <table:table-cell table:formula="of:=[original.AB124]" office:value-type="float" office:value="685436" calcext:value-type="float">
            <text:p>685436</text:p>
          </table:table-cell>
          <table:table-cell table:formula="of:=[original.AC124]" office:value-type="float" office:value="514025" calcext:value-type="float">
            <text:p>514025</text:p>
          </table:table-cell>
          <table:table-cell table:formula="of:=[original.O124]" office:value-type="float" office:value="1063308" calcext:value-type="float">
            <text:p>1063308</text:p>
          </table:table-cell>
          <table:table-cell table:formula="of:=['patched-nolom'.AB124]" office:value-type="float" office:value="683584" calcext:value-type="float">
            <text:p>683584</text:p>
          </table:table-cell>
          <table:table-cell table:formula="of:=['patched-nolom'.AC124]" office:value-type="float" office:value="479690" calcext:value-type="float">
            <text:p>479690</text:p>
          </table:table-cell>
          <table:table-cell table:formula="of:=['patched-nolom'.O124]" office:value-type="float" office:value="1054556" calcext:value-type="float">
            <text:p>1054556</text:p>
          </table:table-cell>
          <table:table-cell table:formula="of:=['patched-lom'.AB124]" office:value-type="float" office:value="683456" calcext:value-type="float">
            <text:p>683456</text:p>
          </table:table-cell>
          <table:table-cell table:formula="of:=['patched-lom'.AC124]" office:value-type="float" office:value="439498" calcext:value-type="float">
            <text:p>439498</text:p>
          </table:table-cell>
          <table:table-cell table:formula="of:=['patched-lom'.O124]" office:value-type="float" office:value="1066116" calcext:value-type="float">
            <text:p>1066116</text:p>
          </table:table-cell>
        </table:table-row>
        <table:table-row table:style-name="ro1">
          <table:table-cell table:formula="of:=[original.AB125]" office:value-type="float" office:value="685436" calcext:value-type="float">
            <text:p>685436</text:p>
          </table:table-cell>
          <table:table-cell table:formula="of:=[original.AC125]" office:value-type="float" office:value="514025" calcext:value-type="float">
            <text:p>514025</text:p>
          </table:table-cell>
          <table:table-cell table:formula="of:=[original.O125]" office:value-type="float" office:value="1063308" calcext:value-type="float">
            <text:p>1063308</text:p>
          </table:table-cell>
          <table:table-cell table:formula="of:=['patched-nolom'.AB125]" office:value-type="float" office:value="683584" calcext:value-type="float">
            <text:p>683584</text:p>
          </table:table-cell>
          <table:table-cell table:formula="of:=['patched-nolom'.AC125]" office:value-type="float" office:value="479690" calcext:value-type="float">
            <text:p>479690</text:p>
          </table:table-cell>
          <table:table-cell table:formula="of:=['patched-nolom'.O125]" office:value-type="float" office:value="1054556" calcext:value-type="float">
            <text:p>1054556</text:p>
          </table:table-cell>
          <table:table-cell table:formula="of:=['patched-lom'.AB125]" office:value-type="float" office:value="683456" calcext:value-type="float">
            <text:p>683456</text:p>
          </table:table-cell>
          <table:table-cell table:formula="of:=['patched-lom'.AC125]" office:value-type="float" office:value="439498" calcext:value-type="float">
            <text:p>439498</text:p>
          </table:table-cell>
          <table:table-cell table:formula="of:=['patched-lom'.O125]" office:value-type="float" office:value="1066116" calcext:value-type="float">
            <text:p>1066116</text:p>
          </table:table-cell>
        </table:table-row>
        <table:table-row table:style-name="ro1">
          <table:table-cell table:formula="of:=[original.AB126]" office:value-type="float" office:value="685436" calcext:value-type="float">
            <text:p>685436</text:p>
          </table:table-cell>
          <table:table-cell table:formula="of:=[original.AC126]" office:value-type="float" office:value="514025" calcext:value-type="float">
            <text:p>514025</text:p>
          </table:table-cell>
          <table:table-cell table:formula="of:=[original.O126]" office:value-type="float" office:value="1063308" calcext:value-type="float">
            <text:p>1063308</text:p>
          </table:table-cell>
          <table:table-cell table:formula="of:=['patched-nolom'.AB126]" office:value-type="float" office:value="683584" calcext:value-type="float">
            <text:p>683584</text:p>
          </table:table-cell>
          <table:table-cell table:formula="of:=['patched-nolom'.AC126]" office:value-type="float" office:value="479690" calcext:value-type="float">
            <text:p>479690</text:p>
          </table:table-cell>
          <table:table-cell table:formula="of:=['patched-nolom'.O126]" office:value-type="float" office:value="1054556" calcext:value-type="float">
            <text:p>1054556</text:p>
          </table:table-cell>
          <table:table-cell table:formula="of:=['patched-lom'.AB126]" office:value-type="float" office:value="683456" calcext:value-type="float">
            <text:p>683456</text:p>
          </table:table-cell>
          <table:table-cell table:formula="of:=['patched-lom'.AC126]" office:value-type="float" office:value="439498" calcext:value-type="float">
            <text:p>439498</text:p>
          </table:table-cell>
          <table:table-cell table:formula="of:=['patched-lom'.O126]" office:value-type="float" office:value="1066116" calcext:value-type="float">
            <text:p>1066116</text:p>
          </table:table-cell>
        </table:table-row>
        <table:table-row table:style-name="ro1">
          <table:table-cell table:formula="of:=[original.AB127]" office:value-type="float" office:value="685436" calcext:value-type="float">
            <text:p>685436</text:p>
          </table:table-cell>
          <table:table-cell table:formula="of:=[original.AC127]" office:value-type="float" office:value="514025" calcext:value-type="float">
            <text:p>514025</text:p>
          </table:table-cell>
          <table:table-cell table:formula="of:=[original.O127]" office:value-type="float" office:value="1063308" calcext:value-type="float">
            <text:p>1063308</text:p>
          </table:table-cell>
          <table:table-cell table:formula="of:=['patched-nolom'.AB127]" office:value-type="float" office:value="683584" calcext:value-type="float">
            <text:p>683584</text:p>
          </table:table-cell>
          <table:table-cell table:formula="of:=['patched-nolom'.AC127]" office:value-type="float" office:value="479690" calcext:value-type="float">
            <text:p>479690</text:p>
          </table:table-cell>
          <table:table-cell table:formula="of:=['patched-nolom'.O127]" office:value-type="float" office:value="1054556" calcext:value-type="float">
            <text:p>1054556</text:p>
          </table:table-cell>
          <table:table-cell table:formula="of:=['patched-lom'.AB127]" office:value-type="float" office:value="683456" calcext:value-type="float">
            <text:p>683456</text:p>
          </table:table-cell>
          <table:table-cell table:formula="of:=['patched-lom'.AC127]" office:value-type="float" office:value="439498" calcext:value-type="float">
            <text:p>439498</text:p>
          </table:table-cell>
          <table:table-cell table:formula="of:=['patched-lom'.O127]" office:value-type="float" office:value="1066116" calcext:value-type="float">
            <text:p>1066116</text:p>
          </table:table-cell>
        </table:table-row>
        <table:table-row table:style-name="ro1">
          <table:table-cell table:formula="of:=[original.AB128]" office:value-type="float" office:value="685436" calcext:value-type="float">
            <text:p>685436</text:p>
          </table:table-cell>
          <table:table-cell table:formula="of:=[original.AC128]" office:value-type="float" office:value="514029" calcext:value-type="float">
            <text:p>514029</text:p>
          </table:table-cell>
          <table:table-cell table:formula="of:=[original.O128]" office:value-type="float" office:value="1063308" calcext:value-type="float">
            <text:p>1063308</text:p>
          </table:table-cell>
          <table:table-cell table:formula="of:=['patched-nolom'.AB128]" office:value-type="float" office:value="683584" calcext:value-type="float">
            <text:p>683584</text:p>
          </table:table-cell>
          <table:table-cell table:formula="of:=['patched-nolom'.AC128]" office:value-type="float" office:value="479693" calcext:value-type="float">
            <text:p>479693</text:p>
          </table:table-cell>
          <table:table-cell table:formula="of:=['patched-nolom'.O128]" office:value-type="float" office:value="1054556" calcext:value-type="float">
            <text:p>1054556</text:p>
          </table:table-cell>
          <table:table-cell table:formula="of:=['patched-lom'.AB128]" office:value-type="float" office:value="683456" calcext:value-type="float">
            <text:p>683456</text:p>
          </table:table-cell>
          <table:table-cell table:formula="of:=['patched-lom'.AC128]" office:value-type="float" office:value="439502" calcext:value-type="float">
            <text:p>439502</text:p>
          </table:table-cell>
          <table:table-cell table:formula="of:=['patched-lom'.O128]" office:value-type="float" office:value="1066116" calcext:value-type="float">
            <text:p>1066116</text:p>
          </table:table-cell>
        </table:table-row>
        <table:table-row table:style-name="ro1">
          <table:table-cell table:formula="of:=[original.AB129]" office:value-type="float" office:value="685436" calcext:value-type="float">
            <text:p>685436</text:p>
          </table:table-cell>
          <table:table-cell table:formula="of:=[original.AC129]" office:value-type="float" office:value="514029" calcext:value-type="float">
            <text:p>514029</text:p>
          </table:table-cell>
          <table:table-cell table:formula="of:=[original.O129]" office:value-type="float" office:value="1063308" calcext:value-type="float">
            <text:p>1063308</text:p>
          </table:table-cell>
          <table:table-cell table:formula="of:=['patched-nolom'.AB129]" office:value-type="float" office:value="683584" calcext:value-type="float">
            <text:p>683584</text:p>
          </table:table-cell>
          <table:table-cell table:formula="of:=['patched-nolom'.AC129]" office:value-type="float" office:value="479693" calcext:value-type="float">
            <text:p>479693</text:p>
          </table:table-cell>
          <table:table-cell table:formula="of:=['patched-nolom'.O129]" office:value-type="float" office:value="1054556" calcext:value-type="float">
            <text:p>1054556</text:p>
          </table:table-cell>
          <table:table-cell table:formula="of:=['patched-lom'.AB129]" office:value-type="float" office:value="683456" calcext:value-type="float">
            <text:p>683456</text:p>
          </table:table-cell>
          <table:table-cell table:formula="of:=['patched-lom'.AC129]" office:value-type="float" office:value="439502" calcext:value-type="float">
            <text:p>439502</text:p>
          </table:table-cell>
          <table:table-cell table:formula="of:=['patched-lom'.O129]" office:value-type="float" office:value="1066116" calcext:value-type="float">
            <text:p>1066116</text:p>
          </table:table-cell>
        </table:table-row>
        <table:table-row table:style-name="ro1">
          <table:table-cell table:formula="of:=[original.AB130]" office:value-type="float" office:value="685436" calcext:value-type="float">
            <text:p>685436</text:p>
          </table:table-cell>
          <table:table-cell table:formula="of:=[original.AC130]" office:value-type="float" office:value="514029" calcext:value-type="float">
            <text:p>514029</text:p>
          </table:table-cell>
          <table:table-cell table:formula="of:=[original.O130]" office:value-type="float" office:value="1063308" calcext:value-type="float">
            <text:p>1063308</text:p>
          </table:table-cell>
          <table:table-cell table:formula="of:=['patched-nolom'.AB130]" office:value-type="float" office:value="683584" calcext:value-type="float">
            <text:p>683584</text:p>
          </table:table-cell>
          <table:table-cell table:formula="of:=['patched-nolom'.AC130]" office:value-type="float" office:value="479693" calcext:value-type="float">
            <text:p>479693</text:p>
          </table:table-cell>
          <table:table-cell table:formula="of:=['patched-nolom'.O130]" office:value-type="float" office:value="1054556" calcext:value-type="float">
            <text:p>1054556</text:p>
          </table:table-cell>
          <table:table-cell table:formula="of:=['patched-lom'.AB130]" office:value-type="float" office:value="683456" calcext:value-type="float">
            <text:p>683456</text:p>
          </table:table-cell>
          <table:table-cell table:formula="of:=['patched-lom'.AC130]" office:value-type="float" office:value="439502" calcext:value-type="float">
            <text:p>439502</text:p>
          </table:table-cell>
          <table:table-cell table:formula="of:=['patched-lom'.O130]" office:value-type="float" office:value="1066116" calcext:value-type="float">
            <text:p>1066116</text:p>
          </table:table-cell>
        </table:table-row>
        <table:table-row table:style-name="ro1">
          <table:table-cell table:formula="of:=[original.AB131]" office:value-type="float" office:value="685436" calcext:value-type="float">
            <text:p>685436</text:p>
          </table:table-cell>
          <table:table-cell table:formula="of:=[original.AC131]" office:value-type="float" office:value="514029" calcext:value-type="float">
            <text:p>514029</text:p>
          </table:table-cell>
          <table:table-cell table:formula="of:=[original.O131]" office:value-type="float" office:value="1063308" calcext:value-type="float">
            <text:p>1063308</text:p>
          </table:table-cell>
          <table:table-cell table:formula="of:=['patched-nolom'.AB131]" office:value-type="float" office:value="683584" calcext:value-type="float">
            <text:p>683584</text:p>
          </table:table-cell>
          <table:table-cell table:formula="of:=['patched-nolom'.AC131]" office:value-type="float" office:value="479693" calcext:value-type="float">
            <text:p>479693</text:p>
          </table:table-cell>
          <table:table-cell table:formula="of:=['patched-nolom'.O131]" office:value-type="float" office:value="1054556" calcext:value-type="float">
            <text:p>1054556</text:p>
          </table:table-cell>
          <table:table-cell table:formula="of:=['patched-lom'.AB131]" office:value-type="float" office:value="683456" calcext:value-type="float">
            <text:p>683456</text:p>
          </table:table-cell>
          <table:table-cell table:formula="of:=['patched-lom'.AC131]" office:value-type="float" office:value="439502" calcext:value-type="float">
            <text:p>439502</text:p>
          </table:table-cell>
          <table:table-cell table:formula="of:=['patched-lom'.O131]" office:value-type="float" office:value="1066116" calcext:value-type="float">
            <text:p>1066116</text:p>
          </table:table-cell>
        </table:table-row>
        <table:table-row table:style-name="ro1">
          <table:table-cell table:formula="of:=[original.AB132]" office:value-type="float" office:value="685436" calcext:value-type="float">
            <text:p>685436</text:p>
          </table:table-cell>
          <table:table-cell table:formula="of:=[original.AC132]" office:value-type="float" office:value="413467" calcext:value-type="float">
            <text:p>413467</text:p>
          </table:table-cell>
          <table:table-cell table:formula="of:=[original.O132]" office:value-type="float" office:value="1063308" calcext:value-type="float">
            <text:p>1063308</text:p>
          </table:table-cell>
          <table:table-cell table:formula="of:=['patched-nolom'.AB132]" office:value-type="float" office:value="683584" calcext:value-type="float">
            <text:p>683584</text:p>
          </table:table-cell>
          <table:table-cell table:formula="of:=['patched-nolom'.AC132]" office:value-type="float" office:value="385907" calcext:value-type="float">
            <text:p>385907</text:p>
          </table:table-cell>
          <table:table-cell table:formula="of:=['patched-nolom'.O132]" office:value-type="float" office:value="1054556" calcext:value-type="float">
            <text:p>1054556</text:p>
          </table:table-cell>
          <table:table-cell table:formula="of:=['patched-lom'.AB132]" office:value-type="float" office:value="683456" calcext:value-type="float">
            <text:p>683456</text:p>
          </table:table-cell>
          <table:table-cell table:formula="of:=['patched-lom'.AC132]" office:value-type="float" office:value="353831" calcext:value-type="float">
            <text:p>353831</text:p>
          </table:table-cell>
          <table:table-cell table:formula="of:=['patched-lom'.O132]" office:value-type="float" office:value="1066116" calcext:value-type="float">
            <text:p>1066116</text:p>
          </table:table-cell>
        </table:table-row>
        <table:table-row table:style-name="ro1">
          <table:table-cell table:formula="of:=[original.AB133]" office:value-type="float" office:value="685436" calcext:value-type="float">
            <text:p>685436</text:p>
          </table:table-cell>
          <table:table-cell table:formula="of:=[original.AC133]" office:value-type="float" office:value="413467" calcext:value-type="float">
            <text:p>413467</text:p>
          </table:table-cell>
          <table:table-cell table:formula="of:=[original.O133]" office:value-type="float" office:value="1063308" calcext:value-type="float">
            <text:p>1063308</text:p>
          </table:table-cell>
          <table:table-cell table:formula="of:=['patched-nolom'.AB133]" office:value-type="float" office:value="683584" calcext:value-type="float">
            <text:p>683584</text:p>
          </table:table-cell>
          <table:table-cell table:formula="of:=['patched-nolom'.AC133]" office:value-type="float" office:value="385907" calcext:value-type="float">
            <text:p>385907</text:p>
          </table:table-cell>
          <table:table-cell table:formula="of:=['patched-nolom'.O133]" office:value-type="float" office:value="1054556" calcext:value-type="float">
            <text:p>1054556</text:p>
          </table:table-cell>
          <table:table-cell table:formula="of:=['patched-lom'.AB133]" office:value-type="float" office:value="683456" calcext:value-type="float">
            <text:p>683456</text:p>
          </table:table-cell>
          <table:table-cell table:formula="of:=['patched-lom'.AC133]" office:value-type="float" office:value="353831" calcext:value-type="float">
            <text:p>353831</text:p>
          </table:table-cell>
          <table:table-cell table:formula="of:=['patched-lom'.O133]" office:value-type="float" office:value="1066116" calcext:value-type="float">
            <text:p>1066116</text:p>
          </table:table-cell>
        </table:table-row>
        <table:table-row table:style-name="ro1">
          <table:table-cell table:formula="of:=[original.AB134]" office:value-type="float" office:value="685436" calcext:value-type="float">
            <text:p>685436</text:p>
          </table:table-cell>
          <table:table-cell table:formula="of:=[original.AC134]" office:value-type="float" office:value="413467" calcext:value-type="float">
            <text:p>413467</text:p>
          </table:table-cell>
          <table:table-cell table:formula="of:=[original.O134]" office:value-type="float" office:value="1063308" calcext:value-type="float">
            <text:p>1063308</text:p>
          </table:table-cell>
          <table:table-cell table:formula="of:=['patched-nolom'.AB134]" office:value-type="float" office:value="683584" calcext:value-type="float">
            <text:p>683584</text:p>
          </table:table-cell>
          <table:table-cell table:formula="of:=['patched-nolom'.AC134]" office:value-type="float" office:value="385907" calcext:value-type="float">
            <text:p>385907</text:p>
          </table:table-cell>
          <table:table-cell table:formula="of:=['patched-nolom'.O134]" office:value-type="float" office:value="1054556" calcext:value-type="float">
            <text:p>1054556</text:p>
          </table:table-cell>
          <table:table-cell table:formula="of:=['patched-lom'.AB134]" office:value-type="float" office:value="683456" calcext:value-type="float">
            <text:p>683456</text:p>
          </table:table-cell>
          <table:table-cell table:formula="of:=['patched-lom'.AC134]" office:value-type="float" office:value="353831" calcext:value-type="float">
            <text:p>353831</text:p>
          </table:table-cell>
          <table:table-cell table:formula="of:=['patched-lom'.O134]" office:value-type="float" office:value="1066116" calcext:value-type="float">
            <text:p>1066116</text:p>
          </table:table-cell>
        </table:table-row>
        <table:table-row table:style-name="ro1">
          <table:table-cell table:formula="of:=[original.AB135]" office:value-type="float" office:value="685436" calcext:value-type="float">
            <text:p>685436</text:p>
          </table:table-cell>
          <table:table-cell table:formula="of:=[original.AC135]" office:value-type="float" office:value="413467" calcext:value-type="float">
            <text:p>413467</text:p>
          </table:table-cell>
          <table:table-cell table:formula="of:=[original.O135]" office:value-type="float" office:value="1063308" calcext:value-type="float">
            <text:p>1063308</text:p>
          </table:table-cell>
          <table:table-cell table:formula="of:=['patched-nolom'.AB135]" office:value-type="float" office:value="683584" calcext:value-type="float">
            <text:p>683584</text:p>
          </table:table-cell>
          <table:table-cell table:formula="of:=['patched-nolom'.AC135]" office:value-type="float" office:value="385907" calcext:value-type="float">
            <text:p>385907</text:p>
          </table:table-cell>
          <table:table-cell table:formula="of:=['patched-nolom'.O135]" office:value-type="float" office:value="1054556" calcext:value-type="float">
            <text:p>1054556</text:p>
          </table:table-cell>
          <table:table-cell table:formula="of:=['patched-lom'.AB135]" office:value-type="float" office:value="683456" calcext:value-type="float">
            <text:p>683456</text:p>
          </table:table-cell>
          <table:table-cell table:formula="of:=['patched-lom'.AC135]" office:value-type="float" office:value="353831" calcext:value-type="float">
            <text:p>353831</text:p>
          </table:table-cell>
          <table:table-cell table:formula="of:=['patched-lom'.O135]" office:value-type="float" office:value="1066116" calcext:value-type="float">
            <text:p>1066116</text:p>
          </table:table-cell>
        </table:table-row>
        <table:table-row table:style-name="ro1">
          <table:table-cell table:formula="of:=[original.AB136]" office:value-type="float" office:value="685436" calcext:value-type="float">
            <text:p>685436</text:p>
          </table:table-cell>
          <table:table-cell table:formula="of:=[original.AC136]" office:value-type="float" office:value="413467" calcext:value-type="float">
            <text:p>413467</text:p>
          </table:table-cell>
          <table:table-cell table:formula="of:=[original.O136]" office:value-type="float" office:value="1063308" calcext:value-type="float">
            <text:p>1063308</text:p>
          </table:table-cell>
          <table:table-cell table:formula="of:=['patched-nolom'.AB136]" office:value-type="float" office:value="683584" calcext:value-type="float">
            <text:p>683584</text:p>
          </table:table-cell>
          <table:table-cell table:formula="of:=['patched-nolom'.AC136]" office:value-type="float" office:value="385907" calcext:value-type="float">
            <text:p>385907</text:p>
          </table:table-cell>
          <table:table-cell table:formula="of:=['patched-nolom'.O136]" office:value-type="float" office:value="1054556" calcext:value-type="float">
            <text:p>1054556</text:p>
          </table:table-cell>
          <table:table-cell table:formula="of:=['patched-lom'.AB136]" office:value-type="float" office:value="683456" calcext:value-type="float">
            <text:p>683456</text:p>
          </table:table-cell>
          <table:table-cell table:formula="of:=['patched-lom'.AC136]" office:value-type="float" office:value="353831" calcext:value-type="float">
            <text:p>353831</text:p>
          </table:table-cell>
          <table:table-cell table:formula="of:=['patched-lom'.O136]" office:value-type="float" office:value="1066116" calcext:value-type="float">
            <text:p>1066116</text:p>
          </table:table-cell>
        </table:table-row>
        <table:table-row table:style-name="ro1">
          <table:table-cell table:formula="of:=[original.AB137]" office:value-type="float" office:value="685436" calcext:value-type="float">
            <text:p>685436</text:p>
          </table:table-cell>
          <table:table-cell table:formula="of:=[original.AC137]" office:value-type="float" office:value="413467" calcext:value-type="float">
            <text:p>413467</text:p>
          </table:table-cell>
          <table:table-cell table:formula="of:=[original.O137]" office:value-type="float" office:value="1063308" calcext:value-type="float">
            <text:p>1063308</text:p>
          </table:table-cell>
          <table:table-cell table:formula="of:=['patched-nolom'.AB137]" office:value-type="float" office:value="683584" calcext:value-type="float">
            <text:p>683584</text:p>
          </table:table-cell>
          <table:table-cell table:formula="of:=['patched-nolom'.AC137]" office:value-type="float" office:value="385907" calcext:value-type="float">
            <text:p>385907</text:p>
          </table:table-cell>
          <table:table-cell table:formula="of:=['patched-nolom'.O137]" office:value-type="float" office:value="1054556" calcext:value-type="float">
            <text:p>1054556</text:p>
          </table:table-cell>
          <table:table-cell table:formula="of:=['patched-lom'.AB137]" office:value-type="float" office:value="683456" calcext:value-type="float">
            <text:p>683456</text:p>
          </table:table-cell>
          <table:table-cell table:formula="of:=['patched-lom'.AC137]" office:value-type="float" office:value="353831" calcext:value-type="float">
            <text:p>353831</text:p>
          </table:table-cell>
          <table:table-cell table:formula="of:=['patched-lom'.O137]" office:value-type="float" office:value="1066116" calcext:value-type="float">
            <text:p>1066116</text:p>
          </table:table-cell>
        </table:table-row>
        <table:table-row table:style-name="ro1">
          <table:table-cell table:formula="of:=[original.AB138]" office:value-type="float" office:value="685436" calcext:value-type="float">
            <text:p>685436</text:p>
          </table:table-cell>
          <table:table-cell table:formula="of:=[original.AC138]" office:value-type="float" office:value="413467" calcext:value-type="float">
            <text:p>413467</text:p>
          </table:table-cell>
          <table:table-cell table:formula="of:=[original.O138]" office:value-type="float" office:value="1063308" calcext:value-type="float">
            <text:p>1063308</text:p>
          </table:table-cell>
          <table:table-cell table:formula="of:=['patched-nolom'.AB138]" office:value-type="float" office:value="683584" calcext:value-type="float">
            <text:p>683584</text:p>
          </table:table-cell>
          <table:table-cell table:formula="of:=['patched-nolom'.AC138]" office:value-type="float" office:value="385907" calcext:value-type="float">
            <text:p>385907</text:p>
          </table:table-cell>
          <table:table-cell table:formula="of:=['patched-nolom'.O138]" office:value-type="float" office:value="1054556" calcext:value-type="float">
            <text:p>1054556</text:p>
          </table:table-cell>
          <table:table-cell table:formula="of:=['patched-lom'.AB138]" office:value-type="float" office:value="683456" calcext:value-type="float">
            <text:p>683456</text:p>
          </table:table-cell>
          <table:table-cell table:formula="of:=['patched-lom'.AC138]" office:value-type="float" office:value="353831" calcext:value-type="float">
            <text:p>353831</text:p>
          </table:table-cell>
          <table:table-cell table:formula="of:=['patched-lom'.O138]" office:value-type="float" office:value="1066116" calcext:value-type="float">
            <text:p>1066116</text:p>
          </table:table-cell>
        </table:table-row>
        <table:table-row table:style-name="ro1">
          <table:table-cell table:formula="of:=[original.AB139]" office:value-type="float" office:value="685436" calcext:value-type="float">
            <text:p>685436</text:p>
          </table:table-cell>
          <table:table-cell table:formula="of:=[original.AC139]" office:value-type="float" office:value="413467" calcext:value-type="float">
            <text:p>413467</text:p>
          </table:table-cell>
          <table:table-cell table:formula="of:=[original.O139]" office:value-type="float" office:value="1063308" calcext:value-type="float">
            <text:p>1063308</text:p>
          </table:table-cell>
          <table:table-cell table:formula="of:=['patched-nolom'.AB139]" office:value-type="float" office:value="683584" calcext:value-type="float">
            <text:p>683584</text:p>
          </table:table-cell>
          <table:table-cell table:formula="of:=['patched-nolom'.AC139]" office:value-type="float" office:value="385907" calcext:value-type="float">
            <text:p>385907</text:p>
          </table:table-cell>
          <table:table-cell table:formula="of:=['patched-nolom'.O139]" office:value-type="float" office:value="1054556" calcext:value-type="float">
            <text:p>1054556</text:p>
          </table:table-cell>
          <table:table-cell table:formula="of:=['patched-lom'.AB139]" office:value-type="float" office:value="683456" calcext:value-type="float">
            <text:p>683456</text:p>
          </table:table-cell>
          <table:table-cell table:formula="of:=['patched-lom'.AC139]" office:value-type="float" office:value="353831" calcext:value-type="float">
            <text:p>353831</text:p>
          </table:table-cell>
          <table:table-cell table:formula="of:=['patched-lom'.O139]" office:value-type="float" office:value="1066116" calcext:value-type="float">
            <text:p>1066116</text:p>
          </table:table-cell>
        </table:table-row>
        <table:table-row table:style-name="ro1">
          <table:table-cell table:formula="of:=[original.AB140]" office:value-type="float" office:value="685436" calcext:value-type="float">
            <text:p>685436</text:p>
          </table:table-cell>
          <table:table-cell table:formula="of:=[original.AC140]" office:value-type="float" office:value="312904" calcext:value-type="float">
            <text:p>312904</text:p>
          </table:table-cell>
          <table:table-cell table:formula="of:=[original.O140]" office:value-type="float" office:value="1040540" calcext:value-type="float">
            <text:p>1040540</text:p>
          </table:table-cell>
          <table:table-cell table:formula="of:=['patched-nolom'.AB140]" office:value-type="float" office:value="683584" calcext:value-type="float">
            <text:p>683584</text:p>
          </table:table-cell>
          <table:table-cell table:formula="of:=['patched-nolom'.AC140]" office:value-type="float" office:value="292118" calcext:value-type="float">
            <text:p>292118</text:p>
          </table:table-cell>
          <table:table-cell table:formula="of:=['patched-nolom'.O140]" office:value-type="float" office:value="1043288" calcext:value-type="float">
            <text:p>1043288</text:p>
          </table:table-cell>
          <table:table-cell table:formula="of:=['patched-lom'.AB140]" office:value-type="float" office:value="683456" calcext:value-type="float">
            <text:p>683456</text:p>
          </table:table-cell>
          <table:table-cell table:formula="of:=['patched-lom'.AC140]" office:value-type="float" office:value="268161" calcext:value-type="float">
            <text:p>268161</text:p>
          </table:table-cell>
          <table:table-cell table:formula="of:=['patched-lom'.O140]" office:value-type="float" office:value="1043280" calcext:value-type="float">
            <text:p>1043280</text:p>
          </table:table-cell>
        </table:table-row>
        <table:table-row table:style-name="ro1">
          <table:table-cell table:formula="of:=[original.AB141]" office:value-type="float" office:value="685436" calcext:value-type="float">
            <text:p>685436</text:p>
          </table:table-cell>
          <table:table-cell table:formula="of:=[original.AC141]" office:value-type="float" office:value="312904" calcext:value-type="float">
            <text:p>312904</text:p>
          </table:table-cell>
          <table:table-cell table:formula="of:=[original.O141]" office:value-type="float" office:value="1040540" calcext:value-type="float">
            <text:p>1040540</text:p>
          </table:table-cell>
          <table:table-cell table:formula="of:=['patched-nolom'.AB141]" office:value-type="float" office:value="683584" calcext:value-type="float">
            <text:p>683584</text:p>
          </table:table-cell>
          <table:table-cell table:formula="of:=['patched-nolom'.AC141]" office:value-type="float" office:value="292118" calcext:value-type="float">
            <text:p>292118</text:p>
          </table:table-cell>
          <table:table-cell table:formula="of:=['patched-nolom'.O141]" office:value-type="float" office:value="1043288" calcext:value-type="float">
            <text:p>1043288</text:p>
          </table:table-cell>
          <table:table-cell table:formula="of:=['patched-lom'.AB141]" office:value-type="float" office:value="683456" calcext:value-type="float">
            <text:p>683456</text:p>
          </table:table-cell>
          <table:table-cell table:formula="of:=['patched-lom'.AC141]" office:value-type="float" office:value="268161" calcext:value-type="float">
            <text:p>268161</text:p>
          </table:table-cell>
          <table:table-cell table:formula="of:=['patched-lom'.O141]" office:value-type="float" office:value="1043280" calcext:value-type="float">
            <text:p>1043280</text:p>
          </table:table-cell>
        </table:table-row>
        <table:table-row table:style-name="ro1">
          <table:table-cell table:formula="of:=[original.AB142]" office:value-type="float" office:value="685436" calcext:value-type="float">
            <text:p>685436</text:p>
          </table:table-cell>
          <table:table-cell table:formula="of:=[original.AC142]" office:value-type="float" office:value="312904" calcext:value-type="float">
            <text:p>312904</text:p>
          </table:table-cell>
          <table:table-cell table:formula="of:=[original.O142]" office:value-type="float" office:value="1040540" calcext:value-type="float">
            <text:p>1040540</text:p>
          </table:table-cell>
          <table:table-cell table:formula="of:=['patched-nolom'.AB142]" office:value-type="float" office:value="683584" calcext:value-type="float">
            <text:p>683584</text:p>
          </table:table-cell>
          <table:table-cell table:formula="of:=['patched-nolom'.AC142]" office:value-type="float" office:value="292118" calcext:value-type="float">
            <text:p>292118</text:p>
          </table:table-cell>
          <table:table-cell table:formula="of:=['patched-nolom'.O142]" office:value-type="float" office:value="1043288" calcext:value-type="float">
            <text:p>1043288</text:p>
          </table:table-cell>
          <table:table-cell table:formula="of:=['patched-lom'.AB142]" office:value-type="float" office:value="683456" calcext:value-type="float">
            <text:p>683456</text:p>
          </table:table-cell>
          <table:table-cell table:formula="of:=['patched-lom'.AC142]" office:value-type="float" office:value="268161" calcext:value-type="float">
            <text:p>268161</text:p>
          </table:table-cell>
          <table:table-cell table:formula="of:=['patched-lom'.O142]" office:value-type="float" office:value="1043280" calcext:value-type="float">
            <text:p>1043280</text:p>
          </table:table-cell>
        </table:table-row>
        <table:table-row table:style-name="ro1">
          <table:table-cell table:formula="of:=[original.AB143]" office:value-type="float" office:value="685436" calcext:value-type="float">
            <text:p>685436</text:p>
          </table:table-cell>
          <table:table-cell table:formula="of:=[original.AC143]" office:value-type="float" office:value="312904" calcext:value-type="float">
            <text:p>312904</text:p>
          </table:table-cell>
          <table:table-cell table:formula="of:=[original.O143]" office:value-type="float" office:value="1040540" calcext:value-type="float">
            <text:p>1040540</text:p>
          </table:table-cell>
          <table:table-cell table:formula="of:=['patched-nolom'.AB143]" office:value-type="float" office:value="683584" calcext:value-type="float">
            <text:p>683584</text:p>
          </table:table-cell>
          <table:table-cell table:formula="of:=['patched-nolom'.AC143]" office:value-type="float" office:value="292118" calcext:value-type="float">
            <text:p>292118</text:p>
          </table:table-cell>
          <table:table-cell table:formula="of:=['patched-nolom'.O143]" office:value-type="float" office:value="1043288" calcext:value-type="float">
            <text:p>1043288</text:p>
          </table:table-cell>
          <table:table-cell table:formula="of:=['patched-lom'.AB143]" office:value-type="float" office:value="683456" calcext:value-type="float">
            <text:p>683456</text:p>
          </table:table-cell>
          <table:table-cell table:formula="of:=['patched-lom'.AC143]" office:value-type="float" office:value="268161" calcext:value-type="float">
            <text:p>268161</text:p>
          </table:table-cell>
          <table:table-cell table:formula="of:=['patched-lom'.O143]" office:value-type="float" office:value="1043280" calcext:value-type="float">
            <text:p>1043280</text:p>
          </table:table-cell>
        </table:table-row>
        <table:table-row table:style-name="ro1">
          <table:table-cell table:formula="of:=[original.AB144]" office:value-type="float" office:value="685436" calcext:value-type="float">
            <text:p>685436</text:p>
          </table:table-cell>
          <table:table-cell table:formula="of:=[original.AC144]" office:value-type="float" office:value="312904" calcext:value-type="float">
            <text:p>312904</text:p>
          </table:table-cell>
          <table:table-cell table:formula="of:=[original.O144]" office:value-type="float" office:value="1040540" calcext:value-type="float">
            <text:p>1040540</text:p>
          </table:table-cell>
          <table:table-cell table:formula="of:=['patched-nolom'.AB144]" office:value-type="float" office:value="683584" calcext:value-type="float">
            <text:p>683584</text:p>
          </table:table-cell>
          <table:table-cell table:formula="of:=['patched-nolom'.AC144]" office:value-type="float" office:value="292118" calcext:value-type="float">
            <text:p>292118</text:p>
          </table:table-cell>
          <table:table-cell table:formula="of:=['patched-nolom'.O144]" office:value-type="float" office:value="1043288" calcext:value-type="float">
            <text:p>1043288</text:p>
          </table:table-cell>
          <table:table-cell table:formula="of:=['patched-lom'.AB144]" office:value-type="float" office:value="683456" calcext:value-type="float">
            <text:p>683456</text:p>
          </table:table-cell>
          <table:table-cell table:formula="of:=['patched-lom'.AC144]" office:value-type="float" office:value="268161" calcext:value-type="float">
            <text:p>268161</text:p>
          </table:table-cell>
          <table:table-cell table:formula="of:=['patched-lom'.O144]" office:value-type="float" office:value="1043280" calcext:value-type="float">
            <text:p>1043280</text:p>
          </table:table-cell>
        </table:table-row>
        <table:table-row table:style-name="ro1">
          <table:table-cell table:formula="of:=[original.AB145]" office:value-type="float" office:value="685436" calcext:value-type="float">
            <text:p>685436</text:p>
          </table:table-cell>
          <table:table-cell table:formula="of:=[original.AC145]" office:value-type="float" office:value="312904" calcext:value-type="float">
            <text:p>312904</text:p>
          </table:table-cell>
          <table:table-cell table:formula="of:=[original.O145]" office:value-type="float" office:value="1040540" calcext:value-type="float">
            <text:p>1040540</text:p>
          </table:table-cell>
          <table:table-cell table:formula="of:=['patched-nolom'.AB145]" office:value-type="float" office:value="683584" calcext:value-type="float">
            <text:p>683584</text:p>
          </table:table-cell>
          <table:table-cell table:formula="of:=['patched-nolom'.AC145]" office:value-type="float" office:value="292118" calcext:value-type="float">
            <text:p>292118</text:p>
          </table:table-cell>
          <table:table-cell table:formula="of:=['patched-nolom'.O145]" office:value-type="float" office:value="1043288" calcext:value-type="float">
            <text:p>1043288</text:p>
          </table:table-cell>
          <table:table-cell table:formula="of:=['patched-lom'.AB145]" office:value-type="float" office:value="683456" calcext:value-type="float">
            <text:p>683456</text:p>
          </table:table-cell>
          <table:table-cell table:formula="of:=['patched-lom'.AC145]" office:value-type="float" office:value="268161" calcext:value-type="float">
            <text:p>268161</text:p>
          </table:table-cell>
          <table:table-cell table:formula="of:=['patched-lom'.O145]" office:value-type="float" office:value="1043280" calcext:value-type="float">
            <text:p>1043280</text:p>
          </table:table-cell>
        </table:table-row>
        <table:table-row table:style-name="ro1">
          <table:table-cell table:formula="of:=[original.AB146]" office:value-type="float" office:value="685436" calcext:value-type="float">
            <text:p>685436</text:p>
          </table:table-cell>
          <table:table-cell table:formula="of:=[original.AC146]" office:value-type="float" office:value="312904" calcext:value-type="float">
            <text:p>312904</text:p>
          </table:table-cell>
          <table:table-cell table:formula="of:=[original.O146]" office:value-type="float" office:value="1040540" calcext:value-type="float">
            <text:p>1040540</text:p>
          </table:table-cell>
          <table:table-cell table:formula="of:=['patched-nolom'.AB146]" office:value-type="float" office:value="683584" calcext:value-type="float">
            <text:p>683584</text:p>
          </table:table-cell>
          <table:table-cell table:formula="of:=['patched-nolom'.AC146]" office:value-type="float" office:value="292118" calcext:value-type="float">
            <text:p>292118</text:p>
          </table:table-cell>
          <table:table-cell table:formula="of:=['patched-nolom'.O146]" office:value-type="float" office:value="1043288" calcext:value-type="float">
            <text:p>1043288</text:p>
          </table:table-cell>
          <table:table-cell table:formula="of:=['patched-lom'.AB146]" office:value-type="float" office:value="683456" calcext:value-type="float">
            <text:p>683456</text:p>
          </table:table-cell>
          <table:table-cell table:formula="of:=['patched-lom'.AC146]" office:value-type="float" office:value="268161" calcext:value-type="float">
            <text:p>268161</text:p>
          </table:table-cell>
          <table:table-cell table:formula="of:=['patched-lom'.O146]" office:value-type="float" office:value="1043280" calcext:value-type="float">
            <text:p>1043280</text:p>
          </table:table-cell>
        </table:table-row>
        <table:table-row table:style-name="ro1">
          <table:table-cell table:formula="of:=[original.AB147]" office:value-type="float" office:value="685436" calcext:value-type="float">
            <text:p>685436</text:p>
          </table:table-cell>
          <table:table-cell table:formula="of:=[original.AC147]" office:value-type="float" office:value="312904" calcext:value-type="float">
            <text:p>312904</text:p>
          </table:table-cell>
          <table:table-cell table:formula="of:=[original.O147]" office:value-type="float" office:value="1040540" calcext:value-type="float">
            <text:p>1040540</text:p>
          </table:table-cell>
          <table:table-cell table:formula="of:=['patched-nolom'.AB147]" office:value-type="float" office:value="683584" calcext:value-type="float">
            <text:p>683584</text:p>
          </table:table-cell>
          <table:table-cell table:formula="of:=['patched-nolom'.AC147]" office:value-type="float" office:value="292118" calcext:value-type="float">
            <text:p>292118</text:p>
          </table:table-cell>
          <table:table-cell table:formula="of:=['patched-nolom'.O147]" office:value-type="float" office:value="1043288" calcext:value-type="float">
            <text:p>1043288</text:p>
          </table:table-cell>
          <table:table-cell table:formula="of:=['patched-lom'.AB147]" office:value-type="float" office:value="683456" calcext:value-type="float">
            <text:p>683456</text:p>
          </table:table-cell>
          <table:table-cell table:formula="of:=['patched-lom'.AC147]" office:value-type="float" office:value="268161" calcext:value-type="float">
            <text:p>268161</text:p>
          </table:table-cell>
          <table:table-cell table:formula="of:=['patched-lom'.O147]" office:value-type="float" office:value="1043280" calcext:value-type="float">
            <text:p>1043280</text:p>
          </table:table-cell>
        </table:table-row>
        <table:table-row table:style-name="ro1">
          <table:table-cell table:formula="of:=[original.AB148]" office:value-type="float" office:value="685436" calcext:value-type="float">
            <text:p>685436</text:p>
          </table:table-cell>
          <table:table-cell table:formula="of:=[original.AC148]" office:value-type="float" office:value="212342" calcext:value-type="float">
            <text:p>212342</text:p>
          </table:table-cell>
          <table:table-cell table:formula="of:=[original.O148]" office:value-type="float" office:value="1015356" calcext:value-type="float">
            <text:p>1015356</text:p>
          </table:table-cell>
          <table:table-cell table:formula="of:=['patched-nolom'.AB148]" office:value-type="float" office:value="683520" calcext:value-type="float">
            <text:p>683520</text:p>
          </table:table-cell>
          <table:table-cell table:formula="of:=['patched-nolom'.AC148]" office:value-type="float" office:value="198330" calcext:value-type="float">
            <text:p>198330</text:p>
          </table:table-cell>
          <table:table-cell table:formula="of:=['patched-nolom'.O148]" office:value-type="float" office:value="1014992" calcext:value-type="float">
            <text:p>1014992</text:p>
          </table:table-cell>
          <table:table-cell table:formula="of:=['patched-lom'.AB148]" office:value-type="float" office:value="683456" calcext:value-type="float">
            <text:p>683456</text:p>
          </table:table-cell>
          <table:table-cell table:formula="of:=['patched-lom'.AC148]" office:value-type="float" office:value="182490" calcext:value-type="float">
            <text:p>182490</text:p>
          </table:table-cell>
          <table:table-cell table:formula="of:=['patched-lom'.O148]" office:value-type="float" office:value="1018112" calcext:value-type="float">
            <text:p>1018112</text:p>
          </table:table-cell>
        </table:table-row>
        <table:table-row table:style-name="ro1">
          <table:table-cell table:formula="of:=[original.AB149]" office:value-type="float" office:value="685436" calcext:value-type="float">
            <text:p>685436</text:p>
          </table:table-cell>
          <table:table-cell table:formula="of:=[original.AC149]" office:value-type="float" office:value="212342" calcext:value-type="float">
            <text:p>212342</text:p>
          </table:table-cell>
          <table:table-cell table:formula="of:=[original.O149]" office:value-type="float" office:value="1015356" calcext:value-type="float">
            <text:p>1015356</text:p>
          </table:table-cell>
          <table:table-cell table:formula="of:=['patched-nolom'.AB149]" office:value-type="float" office:value="683520" calcext:value-type="float">
            <text:p>683520</text:p>
          </table:table-cell>
          <table:table-cell table:formula="of:=['patched-nolom'.AC149]" office:value-type="float" office:value="198330" calcext:value-type="float">
            <text:p>198330</text:p>
          </table:table-cell>
          <table:table-cell table:formula="of:=['patched-nolom'.O149]" office:value-type="float" office:value="1014992" calcext:value-type="float">
            <text:p>1014992</text:p>
          </table:table-cell>
          <table:table-cell table:formula="of:=['patched-lom'.AB149]" office:value-type="float" office:value="683456" calcext:value-type="float">
            <text:p>683456</text:p>
          </table:table-cell>
          <table:table-cell table:formula="of:=['patched-lom'.AC149]" office:value-type="float" office:value="182490" calcext:value-type="float">
            <text:p>182490</text:p>
          </table:table-cell>
          <table:table-cell table:formula="of:=['patched-lom'.O149]" office:value-type="float" office:value="1018112" calcext:value-type="float">
            <text:p>1018112</text:p>
          </table:table-cell>
        </table:table-row>
        <table:table-row table:style-name="ro1">
          <table:table-cell table:formula="of:=[original.AB150]" office:value-type="float" office:value="685436" calcext:value-type="float">
            <text:p>685436</text:p>
          </table:table-cell>
          <table:table-cell table:formula="of:=[original.AC150]" office:value-type="float" office:value="212342" calcext:value-type="float">
            <text:p>212342</text:p>
          </table:table-cell>
          <table:table-cell table:formula="of:=[original.O150]" office:value-type="float" office:value="1015356" calcext:value-type="float">
            <text:p>1015356</text:p>
          </table:table-cell>
          <table:table-cell table:formula="of:=['patched-nolom'.AB150]" office:value-type="float" office:value="683520" calcext:value-type="float">
            <text:p>683520</text:p>
          </table:table-cell>
          <table:table-cell table:formula="of:=['patched-nolom'.AC150]" office:value-type="float" office:value="198330" calcext:value-type="float">
            <text:p>198330</text:p>
          </table:table-cell>
          <table:table-cell table:formula="of:=['patched-nolom'.O150]" office:value-type="float" office:value="1014992" calcext:value-type="float">
            <text:p>1014992</text:p>
          </table:table-cell>
          <table:table-cell table:formula="of:=['patched-lom'.AB150]" office:value-type="float" office:value="683456" calcext:value-type="float">
            <text:p>683456</text:p>
          </table:table-cell>
          <table:table-cell table:formula="of:=['patched-lom'.AC150]" office:value-type="float" office:value="182490" calcext:value-type="float">
            <text:p>182490</text:p>
          </table:table-cell>
          <table:table-cell table:formula="of:=['patched-lom'.O150]" office:value-type="float" office:value="1018112" calcext:value-type="float">
            <text:p>1018112</text:p>
          </table:table-cell>
        </table:table-row>
        <table:table-row table:style-name="ro1">
          <table:table-cell table:formula="of:=[original.AB151]" office:value-type="float" office:value="685436" calcext:value-type="float">
            <text:p>685436</text:p>
          </table:table-cell>
          <table:table-cell table:formula="of:=[original.AC151]" office:value-type="float" office:value="212342" calcext:value-type="float">
            <text:p>212342</text:p>
          </table:table-cell>
          <table:table-cell table:formula="of:=[original.O151]" office:value-type="float" office:value="1015356" calcext:value-type="float">
            <text:p>1015356</text:p>
          </table:table-cell>
          <table:table-cell table:formula="of:=['patched-nolom'.AB151]" office:value-type="float" office:value="683520" calcext:value-type="float">
            <text:p>683520</text:p>
          </table:table-cell>
          <table:table-cell table:formula="of:=['patched-nolom'.AC151]" office:value-type="float" office:value="198330" calcext:value-type="float">
            <text:p>198330</text:p>
          </table:table-cell>
          <table:table-cell table:formula="of:=['patched-nolom'.O151]" office:value-type="float" office:value="1014992" calcext:value-type="float">
            <text:p>1014992</text:p>
          </table:table-cell>
          <table:table-cell table:formula="of:=['patched-lom'.AB151]" office:value-type="float" office:value="683456" calcext:value-type="float">
            <text:p>683456</text:p>
          </table:table-cell>
          <table:table-cell table:formula="of:=['patched-lom'.AC151]" office:value-type="float" office:value="182490" calcext:value-type="float">
            <text:p>182490</text:p>
          </table:table-cell>
          <table:table-cell table:formula="of:=['patched-lom'.O151]" office:value-type="float" office:value="1018112" calcext:value-type="float">
            <text:p>1018112</text:p>
          </table:table-cell>
        </table:table-row>
        <table:table-row table:style-name="ro1">
          <table:table-cell table:formula="of:=[original.AB152]" office:value-type="float" office:value="685436" calcext:value-type="float">
            <text:p>685436</text:p>
          </table:table-cell>
          <table:table-cell table:formula="of:=[original.AC152]" office:value-type="float" office:value="212342" calcext:value-type="float">
            <text:p>212342</text:p>
          </table:table-cell>
          <table:table-cell table:formula="of:=[original.O152]" office:value-type="float" office:value="1015356" calcext:value-type="float">
            <text:p>1015356</text:p>
          </table:table-cell>
          <table:table-cell table:formula="of:=['patched-nolom'.AB152]" office:value-type="float" office:value="683520" calcext:value-type="float">
            <text:p>683520</text:p>
          </table:table-cell>
          <table:table-cell table:formula="of:=['patched-nolom'.AC152]" office:value-type="float" office:value="198330" calcext:value-type="float">
            <text:p>198330</text:p>
          </table:table-cell>
          <table:table-cell table:formula="of:=['patched-nolom'.O152]" office:value-type="float" office:value="1014992" calcext:value-type="float">
            <text:p>1014992</text:p>
          </table:table-cell>
          <table:table-cell table:formula="of:=['patched-lom'.AB152]" office:value-type="float" office:value="683456" calcext:value-type="float">
            <text:p>683456</text:p>
          </table:table-cell>
          <table:table-cell table:formula="of:=['patched-lom'.AC152]" office:value-type="float" office:value="182490" calcext:value-type="float">
            <text:p>182490</text:p>
          </table:table-cell>
          <table:table-cell table:formula="of:=['patched-lom'.O152]" office:value-type="float" office:value="1018112" calcext:value-type="float">
            <text:p>1018112</text:p>
          </table:table-cell>
        </table:table-row>
        <table:table-row table:style-name="ro1">
          <table:table-cell table:formula="of:=[original.AB153]" office:value-type="float" office:value="685436" calcext:value-type="float">
            <text:p>685436</text:p>
          </table:table-cell>
          <table:table-cell table:formula="of:=[original.AC153]" office:value-type="float" office:value="212342" calcext:value-type="float">
            <text:p>212342</text:p>
          </table:table-cell>
          <table:table-cell table:formula="of:=[original.O153]" office:value-type="float" office:value="1015356" calcext:value-type="float">
            <text:p>1015356</text:p>
          </table:table-cell>
          <table:table-cell table:formula="of:=['patched-nolom'.AB153]" office:value-type="float" office:value="683520" calcext:value-type="float">
            <text:p>683520</text:p>
          </table:table-cell>
          <table:table-cell table:formula="of:=['patched-nolom'.AC153]" office:value-type="float" office:value="198330" calcext:value-type="float">
            <text:p>198330</text:p>
          </table:table-cell>
          <table:table-cell table:formula="of:=['patched-nolom'.O153]" office:value-type="float" office:value="1014992" calcext:value-type="float">
            <text:p>1014992</text:p>
          </table:table-cell>
          <table:table-cell table:formula="of:=['patched-lom'.AB153]" office:value-type="float" office:value="683456" calcext:value-type="float">
            <text:p>683456</text:p>
          </table:table-cell>
          <table:table-cell table:formula="of:=['patched-lom'.AC153]" office:value-type="float" office:value="182490" calcext:value-type="float">
            <text:p>182490</text:p>
          </table:table-cell>
          <table:table-cell table:formula="of:=['patched-lom'.O153]" office:value-type="float" office:value="1018112" calcext:value-type="float">
            <text:p>1018112</text:p>
          </table:table-cell>
        </table:table-row>
        <table:table-row table:style-name="ro1">
          <table:table-cell table:formula="of:=[original.AB154]" office:value-type="float" office:value="685436" calcext:value-type="float">
            <text:p>685436</text:p>
          </table:table-cell>
          <table:table-cell table:formula="of:=[original.AC154]" office:value-type="float" office:value="212342" calcext:value-type="float">
            <text:p>212342</text:p>
          </table:table-cell>
          <table:table-cell table:formula="of:=[original.O154]" office:value-type="float" office:value="1015356" calcext:value-type="float">
            <text:p>1015356</text:p>
          </table:table-cell>
          <table:table-cell table:formula="of:=['patched-nolom'.AB154]" office:value-type="float" office:value="683520" calcext:value-type="float">
            <text:p>683520</text:p>
          </table:table-cell>
          <table:table-cell table:formula="of:=['patched-nolom'.AC154]" office:value-type="float" office:value="198330" calcext:value-type="float">
            <text:p>198330</text:p>
          </table:table-cell>
          <table:table-cell table:formula="of:=['patched-nolom'.O154]" office:value-type="float" office:value="1014992" calcext:value-type="float">
            <text:p>1014992</text:p>
          </table:table-cell>
          <table:table-cell table:formula="of:=['patched-lom'.AB154]" office:value-type="float" office:value="683456" calcext:value-type="float">
            <text:p>683456</text:p>
          </table:table-cell>
          <table:table-cell table:formula="of:=['patched-lom'.AC154]" office:value-type="float" office:value="182490" calcext:value-type="float">
            <text:p>182490</text:p>
          </table:table-cell>
          <table:table-cell table:formula="of:=['patched-lom'.O154]" office:value-type="float" office:value="1018112" calcext:value-type="float">
            <text:p>1018112</text:p>
          </table:table-cell>
        </table:table-row>
        <table:table-row table:style-name="ro1">
          <table:table-cell table:formula="of:=[original.AB155]" office:value-type="float" office:value="685436" calcext:value-type="float">
            <text:p>685436</text:p>
          </table:table-cell>
          <table:table-cell table:formula="of:=[original.AC155]" office:value-type="float" office:value="212342" calcext:value-type="float">
            <text:p>212342</text:p>
          </table:table-cell>
          <table:table-cell table:formula="of:=[original.O155]" office:value-type="float" office:value="1015356" calcext:value-type="float">
            <text:p>1015356</text:p>
          </table:table-cell>
          <table:table-cell table:formula="of:=['patched-nolom'.AB155]" office:value-type="float" office:value="683520" calcext:value-type="float">
            <text:p>683520</text:p>
          </table:table-cell>
          <table:table-cell table:formula="of:=['patched-nolom'.AC155]" office:value-type="float" office:value="198330" calcext:value-type="float">
            <text:p>198330</text:p>
          </table:table-cell>
          <table:table-cell table:formula="of:=['patched-nolom'.O155]" office:value-type="float" office:value="1014992" calcext:value-type="float">
            <text:p>1014992</text:p>
          </table:table-cell>
          <table:table-cell table:formula="of:=['patched-lom'.AB155]" office:value-type="float" office:value="683456" calcext:value-type="float">
            <text:p>683456</text:p>
          </table:table-cell>
          <table:table-cell table:formula="of:=['patched-lom'.AC155]" office:value-type="float" office:value="182490" calcext:value-type="float">
            <text:p>182490</text:p>
          </table:table-cell>
          <table:table-cell table:formula="of:=['patched-lom'.O155]" office:value-type="float" office:value="1018112" calcext:value-type="float">
            <text:p>1018112</text:p>
          </table:table-cell>
        </table:table-row>
        <table:table-row table:style-name="ro1">
          <table:table-cell table:formula="of:=[original.AB156]" office:value-type="float" office:value="111996" calcext:value-type="float">
            <text:p>111996</text:p>
          </table:table-cell>
          <table:table-cell table:formula="of:=[original.AC156]" office:value-type="float" office:value="11217" calcext:value-type="float">
            <text:p>11217</text:p>
          </table:table-cell>
          <table:table-cell table:formula="of:=[original.O156]" office:value-type="float" office:value="388816" calcext:value-type="float">
            <text:p>388816</text:p>
          </table:table-cell>
          <table:table-cell table:formula="of:=['patched-nolom'.AB156]" office:value-type="float" office:value="11584" calcext:value-type="float">
            <text:p>11584</text:p>
          </table:table-cell>
          <table:table-cell table:formula="of:=['patched-nolom'.AC156]" office:value-type="float" office:value="11261" calcext:value-type="float">
            <text:p>11261</text:p>
          </table:table-cell>
          <table:table-cell table:formula="of:=['patched-nolom'.O156]" office:value-type="float" office:value="290016" calcext:value-type="float">
            <text:p>290016</text:p>
          </table:table-cell>
          <table:table-cell table:formula="of:=['patched-lom'.AB156]" office:value-type="float" office:value="11456" calcext:value-type="float">
            <text:p>11456</text:p>
          </table:table-cell>
          <table:table-cell table:formula="of:=['patched-lom'.AC156]" office:value-type="float" office:value="11163" calcext:value-type="float">
            <text:p>11163</text:p>
          </table:table-cell>
          <table:table-cell table:formula="of:=['patched-lom'.O156]" office:value-type="float" office:value="293056" calcext:value-type="float">
            <text:p>293056</text:p>
          </table:table-cell>
        </table:table-row>
        <table:table-row table:style-name="ro1">
          <table:table-cell table:formula="of:=[original.AB157]" office:value-type="float" office:value="111996" calcext:value-type="float">
            <text:p>111996</text:p>
          </table:table-cell>
          <table:table-cell table:formula="of:=[original.AC157]" office:value-type="float" office:value="11217" calcext:value-type="float">
            <text:p>11217</text:p>
          </table:table-cell>
          <table:table-cell table:formula="of:=[original.O157]" office:value-type="float" office:value="388816" calcext:value-type="float">
            <text:p>388816</text:p>
          </table:table-cell>
          <table:table-cell table:formula="of:=['patched-nolom'.AB157]" office:value-type="float" office:value="11584" calcext:value-type="float">
            <text:p>11584</text:p>
          </table:table-cell>
          <table:table-cell table:formula="of:=['patched-nolom'.AC157]" office:value-type="float" office:value="11261" calcext:value-type="float">
            <text:p>11261</text:p>
          </table:table-cell>
          <table:table-cell table:formula="of:=['patched-nolom'.O157]" office:value-type="float" office:value="290016" calcext:value-type="float">
            <text:p>290016</text:p>
          </table:table-cell>
          <table:table-cell table:formula="of:=['patched-lom'.AB157]" office:value-type="float" office:value="11456" calcext:value-type="float">
            <text:p>11456</text:p>
          </table:table-cell>
          <table:table-cell table:formula="of:=['patched-lom'.AC157]" office:value-type="float" office:value="11163" calcext:value-type="float">
            <text:p>11163</text:p>
          </table:table-cell>
          <table:table-cell table:formula="of:=['patched-lom'.O157]" office:value-type="float" office:value="293056" calcext:value-type="float">
            <text:p>293056</text:p>
          </table:table-cell>
        </table:table-row>
        <table:table-row table:style-name="ro1">
          <table:table-cell table:formula="of:=[original.AB158]" office:value-type="float" office:value="111996" calcext:value-type="float">
            <text:p>111996</text:p>
          </table:table-cell>
          <table:table-cell table:formula="of:=[original.AC158]" office:value-type="float" office:value="11217" calcext:value-type="float">
            <text:p>11217</text:p>
          </table:table-cell>
          <table:table-cell table:formula="of:=[original.O158]" office:value-type="float" office:value="388816" calcext:value-type="float">
            <text:p>388816</text:p>
          </table:table-cell>
          <table:table-cell table:formula="of:=['patched-nolom'.AB158]" office:value-type="float" office:value="11584" calcext:value-type="float">
            <text:p>11584</text:p>
          </table:table-cell>
          <table:table-cell table:formula="of:=['patched-nolom'.AC158]" office:value-type="float" office:value="11261" calcext:value-type="float">
            <text:p>11261</text:p>
          </table:table-cell>
          <table:table-cell table:formula="of:=['patched-nolom'.O158]" office:value-type="float" office:value="290016" calcext:value-type="float">
            <text:p>290016</text:p>
          </table:table-cell>
          <table:table-cell table:formula="of:=['patched-lom'.AB158]" office:value-type="float" office:value="11456" calcext:value-type="float">
            <text:p>11456</text:p>
          </table:table-cell>
          <table:table-cell table:formula="of:=['patched-lom'.AC158]" office:value-type="float" office:value="11163" calcext:value-type="float">
            <text:p>11163</text:p>
          </table:table-cell>
          <table:table-cell table:formula="of:=['patched-lom'.O158]" office:value-type="float" office:value="293056" calcext:value-type="float">
            <text:p>293056</text:p>
          </table:table-cell>
        </table:table-row>
        <table:table-row table:style-name="ro1">
          <table:table-cell table:formula="of:=[original.AB159]" office:value-type="float" office:value="111996" calcext:value-type="float">
            <text:p>111996</text:p>
          </table:table-cell>
          <table:table-cell table:formula="of:=[original.AC159]" office:value-type="float" office:value="11217" calcext:value-type="float">
            <text:p>11217</text:p>
          </table:table-cell>
          <table:table-cell table:formula="of:=[original.O159]" office:value-type="float" office:value="388816" calcext:value-type="float">
            <text:p>388816</text:p>
          </table:table-cell>
          <table:table-cell table:formula="of:=['patched-nolom'.AB159]" office:value-type="float" office:value="11584" calcext:value-type="float">
            <text:p>11584</text:p>
          </table:table-cell>
          <table:table-cell table:formula="of:=['patched-nolom'.AC159]" office:value-type="float" office:value="11261" calcext:value-type="float">
            <text:p>11261</text:p>
          </table:table-cell>
          <table:table-cell table:formula="of:=['patched-nolom'.O159]" office:value-type="float" office:value="290016" calcext:value-type="float">
            <text:p>290016</text:p>
          </table:table-cell>
          <table:table-cell table:formula="of:=['patched-lom'.AB159]" office:value-type="float" office:value="11456" calcext:value-type="float">
            <text:p>11456</text:p>
          </table:table-cell>
          <table:table-cell table:formula="of:=['patched-lom'.AC159]" office:value-type="float" office:value="11163" calcext:value-type="float">
            <text:p>11163</text:p>
          </table:table-cell>
          <table:table-cell table:formula="of:=['patched-lom'.O159]" office:value-type="float" office:value="293056" calcext:value-type="float">
            <text:p>293056</text:p>
          </table:table-cell>
        </table:table-row>
        <table:table-row table:style-name="ro1">
          <table:table-cell table:formula="of:=[original.AB160]" office:value-type="float" office:value="0" calcext:value-type="float">
            <text:p>0</text:p>
          </table:table-cell>
          <table:table-cell table:formula="of:=[original.AC160]" office:value-type="float" office:value="0" calcext:value-type="float">
            <text:p>0</text:p>
          </table:table-cell>
          <table:table-cell table:formula="of:=[original.O160]" office:value-type="float" office:value="0" calcext:value-type="float">
            <text:p>0</text:p>
          </table:table-cell>
          <table:table-cell table:formula="of:=['patched-nolom'.AB160]" office:value-type="float" office:value="0" calcext:value-type="float">
            <text:p>0</text:p>
          </table:table-cell>
          <table:table-cell table:formula="of:=['patched-nolom'.AC160]" office:value-type="float" office:value="0" calcext:value-type="float">
            <text:p>0</text:p>
          </table:table-cell>
          <table:table-cell table:formula="of:=['patched-nolom'.O160]" office:value-type="float" office:value="0" calcext:value-type="float">
            <text:p>0</text:p>
          </table:table-cell>
          <table:table-cell table:formula="of:=['patched-lom'.AB160]" office:value-type="float" office:value="0" calcext:value-type="float">
            <text:p>0</text:p>
          </table:table-cell>
          <table:table-cell table:formula="of:=['patched-lom'.AC160]" office:value-type="float" office:value="0" calcext:value-type="float">
            <text:p>0</text:p>
          </table:table-cell>
          <table:table-cell table:formula="of:=['patched-lom'.O160]" office:value-type="float" office:value="0" calcext:value-type="float">
            <text:p>0</text:p>
          </table:table-cell>
        </table:table-row>
        <table:table-row table:style-name="ro1">
          <table:table-cell table:formula="of:=[original.AB161]" office:value-type="float" office:value="0" calcext:value-type="float">
            <text:p>0</text:p>
          </table:table-cell>
          <table:table-cell table:formula="of:=[original.AC161]" office:value-type="float" office:value="0" calcext:value-type="float">
            <text:p>0</text:p>
          </table:table-cell>
          <table:table-cell table:formula="of:=[original.O161]" office:value-type="float" office:value="0" calcext:value-type="float">
            <text:p>0</text:p>
          </table:table-cell>
          <table:table-cell table:formula="of:=['patched-nolom'.AB161]" office:value-type="float" office:value="0" calcext:value-type="float">
            <text:p>0</text:p>
          </table:table-cell>
          <table:table-cell table:formula="of:=['patched-nolom'.AC161]" office:value-type="float" office:value="0" calcext:value-type="float">
            <text:p>0</text:p>
          </table:table-cell>
          <table:table-cell table:formula="of:=['patched-nolom'.O161]" office:value-type="float" office:value="0" calcext:value-type="float">
            <text:p>0</text:p>
          </table:table-cell>
          <table:table-cell table:formula="of:=['patched-lom'.AB161]" office:value-type="float" office:value="0" calcext:value-type="float">
            <text:p>0</text:p>
          </table:table-cell>
          <table:table-cell table:formula="of:=['patched-lom'.AC161]" office:value-type="float" office:value="0" calcext:value-type="float">
            <text:p>0</text:p>
          </table:table-cell>
          <table:table-cell table:formula="of:=['patched-lom'.O161]" office:value-type="float" office:value="0" calcext:value-type="float">
            <text:p>0</text:p>
          </table:table-cell>
        </table:table-row>
        <table:table-row table:style-name="ro1">
          <table:table-cell table:formula="of:=[original.AB162]" office:value-type="float" office:value="0" calcext:value-type="float">
            <text:p>0</text:p>
          </table:table-cell>
          <table:table-cell table:formula="of:=[original.AC162]" office:value-type="float" office:value="0" calcext:value-type="float">
            <text:p>0</text:p>
          </table:table-cell>
          <table:table-cell table:formula="of:=[original.O162]" office:value-type="float" office:value="0" calcext:value-type="float">
            <text:p>0</text:p>
          </table:table-cell>
          <table:table-cell table:formula="of:=['patched-nolom'.AB162]" office:value-type="float" office:value="0" calcext:value-type="float">
            <text:p>0</text:p>
          </table:table-cell>
          <table:table-cell table:formula="of:=['patched-nolom'.AC162]" office:value-type="float" office:value="0" calcext:value-type="float">
            <text:p>0</text:p>
          </table:table-cell>
          <table:table-cell table:formula="of:=['patched-nolom'.O162]" office:value-type="float" office:value="0" calcext:value-type="float">
            <text:p>0</text:p>
          </table:table-cell>
          <table:table-cell table:formula="of:=['patched-lom'.AB162]" office:value-type="float" office:value="0" calcext:value-type="float">
            <text:p>0</text:p>
          </table:table-cell>
          <table:table-cell table:formula="of:=['patched-lom'.AC162]" office:value-type="float" office:value="0" calcext:value-type="float">
            <text:p>0</text:p>
          </table:table-cell>
          <table:table-cell table:formula="of:=['patched-lom'.O162]" office:value-type="float" office:value="0" calcext:value-type="float">
            <text:p>0</text:p>
          </table:table-cell>
        </table:table-row>
        <table:table-row table:style-name="ro1">
          <table:table-cell table:formula="of:=[original.AB163]" office:value-type="float" office:value="0" calcext:value-type="float">
            <text:p>0</text:p>
          </table:table-cell>
          <table:table-cell table:formula="of:=[original.AC163]" office:value-type="float" office:value="0" calcext:value-type="float">
            <text:p>0</text:p>
          </table:table-cell>
          <table:table-cell table:formula="of:=[original.O163]" office:value-type="float" office:value="0" calcext:value-type="float">
            <text:p>0</text:p>
          </table:table-cell>
          <table:table-cell table:formula="of:=['patched-nolom'.AB163]" office:value-type="float" office:value="0" calcext:value-type="float">
            <text:p>0</text:p>
          </table:table-cell>
          <table:table-cell table:formula="of:=['patched-nolom'.AC163]" office:value-type="float" office:value="0" calcext:value-type="float">
            <text:p>0</text:p>
          </table:table-cell>
          <table:table-cell table:formula="of:=['patched-nolom'.O163]" office:value-type="float" office:value="0" calcext:value-type="float">
            <text:p>0</text:p>
          </table:table-cell>
          <table:table-cell table:formula="of:=['patched-lom'.AB163]" office:value-type="float" office:value="0" calcext:value-type="float">
            <text:p>0</text:p>
          </table:table-cell>
          <table:table-cell table:formula="of:=['patched-lom'.AC163]" office:value-type="float" office:value="0" calcext:value-type="float">
            <text:p>0</text:p>
          </table:table-cell>
          <table:table-cell table:formula="of:=['patched-lom'.O163]" office:value-type="float" office:value="0" calcext:value-type="float">
            <text:p>0</text:p>
          </table:table-cell>
        </table:table-row>
        <table:table-row table:style-name="ro1">
          <table:table-cell table:formula="of:=[original.AB164]" office:value-type="float" office:value="0" calcext:value-type="float">
            <text:p>0</text:p>
          </table:table-cell>
          <table:table-cell table:formula="of:=[original.AC164]" office:value-type="float" office:value="0" calcext:value-type="float">
            <text:p>0</text:p>
          </table:table-cell>
          <table:table-cell table:formula="of:=[original.O164]" office:value-type="float" office:value="0" calcext:value-type="float">
            <text:p>0</text:p>
          </table:table-cell>
          <table:table-cell table:formula="of:=['patched-nolom'.AB164]" office:value-type="float" office:value="0" calcext:value-type="float">
            <text:p>0</text:p>
          </table:table-cell>
          <table:table-cell table:formula="of:=['patched-nolom'.AC164]" office:value-type="float" office:value="0" calcext:value-type="float">
            <text:p>0</text:p>
          </table:table-cell>
          <table:table-cell table:formula="of:=['patched-nolom'.O164]" office:value-type="float" office:value="0" calcext:value-type="float">
            <text:p>0</text:p>
          </table:table-cell>
          <table:table-cell table:formula="of:=['patched-lom'.AB164]" office:value-type="float" office:value="0" calcext:value-type="float">
            <text:p>0</text:p>
          </table:table-cell>
          <table:table-cell table:formula="of:=['patched-lom'.AC164]" office:value-type="float" office:value="0" calcext:value-type="float">
            <text:p>0</text:p>
          </table:table-cell>
          <table:table-cell table:formula="of:=['patched-lom'.O164]" office:value-type="float" office:value="0" calcext:value-type="float">
            <text:p>0</text:p>
          </table:table-cell>
        </table:table-row>
        <table:table-row table:style-name="ro1">
          <table:table-cell table:formula="of:=[original.AB165]" office:value-type="float" office:value="0" calcext:value-type="float">
            <text:p>0</text:p>
          </table:table-cell>
          <table:table-cell table:formula="of:=[original.AC165]" office:value-type="float" office:value="0" calcext:value-type="float">
            <text:p>0</text:p>
          </table:table-cell>
          <table:table-cell table:formula="of:=[original.O165]" office:value-type="float" office:value="0" calcext:value-type="float">
            <text:p>0</text:p>
          </table:table-cell>
          <table:table-cell table:formula="of:=['patched-nolom'.AB165]" office:value-type="float" office:value="0" calcext:value-type="float">
            <text:p>0</text:p>
          </table:table-cell>
          <table:table-cell table:formula="of:=['patched-nolom'.AC165]" office:value-type="float" office:value="0" calcext:value-type="float">
            <text:p>0</text:p>
          </table:table-cell>
          <table:table-cell table:formula="of:=['patched-nolom'.O165]" office:value-type="float" office:value="0" calcext:value-type="float">
            <text:p>0</text:p>
          </table:table-cell>
          <table:table-cell table:formula="of:=['patched-lom'.AB165]" office:value-type="float" office:value="0" calcext:value-type="float">
            <text:p>0</text:p>
          </table:table-cell>
          <table:table-cell table:formula="of:=['patched-lom'.AC165]" office:value-type="float" office:value="0" calcext:value-type="float">
            <text:p>0</text:p>
          </table:table-cell>
          <table:table-cell table:formula="of:=['patched-lom'.O165]" office:value-type="float" office:value="0" calcext:value-type="float">
            <text:p>0</text:p>
          </table:table-cell>
        </table:table-row>
        <table:table-row table:style-name="ro1">
          <table:table-cell table:formula="of:=[original.AB166]" office:value-type="float" office:value="0" calcext:value-type="float">
            <text:p>0</text:p>
          </table:table-cell>
          <table:table-cell table:formula="of:=[original.AC166]" office:value-type="float" office:value="0" calcext:value-type="float">
            <text:p>0</text:p>
          </table:table-cell>
          <table:table-cell table:formula="of:=[original.O166]" office:value-type="float" office:value="0" calcext:value-type="float">
            <text:p>0</text:p>
          </table:table-cell>
          <table:table-cell table:formula="of:=['patched-nolom'.AB166]" office:value-type="float" office:value="0" calcext:value-type="float">
            <text:p>0</text:p>
          </table:table-cell>
          <table:table-cell table:formula="of:=['patched-nolom'.AC166]" office:value-type="float" office:value="0" calcext:value-type="float">
            <text:p>0</text:p>
          </table:table-cell>
          <table:table-cell table:formula="of:=['patched-nolom'.O166]" office:value-type="float" office:value="0" calcext:value-type="float">
            <text:p>0</text:p>
          </table:table-cell>
          <table:table-cell table:formula="of:=['patched-lom'.AB166]" office:value-type="float" office:value="0" calcext:value-type="float">
            <text:p>0</text:p>
          </table:table-cell>
          <table:table-cell table:formula="of:=['patched-lom'.AC166]" office:value-type="float" office:value="0" calcext:value-type="float">
            <text:p>0</text:p>
          </table:table-cell>
          <table:table-cell table:formula="of:=['patched-lom'.O166]" office:value-type="float" office:value="0" calcext:value-type="float">
            <text:p>0</text:p>
          </table:table-cell>
        </table:table-row>
        <table:table-row table:style-name="ro1">
          <table:table-cell table:formula="of:=[original.AB167]" office:value-type="float" office:value="0" calcext:value-type="float">
            <text:p>0</text:p>
          </table:table-cell>
          <table:table-cell table:formula="of:=[original.AC167]" office:value-type="float" office:value="0" calcext:value-type="float">
            <text:p>0</text:p>
          </table:table-cell>
          <table:table-cell table:formula="of:=[original.O167]" office:value-type="float" office:value="0" calcext:value-type="float">
            <text:p>0</text:p>
          </table:table-cell>
          <table:table-cell table:formula="of:=['patched-nolom'.AB167]" office:value-type="float" office:value="0" calcext:value-type="float">
            <text:p>0</text:p>
          </table:table-cell>
          <table:table-cell table:formula="of:=['patched-nolom'.AC167]" office:value-type="float" office:value="0" calcext:value-type="float">
            <text:p>0</text:p>
          </table:table-cell>
          <table:table-cell table:formula="of:=['patched-nolom'.O167]" office:value-type="float" office:value="0" calcext:value-type="float">
            <text:p>0</text:p>
          </table:table-cell>
          <table:table-cell table:formula="of:=['patched-lom'.AB167]" office:value-type="float" office:value="0" calcext:value-type="float">
            <text:p>0</text:p>
          </table:table-cell>
          <table:table-cell table:formula="of:=['patched-lom'.AC167]" office:value-type="float" office:value="0" calcext:value-type="float">
            <text:p>0</text:p>
          </table:table-cell>
          <table:table-cell table:formula="of:=['patched-lom'.O167]" office:value-type="float" office:value="0" calcext:value-type="float">
            <text:p>0</text:p>
          </table:table-cell>
        </table:table-row>
        <table:table-row table:style-name="ro1">
          <table:table-cell table:formula="of:=[original.AB168]" office:value-type="float" office:value="0" calcext:value-type="float">
            <text:p>0</text:p>
          </table:table-cell>
          <table:table-cell table:formula="of:=[original.AC168]" office:value-type="float" office:value="0" calcext:value-type="float">
            <text:p>0</text:p>
          </table:table-cell>
          <table:table-cell table:formula="of:=[original.O168]" office:value-type="float" office:value="0" calcext:value-type="float">
            <text:p>0</text:p>
          </table:table-cell>
          <table:table-cell table:formula="of:=['patched-nolom'.AB168]" office:value-type="float" office:value="0" calcext:value-type="float">
            <text:p>0</text:p>
          </table:table-cell>
          <table:table-cell table:formula="of:=['patched-nolom'.AC168]" office:value-type="float" office:value="0" calcext:value-type="float">
            <text:p>0</text:p>
          </table:table-cell>
          <table:table-cell table:formula="of:=['patched-nolom'.O168]" office:value-type="float" office:value="0" calcext:value-type="float">
            <text:p>0</text:p>
          </table:table-cell>
          <table:table-cell table:formula="of:=['patched-lom'.AB168]" office:value-type="float" office:value="0" calcext:value-type="float">
            <text:p>0</text:p>
          </table:table-cell>
          <table:table-cell table:formula="of:=['patched-lom'.AC168]" office:value-type="float" office:value="0" calcext:value-type="float">
            <text:p>0</text:p>
          </table:table-cell>
          <table:table-cell table:formula="of:=['patched-lom'.O168]" office:value-type="float" office:value="0" calcext:value-type="float">
            <text:p>0</text:p>
          </table:table-cell>
        </table:table-row>
        <table:table-row table:style-name="ro1">
          <table:table-cell table:formula="of:=[original.AB169]" office:value-type="float" office:value="0" calcext:value-type="float">
            <text:p>0</text:p>
          </table:table-cell>
          <table:table-cell table:formula="of:=[original.AC169]" office:value-type="float" office:value="0" calcext:value-type="float">
            <text:p>0</text:p>
          </table:table-cell>
          <table:table-cell table:formula="of:=[original.O169]" office:value-type="float" office:value="0" calcext:value-type="float">
            <text:p>0</text:p>
          </table:table-cell>
          <table:table-cell table:formula="of:=['patched-nolom'.AB169]" office:value-type="float" office:value="0" calcext:value-type="float">
            <text:p>0</text:p>
          </table:table-cell>
          <table:table-cell table:formula="of:=['patched-nolom'.AC169]" office:value-type="float" office:value="0" calcext:value-type="float">
            <text:p>0</text:p>
          </table:table-cell>
          <table:table-cell table:formula="of:=['patched-nolom'.O169]" office:value-type="float" office:value="0" calcext:value-type="float">
            <text:p>0</text:p>
          </table:table-cell>
          <table:table-cell table:formula="of:=['patched-lom'.AB169]" office:value-type="float" office:value="0" calcext:value-type="float">
            <text:p>0</text:p>
          </table:table-cell>
          <table:table-cell table:formula="of:=['patched-lom'.AC169]" office:value-type="float" office:value="0" calcext:value-type="float">
            <text:p>0</text:p>
          </table:table-cell>
          <table:table-cell table:formula="of:=['patched-lom'.O169]" office:value-type="float" office:value="0" calcext:value-type="float">
            <text:p>0</text:p>
          </table:table-cell>
        </table:table-row>
        <table:table-row table:style-name="ro1">
          <table:table-cell table:formula="of:=[original.AB170]" office:value-type="float" office:value="0" calcext:value-type="float">
            <text:p>0</text:p>
          </table:table-cell>
          <table:table-cell table:formula="of:=[original.AC170]" office:value-type="float" office:value="0" calcext:value-type="float">
            <text:p>0</text:p>
          </table:table-cell>
          <table:table-cell table:formula="of:=[original.O170]" office:value-type="float" office:value="0" calcext:value-type="float">
            <text:p>0</text:p>
          </table:table-cell>
          <table:table-cell table:formula="of:=['patched-nolom'.AB170]" office:value-type="float" office:value="0" calcext:value-type="float">
            <text:p>0</text:p>
          </table:table-cell>
          <table:table-cell table:formula="of:=['patched-nolom'.AC170]" office:value-type="float" office:value="0" calcext:value-type="float">
            <text:p>0</text:p>
          </table:table-cell>
          <table:table-cell table:formula="of:=['patched-nolom'.O170]" office:value-type="float" office:value="0" calcext:value-type="float">
            <text:p>0</text:p>
          </table:table-cell>
          <table:table-cell table:formula="of:=['patched-lom'.AB170]" office:value-type="float" office:value="0" calcext:value-type="float">
            <text:p>0</text:p>
          </table:table-cell>
          <table:table-cell table:formula="of:=['patched-lom'.AC170]" office:value-type="float" office:value="0" calcext:value-type="float">
            <text:p>0</text:p>
          </table:table-cell>
          <table:table-cell table:formula="of:=['patched-lom'.O170]" office:value-type="float" office:value="0" calcext:value-type="float">
            <text:p>0</text:p>
          </table:table-cell>
        </table:table-row>
        <table:table-row table:style-name="ro1">
          <table:table-cell table:formula="of:=[original.AB171]" office:value-type="float" office:value="0" calcext:value-type="float">
            <text:p>0</text:p>
          </table:table-cell>
          <table:table-cell table:formula="of:=[original.AC171]" office:value-type="float" office:value="0" calcext:value-type="float">
            <text:p>0</text:p>
          </table:table-cell>
          <table:table-cell table:formula="of:=[original.O171]" office:value-type="float" office:value="0" calcext:value-type="float">
            <text:p>0</text:p>
          </table:table-cell>
          <table:table-cell table:formula="of:=['patched-nolom'.AB171]" office:value-type="float" office:value="0" calcext:value-type="float">
            <text:p>0</text:p>
          </table:table-cell>
          <table:table-cell table:formula="of:=['patched-nolom'.AC171]" office:value-type="float" office:value="0" calcext:value-type="float">
            <text:p>0</text:p>
          </table:table-cell>
          <table:table-cell table:formula="of:=['patched-nolom'.O171]" office:value-type="float" office:value="0" calcext:value-type="float">
            <text:p>0</text:p>
          </table:table-cell>
          <table:table-cell table:formula="of:=['patched-lom'.AB171]" office:value-type="float" office:value="0" calcext:value-type="float">
            <text:p>0</text:p>
          </table:table-cell>
          <table:table-cell table:formula="of:=['patched-lom'.AC171]" office:value-type="float" office:value="0" calcext:value-type="float">
            <text:p>0</text:p>
          </table:table-cell>
          <table:table-cell table:formula="of:=['patched-lom'.O171]" office:value-type="float" office:value="0" calcext:value-type="float">
            <text:p>0</text:p>
          </table:table-cell>
        </table:table-row>
        <table:table-row table:style-name="ro1">
          <table:table-cell table:formula="of:=[original.AB172]" office:value-type="float" office:value="0" calcext:value-type="float">
            <text:p>0</text:p>
          </table:table-cell>
          <table:table-cell table:formula="of:=[original.AC172]" office:value-type="float" office:value="0" calcext:value-type="float">
            <text:p>0</text:p>
          </table:table-cell>
          <table:table-cell table:formula="of:=[original.O172]" office:value-type="float" office:value="0" calcext:value-type="float">
            <text:p>0</text:p>
          </table:table-cell>
          <table:table-cell table:formula="of:=['patched-nolom'.AB172]" office:value-type="float" office:value="0" calcext:value-type="float">
            <text:p>0</text:p>
          </table:table-cell>
          <table:table-cell table:formula="of:=['patched-nolom'.AC172]" office:value-type="float" office:value="0" calcext:value-type="float">
            <text:p>0</text:p>
          </table:table-cell>
          <table:table-cell table:formula="of:=['patched-nolom'.O172]" office:value-type="float" office:value="0" calcext:value-type="float">
            <text:p>0</text:p>
          </table:table-cell>
          <table:table-cell table:formula="of:=['patched-lom'.AB172]" office:value-type="float" office:value="0" calcext:value-type="float">
            <text:p>0</text:p>
          </table:table-cell>
          <table:table-cell table:formula="of:=['patched-lom'.AC172]" office:value-type="float" office:value="0" calcext:value-type="float">
            <text:p>0</text:p>
          </table:table-cell>
          <table:table-cell table:formula="of:=['patched-lom'.O172]" office:value-type="float" office:value="0" calcext:value-type="float">
            <text:p>0</text:p>
          </table:table-cell>
        </table:table-row>
        <table:table-row table:style-name="ro1">
          <table:table-cell table:formula="of:=[original.AB173]" office:value-type="float" office:value="0" calcext:value-type="float">
            <text:p>0</text:p>
          </table:table-cell>
          <table:table-cell table:formula="of:=[original.AC173]" office:value-type="float" office:value="0" calcext:value-type="float">
            <text:p>0</text:p>
          </table:table-cell>
          <table:table-cell table:formula="of:=[original.O173]" office:value-type="float" office:value="0" calcext:value-type="float">
            <text:p>0</text:p>
          </table:table-cell>
          <table:table-cell table:formula="of:=['patched-nolom'.AB173]" office:value-type="float" office:value="0" calcext:value-type="float">
            <text:p>0</text:p>
          </table:table-cell>
          <table:table-cell table:formula="of:=['patched-nolom'.AC173]" office:value-type="float" office:value="0" calcext:value-type="float">
            <text:p>0</text:p>
          </table:table-cell>
          <table:table-cell table:formula="of:=['patched-nolom'.O173]" office:value-type="float" office:value="0" calcext:value-type="float">
            <text:p>0</text:p>
          </table:table-cell>
          <table:table-cell table:formula="of:=['patched-lom'.AB173]" office:value-type="float" office:value="0" calcext:value-type="float">
            <text:p>0</text:p>
          </table:table-cell>
          <table:table-cell table:formula="of:=['patched-lom'.AC173]" office:value-type="float" office:value="0" calcext:value-type="float">
            <text:p>0</text:p>
          </table:table-cell>
          <table:table-cell table:formula="of:=['patched-lom'.O173]" office:value-type="float" office:value="0" calcext:value-type="float">
            <text:p>0</text:p>
          </table:table-cell>
        </table:table-row>
        <table:table-row table:style-name="ro1">
          <table:table-cell table:formula="of:=[original.AB174]" office:value-type="float" office:value="0" calcext:value-type="float">
            <text:p>0</text:p>
          </table:table-cell>
          <table:table-cell table:formula="of:=[original.AC174]" office:value-type="float" office:value="0" calcext:value-type="float">
            <text:p>0</text:p>
          </table:table-cell>
          <table:table-cell table:formula="of:=[original.O174]" office:value-type="float" office:value="0" calcext:value-type="float">
            <text:p>0</text:p>
          </table:table-cell>
          <table:table-cell table:formula="of:=['patched-nolom'.AB174]" office:value-type="float" office:value="0" calcext:value-type="float">
            <text:p>0</text:p>
          </table:table-cell>
          <table:table-cell table:formula="of:=['patched-nolom'.AC174]" office:value-type="float" office:value="0" calcext:value-type="float">
            <text:p>0</text:p>
          </table:table-cell>
          <table:table-cell table:formula="of:=['patched-nolom'.O174]" office:value-type="float" office:value="0" calcext:value-type="float">
            <text:p>0</text:p>
          </table:table-cell>
          <table:table-cell table:formula="of:=['patched-lom'.AB174]" office:value-type="float" office:value="0" calcext:value-type="float">
            <text:p>0</text:p>
          </table:table-cell>
          <table:table-cell table:formula="of:=['patched-lom'.AC174]" office:value-type="float" office:value="0" calcext:value-type="float">
            <text:p>0</text:p>
          </table:table-cell>
          <table:table-cell table:formula="of:=['patched-lom'.O174]" office:value-type="float" office:value="0" calcext:value-type="float">
            <text:p>0</text:p>
          </table:table-cell>
        </table:table-row>
        <table:table-row table:style-name="ro1">
          <table:table-cell table:formula="of:=[original.AB175]" office:value-type="float" office:value="0" calcext:value-type="float">
            <text:p>0</text:p>
          </table:table-cell>
          <table:table-cell table:formula="of:=[original.AC175]" office:value-type="float" office:value="0" calcext:value-type="float">
            <text:p>0</text:p>
          </table:table-cell>
          <table:table-cell table:formula="of:=[original.O175]" office:value-type="float" office:value="0" calcext:value-type="float">
            <text:p>0</text:p>
          </table:table-cell>
          <table:table-cell table:formula="of:=['patched-nolom'.AB175]" office:value-type="float" office:value="0" calcext:value-type="float">
            <text:p>0</text:p>
          </table:table-cell>
          <table:table-cell table:formula="of:=['patched-nolom'.AC175]" office:value-type="float" office:value="0" calcext:value-type="float">
            <text:p>0</text:p>
          </table:table-cell>
          <table:table-cell table:formula="of:=['patched-nolom'.O175]" office:value-type="float" office:value="0" calcext:value-type="float">
            <text:p>0</text:p>
          </table:table-cell>
          <table:table-cell table:formula="of:=['patched-lom'.AB175]" office:value-type="float" office:value="0" calcext:value-type="float">
            <text:p>0</text:p>
          </table:table-cell>
          <table:table-cell table:formula="of:=['patched-lom'.AC175]" office:value-type="float" office:value="0" calcext:value-type="float">
            <text:p>0</text:p>
          </table:table-cell>
          <table:table-cell table:formula="of:=['patched-lom'.O175]" office:value-type="float" office:value="0" calcext:value-type="float">
            <text:p>0</text:p>
          </table:table-cell>
        </table:table-row>
        <table:table-row table:style-name="ro1">
          <table:table-cell table:formula="of:=[original.AB176]" office:value-type="float" office:value="0" calcext:value-type="float">
            <text:p>0</text:p>
          </table:table-cell>
          <table:table-cell table:formula="of:=[original.AC176]" office:value-type="float" office:value="0" calcext:value-type="float">
            <text:p>0</text:p>
          </table:table-cell>
          <table:table-cell table:formula="of:=[original.O176]" office:value-type="float" office:value="0" calcext:value-type="float">
            <text:p>0</text:p>
          </table:table-cell>
          <table:table-cell table:formula="of:=['patched-nolom'.AB176]" office:value-type="float" office:value="0" calcext:value-type="float">
            <text:p>0</text:p>
          </table:table-cell>
          <table:table-cell table:formula="of:=['patched-nolom'.AC176]" office:value-type="float" office:value="0" calcext:value-type="float">
            <text:p>0</text:p>
          </table:table-cell>
          <table:table-cell table:formula="of:=['patched-nolom'.O176]" office:value-type="float" office:value="0" calcext:value-type="float">
            <text:p>0</text:p>
          </table:table-cell>
          <table:table-cell table:formula="of:=['patched-lom'.AB176]" office:value-type="float" office:value="0" calcext:value-type="float">
            <text:p>0</text:p>
          </table:table-cell>
          <table:table-cell table:formula="of:=['patched-lom'.AC176]" office:value-type="float" office:value="0" calcext:value-type="float">
            <text:p>0</text:p>
          </table:table-cell>
          <table:table-cell table:formula="of:=['patched-lom'.O176]" office:value-type="float" office:value="0" calcext:value-type="float">
            <text:p>0</text:p>
          </table:table-cell>
        </table:table-row>
        <table:table-row table:style-name="ro1">
          <table:table-cell table:formula="of:=[original.AB177]" office:value-type="float" office:value="0" calcext:value-type="float">
            <text:p>0</text:p>
          </table:table-cell>
          <table:table-cell table:formula="of:=[original.AC177]" office:value-type="float" office:value="0" calcext:value-type="float">
            <text:p>0</text:p>
          </table:table-cell>
          <table:table-cell table:formula="of:=[original.O177]" office:value-type="float" office:value="0" calcext:value-type="float">
            <text:p>0</text:p>
          </table:table-cell>
          <table:table-cell table:formula="of:=['patched-nolom'.AB177]" office:value-type="float" office:value="0" calcext:value-type="float">
            <text:p>0</text:p>
          </table:table-cell>
          <table:table-cell table:formula="of:=['patched-nolom'.AC177]" office:value-type="float" office:value="0" calcext:value-type="float">
            <text:p>0</text:p>
          </table:table-cell>
          <table:table-cell table:formula="of:=['patched-nolom'.O177]" office:value-type="float" office:value="0" calcext:value-type="float">
            <text:p>0</text:p>
          </table:table-cell>
          <table:table-cell table:formula="of:=['patched-lom'.AB177]" office:value-type="float" office:value="0" calcext:value-type="float">
            <text:p>0</text:p>
          </table:table-cell>
          <table:table-cell table:formula="of:=['patched-lom'.AC177]" office:value-type="float" office:value="0" calcext:value-type="float">
            <text:p>0</text:p>
          </table:table-cell>
          <table:table-cell table:formula="of:=['patched-lom'.O177]" office:value-type="float" office:value="0" calcext:value-type="float">
            <text:p>0</text:p>
          </table:table-cell>
        </table:table-row>
        <table:table-row table:style-name="ro1">
          <table:table-cell table:formula="of:=[original.AB178]" office:value-type="float" office:value="0" calcext:value-type="float">
            <text:p>0</text:p>
          </table:table-cell>
          <table:table-cell table:formula="of:=[original.AC178]" office:value-type="float" office:value="0" calcext:value-type="float">
            <text:p>0</text:p>
          </table:table-cell>
          <table:table-cell table:formula="of:=[original.O178]" office:value-type="float" office:value="0" calcext:value-type="float">
            <text:p>0</text:p>
          </table:table-cell>
          <table:table-cell table:formula="of:=['patched-nolom'.AB178]" office:value-type="float" office:value="0" calcext:value-type="float">
            <text:p>0</text:p>
          </table:table-cell>
          <table:table-cell table:formula="of:=['patched-nolom'.AC178]" office:value-type="float" office:value="0" calcext:value-type="float">
            <text:p>0</text:p>
          </table:table-cell>
          <table:table-cell table:formula="of:=['patched-nolom'.O178]" office:value-type="float" office:value="0" calcext:value-type="float">
            <text:p>0</text:p>
          </table:table-cell>
          <table:table-cell table:formula="of:=['patched-lom'.AB178]" office:value-type="float" office:value="0" calcext:value-type="float">
            <text:p>0</text:p>
          </table:table-cell>
          <table:table-cell table:formula="of:=['patched-lom'.AC178]" office:value-type="float" office:value="0" calcext:value-type="float">
            <text:p>0</text:p>
          </table:table-cell>
          <table:table-cell table:formula="of:=['patched-lom'.O178]" office:value-type="float" office:value="0" calcext:value-type="float">
            <text:p>0</text:p>
          </table:table-cell>
        </table:table-row>
        <table:table-row table:style-name="ro1">
          <table:table-cell table:formula="of:=[original.AB179]" office:value-type="float" office:value="0" calcext:value-type="float">
            <text:p>0</text:p>
          </table:table-cell>
          <table:table-cell table:formula="of:=[original.AC179]" office:value-type="float" office:value="0" calcext:value-type="float">
            <text:p>0</text:p>
          </table:table-cell>
          <table:table-cell table:formula="of:=[original.O179]" office:value-type="float" office:value="0" calcext:value-type="float">
            <text:p>0</text:p>
          </table:table-cell>
          <table:table-cell table:formula="of:=['patched-nolom'.AB179]" office:value-type="float" office:value="0" calcext:value-type="float">
            <text:p>0</text:p>
          </table:table-cell>
          <table:table-cell table:formula="of:=['patched-nolom'.AC179]" office:value-type="float" office:value="0" calcext:value-type="float">
            <text:p>0</text:p>
          </table:table-cell>
          <table:table-cell table:formula="of:=['patched-nolom'.O179]" office:value-type="float" office:value="0" calcext:value-type="float">
            <text:p>0</text:p>
          </table:table-cell>
          <table:table-cell table:formula="of:=['patched-lom'.AB179]" office:value-type="float" office:value="0" calcext:value-type="float">
            <text:p>0</text:p>
          </table:table-cell>
          <table:table-cell table:formula="of:=['patched-lom'.AC179]" office:value-type="float" office:value="0" calcext:value-type="float">
            <text:p>0</text:p>
          </table:table-cell>
          <table:table-cell table:formula="of:=['patched-lom'.O179]" office:value-type="float" office:value="0" calcext:value-type="float">
            <text:p>0</text:p>
          </table:table-cell>
        </table:table-row>
        <table:table-row table:style-name="ro1">
          <table:table-cell table:formula="of:=[original.AB180]" office:value-type="float" office:value="0" calcext:value-type="float">
            <text:p>0</text:p>
          </table:table-cell>
          <table:table-cell table:formula="of:=[original.AC180]" office:value-type="float" office:value="0" calcext:value-type="float">
            <text:p>0</text:p>
          </table:table-cell>
          <table:table-cell table:formula="of:=[original.O180]" office:value-type="float" office:value="0" calcext:value-type="float">
            <text:p>0</text:p>
          </table:table-cell>
          <table:table-cell table:formula="of:=['patched-nolom'.AB180]" office:value-type="float" office:value="0" calcext:value-type="float">
            <text:p>0</text:p>
          </table:table-cell>
          <table:table-cell table:formula="of:=['patched-nolom'.AC180]" office:value-type="float" office:value="0" calcext:value-type="float">
            <text:p>0</text:p>
          </table:table-cell>
          <table:table-cell table:formula="of:=['patched-nolom'.O180]" office:value-type="float" office:value="0" calcext:value-type="float">
            <text:p>0</text:p>
          </table:table-cell>
          <table:table-cell table:formula="of:=['patched-lom'.AB180]" office:value-type="float" office:value="0" calcext:value-type="float">
            <text:p>0</text:p>
          </table:table-cell>
          <table:table-cell table:formula="of:=['patched-lom'.AC180]" office:value-type="float" office:value="0" calcext:value-type="float">
            <text:p>0</text:p>
          </table:table-cell>
          <table:table-cell table:formula="of:=['patched-lom'.O180]" office:value-type="float" office:value="0" calcext:value-type="float">
            <text:p>0</text:p>
          </table:table-cell>
        </table:table-row>
      </table:table>
      <table:table table:name="orig, comm vs used" table:style-name="ta1">
        <table:shapes>
          <draw:frame draw:z-index="0" draw:style-name="gr1" draw:text-style-name="P1" svg:width="898.3pt" svg:height="636.94pt" svg:x="0.03pt" svg:y="0.03pt">
            <loext:p draw:notify-on-update-of-ranges="Sheet3.A2:Sheet3.A3 Sheet3.A4:Sheet3.A180 Sheet3.B2:Sheet3.B3 Sheet3.B4:Sheet3.B18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patched, comm vs used" table:style-name="ta1">
        <table:shapes>
          <draw:frame draw:z-index="0" draw:style-name="gr1" draw:text-style-name="P1" svg:width="898.3pt" svg:height="627.17pt" svg:x="0.03pt" svg:y="0.03pt">
            <loext:p draw:notify-on-update-of-ranges="Sheet3.D2:Sheet3.D3 Sheet3.D4:Sheet3.D180 Sheet3.E2:Sheet3.E3 Sheet3.E4:Sheet3.E18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patched-lom, comm vs used" table:style-name="ta1">
        <table:shapes>
          <draw:frame draw:z-index="0" draw:style-name="gr1" draw:text-style-name="P1" svg:width="893.62pt" svg:height="623.4pt" svg:x="0.03pt" svg:y="0.03pt">
            <loext:p draw:notify-on-update-of-ranges="Sheet3.G2:Sheet3.G3 Sheet3.G4:Sheet3.G180 Sheet3.H2:Sheet3.H3 Sheet3.H4:Sheet3.H18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orig vs lom vs nolom, meta-committed" table:style-name="ta1">
        <table:shapes>
          <draw:frame draw:z-index="0" draw:style-name="gr1" draw:text-style-name="P1" svg:width="832.99pt" svg:height="583.46pt" svg:x="-1.59pt" svg:y="42.24pt">
            <loext:p draw:notify-on-update-of-ranges="Sheet3.A2:Sheet3.A3 Sheet3.A4:Sheet3.A180 Sheet3.D2:Sheet3.D3 Sheet3.D4:Sheet3.D180 Sheet3.G2:Sheet3.G3 Sheet3.G4:Sheet3.G18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orig vs lom vs nolom, meta-used" table:style-name="ta1">
        <table:shapes>
          <draw:frame draw:z-index="0" draw:style-name="gr1" draw:text-style-name="P1" svg:width="829.11pt" svg:height="624.19pt" svg:x="-1.59pt" svg:y="0pt">
            <loext:p draw:notify-on-update-of-ranges="Sheet3.B2:Sheet3.B3 Sheet3.B4:Sheet3.B180 Sheet3.E2:Sheet3.E3 Sheet3.E4:Sheet3.E180 Sheet3.H2:Sheet3.H3 Sheet3.H4:Sheet3.H18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00/00/0000</text:date>, <text:time style:data-style-name="N2" text:time-value="10:04:29.4713361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39:07.368535656</meta:creation-date>
    <dc:date>2019-11-11T10:05:21.271994879</dc:date>
    <meta:editing-duration>PT1H13M6S</meta:editing-duration>
    <meta:editing-cycles>42</meta:editing-cycles>
    <meta:generator>LibreOffice/5.1.6.2$Linux_X86_64 LibreOffice_project/10m0$Build-2</meta:generator>
    <meta:document-statistic meta:table-count="9" meta:cell-count="2170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476cm" svg:y="3.703cm" style:legend-expansion="high" chart:style-name="ch2"/>
        <chart:plot-area chart:style-name="ch3" table:cell-range-address="Sheet3.A2:Sheet3.A180 Sheet3.D2:Sheet3.D180 Sheet3.G2:Sheet3.G180" chart:data-source-has-labels="row" svg:x="0.32cm" svg:y="0.18cm" svg:width="9.836cm" svg:height="8.64cm">
          <chartooo:coordinate-region svg:x="1.682cm" svg:y="0.301cm" svg:width="8.47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80" chart:label-cell-address="Sheet3.A2:Sheet3.A3" chart:class="chart:line">
            <chart:data-point chart:repeated="177"/>
          </chart:series>
          <chart:series chart:style-name="ch7" chart:values-cell-range-address="Sheet3.D4:Sheet3.D180" chart:label-cell-address="Sheet3.D2:Sheet3.D3" chart:class="chart:line">
            <chart:data-point chart:repeated="177"/>
          </chart:series>
          <chart:series chart:style-name="ch8" chart:values-cell-range-address="Sheet3.G4:Sheet3.G180" chart:label-cell-address="Sheet3.G2:Sheet3.G3" chart:class="chart:line">
            <chart:data-point chart:repeated="17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patched-nolom meta-comm</text:p>
                <text:list>
                  <text:list-item>
                    <text:p>patched-nolom</text:p>
                  </text:list-item>
                  <text:list-item>
                    <text:p>meta-comm</text:p>
                  </text:list-item>
                </text:list>
                <draw:g>
                  <svg:desc>Sheet3.D2:Sheet3.D3</svg:desc>
                </draw:g>
              </table:table-cell>
              <table:table-cell office:value-type="string">
                <text:p>patched-lom meta-comm</text:p>
                <text:list>
                  <text:list-item>
                    <text:p>patched-lom</text:p>
                  </text:list-item>
                  <text:list-item>
                    <text:p>meta-comm</text:p>
                  </text:list-item>
                </text:list>
                <draw:g>
                  <svg:desc>Sheet3.G2:Sheet3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80</svg:desc>
                </draw:g>
              </table:table-cell>
              <table:table-cell office:value-type="float" office:value="0">
                <text:p>0</text:p>
                <draw:g>
                  <svg:desc>Sheet3.D4:Sheet3.D180</svg:desc>
                </draw:g>
              </table:table-cell>
              <table:table-cell office:value-type="float" office:value="0">
                <text:p>0</text:p>
                <draw:g>
                  <svg:desc>Sheet3.G4:Sheet3.G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0">
                <text:p>4480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92">
                <text:p>14592</text:p>
              </table:table-cell>
              <table:table-cell office:value-type="float" office:value="12800">
                <text:p>12800</text:p>
              </table:table-cell>
              <table:table-cell office:value-type="float" office:value="12864">
                <text:p>12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848">
                <text:p>14848</text:p>
              </table:table-cell>
              <table:table-cell office:value-type="float" office:value="13312">
                <text:p>13312</text:p>
              </table:table-cell>
              <table:table-cell office:value-type="float" office:value="13312">
                <text:p>13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48">
                <text:p>14848</text:p>
              </table:table-cell>
              <table:table-cell office:value-type="float" office:value="13312">
                <text:p>13312</text:p>
              </table:table-cell>
              <table:table-cell office:value-type="float" office:value="13312">
                <text:p>133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48">
                <text:p>14848</text:p>
              </table:table-cell>
              <table:table-cell office:value-type="float" office:value="13312">
                <text:p>13312</text:p>
              </table:table-cell>
              <table:table-cell office:value-type="float" office:value="13312">
                <text:p>133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48">
                <text:p>14848</text:p>
              </table:table-cell>
              <table:table-cell office:value-type="float" office:value="13312">
                <text:p>13312</text:p>
              </table:table-cell>
              <table:table-cell office:value-type="float" office:value="13312">
                <text:p>13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192">
                <text:p>35192</text:p>
              </table:table-cell>
              <table:table-cell office:value-type="float" office:value="13440">
                <text:p>13440</text:p>
              </table:table-cell>
              <table:table-cell office:value-type="float" office:value="34368">
                <text:p>34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768">
                <text:p>155768</text:p>
              </table:table-cell>
              <table:table-cell office:value-type="float" office:value="124288">
                <text:p>124288</text:p>
              </table:table-cell>
              <table:table-cell office:value-type="float" office:value="146688">
                <text:p>1466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8520">
                <text:p>278520</text:p>
              </table:table-cell>
              <table:table-cell office:value-type="float" office:value="238080">
                <text:p>238080</text:p>
              </table:table-cell>
              <table:table-cell office:value-type="float" office:value="260480">
                <text:p>2604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5640">
                <text:p>395640</text:p>
              </table:table-cell>
              <table:table-cell office:value-type="float" office:value="345536">
                <text:p>345536</text:p>
              </table:table-cell>
              <table:table-cell office:value-type="float" office:value="369728">
                <text:p>3697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2460">
                <text:p>472460</text:p>
              </table:table-cell>
              <table:table-cell office:value-type="float" office:value="448512">
                <text:p>448512</text:p>
              </table:table-cell>
              <table:table-cell office:value-type="float" office:value="448576">
                <text:p>4485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2460">
                <text:p>472460</text:p>
              </table:table-cell>
              <table:table-cell office:value-type="float" office:value="448512">
                <text:p>448512</text:p>
              </table:table-cell>
              <table:table-cell office:value-type="float" office:value="448576">
                <text:p>448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2460">
                <text:p>472460</text:p>
              </table:table-cell>
              <table:table-cell office:value-type="float" office:value="448512">
                <text:p>448512</text:p>
              </table:table-cell>
              <table:table-cell office:value-type="float" office:value="448576">
                <text:p>448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2460">
                <text:p>472460</text:p>
              </table:table-cell>
              <table:table-cell office:value-type="float" office:value="448512">
                <text:p>448512</text:p>
              </table:table-cell>
              <table:table-cell office:value-type="float" office:value="448576">
                <text:p>448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2460">
                <text:p>472460</text:p>
              </table:table-cell>
              <table:table-cell office:value-type="float" office:value="448512">
                <text:p>448512</text:p>
              </table:table-cell>
              <table:table-cell office:value-type="float" office:value="448576">
                <text:p>4485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2460">
                <text:p>472460</text:p>
              </table:table-cell>
              <table:table-cell office:value-type="float" office:value="448512">
                <text:p>448512</text:p>
              </table:table-cell>
              <table:table-cell office:value-type="float" office:value="448576">
                <text:p>4485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2460">
                <text:p>472460</text:p>
              </table:table-cell>
              <table:table-cell office:value-type="float" office:value="448512">
                <text:p>448512</text:p>
              </table:table-cell>
              <table:table-cell office:value-type="float" office:value="448576">
                <text:p>4485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2460">
                <text:p>472460</text:p>
              </table:table-cell>
              <table:table-cell office:value-type="float" office:value="448512">
                <text:p>448512</text:p>
              </table:table-cell>
              <table:table-cell office:value-type="float" office:value="448576">
                <text:p>4485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2460">
                <text:p>472460</text:p>
              </table:table-cell>
              <table:table-cell office:value-type="float" office:value="369088">
                <text:p>369088</text:p>
              </table:table-cell>
              <table:table-cell office:value-type="float" office:value="369088">
                <text:p>3690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2460">
                <text:p>472460</text:p>
              </table:table-cell>
              <table:table-cell office:value-type="float" office:value="369088">
                <text:p>369088</text:p>
              </table:table-cell>
              <table:table-cell office:value-type="float" office:value="369088">
                <text:p>3690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2460">
                <text:p>472460</text:p>
              </table:table-cell>
              <table:table-cell office:value-type="float" office:value="369088">
                <text:p>369088</text:p>
              </table:table-cell>
              <table:table-cell office:value-type="float" office:value="369088">
                <text:p>3690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2460">
                <text:p>472460</text:p>
              </table:table-cell>
              <table:table-cell office:value-type="float" office:value="369088">
                <text:p>369088</text:p>
              </table:table-cell>
              <table:table-cell office:value-type="float" office:value="369088">
                <text:p>3690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2460">
                <text:p>472460</text:p>
              </table:table-cell>
              <table:table-cell office:value-type="float" office:value="369088">
                <text:p>369088</text:p>
              </table:table-cell>
              <table:table-cell office:value-type="float" office:value="369088">
                <text:p>3690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2460">
                <text:p>472460</text:p>
              </table:table-cell>
              <table:table-cell office:value-type="float" office:value="369088">
                <text:p>369088</text:p>
              </table:table-cell>
              <table:table-cell office:value-type="float" office:value="369088">
                <text:p>3690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2460">
                <text:p>472460</text:p>
              </table:table-cell>
              <table:table-cell office:value-type="float" office:value="369088">
                <text:p>369088</text:p>
              </table:table-cell>
              <table:table-cell office:value-type="float" office:value="369088">
                <text:p>3690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2460">
                <text:p>472460</text:p>
              </table:table-cell>
              <table:table-cell office:value-type="float" office:value="369088">
                <text:p>369088</text:p>
              </table:table-cell>
              <table:table-cell office:value-type="float" office:value="369088">
                <text:p>3690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2460">
                <text:p>472460</text:p>
              </table:table-cell>
              <table:table-cell office:value-type="float" office:value="282048">
                <text:p>282048</text:p>
              </table:table-cell>
              <table:table-cell office:value-type="float" office:value="282048">
                <text:p>2820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2460">
                <text:p>472460</text:p>
              </table:table-cell>
              <table:table-cell office:value-type="float" office:value="282048">
                <text:p>282048</text:p>
              </table:table-cell>
              <table:table-cell office:value-type="float" office:value="282048">
                <text:p>2820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2460">
                <text:p>472460</text:p>
              </table:table-cell>
              <table:table-cell office:value-type="float" office:value="282048">
                <text:p>282048</text:p>
              </table:table-cell>
              <table:table-cell office:value-type="float" office:value="282048">
                <text:p>2820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2460">
                <text:p>472460</text:p>
              </table:table-cell>
              <table:table-cell office:value-type="float" office:value="282048">
                <text:p>282048</text:p>
              </table:table-cell>
              <table:table-cell office:value-type="float" office:value="282048">
                <text:p>2820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2460">
                <text:p>472460</text:p>
              </table:table-cell>
              <table:table-cell office:value-type="float" office:value="282048">
                <text:p>282048</text:p>
              </table:table-cell>
              <table:table-cell office:value-type="float" office:value="282048">
                <text:p>2820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2460">
                <text:p>472460</text:p>
              </table:table-cell>
              <table:table-cell office:value-type="float" office:value="282048">
                <text:p>282048</text:p>
              </table:table-cell>
              <table:table-cell office:value-type="float" office:value="282048">
                <text:p>282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2460">
                <text:p>472460</text:p>
              </table:table-cell>
              <table:table-cell office:value-type="float" office:value="282048">
                <text:p>282048</text:p>
              </table:table-cell>
              <table:table-cell office:value-type="float" office:value="282048">
                <text:p>2820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2460">
                <text:p>472460</text:p>
              </table:table-cell>
              <table:table-cell office:value-type="float" office:value="282048">
                <text:p>282048</text:p>
              </table:table-cell>
              <table:table-cell office:value-type="float" office:value="282048">
                <text:p>2820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7404">
                <text:p>427404</text:p>
              </table:table-cell>
              <table:table-cell office:value-type="float" office:value="195008">
                <text:p>195008</text:p>
              </table:table-cell>
              <table:table-cell office:value-type="float" office:value="195008">
                <text:p>1950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7404">
                <text:p>427404</text:p>
              </table:table-cell>
              <table:table-cell office:value-type="float" office:value="195008">
                <text:p>195008</text:p>
              </table:table-cell>
              <table:table-cell office:value-type="float" office:value="195008">
                <text:p>195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7404">
                <text:p>427404</text:p>
              </table:table-cell>
              <table:table-cell office:value-type="float" office:value="195008">
                <text:p>195008</text:p>
              </table:table-cell>
              <table:table-cell office:value-type="float" office:value="195008">
                <text:p>1950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7404">
                <text:p>427404</text:p>
              </table:table-cell>
              <table:table-cell office:value-type="float" office:value="195008">
                <text:p>195008</text:p>
              </table:table-cell>
              <table:table-cell office:value-type="float" office:value="195008">
                <text:p>1950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7404">
                <text:p>427404</text:p>
              </table:table-cell>
              <table:table-cell office:value-type="float" office:value="195008">
                <text:p>195008</text:p>
              </table:table-cell>
              <table:table-cell office:value-type="float" office:value="195008">
                <text:p>1950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7404">
                <text:p>427404</text:p>
              </table:table-cell>
              <table:table-cell office:value-type="float" office:value="195008">
                <text:p>195008</text:p>
              </table:table-cell>
              <table:table-cell office:value-type="float" office:value="195008">
                <text:p>1950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7404">
                <text:p>427404</text:p>
              </table:table-cell>
              <table:table-cell office:value-type="float" office:value="195008">
                <text:p>195008</text:p>
              </table:table-cell>
              <table:table-cell office:value-type="float" office:value="195008">
                <text:p>1950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7404">
                <text:p>427404</text:p>
              </table:table-cell>
              <table:table-cell office:value-type="float" office:value="195008">
                <text:p>195008</text:p>
              </table:table-cell>
              <table:table-cell office:value-type="float" office:value="195008">
                <text:p>1950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4396">
                <text:p>384396</text:p>
              </table:table-cell>
              <table:table-cell office:value-type="float" office:value="195008">
                <text:p>19500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4396">
                <text:p>384396</text:p>
              </table:table-cell>
              <table:table-cell office:value-type="float" office:value="210112">
                <text:p>210112</text:p>
              </table:table-cell>
              <table:table-cell office:value-type="float" office:value="220736">
                <text:p>2207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4396">
                <text:p>384396</text:p>
              </table:table-cell>
              <table:table-cell office:value-type="float" office:value="322432">
                <text:p>322432</text:p>
              </table:table-cell>
              <table:table-cell office:value-type="float" office:value="334720">
                <text:p>3347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98572">
                <text:p>498572</text:p>
              </table:table-cell>
              <table:table-cell office:value-type="float" office:value="437248">
                <text:p>437248</text:p>
              </table:table-cell>
              <table:table-cell office:value-type="float" office:value="450816">
                <text:p>4508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3980">
                <text:p>563980</text:p>
              </table:table-cell>
              <table:table-cell office:value-type="float" office:value="535616">
                <text:p>535616</text:p>
              </table:table-cell>
              <table:table-cell office:value-type="float" office:value="535616">
                <text:p>5356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3980">
                <text:p>563980</text:p>
              </table:table-cell>
              <table:table-cell office:value-type="float" office:value="535616">
                <text:p>535616</text:p>
              </table:table-cell>
              <table:table-cell office:value-type="float" office:value="535616">
                <text:p>5356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3980">
                <text:p>563980</text:p>
              </table:table-cell>
              <table:table-cell office:value-type="float" office:value="535616">
                <text:p>535616</text:p>
              </table:table-cell>
              <table:table-cell office:value-type="float" office:value="535616">
                <text:p>5356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3980">
                <text:p>563980</text:p>
              </table:table-cell>
              <table:table-cell office:value-type="float" office:value="535616">
                <text:p>535616</text:p>
              </table:table-cell>
              <table:table-cell office:value-type="float" office:value="535616">
                <text:p>5356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3980">
                <text:p>563980</text:p>
              </table:table-cell>
              <table:table-cell office:value-type="float" office:value="535616">
                <text:p>535616</text:p>
              </table:table-cell>
              <table:table-cell office:value-type="float" office:value="535616">
                <text:p>5356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3980">
                <text:p>563980</text:p>
              </table:table-cell>
              <table:table-cell office:value-type="float" office:value="535616">
                <text:p>535616</text:p>
              </table:table-cell>
              <table:table-cell office:value-type="float" office:value="535616">
                <text:p>5356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3980">
                <text:p>563980</text:p>
              </table:table-cell>
              <table:table-cell office:value-type="float" office:value="535616">
                <text:p>535616</text:p>
              </table:table-cell>
              <table:table-cell office:value-type="float" office:value="535616">
                <text:p>5356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3980">
                <text:p>563980</text:p>
              </table:table-cell>
              <table:table-cell office:value-type="float" office:value="535616">
                <text:p>535616</text:p>
              </table:table-cell>
              <table:table-cell office:value-type="float" office:value="535616">
                <text:p>5356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3980">
                <text:p>563980</text:p>
              </table:table-cell>
              <table:table-cell office:value-type="float" office:value="456448">
                <text:p>456448</text:p>
              </table:table-cell>
              <table:table-cell office:value-type="float" office:value="456384">
                <text:p>4563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3980">
                <text:p>563980</text:p>
              </table:table-cell>
              <table:table-cell office:value-type="float" office:value="456448">
                <text:p>456448</text:p>
              </table:table-cell>
              <table:table-cell office:value-type="float" office:value="456384">
                <text:p>4563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3980">
                <text:p>563980</text:p>
              </table:table-cell>
              <table:table-cell office:value-type="float" office:value="456448">
                <text:p>456448</text:p>
              </table:table-cell>
              <table:table-cell office:value-type="float" office:value="456384">
                <text:p>4563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3980">
                <text:p>563980</text:p>
              </table:table-cell>
              <table:table-cell office:value-type="float" office:value="456448">
                <text:p>456448</text:p>
              </table:table-cell>
              <table:table-cell office:value-type="float" office:value="456384">
                <text:p>4563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3980">
                <text:p>563980</text:p>
              </table:table-cell>
              <table:table-cell office:value-type="float" office:value="456448">
                <text:p>456448</text:p>
              </table:table-cell>
              <table:table-cell office:value-type="float" office:value="456384">
                <text:p>4563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3980">
                <text:p>563980</text:p>
              </table:table-cell>
              <table:table-cell office:value-type="float" office:value="456448">
                <text:p>456448</text:p>
              </table:table-cell>
              <table:table-cell office:value-type="float" office:value="456384">
                <text:p>4563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63980">
                <text:p>563980</text:p>
              </table:table-cell>
              <table:table-cell office:value-type="float" office:value="456448">
                <text:p>456448</text:p>
              </table:table-cell>
              <table:table-cell office:value-type="float" office:value="456384">
                <text:p>4563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3980">
                <text:p>563980</text:p>
              </table:table-cell>
              <table:table-cell office:value-type="float" office:value="456448">
                <text:p>456448</text:p>
              </table:table-cell>
              <table:table-cell office:value-type="float" office:value="456384">
                <text:p>4563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3980">
                <text:p>563980</text:p>
              </table:table-cell>
              <table:table-cell office:value-type="float" office:value="370944">
                <text:p>370944</text:p>
              </table:table-cell>
              <table:table-cell office:value-type="float" office:value="370880">
                <text:p>3708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3980">
                <text:p>563980</text:p>
              </table:table-cell>
              <table:table-cell office:value-type="float" office:value="370944">
                <text:p>370944</text:p>
              </table:table-cell>
              <table:table-cell office:value-type="float" office:value="370880">
                <text:p>3708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3980">
                <text:p>563980</text:p>
              </table:table-cell>
              <table:table-cell office:value-type="float" office:value="370944">
                <text:p>370944</text:p>
              </table:table-cell>
              <table:table-cell office:value-type="float" office:value="370880">
                <text:p>3708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3980">
                <text:p>563980</text:p>
              </table:table-cell>
              <table:table-cell office:value-type="float" office:value="370944">
                <text:p>370944</text:p>
              </table:table-cell>
              <table:table-cell office:value-type="float" office:value="370880">
                <text:p>3708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3980">
                <text:p>563980</text:p>
              </table:table-cell>
              <table:table-cell office:value-type="float" office:value="370944">
                <text:p>370944</text:p>
              </table:table-cell>
              <table:table-cell office:value-type="float" office:value="370880">
                <text:p>3708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3980">
                <text:p>563980</text:p>
              </table:table-cell>
              <table:table-cell office:value-type="float" office:value="370944">
                <text:p>370944</text:p>
              </table:table-cell>
              <table:table-cell office:value-type="float" office:value="370880">
                <text:p>3708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3980">
                <text:p>563980</text:p>
              </table:table-cell>
              <table:table-cell office:value-type="float" office:value="370944">
                <text:p>370944</text:p>
              </table:table-cell>
              <table:table-cell office:value-type="float" office:value="370880">
                <text:p>3708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3980">
                <text:p>563980</text:p>
              </table:table-cell>
              <table:table-cell office:value-type="float" office:value="370944">
                <text:p>370944</text:p>
              </table:table-cell>
              <table:table-cell office:value-type="float" office:value="370880">
                <text:p>3708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39404">
                <text:p>539404</text:p>
              </table:table-cell>
              <table:table-cell office:value-type="float" office:value="370944">
                <text:p>370944</text:p>
              </table:table-cell>
              <table:table-cell office:value-type="float" office:value="285632">
                <text:p>2856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39404">
                <text:p>539404</text:p>
              </table:table-cell>
              <table:table-cell office:value-type="float" office:value="285696">
                <text:p>285696</text:p>
              </table:table-cell>
              <table:table-cell office:value-type="float" office:value="285632">
                <text:p>2856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39404">
                <text:p>539404</text:p>
              </table:table-cell>
              <table:table-cell office:value-type="float" office:value="285696">
                <text:p>285696</text:p>
              </table:table-cell>
              <table:table-cell office:value-type="float" office:value="285632">
                <text:p>2856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39404">
                <text:p>539404</text:p>
              </table:table-cell>
              <table:table-cell office:value-type="float" office:value="285696">
                <text:p>285696</text:p>
              </table:table-cell>
              <table:table-cell office:value-type="float" office:value="285632">
                <text:p>2856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9404">
                <text:p>539404</text:p>
              </table:table-cell>
              <table:table-cell office:value-type="float" office:value="285696">
                <text:p>285696</text:p>
              </table:table-cell>
              <table:table-cell office:value-type="float" office:value="285632">
                <text:p>2856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9404">
                <text:p>539404</text:p>
              </table:table-cell>
              <table:table-cell office:value-type="float" office:value="285696">
                <text:p>285696</text:p>
              </table:table-cell>
              <table:table-cell office:value-type="float" office:value="285632">
                <text:p>2856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39404">
                <text:p>539404</text:p>
              </table:table-cell>
              <table:table-cell office:value-type="float" office:value="285696">
                <text:p>285696</text:p>
              </table:table-cell>
              <table:table-cell office:value-type="float" office:value="285632">
                <text:p>2856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9404">
                <text:p>539404</text:p>
              </table:table-cell>
              <table:table-cell office:value-type="float" office:value="285696">
                <text:p>285696</text:p>
              </table:table-cell>
              <table:table-cell office:value-type="float" office:value="285632">
                <text:p>2856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0972">
                <text:p>520972</text:p>
              </table:table-cell>
              <table:table-cell office:value-type="float" office:value="285696">
                <text:p>285696</text:p>
              </table:table-cell>
              <table:table-cell office:value-type="float" office:value="200384">
                <text:p>2003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20972">
                <text:p>520972</text:p>
              </table:table-cell>
              <table:table-cell office:value-type="float" office:value="200448">
                <text:p>200448</text:p>
              </table:table-cell>
              <table:table-cell office:value-type="float" office:value="200384">
                <text:p>2003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0972">
                <text:p>520972</text:p>
              </table:table-cell>
              <table:table-cell office:value-type="float" office:value="200448">
                <text:p>200448</text:p>
              </table:table-cell>
              <table:table-cell office:value-type="float" office:value="200384">
                <text:p>2003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20972">
                <text:p>520972</text:p>
              </table:table-cell>
              <table:table-cell office:value-type="float" office:value="200448">
                <text:p>200448</text:p>
              </table:table-cell>
              <table:table-cell office:value-type="float" office:value="200384">
                <text:p>2003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20972">
                <text:p>520972</text:p>
              </table:table-cell>
              <table:table-cell office:value-type="float" office:value="200448">
                <text:p>200448</text:p>
              </table:table-cell>
              <table:table-cell office:value-type="float" office:value="200384">
                <text:p>2003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20972">
                <text:p>520972</text:p>
              </table:table-cell>
              <table:table-cell office:value-type="float" office:value="200448">
                <text:p>200448</text:p>
              </table:table-cell>
              <table:table-cell office:value-type="float" office:value="200384">
                <text:p>2003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20972">
                <text:p>520972</text:p>
              </table:table-cell>
              <table:table-cell office:value-type="float" office:value="200448">
                <text:p>200448</text:p>
              </table:table-cell>
              <table:table-cell office:value-type="float" office:value="200384">
                <text:p>2003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20972">
                <text:p>520972</text:p>
              </table:table-cell>
              <table:table-cell office:value-type="float" office:value="200448">
                <text:p>200448</text:p>
              </table:table-cell>
              <table:table-cell office:value-type="float" office:value="200384">
                <text:p>2003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6688">
                <text:p>66688</text:p>
              </table:table-cell>
              <table:table-cell office:value-type="float" office:value="200448">
                <text:p>200448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6688">
                <text:p>66688</text:p>
              </table:table-cell>
              <table:table-cell office:value-type="float" office:value="13376">
                <text:p>133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6688">
                <text:p>66688</text:p>
              </table:table-cell>
              <table:table-cell office:value-type="float" office:value="13376">
                <text:p>133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6688">
                <text:p>66688</text:p>
              </table:table-cell>
              <table:table-cell office:value-type="float" office:value="13376">
                <text:p>133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3376">
                <text:p>133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91cm" svg:height="22.471cm" xlink:href=".." xlink:type="simple" chart:class="chart:line" chart:style-name="ch1">
        <chart:legend chart:legend-position="end" svg:x="27.331cm" svg:y="10.687cm" style:legend-expansion="high" chart:style-name="ch2"/>
        <chart:plot-area chart:style-name="ch3" table:cell-range-address="Sheet3.A2:Sheet3.B180" chart:data-source-has-labels="row" svg:x="0.633cm" svg:y="0.449cm" svg:width="26.065cm" svg:height="21.573cm">
          <chartooo:coordinate-region svg:x="1.995cm" svg:y="0.57cm" svg:width="24.703cm" svg:height="20.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80" chart:label-cell-address="Sheet3.A2:Sheet3.A3" chart:class="chart:line">
            <chart:data-point chart:repeated="177"/>
          </chart:series>
          <chart:series chart:style-name="ch7" chart:values-cell-range-address="Sheet3.B4:Sheet3.B180" chart:label-cell-address="Sheet3.B2:Sheet3.B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original meta-used</text:p>
                <text:list>
                  <text:list-item>
                    <text:p>original</text:p>
                  </text:list-item>
                  <text:list-item>
                    <text:p>meta-used</text:p>
                  </text:list-item>
                </text:list>
                <draw:g>
                  <svg:desc>Sheet3.B2:Sheet3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80</svg:desc>
                </draw:g>
              </table:table-cell>
              <table:table-cell office:value-type="float" office:value="0">
                <text:p>0</text:p>
                <draw:g>
                  <svg:desc>Sheet3.B4:Sheet3.B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0">
                <text:p>44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92">
                <text:p>14592</text:p>
              </table:table-cell>
              <table:table-cell office:value-type="float" office:value="12509">
                <text:p>12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848">
                <text:p>14848</text:p>
              </table:table-cell>
              <table:table-cell office:value-type="float" office:value="13012">
                <text:p>13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48">
                <text:p>14848</text:p>
              </table:table-cell>
              <table:table-cell office:value-type="float" office:value="13012">
                <text:p>13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48">
                <text:p>14848</text:p>
              </table:table-cell>
              <table:table-cell office:value-type="float" office:value="13012">
                <text:p>13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48">
                <text:p>14848</text:p>
              </table:table-cell>
              <table:table-cell office:value-type="float" office:value="13012">
                <text:p>13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192">
                <text:p>35192</text:p>
              </table:table-cell>
              <table:table-cell office:value-type="float" office:value="31747">
                <text:p>317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768">
                <text:p>155768</text:p>
              </table:table-cell>
              <table:table-cell office:value-type="float" office:value="146009">
                <text:p>146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8520">
                <text:p>278520</text:p>
              </table:table-cell>
              <table:table-cell office:value-type="float" office:value="261822">
                <text:p>2618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5640">
                <text:p>395640</text:p>
              </table:table-cell>
              <table:table-cell office:value-type="float" office:value="372500">
                <text:p>372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2460">
                <text:p>472460</text:p>
              </table:table-cell>
              <table:table-cell office:value-type="float" office:value="445106">
                <text:p>445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2460">
                <text:p>472460</text:p>
              </table:table-cell>
              <table:table-cell office:value-type="float" office:value="445106">
                <text:p>445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2460">
                <text:p>472460</text:p>
              </table:table-cell>
              <table:table-cell office:value-type="float" office:value="445106">
                <text:p>445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2460">
                <text:p>472460</text:p>
              </table:table-cell>
              <table:table-cell office:value-type="float" office:value="445106">
                <text:p>4451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2460">
                <text:p>472460</text:p>
              </table:table-cell>
              <table:table-cell office:value-type="float" office:value="445106">
                <text:p>445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2460">
                <text:p>472460</text:p>
              </table:table-cell>
              <table:table-cell office:value-type="float" office:value="445106">
                <text:p>4451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2460">
                <text:p>472460</text:p>
              </table:table-cell>
              <table:table-cell office:value-type="float" office:value="445106">
                <text:p>4451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2460">
                <text:p>472460</text:p>
              </table:table-cell>
              <table:table-cell office:value-type="float" office:value="445106">
                <text:p>4451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2460">
                <text:p>472460</text:p>
              </table:table-cell>
              <table:table-cell office:value-type="float" office:value="358693">
                <text:p>3586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2460">
                <text:p>472460</text:p>
              </table:table-cell>
              <table:table-cell office:value-type="float" office:value="358693">
                <text:p>3586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2460">
                <text:p>472460</text:p>
              </table:table-cell>
              <table:table-cell office:value-type="float" office:value="358693">
                <text:p>3586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2460">
                <text:p>472460</text:p>
              </table:table-cell>
              <table:table-cell office:value-type="float" office:value="358693">
                <text:p>3586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2460">
                <text:p>472460</text:p>
              </table:table-cell>
              <table:table-cell office:value-type="float" office:value="358693">
                <text:p>3586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2460">
                <text:p>472460</text:p>
              </table:table-cell>
              <table:table-cell office:value-type="float" office:value="358693">
                <text:p>3586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2460">
                <text:p>472460</text:p>
              </table:table-cell>
              <table:table-cell office:value-type="float" office:value="358693">
                <text:p>3586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2460">
                <text:p>472460</text:p>
              </table:table-cell>
              <table:table-cell office:value-type="float" office:value="358693">
                <text:p>358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2460">
                <text:p>472460</text:p>
              </table:table-cell>
              <table:table-cell office:value-type="float" office:value="272280">
                <text:p>2722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2460">
                <text:p>472460</text:p>
              </table:table-cell>
              <table:table-cell office:value-type="float" office:value="272280">
                <text:p>2722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2460">
                <text:p>472460</text:p>
              </table:table-cell>
              <table:table-cell office:value-type="float" office:value="272280">
                <text:p>2722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2460">
                <text:p>472460</text:p>
              </table:table-cell>
              <table:table-cell office:value-type="float" office:value="272280">
                <text:p>2722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2460">
                <text:p>472460</text:p>
              </table:table-cell>
              <table:table-cell office:value-type="float" office:value="272281">
                <text:p>2722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2460">
                <text:p>472460</text:p>
              </table:table-cell>
              <table:table-cell office:value-type="float" office:value="272281">
                <text:p>2722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2460">
                <text:p>472460</text:p>
              </table:table-cell>
              <table:table-cell office:value-type="float" office:value="272281">
                <text:p>2722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2460">
                <text:p>472460</text:p>
              </table:table-cell>
              <table:table-cell office:value-type="float" office:value="272281">
                <text:p>2722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7404">
                <text:p>427404</text:p>
              </table:table-cell>
              <table:table-cell office:value-type="float" office:value="185868">
                <text:p>1858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7404">
                <text:p>427404</text:p>
              </table:table-cell>
              <table:table-cell office:value-type="float" office:value="185868">
                <text:p>1858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7404">
                <text:p>427404</text:p>
              </table:table-cell>
              <table:table-cell office:value-type="float" office:value="185868">
                <text:p>1858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7404">
                <text:p>427404</text:p>
              </table:table-cell>
              <table:table-cell office:value-type="float" office:value="185868">
                <text:p>1858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7404">
                <text:p>427404</text:p>
              </table:table-cell>
              <table:table-cell office:value-type="float" office:value="185868">
                <text:p>1858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7404">
                <text:p>427404</text:p>
              </table:table-cell>
              <table:table-cell office:value-type="float" office:value="185868">
                <text:p>1858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7404">
                <text:p>427404</text:p>
              </table:table-cell>
              <table:table-cell office:value-type="float" office:value="185868">
                <text:p>1858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7404">
                <text:p>427404</text:p>
              </table:table-cell>
              <table:table-cell office:value-type="float" office:value="185868">
                <text:p>1858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4396">
                <text:p>384396</text:p>
              </table:table-cell>
              <table:table-cell office:value-type="float" office:value="111526">
                <text:p>1115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4396">
                <text:p>384396</text:p>
              </table:table-cell>
              <table:table-cell office:value-type="float" office:value="234823">
                <text:p>2348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4396">
                <text:p>384396</text:p>
              </table:table-cell>
              <table:table-cell office:value-type="float" office:value="353015">
                <text:p>3530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98572">
                <text:p>498572</text:p>
              </table:table-cell>
              <table:table-cell office:value-type="float" office:value="469855">
                <text:p>4698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3980">
                <text:p>563980</text:p>
              </table:table-cell>
              <table:table-cell office:value-type="float" office:value="531523">
                <text:p>5315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3980">
                <text:p>563980</text:p>
              </table:table-cell>
              <table:table-cell office:value-type="float" office:value="531523">
                <text:p>5315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3980">
                <text:p>563980</text:p>
              </table:table-cell>
              <table:table-cell office:value-type="float" office:value="531523">
                <text:p>5315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3980">
                <text:p>563980</text:p>
              </table:table-cell>
              <table:table-cell office:value-type="float" office:value="531523">
                <text:p>5315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3980">
                <text:p>563980</text:p>
              </table:table-cell>
              <table:table-cell office:value-type="float" office:value="531523">
                <text:p>5315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3980">
                <text:p>563980</text:p>
              </table:table-cell>
              <table:table-cell office:value-type="float" office:value="531523">
                <text:p>5315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3980">
                <text:p>563980</text:p>
              </table:table-cell>
              <table:table-cell office:value-type="float" office:value="531523">
                <text:p>5315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3980">
                <text:p>563980</text:p>
              </table:table-cell>
              <table:table-cell office:value-type="float" office:value="531523">
                <text:p>5315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3980">
                <text:p>563980</text:p>
              </table:table-cell>
              <table:table-cell office:value-type="float" office:value="445110">
                <text:p>4451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3980">
                <text:p>563980</text:p>
              </table:table-cell>
              <table:table-cell office:value-type="float" office:value="445110">
                <text:p>4451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3980">
                <text:p>563980</text:p>
              </table:table-cell>
              <table:table-cell office:value-type="float" office:value="445110">
                <text:p>4451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3980">
                <text:p>563980</text:p>
              </table:table-cell>
              <table:table-cell office:value-type="float" office:value="445110">
                <text:p>44511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3980">
                <text:p>563980</text:p>
              </table:table-cell>
              <table:table-cell office:value-type="float" office:value="445110">
                <text:p>4451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3980">
                <text:p>563980</text:p>
              </table:table-cell>
              <table:table-cell office:value-type="float" office:value="445110">
                <text:p>4451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63980">
                <text:p>563980</text:p>
              </table:table-cell>
              <table:table-cell office:value-type="float" office:value="445110">
                <text:p>4451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3980">
                <text:p>563980</text:p>
              </table:table-cell>
              <table:table-cell office:value-type="float" office:value="445110">
                <text:p>4451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3980">
                <text:p>563980</text:p>
              </table:table-cell>
              <table:table-cell office:value-type="float" office:value="358697">
                <text:p>3586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3980">
                <text:p>563980</text:p>
              </table:table-cell>
              <table:table-cell office:value-type="float" office:value="358697">
                <text:p>3586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3980">
                <text:p>563980</text:p>
              </table:table-cell>
              <table:table-cell office:value-type="float" office:value="358697">
                <text:p>3586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3980">
                <text:p>563980</text:p>
              </table:table-cell>
              <table:table-cell office:value-type="float" office:value="358697">
                <text:p>3586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3980">
                <text:p>563980</text:p>
              </table:table-cell>
              <table:table-cell office:value-type="float" office:value="358697">
                <text:p>3586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3980">
                <text:p>563980</text:p>
              </table:table-cell>
              <table:table-cell office:value-type="float" office:value="358697">
                <text:p>3586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3980">
                <text:p>563980</text:p>
              </table:table-cell>
              <table:table-cell office:value-type="float" office:value="358697">
                <text:p>3586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3980">
                <text:p>563980</text:p>
              </table:table-cell>
              <table:table-cell office:value-type="float" office:value="358697">
                <text:p>3586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39404">
                <text:p>539404</text:p>
              </table:table-cell>
              <table:table-cell office:value-type="float" office:value="272283">
                <text:p>2722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39404">
                <text:p>539404</text:p>
              </table:table-cell>
              <table:table-cell office:value-type="float" office:value="272283">
                <text:p>2722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39404">
                <text:p>539404</text:p>
              </table:table-cell>
              <table:table-cell office:value-type="float" office:value="272283">
                <text:p>2722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39404">
                <text:p>539404</text:p>
              </table:table-cell>
              <table:table-cell office:value-type="float" office:value="272283">
                <text:p>2722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9404">
                <text:p>539404</text:p>
              </table:table-cell>
              <table:table-cell office:value-type="float" office:value="272284">
                <text:p>2722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9404">
                <text:p>539404</text:p>
              </table:table-cell>
              <table:table-cell office:value-type="float" office:value="272284">
                <text:p>2722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39404">
                <text:p>539404</text:p>
              </table:table-cell>
              <table:table-cell office:value-type="float" office:value="272284">
                <text:p>2722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9404">
                <text:p>539404</text:p>
              </table:table-cell>
              <table:table-cell office:value-type="float" office:value="272284">
                <text:p>2722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0972">
                <text:p>520972</text:p>
              </table:table-cell>
              <table:table-cell office:value-type="float" office:value="185880">
                <text:p>1858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20972">
                <text:p>520972</text:p>
              </table:table-cell>
              <table:table-cell office:value-type="float" office:value="185880">
                <text:p>1858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0972">
                <text:p>520972</text:p>
              </table:table-cell>
              <table:table-cell office:value-type="float" office:value="185880">
                <text:p>1858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20972">
                <text:p>520972</text:p>
              </table:table-cell>
              <table:table-cell office:value-type="float" office:value="185880">
                <text:p>1858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20972">
                <text:p>520972</text:p>
              </table:table-cell>
              <table:table-cell office:value-type="float" office:value="185880">
                <text:p>1858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20972">
                <text:p>520972</text:p>
              </table:table-cell>
              <table:table-cell office:value-type="float" office:value="185880">
                <text:p>1858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20972">
                <text:p>520972</text:p>
              </table:table-cell>
              <table:table-cell office:value-type="float" office:value="185880">
                <text:p>1858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20972">
                <text:p>520972</text:p>
              </table:table-cell>
              <table:table-cell office:value-type="float" office:value="185880">
                <text:p>1858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6688">
                <text:p>66688</text:p>
              </table:table-cell>
              <table:table-cell office:value-type="float" office:value="13054">
                <text:p>130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6688">
                <text:p>66688</text:p>
              </table:table-cell>
              <table:table-cell office:value-type="float" office:value="13054">
                <text:p>130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6688">
                <text:p>66688</text:p>
              </table:table-cell>
              <table:table-cell office:value-type="float" office:value="13054">
                <text:p>130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6688">
                <text:p>66688</text:p>
              </table:table-cell>
              <table:table-cell office:value-type="float" office:value="13054">
                <text:p>130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91cm" svg:height="22.126cm" xlink:href=".." xlink:type="simple" chart:class="chart:line" chart:style-name="ch1">
        <chart:legend chart:legend-position="end" svg:x="26.167cm" svg:y="10.515cm" style:legend-expansion="high" chart:style-name="ch2"/>
        <chart:plot-area chart:style-name="ch3" table:cell-range-address="Sheet3.D2:Sheet3.E180" chart:data-source-has-labels="row" svg:x="0.633cm" svg:y="0.442cm" svg:width="24.901cm" svg:height="21.242cm">
          <chartooo:coordinate-region svg:x="1.995cm" svg:y="0.563cm" svg:width="23.532cm" svg:height="20.1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D4:Sheet3.D180" chart:label-cell-address="Sheet3.D2:Sheet3.D3" chart:class="chart:line">
            <chart:data-point chart:repeated="177"/>
          </chart:series>
          <chart:series chart:style-name="ch7" chart:values-cell-range-address="Sheet3.E4:Sheet3.E180" chart:label-cell-address="Sheet3.E2:Sheet3.E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ed-nolom meta-comm</text:p>
                <text:list>
                  <text:list-item>
                    <text:p>patched-nolom</text:p>
                  </text:list-item>
                  <text:list-item>
                    <text:p>meta-comm</text:p>
                  </text:list-item>
                </text:list>
                <draw:g>
                  <svg:desc>Sheet3.D2:Sheet3.D3</svg:desc>
                </draw:g>
              </table:table-cell>
              <table:table-cell office:value-type="string">
                <text:p>Patched-nolom meta-used</text:p>
                <text:list>
                  <text:list-item>
                    <text:p>Patched-nolom</text:p>
                  </text:list-item>
                  <text:list-item>
                    <text:p>meta-used</text:p>
                  </text:list-item>
                </text:list>
                <draw:g>
                  <svg:desc>Sheet3.E2:Sheet3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D4:Sheet3.D180</svg:desc>
                </draw:g>
              </table:table-cell>
              <table:table-cell office:value-type="float" office:value="0">
                <text:p>0</text:p>
                <draw:g>
                  <svg:desc>Sheet3.E4:Sheet3.E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">
                <text:p>1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00">
                <text:p>12800</text:p>
              </table:table-cell>
              <table:table-cell office:value-type="float" office:value="12515">
                <text:p>125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12">
                <text:p>13312</text:p>
              </table:table-cell>
              <table:table-cell office:value-type="float" office:value="13015">
                <text:p>13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12">
                <text:p>13312</text:p>
              </table:table-cell>
              <table:table-cell office:value-type="float" office:value="13016">
                <text:p>13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312">
                <text:p>13312</text:p>
              </table:table-cell>
              <table:table-cell office:value-type="float" office:value="13016">
                <text:p>13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312">
                <text:p>13312</text:p>
              </table:table-cell>
              <table:table-cell office:value-type="float" office:value="13016">
                <text:p>13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440">
                <text:p>13440</text:p>
              </table:table-cell>
              <table:table-cell office:value-type="float" office:value="13105">
                <text:p>13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4288">
                <text:p>124288</text:p>
              </table:table-cell>
              <table:table-cell office:value-type="float" office:value="123067">
                <text:p>1230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8080">
                <text:p>238080</text:p>
              </table:table-cell>
              <table:table-cell office:value-type="float" office:value="235832">
                <text:p>2358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5536">
                <text:p>345536</text:p>
              </table:table-cell>
              <table:table-cell office:value-type="float" office:value="342367">
                <text:p>3423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8512">
                <text:p>448512</text:p>
              </table:table-cell>
              <table:table-cell office:value-type="float" office:value="444433">
                <text:p>4444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8512">
                <text:p>448512</text:p>
              </table:table-cell>
              <table:table-cell office:value-type="float" office:value="444433">
                <text:p>444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8512">
                <text:p>448512</text:p>
              </table:table-cell>
              <table:table-cell office:value-type="float" office:value="444433">
                <text:p>4444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8512">
                <text:p>448512</text:p>
              </table:table-cell>
              <table:table-cell office:value-type="float" office:value="444433">
                <text:p>4444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8512">
                <text:p>448512</text:p>
              </table:table-cell>
              <table:table-cell office:value-type="float" office:value="444433">
                <text:p>4444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8512">
                <text:p>448512</text:p>
              </table:table-cell>
              <table:table-cell office:value-type="float" office:value="444433">
                <text:p>4444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8512">
                <text:p>448512</text:p>
              </table:table-cell>
              <table:table-cell office:value-type="float" office:value="444433">
                <text:p>4444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8512">
                <text:p>448512</text:p>
              </table:table-cell>
              <table:table-cell office:value-type="float" office:value="444433">
                <text:p>4444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9088">
                <text:p>369088</text:p>
              </table:table-cell>
              <table:table-cell office:value-type="float" office:value="358156">
                <text:p>358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9088">
                <text:p>369088</text:p>
              </table:table-cell>
              <table:table-cell office:value-type="float" office:value="358156">
                <text:p>3581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9088">
                <text:p>369088</text:p>
              </table:table-cell>
              <table:table-cell office:value-type="float" office:value="358156">
                <text:p>3581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9088">
                <text:p>369088</text:p>
              </table:table-cell>
              <table:table-cell office:value-type="float" office:value="358156">
                <text:p>3581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9088">
                <text:p>369088</text:p>
              </table:table-cell>
              <table:table-cell office:value-type="float" office:value="358156">
                <text:p>3581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9088">
                <text:p>369088</text:p>
              </table:table-cell>
              <table:table-cell office:value-type="float" office:value="358156">
                <text:p>3581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9088">
                <text:p>369088</text:p>
              </table:table-cell>
              <table:table-cell office:value-type="float" office:value="358156">
                <text:p>3581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9088">
                <text:p>369088</text:p>
              </table:table-cell>
              <table:table-cell office:value-type="float" office:value="358156">
                <text:p>3581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2048">
                <text:p>282048</text:p>
              </table:table-cell>
              <table:table-cell office:value-type="float" office:value="271878">
                <text:p>2718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2048">
                <text:p>282048</text:p>
              </table:table-cell>
              <table:table-cell office:value-type="float" office:value="271878">
                <text:p>2718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2048">
                <text:p>282048</text:p>
              </table:table-cell>
              <table:table-cell office:value-type="float" office:value="271878">
                <text:p>2718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2048">
                <text:p>282048</text:p>
              </table:table-cell>
              <table:table-cell office:value-type="float" office:value="271878">
                <text:p>2718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2048">
                <text:p>282048</text:p>
              </table:table-cell>
              <table:table-cell office:value-type="float" office:value="271879">
                <text:p>2718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2048">
                <text:p>282048</text:p>
              </table:table-cell>
              <table:table-cell office:value-type="float" office:value="271879">
                <text:p>2718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2048">
                <text:p>282048</text:p>
              </table:table-cell>
              <table:table-cell office:value-type="float" office:value="271879">
                <text:p>2718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2048">
                <text:p>282048</text:p>
              </table:table-cell>
              <table:table-cell office:value-type="float" office:value="271879">
                <text:p>2718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008">
                <text:p>195008</text:p>
              </table:table-cell>
              <table:table-cell office:value-type="float" office:value="185601">
                <text:p>1856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008">
                <text:p>195008</text:p>
              </table:table-cell>
              <table:table-cell office:value-type="float" office:value="185601">
                <text:p>1856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008">
                <text:p>195008</text:p>
              </table:table-cell>
              <table:table-cell office:value-type="float" office:value="185601">
                <text:p>1856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008">
                <text:p>195008</text:p>
              </table:table-cell>
              <table:table-cell office:value-type="float" office:value="185601">
                <text:p>1856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08">
                <text:p>195008</text:p>
              </table:table-cell>
              <table:table-cell office:value-type="float" office:value="185601">
                <text:p>1856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5008">
                <text:p>195008</text:p>
              </table:table-cell>
              <table:table-cell office:value-type="float" office:value="185601">
                <text:p>1856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5008">
                <text:p>195008</text:p>
              </table:table-cell>
              <table:table-cell office:value-type="float" office:value="185601">
                <text:p>1856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5008">
                <text:p>195008</text:p>
              </table:table-cell>
              <table:table-cell office:value-type="float" office:value="185601">
                <text:p>1856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5008">
                <text:p>195008</text:p>
              </table:table-cell>
              <table:table-cell office:value-type="float" office:value="185601">
                <text:p>1856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0112">
                <text:p>210112</text:p>
              </table:table-cell>
              <table:table-cell office:value-type="float" office:value="208087">
                <text:p>2080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2432">
                <text:p>322432</text:p>
              </table:table-cell>
              <table:table-cell office:value-type="float" office:value="319344">
                <text:p>3193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7248">
                <text:p>437248</text:p>
              </table:table-cell>
              <table:table-cell office:value-type="float" office:value="433157">
                <text:p>4331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5616">
                <text:p>535616</text:p>
              </table:table-cell>
              <table:table-cell office:value-type="float" office:value="530715">
                <text:p>5307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5616">
                <text:p>535616</text:p>
              </table:table-cell>
              <table:table-cell office:value-type="float" office:value="530715">
                <text:p>5307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5616">
                <text:p>535616</text:p>
              </table:table-cell>
              <table:table-cell office:value-type="float" office:value="530715">
                <text:p>5307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35616">
                <text:p>535616</text:p>
              </table:table-cell>
              <table:table-cell office:value-type="float" office:value="530715">
                <text:p>5307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35616">
                <text:p>535616</text:p>
              </table:table-cell>
              <table:table-cell office:value-type="float" office:value="530715">
                <text:p>5307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5616">
                <text:p>535616</text:p>
              </table:table-cell>
              <table:table-cell office:value-type="float" office:value="530715">
                <text:p>5307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5616">
                <text:p>535616</text:p>
              </table:table-cell>
              <table:table-cell office:value-type="float" office:value="530715">
                <text:p>5307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35616">
                <text:p>535616</text:p>
              </table:table-cell>
              <table:table-cell office:value-type="float" office:value="530715">
                <text:p>5307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56448">
                <text:p>456448</text:p>
              </table:table-cell>
              <table:table-cell office:value-type="float" office:value="444437">
                <text:p>4444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56448">
                <text:p>456448</text:p>
              </table:table-cell>
              <table:table-cell office:value-type="float" office:value="444437">
                <text:p>4444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56448">
                <text:p>456448</text:p>
              </table:table-cell>
              <table:table-cell office:value-type="float" office:value="444437">
                <text:p>4444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56448">
                <text:p>456448</text:p>
              </table:table-cell>
              <table:table-cell office:value-type="float" office:value="444437">
                <text:p>4444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56448">
                <text:p>456448</text:p>
              </table:table-cell>
              <table:table-cell office:value-type="float" office:value="444437">
                <text:p>4444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56448">
                <text:p>456448</text:p>
              </table:table-cell>
              <table:table-cell office:value-type="float" office:value="444437">
                <text:p>4444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6448">
                <text:p>456448</text:p>
              </table:table-cell>
              <table:table-cell office:value-type="float" office:value="444437">
                <text:p>4444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6448">
                <text:p>456448</text:p>
              </table:table-cell>
              <table:table-cell office:value-type="float" office:value="444437">
                <text:p>4444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0944">
                <text:p>370944</text:p>
              </table:table-cell>
              <table:table-cell office:value-type="float" office:value="358160">
                <text:p>35816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0944">
                <text:p>370944</text:p>
              </table:table-cell>
              <table:table-cell office:value-type="float" office:value="358160">
                <text:p>35816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70944">
                <text:p>370944</text:p>
              </table:table-cell>
              <table:table-cell office:value-type="float" office:value="358160">
                <text:p>35816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70944">
                <text:p>370944</text:p>
              </table:table-cell>
              <table:table-cell office:value-type="float" office:value="358160">
                <text:p>3581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0944">
                <text:p>370944</text:p>
              </table:table-cell>
              <table:table-cell office:value-type="float" office:value="358160">
                <text:p>35816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0944">
                <text:p>370944</text:p>
              </table:table-cell>
              <table:table-cell office:value-type="float" office:value="358160">
                <text:p>3581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0944">
                <text:p>370944</text:p>
              </table:table-cell>
              <table:table-cell office:value-type="float" office:value="358160">
                <text:p>35816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0944">
                <text:p>370944</text:p>
              </table:table-cell>
              <table:table-cell office:value-type="float" office:value="358160">
                <text:p>35816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0944">
                <text:p>370944</text:p>
              </table:table-cell>
              <table:table-cell office:value-type="float" office:value="358160">
                <text:p>3581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5696">
                <text:p>285696</text:p>
              </table:table-cell>
              <table:table-cell office:value-type="float" office:value="271882">
                <text:p>2718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5696">
                <text:p>285696</text:p>
              </table:table-cell>
              <table:table-cell office:value-type="float" office:value="271882">
                <text:p>2718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5696">
                <text:p>285696</text:p>
              </table:table-cell>
              <table:table-cell office:value-type="float" office:value="271882">
                <text:p>2718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5696">
                <text:p>285696</text:p>
              </table:table-cell>
              <table:table-cell office:value-type="float" office:value="271882">
                <text:p>2718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5696">
                <text:p>285696</text:p>
              </table:table-cell>
              <table:table-cell office:value-type="float" office:value="271882">
                <text:p>2718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5696">
                <text:p>285696</text:p>
              </table:table-cell>
              <table:table-cell office:value-type="float" office:value="271882">
                <text:p>2718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5696">
                <text:p>285696</text:p>
              </table:table-cell>
              <table:table-cell office:value-type="float" office:value="271882">
                <text:p>2718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5696">
                <text:p>285696</text:p>
              </table:table-cell>
              <table:table-cell office:value-type="float" office:value="271882">
                <text:p>2718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0448">
                <text:p>200448</text:p>
              </table:table-cell>
              <table:table-cell office:value-type="float" office:value="185614">
                <text:p>1856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0448">
                <text:p>200448</text:p>
              </table:table-cell>
              <table:table-cell office:value-type="float" office:value="185614">
                <text:p>1856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0448">
                <text:p>200448</text:p>
              </table:table-cell>
              <table:table-cell office:value-type="float" office:value="185614">
                <text:p>1856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0448">
                <text:p>200448</text:p>
              </table:table-cell>
              <table:table-cell office:value-type="float" office:value="185614">
                <text:p>1856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0448">
                <text:p>200448</text:p>
              </table:table-cell>
              <table:table-cell office:value-type="float" office:value="185614">
                <text:p>1856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0448">
                <text:p>200448</text:p>
              </table:table-cell>
              <table:table-cell office:value-type="float" office:value="185614">
                <text:p>1856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0448">
                <text:p>200448</text:p>
              </table:table-cell>
              <table:table-cell office:value-type="float" office:value="185614">
                <text:p>1856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0448">
                <text:p>200448</text:p>
              </table:table-cell>
              <table:table-cell office:value-type="float" office:value="185614">
                <text:p>1856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376">
                <text:p>13376</text:p>
              </table:table-cell>
              <table:table-cell office:value-type="float" office:value="13058">
                <text:p>130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376">
                <text:p>13376</text:p>
              </table:table-cell>
              <table:table-cell office:value-type="float" office:value="13058">
                <text:p>130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376">
                <text:p>13376</text:p>
              </table:table-cell>
              <table:table-cell office:value-type="float" office:value="13058">
                <text:p>130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376">
                <text:p>13376</text:p>
              </table:table-cell>
              <table:table-cell office:value-type="float" office:value="13058">
                <text:p>130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26cm" svg:height="21.993cm" xlink:href=".." xlink:type="simple" chart:class="chart:line" chart:style-name="ch1">
        <chart:legend chart:legend-position="end" svg:x="26.372cm" svg:y="10.448cm" style:legend-expansion="high" chart:style-name="ch2"/>
        <chart:plot-area chart:style-name="ch3" table:cell-range-address="Sheet3.G2:Sheet3.H180" chart:data-source-has-labels="row" svg:x="0.63cm" svg:y="0.439cm" svg:width="25.112cm" svg:height="21.115cm">
          <chartooo:coordinate-region svg:x="1.992cm" svg:y="0.56cm" svg:width="23.744cm" svg:height="19.9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G4:Sheet3.G180" chart:label-cell-address="Sheet3.G2:Sheet3.G3" chart:class="chart:line">
            <chart:data-point chart:repeated="177"/>
          </chart:series>
          <chart:series chart:style-name="ch7" chart:values-cell-range-address="Sheet3.H4:Sheet3.H180" chart:label-cell-address="Sheet3.H2:Sheet3.H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ed-lom meta-comm</text:p>
                <text:list>
                  <text:list-item>
                    <text:p>patched-lom</text:p>
                  </text:list-item>
                  <text:list-item>
                    <text:p>meta-comm</text:p>
                  </text:list-item>
                </text:list>
                <draw:g>
                  <svg:desc>Sheet3.G2:Sheet3.G3</svg:desc>
                </draw:g>
              </table:table-cell>
              <table:table-cell office:value-type="string">
                <text:p>Patched-lom meta-used</text:p>
                <text:list>
                  <text:list-item>
                    <text:p>Patched-lom</text:p>
                  </text:list-item>
                  <text:list-item>
                    <text:p>meta-used</text:p>
                  </text:list-item>
                </text:list>
                <draw:g>
                  <svg:desc>Sheet3.H2:Sheet3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G4:Sheet3.G180</svg:desc>
                </draw:g>
              </table:table-cell>
              <table:table-cell office:value-type="float" office:value="0">
                <text:p>0</text:p>
                <draw:g>
                  <svg:desc>Sheet3.H4:Sheet3.H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">
                <text:p>1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64">
                <text:p>12864</text:p>
              </table:table-cell>
              <table:table-cell office:value-type="float" office:value="12567">
                <text:p>125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12">
                <text:p>13312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12">
                <text:p>13312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312">
                <text:p>13312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312">
                <text:p>13312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368">
                <text:p>34368</text:p>
              </table:table-cell>
              <table:table-cell office:value-type="float" office:value="33722">
                <text:p>33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688">
                <text:p>146688</text:p>
              </table:table-cell>
              <table:table-cell office:value-type="float" office:value="144167">
                <text:p>14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480">
                <text:p>260480</text:p>
              </table:table-cell>
              <table:table-cell office:value-type="float" office:value="256125">
                <text:p>256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9728">
                <text:p>369728</text:p>
              </table:table-cell>
              <table:table-cell office:value-type="float" office:value="363591">
                <text:p>3635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8576">
                <text:p>448576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8576">
                <text:p>448576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8576">
                <text:p>448576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8576">
                <text:p>448576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8576">
                <text:p>448576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8576">
                <text:p>448576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8576">
                <text:p>448576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8576">
                <text:p>448576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9088">
                <text:p>369088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9088">
                <text:p>369088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9088">
                <text:p>369088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9088">
                <text:p>369088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9088">
                <text:p>369088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9088">
                <text:p>369088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9088">
                <text:p>369088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9088">
                <text:p>369088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2048">
                <text:p>282048</text:p>
              </table:table-cell>
              <table:table-cell office:value-type="float" office:value="269892">
                <text:p>2698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2048">
                <text:p>282048</text:p>
              </table:table-cell>
              <table:table-cell office:value-type="float" office:value="269892">
                <text:p>2698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2048">
                <text:p>282048</text:p>
              </table:table-cell>
              <table:table-cell office:value-type="float" office:value="269892">
                <text:p>2698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2048">
                <text:p>282048</text:p>
              </table:table-cell>
              <table:table-cell office:value-type="float" office:value="269892">
                <text:p>2698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2048">
                <text:p>282048</text:p>
              </table:table-cell>
              <table:table-cell office:value-type="float" office:value="269893">
                <text:p>2698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2048">
                <text:p>282048</text:p>
              </table:table-cell>
              <table:table-cell office:value-type="float" office:value="269893">
                <text:p>2698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2048">
                <text:p>282048</text:p>
              </table:table-cell>
              <table:table-cell office:value-type="float" office:value="269893">
                <text:p>2698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2048">
                <text:p>282048</text:p>
              </table:table-cell>
              <table:table-cell office:value-type="float" office:value="269893">
                <text:p>2698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008">
                <text:p>195008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008">
                <text:p>195008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008">
                <text:p>195008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008">
                <text:p>195008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08">
                <text:p>195008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5008">
                <text:p>195008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5008">
                <text:p>195008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5008">
                <text:p>195008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968">
                <text:p>107968</text:p>
              </table:table-cell>
              <table:table-cell office:value-type="float" office:value="101299">
                <text:p>1012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0736">
                <text:p>220736</text:p>
              </table:table-cell>
              <table:table-cell office:value-type="float" office:value="217056">
                <text:p>2170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4720">
                <text:p>334720</text:p>
              </table:table-cell>
              <table:table-cell office:value-type="float" office:value="329189">
                <text:p>3291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0816">
                <text:p>450816</text:p>
              </table:table-cell>
              <table:table-cell office:value-type="float" office:value="443391">
                <text:p>4433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5616">
                <text:p>535616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5616">
                <text:p>535616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5616">
                <text:p>535616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35616">
                <text:p>535616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35616">
                <text:p>535616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5616">
                <text:p>535616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5616">
                <text:p>535616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35616">
                <text:p>535616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56384">
                <text:p>456384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56384">
                <text:p>456384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56384">
                <text:p>456384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56384">
                <text:p>456384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56384">
                <text:p>456384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56384">
                <text:p>456384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6384">
                <text:p>456384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6384">
                <text:p>456384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0880">
                <text:p>37088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0880">
                <text:p>37088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70880">
                <text:p>37088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70880">
                <text:p>37088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0880">
                <text:p>37088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0880">
                <text:p>37088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0880">
                <text:p>37088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0880">
                <text:p>37088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5632">
                <text:p>285632</text:p>
              </table:table-cell>
              <table:table-cell office:value-type="float" office:value="269896">
                <text:p>2698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5632">
                <text:p>285632</text:p>
              </table:table-cell>
              <table:table-cell office:value-type="float" office:value="269896">
                <text:p>2698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5632">
                <text:p>285632</text:p>
              </table:table-cell>
              <table:table-cell office:value-type="float" office:value="269896">
                <text:p>2698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5632">
                <text:p>285632</text:p>
              </table:table-cell>
              <table:table-cell office:value-type="float" office:value="269896">
                <text:p>2698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5632">
                <text:p>285632</text:p>
              </table:table-cell>
              <table:table-cell office:value-type="float" office:value="269897">
                <text:p>2698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5632">
                <text:p>285632</text:p>
              </table:table-cell>
              <table:table-cell office:value-type="float" office:value="269897">
                <text:p>2698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5632">
                <text:p>285632</text:p>
              </table:table-cell>
              <table:table-cell office:value-type="float" office:value="269897">
                <text:p>2698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5632">
                <text:p>285632</text:p>
              </table:table-cell>
              <table:table-cell office:value-type="float" office:value="269897">
                <text:p>2698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0384">
                <text:p>200384</text:p>
              </table:table-cell>
              <table:table-cell office:value-type="float" office:value="184279">
                <text:p>1842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0384">
                <text:p>20038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0384">
                <text:p>20038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0384">
                <text:p>20038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0384">
                <text:p>20038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0384">
                <text:p>20038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0384">
                <text:p>20038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0384">
                <text:p>20038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376">
                <text:p>13376</text:p>
              </table:table-cell>
              <table:table-cell office:value-type="float" office:value="13049">
                <text:p>130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376">
                <text:p>13376</text:p>
              </table:table-cell>
              <table:table-cell office:value-type="float" office:value="13049">
                <text:p>130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376">
                <text:p>13376</text:p>
              </table:table-cell>
              <table:table-cell office:value-type="float" office:value="13049">
                <text:p>130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376">
                <text:p>13376</text:p>
              </table:table-cell>
              <table:table-cell office:value-type="float" office:value="13049">
                <text:p>130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376">
                <text:p>13376</text:p>
              </table:table-cell>
              <table:table-cell office:value-type="float" office:value="13050">
                <text:p>1305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49cm" svg:height="11.53cm" xlink:href=".." xlink:type="simple" chart:class="chart:line" chart:style-name="ch1">
        <chart:legend chart:legend-position="end" svg:x="10.483cm" svg:y="4.968cm" style:legend-expansion="high" chart:style-name="ch2"/>
        <chart:plot-area chart:style-name="ch3" table:cell-range-address="Sheet3.B2:Sheet3.B180 Sheet3.E2:Sheet3.E180 Sheet3.H2:Sheet3.H180" chart:data-source-has-labels="row" svg:x="-1.362cm" svg:y="-0.199cm" svg:width="12.244cm" svg:height="11.493cm">
          <chartooo:coordinate-region svg:x="0cm" svg:y="-0.001cm" svg:width="10.882cm" svg:height="10.3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4:Sheet3.B180" chart:label-cell-address="Sheet3.B2:Sheet3.B3" chart:class="chart:line">
            <chart:data-point chart:repeated="177"/>
          </chart:series>
          <chart:series chart:style-name="ch7" chart:values-cell-range-address="Sheet3.E4:Sheet3.E180" chart:label-cell-address="Sheet3.E2:Sheet3.E3" chart:class="chart:line">
            <chart:data-point chart:repeated="177"/>
          </chart:series>
          <chart:series chart:style-name="ch8" chart:values-cell-range-address="Sheet3.H4:Sheet3.H180" chart:label-cell-address="Sheet3.H2:Sheet3.H3" chart:class="chart:line">
            <chart:data-point chart:repeated="17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used</text:p>
                <text:list>
                  <text:list-item>
                    <text:p>original</text:p>
                  </text:list-item>
                  <text:list-item>
                    <text:p>meta-used</text:p>
                  </text:list-item>
                </text:list>
                <draw:g>
                  <svg:desc>Sheet3.B2:Sheet3.B3</svg:desc>
                </draw:g>
              </table:table-cell>
              <table:table-cell office:value-type="string">
                <text:p>Patched-nolom meta-used</text:p>
                <text:list>
                  <text:list-item>
                    <text:p>Patched-nolom</text:p>
                  </text:list-item>
                  <text:list-item>
                    <text:p>meta-used</text:p>
                  </text:list-item>
                </text:list>
                <draw:g>
                  <svg:desc>Sheet3.E2:Sheet3.E3</svg:desc>
                </draw:g>
              </table:table-cell>
              <table:table-cell office:value-type="string">
                <text:p>Patched-lom meta-used</text:p>
                <text:list>
                  <text:list-item>
                    <text:p>Patched-lom</text:p>
                  </text:list-item>
                  <text:list-item>
                    <text:p>meta-used</text:p>
                  </text:list-item>
                </text:list>
                <draw:g>
                  <svg:desc>Sheet3.H2:Sheet3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B4:Sheet3.B180</svg:desc>
                </draw:g>
              </table:table-cell>
              <table:table-cell office:value-type="float" office:value="0">
                <text:p>0</text:p>
                <draw:g>
                  <svg:desc>Sheet3.E4:Sheet3.E180</svg:desc>
                </draw:g>
              </table:table-cell>
              <table:table-cell office:value-type="float" office:value="0">
                <text:p>0</text:p>
                <draw:g>
                  <svg:desc>Sheet3.H4:Sheet3.H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9">
                <text:p>12509</text:p>
              </table:table-cell>
              <table:table-cell office:value-type="float" office:value="12515">
                <text:p>12515</text:p>
              </table:table-cell>
              <table:table-cell office:value-type="float" office:value="12567">
                <text:p>125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12">
                <text:p>13012</text:p>
              </table:table-cell>
              <table:table-cell office:value-type="float" office:value="13015">
                <text:p>13015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12">
                <text:p>13012</text:p>
              </table:table-cell>
              <table:table-cell office:value-type="float" office:value="13016">
                <text:p>13016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12">
                <text:p>13012</text:p>
              </table:table-cell>
              <table:table-cell office:value-type="float" office:value="13016">
                <text:p>13016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12">
                <text:p>13012</text:p>
              </table:table-cell>
              <table:table-cell office:value-type="float" office:value="13016">
                <text:p>13016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747">
                <text:p>31747</text:p>
              </table:table-cell>
              <table:table-cell office:value-type="float" office:value="13105">
                <text:p>13105</text:p>
              </table:table-cell>
              <table:table-cell office:value-type="float" office:value="33722">
                <text:p>33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009">
                <text:p>146009</text:p>
              </table:table-cell>
              <table:table-cell office:value-type="float" office:value="123067">
                <text:p>123067</text:p>
              </table:table-cell>
              <table:table-cell office:value-type="float" office:value="144167">
                <text:p>14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1822">
                <text:p>261822</text:p>
              </table:table-cell>
              <table:table-cell office:value-type="float" office:value="235832">
                <text:p>235832</text:p>
              </table:table-cell>
              <table:table-cell office:value-type="float" office:value="256125">
                <text:p>256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2500">
                <text:p>372500</text:p>
              </table:table-cell>
              <table:table-cell office:value-type="float" office:value="342367">
                <text:p>342367</text:p>
              </table:table-cell>
              <table:table-cell office:value-type="float" office:value="363591">
                <text:p>3635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5106">
                <text:p>445106</text:p>
              </table:table-cell>
              <table:table-cell office:value-type="float" office:value="444433">
                <text:p>444433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5106">
                <text:p>445106</text:p>
              </table:table-cell>
              <table:table-cell office:value-type="float" office:value="444433">
                <text:p>444433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5106">
                <text:p>445106</text:p>
              </table:table-cell>
              <table:table-cell office:value-type="float" office:value="444433">
                <text:p>444433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5106">
                <text:p>445106</text:p>
              </table:table-cell>
              <table:table-cell office:value-type="float" office:value="444433">
                <text:p>444433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5106">
                <text:p>445106</text:p>
              </table:table-cell>
              <table:table-cell office:value-type="float" office:value="444433">
                <text:p>444433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5106">
                <text:p>445106</text:p>
              </table:table-cell>
              <table:table-cell office:value-type="float" office:value="444433">
                <text:p>444433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5106">
                <text:p>445106</text:p>
              </table:table-cell>
              <table:table-cell office:value-type="float" office:value="444433">
                <text:p>444433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5106">
                <text:p>445106</text:p>
              </table:table-cell>
              <table:table-cell office:value-type="float" office:value="444433">
                <text:p>444433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8693">
                <text:p>358693</text:p>
              </table:table-cell>
              <table:table-cell office:value-type="float" office:value="358156">
                <text:p>358156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8693">
                <text:p>358693</text:p>
              </table:table-cell>
              <table:table-cell office:value-type="float" office:value="358156">
                <text:p>358156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8693">
                <text:p>358693</text:p>
              </table:table-cell>
              <table:table-cell office:value-type="float" office:value="358156">
                <text:p>358156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8693">
                <text:p>358693</text:p>
              </table:table-cell>
              <table:table-cell office:value-type="float" office:value="358156">
                <text:p>358156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8693">
                <text:p>358693</text:p>
              </table:table-cell>
              <table:table-cell office:value-type="float" office:value="358156">
                <text:p>358156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8693">
                <text:p>358693</text:p>
              </table:table-cell>
              <table:table-cell office:value-type="float" office:value="358156">
                <text:p>358156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8693">
                <text:p>358693</text:p>
              </table:table-cell>
              <table:table-cell office:value-type="float" office:value="358156">
                <text:p>358156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8693">
                <text:p>358693</text:p>
              </table:table-cell>
              <table:table-cell office:value-type="float" office:value="358156">
                <text:p>358156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2280">
                <text:p>272280</text:p>
              </table:table-cell>
              <table:table-cell office:value-type="float" office:value="271878">
                <text:p>271878</text:p>
              </table:table-cell>
              <table:table-cell office:value-type="float" office:value="269892">
                <text:p>2698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2280">
                <text:p>272280</text:p>
              </table:table-cell>
              <table:table-cell office:value-type="float" office:value="271878">
                <text:p>271878</text:p>
              </table:table-cell>
              <table:table-cell office:value-type="float" office:value="269892">
                <text:p>2698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2280">
                <text:p>272280</text:p>
              </table:table-cell>
              <table:table-cell office:value-type="float" office:value="271878">
                <text:p>271878</text:p>
              </table:table-cell>
              <table:table-cell office:value-type="float" office:value="269892">
                <text:p>2698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2280">
                <text:p>272280</text:p>
              </table:table-cell>
              <table:table-cell office:value-type="float" office:value="271878">
                <text:p>271878</text:p>
              </table:table-cell>
              <table:table-cell office:value-type="float" office:value="269892">
                <text:p>2698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2281">
                <text:p>272281</text:p>
              </table:table-cell>
              <table:table-cell office:value-type="float" office:value="271879">
                <text:p>271879</text:p>
              </table:table-cell>
              <table:table-cell office:value-type="float" office:value="269893">
                <text:p>2698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2281">
                <text:p>272281</text:p>
              </table:table-cell>
              <table:table-cell office:value-type="float" office:value="271879">
                <text:p>271879</text:p>
              </table:table-cell>
              <table:table-cell office:value-type="float" office:value="269893">
                <text:p>2698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81">
                <text:p>272281</text:p>
              </table:table-cell>
              <table:table-cell office:value-type="float" office:value="271879">
                <text:p>271879</text:p>
              </table:table-cell>
              <table:table-cell office:value-type="float" office:value="269893">
                <text:p>2698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2281">
                <text:p>272281</text:p>
              </table:table-cell>
              <table:table-cell office:value-type="float" office:value="271879">
                <text:p>271879</text:p>
              </table:table-cell>
              <table:table-cell office:value-type="float" office:value="269893">
                <text:p>2698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868">
                <text:p>185868</text:p>
              </table:table-cell>
              <table:table-cell office:value-type="float" office:value="185601">
                <text:p>185601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868">
                <text:p>185868</text:p>
              </table:table-cell>
              <table:table-cell office:value-type="float" office:value="185601">
                <text:p>185601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868">
                <text:p>185868</text:p>
              </table:table-cell>
              <table:table-cell office:value-type="float" office:value="185601">
                <text:p>185601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5868">
                <text:p>185868</text:p>
              </table:table-cell>
              <table:table-cell office:value-type="float" office:value="185601">
                <text:p>185601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5868">
                <text:p>185868</text:p>
              </table:table-cell>
              <table:table-cell office:value-type="float" office:value="185601">
                <text:p>185601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5868">
                <text:p>185868</text:p>
              </table:table-cell>
              <table:table-cell office:value-type="float" office:value="185601">
                <text:p>185601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5868">
                <text:p>185868</text:p>
              </table:table-cell>
              <table:table-cell office:value-type="float" office:value="185601">
                <text:p>185601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5868">
                <text:p>185868</text:p>
              </table:table-cell>
              <table:table-cell office:value-type="float" office:value="185601">
                <text:p>185601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455">
                <text:p>99455</text:p>
              </table:table-cell>
              <table:table-cell office:value-type="float" office:value="185601">
                <text:p>185601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1526">
                <text:p>111526</text:p>
              </table:table-cell>
              <table:table-cell office:value-type="float" office:value="99323">
                <text:p>99323</text:p>
              </table:table-cell>
              <table:table-cell office:value-type="float" office:value="101299">
                <text:p>1012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4823">
                <text:p>234823</text:p>
              </table:table-cell>
              <table:table-cell office:value-type="float" office:value="208087">
                <text:p>208087</text:p>
              </table:table-cell>
              <table:table-cell office:value-type="float" office:value="217056">
                <text:p>2170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3015">
                <text:p>353015</text:p>
              </table:table-cell>
              <table:table-cell office:value-type="float" office:value="319344">
                <text:p>319344</text:p>
              </table:table-cell>
              <table:table-cell office:value-type="float" office:value="329189">
                <text:p>3291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69855">
                <text:p>469855</text:p>
              </table:table-cell>
              <table:table-cell office:value-type="float" office:value="433157">
                <text:p>433157</text:p>
              </table:table-cell>
              <table:table-cell office:value-type="float" office:value="443391">
                <text:p>4433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1523">
                <text:p>531523</text:p>
              </table:table-cell>
              <table:table-cell office:value-type="float" office:value="530715">
                <text:p>530715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1523">
                <text:p>531523</text:p>
              </table:table-cell>
              <table:table-cell office:value-type="float" office:value="530715">
                <text:p>530715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1523">
                <text:p>531523</text:p>
              </table:table-cell>
              <table:table-cell office:value-type="float" office:value="530715">
                <text:p>530715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31523">
                <text:p>531523</text:p>
              </table:table-cell>
              <table:table-cell office:value-type="float" office:value="530715">
                <text:p>530715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31523">
                <text:p>531523</text:p>
              </table:table-cell>
              <table:table-cell office:value-type="float" office:value="530715">
                <text:p>530715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1523">
                <text:p>531523</text:p>
              </table:table-cell>
              <table:table-cell office:value-type="float" office:value="530715">
                <text:p>530715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1523">
                <text:p>531523</text:p>
              </table:table-cell>
              <table:table-cell office:value-type="float" office:value="530715">
                <text:p>530715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31523">
                <text:p>531523</text:p>
              </table:table-cell>
              <table:table-cell office:value-type="float" office:value="530715">
                <text:p>530715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5110">
                <text:p>445110</text:p>
              </table:table-cell>
              <table:table-cell office:value-type="float" office:value="444437">
                <text:p>444437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5110">
                <text:p>445110</text:p>
              </table:table-cell>
              <table:table-cell office:value-type="float" office:value="444437">
                <text:p>444437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5110">
                <text:p>445110</text:p>
              </table:table-cell>
              <table:table-cell office:value-type="float" office:value="444437">
                <text:p>444437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5110">
                <text:p>445110</text:p>
              </table:table-cell>
              <table:table-cell office:value-type="float" office:value="444437">
                <text:p>444437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5110">
                <text:p>445110</text:p>
              </table:table-cell>
              <table:table-cell office:value-type="float" office:value="444437">
                <text:p>444437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5110">
                <text:p>445110</text:p>
              </table:table-cell>
              <table:table-cell office:value-type="float" office:value="444437">
                <text:p>444437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5110">
                <text:p>445110</text:p>
              </table:table-cell>
              <table:table-cell office:value-type="float" office:value="444437">
                <text:p>444437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5110">
                <text:p>445110</text:p>
              </table:table-cell>
              <table:table-cell office:value-type="float" office:value="444437">
                <text:p>444437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8697">
                <text:p>358697</text:p>
              </table:table-cell>
              <table:table-cell office:value-type="float" office:value="358160">
                <text:p>35816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8697">
                <text:p>358697</text:p>
              </table:table-cell>
              <table:table-cell office:value-type="float" office:value="358160">
                <text:p>35816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8697">
                <text:p>358697</text:p>
              </table:table-cell>
              <table:table-cell office:value-type="float" office:value="358160">
                <text:p>35816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8697">
                <text:p>358697</text:p>
              </table:table-cell>
              <table:table-cell office:value-type="float" office:value="358160">
                <text:p>35816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8697">
                <text:p>358697</text:p>
              </table:table-cell>
              <table:table-cell office:value-type="float" office:value="358160">
                <text:p>35816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8697">
                <text:p>358697</text:p>
              </table:table-cell>
              <table:table-cell office:value-type="float" office:value="358160">
                <text:p>35816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8697">
                <text:p>358697</text:p>
              </table:table-cell>
              <table:table-cell office:value-type="float" office:value="358160">
                <text:p>35816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8697">
                <text:p>358697</text:p>
              </table:table-cell>
              <table:table-cell office:value-type="float" office:value="358160">
                <text:p>35816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283">
                <text:p>272283</text:p>
              </table:table-cell>
              <table:table-cell office:value-type="float" office:value="358160">
                <text:p>358160</text:p>
              </table:table-cell>
              <table:table-cell office:value-type="float" office:value="269896">
                <text:p>2698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2283">
                <text:p>272283</text:p>
              </table:table-cell>
              <table:table-cell office:value-type="float" office:value="271882">
                <text:p>271882</text:p>
              </table:table-cell>
              <table:table-cell office:value-type="float" office:value="269896">
                <text:p>2698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2283">
                <text:p>272283</text:p>
              </table:table-cell>
              <table:table-cell office:value-type="float" office:value="271882">
                <text:p>271882</text:p>
              </table:table-cell>
              <table:table-cell office:value-type="float" office:value="269896">
                <text:p>2698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2283">
                <text:p>272283</text:p>
              </table:table-cell>
              <table:table-cell office:value-type="float" office:value="271882">
                <text:p>271882</text:p>
              </table:table-cell>
              <table:table-cell office:value-type="float" office:value="269896">
                <text:p>2698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2284">
                <text:p>272284</text:p>
              </table:table-cell>
              <table:table-cell office:value-type="float" office:value="271882">
                <text:p>271882</text:p>
              </table:table-cell>
              <table:table-cell office:value-type="float" office:value="269897">
                <text:p>2698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2284">
                <text:p>272284</text:p>
              </table:table-cell>
              <table:table-cell office:value-type="float" office:value="271882">
                <text:p>271882</text:p>
              </table:table-cell>
              <table:table-cell office:value-type="float" office:value="269897">
                <text:p>2698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2284">
                <text:p>272284</text:p>
              </table:table-cell>
              <table:table-cell office:value-type="float" office:value="271882">
                <text:p>271882</text:p>
              </table:table-cell>
              <table:table-cell office:value-type="float" office:value="269897">
                <text:p>2698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2284">
                <text:p>272284</text:p>
              </table:table-cell>
              <table:table-cell office:value-type="float" office:value="271882">
                <text:p>271882</text:p>
              </table:table-cell>
              <table:table-cell office:value-type="float" office:value="269897">
                <text:p>2698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5880">
                <text:p>185880</text:p>
              </table:table-cell>
              <table:table-cell office:value-type="float" office:value="271882">
                <text:p>271882</text:p>
              </table:table-cell>
              <table:table-cell office:value-type="float" office:value="184279">
                <text:p>1842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5880">
                <text:p>185880</text:p>
              </table:table-cell>
              <table:table-cell office:value-type="float" office:value="185614">
                <text:p>18561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5880">
                <text:p>185880</text:p>
              </table:table-cell>
              <table:table-cell office:value-type="float" office:value="185614">
                <text:p>18561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5880">
                <text:p>185880</text:p>
              </table:table-cell>
              <table:table-cell office:value-type="float" office:value="185614">
                <text:p>18561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5880">
                <text:p>185880</text:p>
              </table:table-cell>
              <table:table-cell office:value-type="float" office:value="185614">
                <text:p>18561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5880">
                <text:p>185880</text:p>
              </table:table-cell>
              <table:table-cell office:value-type="float" office:value="185614">
                <text:p>18561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5880">
                <text:p>185880</text:p>
              </table:table-cell>
              <table:table-cell office:value-type="float" office:value="185614">
                <text:p>18561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5880">
                <text:p>185880</text:p>
              </table:table-cell>
              <table:table-cell office:value-type="float" office:value="185614">
                <text:p>18561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054">
                <text:p>13054</text:p>
              </table:table-cell>
              <table:table-cell office:value-type="float" office:value="185614">
                <text:p>185614</text:p>
              </table:table-cell>
              <table:table-cell office:value-type="float" office:value="13049">
                <text:p>130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054">
                <text:p>13054</text:p>
              </table:table-cell>
              <table:table-cell office:value-type="float" office:value="13058">
                <text:p>13058</text:p>
              </table:table-cell>
              <table:table-cell office:value-type="float" office:value="13049">
                <text:p>130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054">
                <text:p>13054</text:p>
              </table:table-cell>
              <table:table-cell office:value-type="float" office:value="13058">
                <text:p>13058</text:p>
              </table:table-cell>
              <table:table-cell office:value-type="float" office:value="13049">
                <text:p>130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054">
                <text:p>13054</text:p>
              </table:table-cell>
              <table:table-cell office:value-type="float" office:value="13058">
                <text:p>13058</text:p>
              </table:table-cell>
              <table:table-cell office:value-type="float" office:value="13049">
                <text:p>130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3058">
                <text:p>13058</text:p>
              </table:table-cell>
              <table:table-cell office:value-type="float" office:value="13050">
                <text:p>1305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5cm" svg:height="22.021cm" xlink:href=".." xlink:type="simple" chart:class="chart:line" chart:style-name="ch1">
        <chart:legend chart:legend-position="end" svg:x="23.884cm" svg:y="10.213cm" style:legend-expansion="high" chart:style-name="ch2"/>
        <chart:plot-area chart:style-name="ch3" table:cell-range-address="Sheet3.B2:Sheet3.B180 Sheet3.E2:Sheet3.E180 Sheet3.H2:Sheet3.H180" chart:data-source-has-labels="row" svg:x="-1.362cm" svg:y="-0.198cm" svg:width="21.471cm" svg:height="20.929cm">
          <chartooo:coordinate-region svg:x="0cm" svg:y="0cm" svg:width="20.083cm" svg:height="19.8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4:Sheet3.B180" chart:label-cell-address="Sheet3.B2:Sheet3.B3" chart:class="chart:line">
            <chart:data-point chart:repeated="177"/>
          </chart:series>
          <chart:series chart:style-name="ch7" chart:values-cell-range-address="Sheet3.E4:Sheet3.E180" chart:label-cell-address="Sheet3.E2:Sheet3.E3" chart:class="chart:line">
            <chart:data-point chart:repeated="177"/>
          </chart:series>
          <chart:series chart:style-name="ch8" chart:values-cell-range-address="Sheet3.H4:Sheet3.H180" chart:label-cell-address="Sheet3.H2:Sheet3.H3" chart:class="chart:line">
            <chart:data-point chart:repeated="17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used</text:p>
                <text:list>
                  <text:list-item>
                    <text:p>original</text:p>
                  </text:list-item>
                  <text:list-item>
                    <text:p>meta-used</text:p>
                  </text:list-item>
                </text:list>
                <draw:g>
                  <svg:desc>Sheet3.B2:Sheet3.B3</svg:desc>
                </draw:g>
              </table:table-cell>
              <table:table-cell office:value-type="string">
                <text:p>Patched-nolom meta-used</text:p>
                <text:list>
                  <text:list-item>
                    <text:p>Patched-nolom</text:p>
                  </text:list-item>
                  <text:list-item>
                    <text:p>meta-used</text:p>
                  </text:list-item>
                </text:list>
                <draw:g>
                  <svg:desc>Sheet3.E2:Sheet3.E3</svg:desc>
                </draw:g>
              </table:table-cell>
              <table:table-cell office:value-type="string">
                <text:p>Patched-lom meta-used</text:p>
                <text:list>
                  <text:list-item>
                    <text:p>Patched-lom</text:p>
                  </text:list-item>
                  <text:list-item>
                    <text:p>meta-used</text:p>
                  </text:list-item>
                </text:list>
                <draw:g>
                  <svg:desc>Sheet3.H2:Sheet3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B4:Sheet3.B180</svg:desc>
                </draw:g>
              </table:table-cell>
              <table:table-cell office:value-type="float" office:value="0">
                <text:p>0</text:p>
                <draw:g>
                  <svg:desc>Sheet3.E4:Sheet3.E180</svg:desc>
                </draw:g>
              </table:table-cell>
              <table:table-cell office:value-type="float" office:value="0">
                <text:p>0</text:p>
                <draw:g>
                  <svg:desc>Sheet3.H4:Sheet3.H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9">
                <text:p>12509</text:p>
              </table:table-cell>
              <table:table-cell office:value-type="float" office:value="12515">
                <text:p>12515</text:p>
              </table:table-cell>
              <table:table-cell office:value-type="float" office:value="12567">
                <text:p>125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12">
                <text:p>13012</text:p>
              </table:table-cell>
              <table:table-cell office:value-type="float" office:value="13015">
                <text:p>13015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12">
                <text:p>13012</text:p>
              </table:table-cell>
              <table:table-cell office:value-type="float" office:value="13016">
                <text:p>13016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12">
                <text:p>13012</text:p>
              </table:table-cell>
              <table:table-cell office:value-type="float" office:value="13016">
                <text:p>13016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12">
                <text:p>13012</text:p>
              </table:table-cell>
              <table:table-cell office:value-type="float" office:value="13016">
                <text:p>13016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747">
                <text:p>31747</text:p>
              </table:table-cell>
              <table:table-cell office:value-type="float" office:value="13105">
                <text:p>13105</text:p>
              </table:table-cell>
              <table:table-cell office:value-type="float" office:value="33722">
                <text:p>33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009">
                <text:p>146009</text:p>
              </table:table-cell>
              <table:table-cell office:value-type="float" office:value="123067">
                <text:p>123067</text:p>
              </table:table-cell>
              <table:table-cell office:value-type="float" office:value="144167">
                <text:p>14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1822">
                <text:p>261822</text:p>
              </table:table-cell>
              <table:table-cell office:value-type="float" office:value="235832">
                <text:p>235832</text:p>
              </table:table-cell>
              <table:table-cell office:value-type="float" office:value="256125">
                <text:p>256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2500">
                <text:p>372500</text:p>
              </table:table-cell>
              <table:table-cell office:value-type="float" office:value="342367">
                <text:p>342367</text:p>
              </table:table-cell>
              <table:table-cell office:value-type="float" office:value="363591">
                <text:p>3635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5106">
                <text:p>445106</text:p>
              </table:table-cell>
              <table:table-cell office:value-type="float" office:value="444433">
                <text:p>444433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5106">
                <text:p>445106</text:p>
              </table:table-cell>
              <table:table-cell office:value-type="float" office:value="444433">
                <text:p>444433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5106">
                <text:p>445106</text:p>
              </table:table-cell>
              <table:table-cell office:value-type="float" office:value="444433">
                <text:p>444433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5106">
                <text:p>445106</text:p>
              </table:table-cell>
              <table:table-cell office:value-type="float" office:value="444433">
                <text:p>444433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5106">
                <text:p>445106</text:p>
              </table:table-cell>
              <table:table-cell office:value-type="float" office:value="444433">
                <text:p>444433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5106">
                <text:p>445106</text:p>
              </table:table-cell>
              <table:table-cell office:value-type="float" office:value="444433">
                <text:p>444433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5106">
                <text:p>445106</text:p>
              </table:table-cell>
              <table:table-cell office:value-type="float" office:value="444433">
                <text:p>444433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5106">
                <text:p>445106</text:p>
              </table:table-cell>
              <table:table-cell office:value-type="float" office:value="444433">
                <text:p>444433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8693">
                <text:p>358693</text:p>
              </table:table-cell>
              <table:table-cell office:value-type="float" office:value="358156">
                <text:p>358156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8693">
                <text:p>358693</text:p>
              </table:table-cell>
              <table:table-cell office:value-type="float" office:value="358156">
                <text:p>358156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8693">
                <text:p>358693</text:p>
              </table:table-cell>
              <table:table-cell office:value-type="float" office:value="358156">
                <text:p>358156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8693">
                <text:p>358693</text:p>
              </table:table-cell>
              <table:table-cell office:value-type="float" office:value="358156">
                <text:p>358156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8693">
                <text:p>358693</text:p>
              </table:table-cell>
              <table:table-cell office:value-type="float" office:value="358156">
                <text:p>358156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8693">
                <text:p>358693</text:p>
              </table:table-cell>
              <table:table-cell office:value-type="float" office:value="358156">
                <text:p>358156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8693">
                <text:p>358693</text:p>
              </table:table-cell>
              <table:table-cell office:value-type="float" office:value="358156">
                <text:p>358156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8693">
                <text:p>358693</text:p>
              </table:table-cell>
              <table:table-cell office:value-type="float" office:value="358156">
                <text:p>358156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2280">
                <text:p>272280</text:p>
              </table:table-cell>
              <table:table-cell office:value-type="float" office:value="271878">
                <text:p>271878</text:p>
              </table:table-cell>
              <table:table-cell office:value-type="float" office:value="269892">
                <text:p>2698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2280">
                <text:p>272280</text:p>
              </table:table-cell>
              <table:table-cell office:value-type="float" office:value="271878">
                <text:p>271878</text:p>
              </table:table-cell>
              <table:table-cell office:value-type="float" office:value="269892">
                <text:p>2698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2280">
                <text:p>272280</text:p>
              </table:table-cell>
              <table:table-cell office:value-type="float" office:value="271878">
                <text:p>271878</text:p>
              </table:table-cell>
              <table:table-cell office:value-type="float" office:value="269892">
                <text:p>2698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2280">
                <text:p>272280</text:p>
              </table:table-cell>
              <table:table-cell office:value-type="float" office:value="271878">
                <text:p>271878</text:p>
              </table:table-cell>
              <table:table-cell office:value-type="float" office:value="269892">
                <text:p>2698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2281">
                <text:p>272281</text:p>
              </table:table-cell>
              <table:table-cell office:value-type="float" office:value="271879">
                <text:p>271879</text:p>
              </table:table-cell>
              <table:table-cell office:value-type="float" office:value="269893">
                <text:p>2698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2281">
                <text:p>272281</text:p>
              </table:table-cell>
              <table:table-cell office:value-type="float" office:value="271879">
                <text:p>271879</text:p>
              </table:table-cell>
              <table:table-cell office:value-type="float" office:value="269893">
                <text:p>2698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81">
                <text:p>272281</text:p>
              </table:table-cell>
              <table:table-cell office:value-type="float" office:value="271879">
                <text:p>271879</text:p>
              </table:table-cell>
              <table:table-cell office:value-type="float" office:value="269893">
                <text:p>2698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2281">
                <text:p>272281</text:p>
              </table:table-cell>
              <table:table-cell office:value-type="float" office:value="271879">
                <text:p>271879</text:p>
              </table:table-cell>
              <table:table-cell office:value-type="float" office:value="269893">
                <text:p>2698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868">
                <text:p>185868</text:p>
              </table:table-cell>
              <table:table-cell office:value-type="float" office:value="185601">
                <text:p>185601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868">
                <text:p>185868</text:p>
              </table:table-cell>
              <table:table-cell office:value-type="float" office:value="185601">
                <text:p>185601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868">
                <text:p>185868</text:p>
              </table:table-cell>
              <table:table-cell office:value-type="float" office:value="185601">
                <text:p>185601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5868">
                <text:p>185868</text:p>
              </table:table-cell>
              <table:table-cell office:value-type="float" office:value="185601">
                <text:p>185601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5868">
                <text:p>185868</text:p>
              </table:table-cell>
              <table:table-cell office:value-type="float" office:value="185601">
                <text:p>185601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5868">
                <text:p>185868</text:p>
              </table:table-cell>
              <table:table-cell office:value-type="float" office:value="185601">
                <text:p>185601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5868">
                <text:p>185868</text:p>
              </table:table-cell>
              <table:table-cell office:value-type="float" office:value="185601">
                <text:p>185601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5868">
                <text:p>185868</text:p>
              </table:table-cell>
              <table:table-cell office:value-type="float" office:value="185601">
                <text:p>185601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455">
                <text:p>99455</text:p>
              </table:table-cell>
              <table:table-cell office:value-type="float" office:value="185601">
                <text:p>185601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1526">
                <text:p>111526</text:p>
              </table:table-cell>
              <table:table-cell office:value-type="float" office:value="99323">
                <text:p>99323</text:p>
              </table:table-cell>
              <table:table-cell office:value-type="float" office:value="101299">
                <text:p>1012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4823">
                <text:p>234823</text:p>
              </table:table-cell>
              <table:table-cell office:value-type="float" office:value="208087">
                <text:p>208087</text:p>
              </table:table-cell>
              <table:table-cell office:value-type="float" office:value="217056">
                <text:p>2170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3015">
                <text:p>353015</text:p>
              </table:table-cell>
              <table:table-cell office:value-type="float" office:value="319344">
                <text:p>319344</text:p>
              </table:table-cell>
              <table:table-cell office:value-type="float" office:value="329189">
                <text:p>3291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69855">
                <text:p>469855</text:p>
              </table:table-cell>
              <table:table-cell office:value-type="float" office:value="433157">
                <text:p>433157</text:p>
              </table:table-cell>
              <table:table-cell office:value-type="float" office:value="443391">
                <text:p>4433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1523">
                <text:p>531523</text:p>
              </table:table-cell>
              <table:table-cell office:value-type="float" office:value="530715">
                <text:p>530715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1523">
                <text:p>531523</text:p>
              </table:table-cell>
              <table:table-cell office:value-type="float" office:value="530715">
                <text:p>530715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1523">
                <text:p>531523</text:p>
              </table:table-cell>
              <table:table-cell office:value-type="float" office:value="530715">
                <text:p>530715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31523">
                <text:p>531523</text:p>
              </table:table-cell>
              <table:table-cell office:value-type="float" office:value="530715">
                <text:p>530715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31523">
                <text:p>531523</text:p>
              </table:table-cell>
              <table:table-cell office:value-type="float" office:value="530715">
                <text:p>530715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1523">
                <text:p>531523</text:p>
              </table:table-cell>
              <table:table-cell office:value-type="float" office:value="530715">
                <text:p>530715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1523">
                <text:p>531523</text:p>
              </table:table-cell>
              <table:table-cell office:value-type="float" office:value="530715">
                <text:p>530715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31523">
                <text:p>531523</text:p>
              </table:table-cell>
              <table:table-cell office:value-type="float" office:value="530715">
                <text:p>530715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5110">
                <text:p>445110</text:p>
              </table:table-cell>
              <table:table-cell office:value-type="float" office:value="444437">
                <text:p>444437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5110">
                <text:p>445110</text:p>
              </table:table-cell>
              <table:table-cell office:value-type="float" office:value="444437">
                <text:p>444437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5110">
                <text:p>445110</text:p>
              </table:table-cell>
              <table:table-cell office:value-type="float" office:value="444437">
                <text:p>444437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5110">
                <text:p>445110</text:p>
              </table:table-cell>
              <table:table-cell office:value-type="float" office:value="444437">
                <text:p>444437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5110">
                <text:p>445110</text:p>
              </table:table-cell>
              <table:table-cell office:value-type="float" office:value="444437">
                <text:p>444437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5110">
                <text:p>445110</text:p>
              </table:table-cell>
              <table:table-cell office:value-type="float" office:value="444437">
                <text:p>444437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5110">
                <text:p>445110</text:p>
              </table:table-cell>
              <table:table-cell office:value-type="float" office:value="444437">
                <text:p>444437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5110">
                <text:p>445110</text:p>
              </table:table-cell>
              <table:table-cell office:value-type="float" office:value="444437">
                <text:p>444437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8697">
                <text:p>358697</text:p>
              </table:table-cell>
              <table:table-cell office:value-type="float" office:value="358160">
                <text:p>35816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8697">
                <text:p>358697</text:p>
              </table:table-cell>
              <table:table-cell office:value-type="float" office:value="358160">
                <text:p>35816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8697">
                <text:p>358697</text:p>
              </table:table-cell>
              <table:table-cell office:value-type="float" office:value="358160">
                <text:p>35816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8697">
                <text:p>358697</text:p>
              </table:table-cell>
              <table:table-cell office:value-type="float" office:value="358160">
                <text:p>35816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8697">
                <text:p>358697</text:p>
              </table:table-cell>
              <table:table-cell office:value-type="float" office:value="358160">
                <text:p>35816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8697">
                <text:p>358697</text:p>
              </table:table-cell>
              <table:table-cell office:value-type="float" office:value="358160">
                <text:p>35816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8697">
                <text:p>358697</text:p>
              </table:table-cell>
              <table:table-cell office:value-type="float" office:value="358160">
                <text:p>35816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8697">
                <text:p>358697</text:p>
              </table:table-cell>
              <table:table-cell office:value-type="float" office:value="358160">
                <text:p>35816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283">
                <text:p>272283</text:p>
              </table:table-cell>
              <table:table-cell office:value-type="float" office:value="358160">
                <text:p>358160</text:p>
              </table:table-cell>
              <table:table-cell office:value-type="float" office:value="269896">
                <text:p>2698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2283">
                <text:p>272283</text:p>
              </table:table-cell>
              <table:table-cell office:value-type="float" office:value="271882">
                <text:p>271882</text:p>
              </table:table-cell>
              <table:table-cell office:value-type="float" office:value="269896">
                <text:p>2698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2283">
                <text:p>272283</text:p>
              </table:table-cell>
              <table:table-cell office:value-type="float" office:value="271882">
                <text:p>271882</text:p>
              </table:table-cell>
              <table:table-cell office:value-type="float" office:value="269896">
                <text:p>2698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2283">
                <text:p>272283</text:p>
              </table:table-cell>
              <table:table-cell office:value-type="float" office:value="271882">
                <text:p>271882</text:p>
              </table:table-cell>
              <table:table-cell office:value-type="float" office:value="269896">
                <text:p>2698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2284">
                <text:p>272284</text:p>
              </table:table-cell>
              <table:table-cell office:value-type="float" office:value="271882">
                <text:p>271882</text:p>
              </table:table-cell>
              <table:table-cell office:value-type="float" office:value="269897">
                <text:p>2698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2284">
                <text:p>272284</text:p>
              </table:table-cell>
              <table:table-cell office:value-type="float" office:value="271882">
                <text:p>271882</text:p>
              </table:table-cell>
              <table:table-cell office:value-type="float" office:value="269897">
                <text:p>2698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2284">
                <text:p>272284</text:p>
              </table:table-cell>
              <table:table-cell office:value-type="float" office:value="271882">
                <text:p>271882</text:p>
              </table:table-cell>
              <table:table-cell office:value-type="float" office:value="269897">
                <text:p>2698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2284">
                <text:p>272284</text:p>
              </table:table-cell>
              <table:table-cell office:value-type="float" office:value="271882">
                <text:p>271882</text:p>
              </table:table-cell>
              <table:table-cell office:value-type="float" office:value="269897">
                <text:p>2698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5880">
                <text:p>185880</text:p>
              </table:table-cell>
              <table:table-cell office:value-type="float" office:value="271882">
                <text:p>271882</text:p>
              </table:table-cell>
              <table:table-cell office:value-type="float" office:value="184279">
                <text:p>1842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5880">
                <text:p>185880</text:p>
              </table:table-cell>
              <table:table-cell office:value-type="float" office:value="185614">
                <text:p>18561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5880">
                <text:p>185880</text:p>
              </table:table-cell>
              <table:table-cell office:value-type="float" office:value="185614">
                <text:p>18561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5880">
                <text:p>185880</text:p>
              </table:table-cell>
              <table:table-cell office:value-type="float" office:value="185614">
                <text:p>18561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5880">
                <text:p>185880</text:p>
              </table:table-cell>
              <table:table-cell office:value-type="float" office:value="185614">
                <text:p>18561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5880">
                <text:p>185880</text:p>
              </table:table-cell>
              <table:table-cell office:value-type="float" office:value="185614">
                <text:p>18561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5880">
                <text:p>185880</text:p>
              </table:table-cell>
              <table:table-cell office:value-type="float" office:value="185614">
                <text:p>18561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5880">
                <text:p>185880</text:p>
              </table:table-cell>
              <table:table-cell office:value-type="float" office:value="185614">
                <text:p>18561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054">
                <text:p>13054</text:p>
              </table:table-cell>
              <table:table-cell office:value-type="float" office:value="185614">
                <text:p>185614</text:p>
              </table:table-cell>
              <table:table-cell office:value-type="float" office:value="13049">
                <text:p>130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054">
                <text:p>13054</text:p>
              </table:table-cell>
              <table:table-cell office:value-type="float" office:value="13058">
                <text:p>13058</text:p>
              </table:table-cell>
              <table:table-cell office:value-type="float" office:value="13049">
                <text:p>130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054">
                <text:p>13054</text:p>
              </table:table-cell>
              <table:table-cell office:value-type="float" office:value="13058">
                <text:p>13058</text:p>
              </table:table-cell>
              <table:table-cell office:value-type="float" office:value="13049">
                <text:p>130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054">
                <text:p>13054</text:p>
              </table:table-cell>
              <table:table-cell office:value-type="float" office:value="13058">
                <text:p>13058</text:p>
              </table:table-cell>
              <table:table-cell office:value-type="float" office:value="13049">
                <text:p>130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3058">
                <text:p>13058</text:p>
              </table:table-cell>
              <table:table-cell office:value-type="float" office:value="13050">
                <text:p>1305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87cm" svg:height="20.584cm" xlink:href=".." xlink:type="simple" chart:class="chart:line" chart:style-name="ch1">
        <chart:legend chart:legend-position="end" svg:x="23.863cm" svg:y="9.495cm" style:legend-expansion="high" chart:style-name="ch2"/>
        <chart:plot-area chart:style-name="ch3" table:cell-range-address="Sheet3.A2:Sheet3.A180 Sheet3.D2:Sheet3.D180 Sheet3.G2:Sheet3.G180" chart:data-source-has-labels="row" svg:x="0.587cm" svg:y="0.411cm" svg:width="22.689cm" svg:height="19.762cm">
          <chartooo:coordinate-region svg:x="1.949cm" svg:y="0.532cm" svg:width="21.308cm" svg:height="18.6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80" chart:label-cell-address="Sheet3.A2:Sheet3.A3" chart:class="chart:line">
            <chart:data-point chart:repeated="177"/>
          </chart:series>
          <chart:series chart:style-name="ch7" chart:values-cell-range-address="Sheet3.D4:Sheet3.D180" chart:label-cell-address="Sheet3.D2:Sheet3.D3" chart:class="chart:line">
            <chart:data-point chart:repeated="177"/>
          </chart:series>
          <chart:series chart:style-name="ch8" chart:values-cell-range-address="Sheet3.G4:Sheet3.G180" chart:label-cell-address="Sheet3.G2:Sheet3.G3" chart:class="chart:line">
            <chart:data-point chart:repeated="17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patched-nolom meta-comm</text:p>
                <text:list>
                  <text:list-item>
                    <text:p>patched-nolom</text:p>
                  </text:list-item>
                  <text:list-item>
                    <text:p>meta-comm</text:p>
                  </text:list-item>
                </text:list>
                <draw:g>
                  <svg:desc>Sheet3.D2:Sheet3.D3</svg:desc>
                </draw:g>
              </table:table-cell>
              <table:table-cell office:value-type="string">
                <text:p>patched-lom meta-comm</text:p>
                <text:list>
                  <text:list-item>
                    <text:p>patched-lom</text:p>
                  </text:list-item>
                  <text:list-item>
                    <text:p>meta-comm</text:p>
                  </text:list-item>
                </text:list>
                <draw:g>
                  <svg:desc>Sheet3.G2:Sheet3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80</svg:desc>
                </draw:g>
              </table:table-cell>
              <table:table-cell office:value-type="float" office:value="0">
                <text:p>0</text:p>
                <draw:g>
                  <svg:desc>Sheet3.D4:Sheet3.D180</svg:desc>
                </draw:g>
              </table:table-cell>
              <table:table-cell office:value-type="float" office:value="0">
                <text:p>0</text:p>
                <draw:g>
                  <svg:desc>Sheet3.G4:Sheet3.G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0">
                <text:p>4480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312">
                <text:p>13312</text:p>
              </table:table-cell>
              <table:table-cell office:value-type="float" office:value="11456">
                <text:p>11456</text:p>
              </table:table-cell>
              <table:table-cell office:value-type="float" office:value="11392">
                <text:p>11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12">
                <text:p>13312</text:p>
              </table:table-cell>
              <table:table-cell office:value-type="float" office:value="11456">
                <text:p>11456</text:p>
              </table:table-cell>
              <table:table-cell office:value-type="float" office:value="11392">
                <text:p>11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12">
                <text:p>13312</text:p>
              </table:table-cell>
              <table:table-cell office:value-type="float" office:value="11456">
                <text:p>11456</text:p>
              </table:table-cell>
              <table:table-cell office:value-type="float" office:value="11392">
                <text:p>11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312">
                <text:p>13312</text:p>
              </table:table-cell>
              <table:table-cell office:value-type="float" office:value="11456">
                <text:p>11456</text:p>
              </table:table-cell>
              <table:table-cell office:value-type="float" office:value="11392">
                <text:p>113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140">
                <text:p>81140</text:p>
              </table:table-cell>
              <table:table-cell office:value-type="float" office:value="75968">
                <text:p>75968</text:p>
              </table:table-cell>
              <table:table-cell office:value-type="float" office:value="74304">
                <text:p>743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7220">
                <text:p>207220</text:p>
              </table:table-cell>
              <table:table-cell office:value-type="float" office:value="198976">
                <text:p>198976</text:p>
              </table:table-cell>
              <table:table-cell office:value-type="float" office:value="197440">
                <text:p>1974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5372">
                <text:p>335372</text:p>
              </table:table-cell>
              <table:table-cell office:value-type="float" office:value="322560">
                <text:p>322560</text:p>
              </table:table-cell>
              <table:table-cell office:value-type="float" office:value="321344">
                <text:p>321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2860">
                <text:p>462860</text:p>
              </table:table-cell>
              <table:table-cell office:value-type="float" office:value="448576">
                <text:p>448576</text:p>
              </table:table-cell>
              <table:table-cell office:value-type="float" office:value="448000">
                <text:p>448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3324">
                <text:p>573324</text:p>
              </table:table-cell>
              <table:table-cell office:value-type="float" office:value="569920">
                <text:p>569920</text:p>
              </table:table-cell>
              <table:table-cell office:value-type="float" office:value="569344">
                <text:p>569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31308">
                <text:p>631308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1884">
                <text:p>11188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1884">
                <text:p>111884</text:p>
              </table:table-cell>
              <table:table-cell office:value-type="float" office:value="11520">
                <text:p>11520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1884">
                <text:p>111884</text:p>
              </table:table-cell>
              <table:table-cell office:value-type="float" office:value="11520">
                <text:p>11520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1884">
                <text:p>111884</text:p>
              </table:table-cell>
              <table:table-cell office:value-type="float" office:value="11520">
                <text:p>11520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1884">
                <text:p>111884</text:p>
              </table:table-cell>
              <table:table-cell office:value-type="float" office:value="11520">
                <text:p>11520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